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Pictures/100000000000005E0000005E5FBDFD39DF1AB59D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09cm"/>
    </style:style>
    <style:style style:name="co2" style:family="table-column">
      <style:table-column-properties fo:break-before="auto" style:column-width="3.782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07"/>
    <style:style style:name="ce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" table:style-name="ta1">
        <table:shapes>
          <draw:frame draw:z-index="0" draw:name="UT61E" draw:style-name="gr1" draw:text-style-name="P1" svg:width="29.32cm" svg:height="12.844cm" svg:x="26.152cm" svg:y="2.202cm">
            <draw:object draw:notify-on-update-of-ranges="t.A2:t.A350 t.A2:t.A350 t.I1:t.I1 t.I2:t.I350 t.A2:t.A350 t.B1:t.B1 t.B2:t.B350 t.A2:t.A350 t.F1:t.F1 t.F2:t.F3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 thermisto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R max. rang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T resolution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249684395.75999" calcext:value-type="float">
            <text:p>1249684395,8</text:p>
          </table:table-cell>
          <table:table-cell office:value-type="float" office:value="-174906883.079465" calcext:value-type="float">
            <text:p>-174906883,1</text:p>
          </table:table-cell>
          <table:table-cell table:formula="of:=[.C2]/[.B2]" office:value-type="float" office:value="-0.139960844252277" calcext:value-type="float">
            <text:p>-0,139960844252277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]&lt;[.F2]" office:value-type="boolean" office:boolean-value="false" calcext:value-type="boolean">
            <text:p>FALSCH</text:p>
          </table:table-cell>
          <table:table-cell table:formula="of:=[.F2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97893026.51126" calcext:value-type="float">
            <text:p>1097893026,5</text:p>
          </table:table-cell>
          <table:table-cell office:value-type="float" office:value="-151791369.24873" calcext:value-type="float">
            <text:p>-151791369,2</text:p>
          </table:table-cell>
          <table:table-cell table:formula="of:=[.C3]/[.B3]" office:value-type="float" office:value="-0.138256975482459" calcext:value-type="float">
            <text:p>-0,138256975482459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]&lt;[.F3]" office:value-type="boolean" office:boolean-value="false" calcext:value-type="boolean">
            <text:p>FALSCH</text:p>
          </table:table-cell>
          <table:table-cell table:formula="of:=[.F3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965958028.555187" calcext:value-type="float">
            <text:p>965958028,6</text:p>
          </table:table-cell>
          <table:table-cell office:value-type="float" office:value="-131934997.956073" calcext:value-type="float">
            <text:p>-131934998,0</text:p>
          </table:table-cell>
          <table:table-cell table:formula="of:=[.C4]/[.B4]" office:value-type="float" office:value="-0.136584607256086" calcext:value-type="float">
            <text:p>-0,136584607256086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4]&lt;[.F4]" office:value-type="boolean" office:boolean-value="false" calcext:value-type="boolean">
            <text:p>FALSCH</text:p>
          </table:table-cell>
          <table:table-cell table:formula="of:=[.F4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851107118.673486" calcext:value-type="float">
            <text:p>851107118,7</text:p>
          </table:table-cell>
          <table:table-cell office:value-type="float" office:value="-114850909.8817" calcext:value-type="float">
            <text:p>-114850909,9</text:p>
          </table:table-cell>
          <table:table-cell table:formula="of:=[.C5]/[.B5]" office:value-type="float" office:value="-0.134942955312962" calcext:value-type="float">
            <text:p>-0,134942955312962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5]&lt;[.F5]" office:value-type="boolean" office:boolean-value="false" calcext:value-type="boolean">
            <text:p>FALSCH</text:p>
          </table:table-cell>
          <table:table-cell table:formula="of:=[.F5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750978243.27775" calcext:value-type="float">
            <text:p>750978243,3</text:p>
          </table:table-cell>
          <table:table-cell office:value-type="float" office:value="-100128875.395736" calcext:value-type="float">
            <text:p>-100128875,4</text:p>
          </table:table-cell>
          <table:table-cell table:formula="of:=[.C6]/[.B6]" office:value-type="float" office:value="-0.133331259982592" calcext:value-type="float">
            <text:p>-0,133331259982592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6]&lt;[.F6]" office:value-type="boolean" office:boolean-value="false" calcext:value-type="boolean">
            <text:p>FALSCH</text:p>
          </table:table-cell>
          <table:table-cell table:formula="of:=[.F6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63555599.1421" calcext:value-type="float">
            <text:p>663555599,1</text:p>
          </table:table-cell>
          <table:table-cell office:value-type="float" office:value="-87422644.1356508" calcext:value-type="float">
            <text:p>-87422644,1</text:p>
          </table:table-cell>
          <table:table-cell table:formula="of:=[.C7]/[.B7]" office:value-type="float" office:value="-0.131748785254285" calcext:value-type="float">
            <text:p>-0,131748785254285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7]&lt;[.F7]" office:value-type="boolean" office:boolean-value="false" calcext:value-type="boolean">
            <text:p>FALSCH</text:p>
          </table:table-cell>
          <table:table-cell table:formula="of:=[.F7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87116122.494565" calcext:value-type="float">
            <text:p>587116122,5</text:p>
          </table:table-cell>
          <table:table-cell office:value-type="float" office:value="-76439476.6475349" calcext:value-type="float">
            <text:p>-76439476,6</text:p>
          </table:table-cell>
          <table:table-cell table:formula="of:=[.C8]/[.B8]" office:value-type="float" office:value="-0.13019481788842" calcext:value-type="float">
            <text:p>-0,13019481788842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8]&lt;[.F8]" office:value-type="boolean" office:boolean-value="false" calcext:value-type="boolean">
            <text:p>FALSCH</text:p>
          </table:table-cell>
          <table:table-cell table:formula="of:=[.F8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20184656.388567" calcext:value-type="float">
            <text:p>520184656,4</text:p>
          </table:table-cell>
          <table:table-cell office:value-type="float" office:value="-66931466.1059981" calcext:value-type="float">
            <text:p>-66931466,1</text:p>
          </table:table-cell>
          <table:table-cell table:formula="of:=[.C9]/[.B9]" office:value-type="float" office:value="-0.128668666566746" calcext:value-type="float">
            <text:p>-0,128668666566746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9]&lt;[.F9]" office:value-type="boolean" office:boolean-value="false" calcext:value-type="boolean">
            <text:p>FALSCH</text:p>
          </table:table-cell>
          <table:table-cell table:formula="of:=[.F9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461496325.131944" calcext:value-type="float">
            <text:p>461496325,1</text:p>
          </table:table-cell>
          <table:table-cell office:value-type="float" office:value="-58688331.2566229" calcext:value-type="float">
            <text:p>-58688331,3</text:p>
          </table:table-cell>
          <table:table-cell table:formula="of:=[.C10]/[.B10]" office:value-type="float" office:value="-0.127169661079844" calcext:value-type="float">
            <text:p>-0,127169661079844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0]&lt;[.F10]" office:value-type="boolean" office:boolean-value="false" calcext:value-type="boolean">
            <text:p>FALSCH</text:p>
          </table:table-cell>
          <table:table-cell table:formula="of:=[.F10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409964904.412" calcext:value-type="float">
            <text:p>409964904,4</text:p>
          </table:table-cell>
          <table:table-cell office:value-type="float" office:value="-51531420.7199442" calcext:value-type="float">
            <text:p>-51531420,7</text:p>
          </table:table-cell>
          <table:table-cell table:formula="of:=[.C11]/[.B11]" office:value-type="float" office:value="-0.125697151549726" calcext:value-type="float">
            <text:p>-0,125697151549726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1]&lt;[.F11]" office:value-type="boolean" office:boolean-value="false" calcext:value-type="boolean">
            <text:p>FALSCH</text:p>
          </table:table-cell>
          <table:table-cell table:formula="of:=[.F11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364656187.930748" calcext:value-type="float">
            <text:p>364656187,9</text:p>
          </table:table-cell>
          <table:table-cell office:value-type="float" office:value="-45308716.4812516" calcext:value-type="float">
            <text:p>-45308716,5</text:p>
          </table:table-cell>
          <table:table-cell table:formula="of:=[.C12]/[.B12]" office:value-type="float" office:value="-0.12425050768604" calcext:value-type="float">
            <text:p>-0,12425050768604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2]&lt;[.F12]" office:value-type="boolean" office:boolean-value="false" calcext:value-type="boolean">
            <text:p>FALSCH</text:p>
          </table:table-cell>
          <table:table-cell table:formula="of:=[.F12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324765524.923529" calcext:value-type="float">
            <text:p>324765524,9</text:p>
          </table:table-cell>
          <table:table-cell office:value-type="float" office:value="-39890663.0072189" calcext:value-type="float">
            <text:p>-39890663,0</text:p>
          </table:table-cell>
          <table:table-cell table:formula="of:=[.C13]/[.B13]" office:value-type="float" office:value="-0.122829118074068" calcext:value-type="float">
            <text:p>-0,122829118074068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3]&lt;[.F13]" office:value-type="boolean" office:boolean-value="false" calcext:value-type="boolean">
            <text:p>FALSCH</text:p>
          </table:table-cell>
          <table:table-cell table:formula="of:=[.F13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89598845.161198" calcext:value-type="float">
            <text:p>289598845,2</text:p>
          </table:table-cell>
          <table:table-cell office:value-type="float" office:value="-35166679.7623315" calcext:value-type="float">
            <text:p>-35166679,8</text:p>
          </table:table-cell>
          <table:table-cell table:formula="of:=[.C14]/[.B14]" office:value-type="float" office:value="-0.121432389492979" calcext:value-type="float">
            <text:p>-0,121432389492979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4]&lt;[.F14]" office:value-type="boolean" office:boolean-value="false" calcext:value-type="boolean">
            <text:p>FALSCH</text:p>
          </table:table-cell>
          <table:table-cell table:formula="of:=[.F14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258556604.794907" calcext:value-type="float">
            <text:p>258556604,8</text:p>
          </table:table-cell>
          <table:table-cell office:value-type="float" office:value="-31042240.3662902" calcext:value-type="float">
            <text:p>-31042240,4</text:p>
          </table:table-cell>
          <table:table-cell table:formula="of:=[.C15]/[.B15]" office:value-type="float" office:value="-0.120059746262965" calcext:value-type="float">
            <text:p>-0,120059746262965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5]&lt;[.F15]" office:value-type="boolean" office:boolean-value="false" calcext:value-type="boolean">
            <text:p>FALSCH</text:p>
          </table:table-cell>
          <table:table-cell table:formula="of:=[.F15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31120182.421788" calcext:value-type="float">
            <text:p>231120182,4</text:p>
          </table:table-cell>
          <table:table-cell office:value-type="float" office:value="-27436422.3731191" calcext:value-type="float">
            <text:p>-27436422,4</text:p>
          </table:table-cell>
          <table:table-cell table:formula="of:=[.C16]/[.B16]" office:value-type="float" office:value="-0.118710629619738" calcext:value-type="float">
            <text:p>-0,118710629619738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6]&lt;[.F16]" office:value-type="boolean" office:boolean-value="false" calcext:value-type="boolean">
            <text:p>FALSCH</text:p>
          </table:table-cell>
          <table:table-cell table:formula="of:=[.F16]/22000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06840333.849711" calcext:value-type="float">
            <text:p>206840333,8</text:p>
          </table:table-cell>
          <table:table-cell office:value-type="float" office:value="-24279848.5720776" calcext:value-type="float">
            <text:p>-24279848,6</text:p>
          </table:table-cell>
          <table:table-cell table:formula="of:=[.C17]/[.B17]" office:value-type="float" office:value="-0.117384497115148" calcext:value-type="float">
            <text:p>-0,117384497115148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7]&lt;[.F17]" office:value-type="boolean" office:boolean-value="true" calcext:value-type="boolean">
            <text:p>WAHR</text:p>
          </table:table-cell>
          <table:table-cell table:formula="of:=[.F17]/22000" office:value-type="float" office:value="10000" calcext:value-type="float">
            <text:p>10000</text:p>
          </table:table-cell>
          <table:table-cell table:formula="of:=[.H17]/[.C17]" office:value-type="float" office:value="-0.000411864183185238" calcext:value-type="float">
            <text:p>-0,000411864183185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85327379.312149" calcext:value-type="float">
            <text:p>185327379,3</text:p>
          </table:table-cell>
          <table:table-cell office:value-type="float" office:value="-21512954.5375622" calcext:value-type="float">
            <text:p>-21512954,5</text:p>
          </table:table-cell>
          <table:table-cell table:formula="of:=[.C18]/[.B18]" office:value-type="float" office:value="-0.116080822042639" calcext:value-type="float">
            <text:p>-0,116080822042639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8]&lt;[.F18]" office:value-type="boolean" office:boolean-value="true" calcext:value-type="boolean">
            <text:p>WAHR</text:p>
          </table:table-cell>
          <table:table-cell table:formula="of:=[.F18]/22000" office:value-type="float" office:value="10000" calcext:value-type="float">
            <text:p>10000</text:p>
          </table:table-cell>
          <table:table-cell table:formula="of:=[.H18]/[.C18]" office:value-type="float" office:value="-0.00046483619823301" calcext:value-type="float">
            <text:p>-0,00046483619823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66242850.837187" calcext:value-type="float">
            <text:p>166242850,8</text:p>
          </table:table-cell>
          <table:table-cell office:value-type="float" office:value="-19084528.4749611" calcext:value-type="float">
            <text:p>-19084528,5</text:p>
          </table:table-cell>
          <table:table-cell table:formula="of:=[.C19]/[.B19]" office:value-type="float" office:value="-0.114799092886418" calcext:value-type="float">
            <text:p>-0,114799092886418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19]&lt;[.F19]" office:value-type="boolean" office:boolean-value="true" calcext:value-type="boolean">
            <text:p>WAHR</text:p>
          </table:table-cell>
          <table:table-cell table:formula="of:=[.F19]/22000" office:value-type="float" office:value="10000" calcext:value-type="float">
            <text:p>10000</text:p>
          </table:table-cell>
          <table:table-cell table:formula="of:=[.H19]/[.C19]" office:value-type="float" office:value="-0.000523984651395501" calcext:value-type="float">
            <text:p>-0,000523984651396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49292372.144798" calcext:value-type="float">
            <text:p>149292372,1</text:p>
          </table:table-cell>
          <table:table-cell office:value-type="float" office:value="-16950478.6923896" calcext:value-type="float">
            <text:p>-16950478,7</text:p>
          </table:table-cell>
          <table:table-cell table:formula="of:=[.C20]/[.B20]" office:value-type="float" office:value="-0.113538812793124" calcext:value-type="float">
            <text:p>-0,113538812793124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0]&lt;[.F20]" office:value-type="boolean" office:boolean-value="true" calcext:value-type="boolean">
            <text:p>WAHR</text:p>
          </table:table-cell>
          <table:table-cell table:formula="of:=[.F20]/22000" office:value-type="float" office:value="10000" calcext:value-type="float">
            <text:p>10000</text:p>
          </table:table-cell>
          <table:table-cell table:formula="of:=[.H20]/[.C20]" office:value-type="float" office:value="-0.000589953840329582" calcext:value-type="float">
            <text:p>-0,0005899538403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34219580.490943" calcext:value-type="float">
            <text:p>134219580,5</text:p>
          </table:table-cell>
          <table:table-cell office:value-type="float" office:value="-15072791.6538545" calcext:value-type="float">
            <text:p>-15072791,7</text:p>
          </table:table-cell>
          <table:table-cell table:formula="of:=[.C21]/[.B21]" office:value-type="float" office:value="-0.112299499065053" calcext:value-type="float">
            <text:p>-0,112299499065053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1]&lt;[.F21]" office:value-type="boolean" office:boolean-value="true" calcext:value-type="boolean">
            <text:p>WAHR</text:p>
          </table:table-cell>
          <table:table-cell table:formula="of:=[.F21]/22000" office:value-type="float" office:value="10000" calcext:value-type="float">
            <text:p>10000</text:p>
          </table:table-cell>
          <table:table-cell table:formula="of:=[.H21]/[.C21]" office:value-type="float" office:value="-0.000663447105861292" calcext:value-type="float">
            <text:p>-0,00066344710586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120800930.647036" calcext:value-type="float">
            <text:p>120800930,6</text:p>
          </table:table-cell>
          <table:table-cell office:value-type="float" office:value="-13418649.8439071" calcext:value-type="float">
            <text:p>-13418649,8</text:p>
          </table:table-cell>
          <table:table-cell table:formula="of:=[.C22]/[.B22]" office:value-type="float" office:value="-0.111080682673833" calcext:value-type="float">
            <text:p>-0,111080682673833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2]&lt;[.F22]" office:value-type="boolean" office:boolean-value="true" calcext:value-type="boolean">
            <text:p>WAHR</text:p>
          </table:table-cell>
          <table:table-cell table:formula="of:=[.F22]/22000" office:value-type="float" office:value="10000" calcext:value-type="float">
            <text:p>10000</text:p>
          </table:table-cell>
          <table:table-cell table:formula="of:=[.H22]/[.C22]" office:value-type="float" office:value="-0.000745231458926594" calcext:value-type="float">
            <text:p>-0,000745231458927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8841246.801809" calcext:value-type="float">
            <text:p>108841246,8</text:p>
          </table:table-cell>
          <table:table-cell office:value-type="float" office:value="-11959683.8452271" calcext:value-type="float">
            <text:p>-11959683,8</text:p>
          </table:table-cell>
          <table:table-cell table:formula="of:=[.C23]/[.B23]" office:value-type="float" office:value="-0.109881907793694" calcext:value-type="float">
            <text:p>-0,109881907793694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3]&lt;[.F23]" office:value-type="boolean" office:boolean-value="true" calcext:value-type="boolean">
            <text:p>WAHR</text:p>
          </table:table-cell>
          <table:table-cell table:formula="of:=[.F23]/22000" office:value-type="float" office:value="10000" calcext:value-type="float">
            <text:p>10000</text:p>
          </table:table-cell>
          <table:table-cell table:formula="of:=[.H23]/[.C23]" office:value-type="float" office:value="-0.000836142504217687" calcext:value-type="float">
            <text:p>-0,00083614250421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98169909.5022058" calcext:value-type="float">
            <text:p>98169909,5</text:p>
          </table:table-cell>
          <table:table-cell office:value-type="float" office:value="-10671337.2996033" calcext:value-type="float">
            <text:p>-10671337,3</text:p>
          </table:table-cell>
          <table:table-cell table:formula="of:=[.C24]/[.B24]" office:value-type="float" office:value="-0.108702731353374" calcext:value-type="float">
            <text:p>-0,108702731353374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4]&lt;[.F24]" office:value-type="boolean" office:boolean-value="true" calcext:value-type="boolean">
            <text:p>WAHR</text:p>
          </table:table-cell>
          <table:table-cell table:formula="of:=[.F24]/22000" office:value-type="float" office:value="10000" calcext:value-type="float">
            <text:p>10000</text:p>
          </table:table-cell>
          <table:table-cell table:formula="of:=[.H24]/[.C24]" office:value-type="float" office:value="-0.000937089674821894" calcext:value-type="float">
            <text:p>-0,00093708967482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88637582.5496255" calcext:value-type="float">
            <text:p>88637582,5</text:p>
          </table:table-cell>
          <table:table-cell office:value-type="float" office:value="-9532326.95258032" calcext:value-type="float">
            <text:p>-9532327,0</text:p>
          </table:table-cell>
          <table:table-cell table:formula="of:=[.C25]/[.B25]" office:value-type="float" office:value="-0.107542722605769" calcext:value-type="float">
            <text:p>-0,107542722605769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5]&lt;[.F25]" office:value-type="boolean" office:boolean-value="true" calcext:value-type="boolean">
            <text:p>WAHR</text:p>
          </table:table-cell>
          <table:table-cell table:formula="of:=[.F25]/22000" office:value-type="float" office:value="10000" calcext:value-type="float">
            <text:p>10000</text:p>
          </table:table-cell>
          <table:table-cell table:formula="of:=[.H25]/[.C25]" office:value-type="float" office:value="-0.00104906179254511" calcext:value-type="float">
            <text:p>-0,00104906179254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80113399.6444135" calcext:value-type="float">
            <text:p>80113399,6</text:p>
          </table:table-cell>
          <table:table-cell office:value-type="float" office:value="-8524182.90521205" calcext:value-type="float">
            <text:p>-8524182,9</text:p>
          </table:table-cell>
          <table:table-cell table:formula="of:=[.C26]/[.B26]" office:value-type="float" office:value="-0.106401462714689" calcext:value-type="float">
            <text:p>-0,106401462714689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6]&lt;[.F26]" office:value-type="boolean" office:boolean-value="true" calcext:value-type="boolean">
            <text:p>WAHR</text:p>
          </table:table-cell>
          <table:table-cell table:formula="of:=[.F26]/22000" office:value-type="float" office:value="10000" calcext:value-type="float">
            <text:p>10000</text:p>
          </table:table-cell>
          <table:table-cell table:formula="of:=[.H26]/[.C26]" office:value-type="float" office:value="-0.00117313296901285" calcext:value-type="float">
            <text:p>-0,00117313296901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72482543.023549" calcext:value-type="float">
            <text:p>72482543,0</text:p>
          </table:table-cell>
          <table:table-cell office:value-type="float" office:value="-7630856.62086445" calcext:value-type="float">
            <text:p>-7630856,6</text:p>
          </table:table-cell>
          <table:table-cell table:formula="of:=[.C27]/[.B27]" office:value-type="float" office:value="-0.105278544357712" calcext:value-type="float">
            <text:p>-0,105278544357712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7]&lt;[.F27]" office:value-type="boolean" office:boolean-value="true" calcext:value-type="boolean">
            <text:p>WAHR</text:p>
          </table:table-cell>
          <table:table-cell table:formula="of:=[.F27]/22000" office:value-type="float" office:value="10000" calcext:value-type="float">
            <text:p>10000</text:p>
          </table:table-cell>
          <table:table-cell table:formula="of:=[.H27]/[.C27]" office:value-type="float" office:value="-0.00131046886304452" calcext:value-type="float">
            <text:p>-0,00131046886304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65644156.77445" calcext:value-type="float">
            <text:p>65644156,8</text:p>
          </table:table-cell>
          <table:table-cell office:value-type="float" office:value="-6838386.24909898" calcext:value-type="float">
            <text:p>-6838386,2</text:p>
          </table:table-cell>
          <table:table-cell table:formula="of:=[.C28]/[.B28]" office:value-type="float" office:value="-0.104173571344596" calcext:value-type="float">
            <text:p>-0,104173571344596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8]&lt;[.F28]" office:value-type="boolean" office:boolean-value="true" calcext:value-type="boolean">
            <text:p>WAHR</text:p>
          </table:table-cell>
          <table:table-cell table:formula="of:=[.F28]/22000" office:value-type="float" office:value="10000" calcext:value-type="float">
            <text:p>10000</text:p>
          </table:table-cell>
          <table:table-cell table:formula="of:=[.H28]/[.C28]" office:value-type="float" office:value="-0.00146233331018961" calcext:value-type="float">
            <text:p>-0,00146233331019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59509546.2702231" calcext:value-type="float">
            <text:p>59509546,3</text:p>
          </table:table-cell>
          <table:table-cell office:value-type="float" office:value="-6134610.50422696" calcext:value-type="float">
            <text:p>-6134610,5</text:p>
          </table:table-cell>
          <table:table-cell table:formula="of:=[.C29]/[.B29]" office:value-type="float" office:value="-0.103086158250488" calcext:value-type="float">
            <text:p>-0,103086158250488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29]&lt;[.F29]" office:value-type="boolean" office:boolean-value="true" calcext:value-type="boolean">
            <text:p>WAHR</text:p>
          </table:table-cell>
          <table:table-cell table:formula="of:=[.F29]/22000" office:value-type="float" office:value="10000" calcext:value-type="float">
            <text:p>10000</text:p>
          </table:table-cell>
          <table:table-cell table:formula="of:=[.H29]/[.C29]" office:value-type="float" office:value="-0.00163009534070821" calcext:value-type="float">
            <text:p>-0,00163009534070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54000622.5380118" calcext:value-type="float">
            <text:p>54000622,5</text:p>
          </table:table-cell>
          <table:table-cell office:value-type="float" office:value="-5508923.73221122" calcext:value-type="float">
            <text:p>-5508923,7</text:p>
          </table:table-cell>
          <table:table-cell table:formula="of:=[.C30]/[.B30]" office:value-type="float" office:value="-0.102015930063277" calcext:value-type="float">
            <text:p>-0,102015930063277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0]&lt;[.F30]" office:value-type="boolean" office:boolean-value="true" calcext:value-type="boolean">
            <text:p>WAHR</text:p>
          </table:table-cell>
          <table:table-cell table:formula="of:=[.F30]/22000" office:value-type="float" office:value="10000" calcext:value-type="float">
            <text:p>10000</text:p>
          </table:table-cell>
          <table:table-cell table:formula="of:=[.H30]/[.C30]" office:value-type="float" office:value="-0.00181523660266506" calcext:value-type="float">
            <text:p>-0,001815236602665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9048556.5735212" calcext:value-type="float">
            <text:p>49048556,6</text:p>
          </table:table-cell>
          <table:table-cell office:value-type="float" office:value="-4952065.96449063" calcext:value-type="float">
            <text:p>-4952066,0</text:p>
          </table:table-cell>
          <table:table-cell table:formula="of:=[.C31]/[.B31]" office:value-type="float" office:value="-0.100962521844404" calcext:value-type="float">
            <text:p>-0,100962521844404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1]&lt;[.F31]" office:value-type="boolean" office:boolean-value="true" calcext:value-type="boolean">
            <text:p>WAHR</text:p>
          </table:table-cell>
          <table:table-cell table:formula="of:=[.F31]/22000" office:value-type="float" office:value="10000" calcext:value-type="float">
            <text:p>10000</text:p>
          </table:table-cell>
          <table:table-cell table:formula="of:=[.H31]/[.C31]" office:value-type="float" office:value="-0.00201935920718871" calcext:value-type="float">
            <text:p>-0,00201935920718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4592613.8427911" calcext:value-type="float">
            <text:p>44592613,8</text:p>
          </table:table-cell>
          <table:table-cell office:value-type="float" office:value="-4455942.7307301" calcext:value-type="float">
            <text:p>-4455942,7</text:p>
          </table:table-cell>
          <table:table-cell table:formula="of:=[.C32]/[.B32]" office:value-type="float" office:value="-0.0999255784027213" calcext:value-type="float">
            <text:p>-0,099925578402721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2]&lt;[.F32]" office:value-type="boolean" office:boolean-value="true" calcext:value-type="boolean">
            <text:p>WAHR</text:p>
          </table:table-cell>
          <table:table-cell table:formula="of:=[.F32]/22000" office:value-type="float" office:value="10000" calcext:value-type="float">
            <text:p>10000</text:p>
          </table:table-cell>
          <table:table-cell table:formula="of:=[.H32]/[.C32]" office:value-type="float" office:value="-0.00224419401331972" calcext:value-type="float">
            <text:p>-0,0022441940133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0579143.6257441" calcext:value-type="float">
            <text:p>40579143,6</text:p>
          </table:table-cell>
          <table:table-cell office:value-type="float" office:value="-4013470.21704707" calcext:value-type="float">
            <text:p>-4013470,2</text:p>
          </table:table-cell>
          <table:table-cell table:formula="of:=[.C33]/[.B33]" office:value-type="float" office:value="-0.0989047539805856" calcext:value-type="float">
            <text:p>-0,098904753980586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3]&lt;[.F33]" office:value-type="boolean" office:boolean-value="true" calcext:value-type="boolean">
            <text:p>WAHR</text:p>
          </table:table-cell>
          <table:table-cell table:formula="of:=[.F33]/22000" office:value-type="float" office:value="10000" calcext:value-type="float">
            <text:p>10000</text:p>
          </table:table-cell>
          <table:table-cell table:formula="of:=[.H33]/[.C33]" office:value-type="float" office:value="-0.00249160937024657" calcext:value-type="float">
            <text:p>-0,00249160937024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36960701.5868521" calcext:value-type="float">
            <text:p>36960701,6</text:p>
          </table:table-cell>
          <table:table-cell office:value-type="float" office:value="-3618442.03889193" calcext:value-type="float">
            <text:p>-3618442,0</text:p>
          </table:table-cell>
          <table:table-cell table:formula="of:=[.C34]/[.B34]" office:value-type="float" office:value="-0.0978997119518723" calcext:value-type="float">
            <text:p>-0,097899711951872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4]&lt;[.F34]" office:value-type="boolean" office:boolean-value="true" calcext:value-type="boolean">
            <text:p>WAHR</text:p>
          </table:table-cell>
          <table:table-cell table:formula="of:=[.F34]/22000" office:value-type="float" office:value="10000" calcext:value-type="float">
            <text:p>10000</text:p>
          </table:table-cell>
          <table:table-cell table:formula="of:=[.H34]/[.C34]" office:value-type="float" office:value="-0.00276362033508274" calcext:value-type="float">
            <text:p>-0,002763620335083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33695287.1162966" calcext:value-type="float">
            <text:p>33695287,1</text:p>
          </table:table-cell>
          <table:table-cell office:value-type="float" office:value="-3265414.4705555" calcext:value-type="float">
            <text:p>-3265414,5</text:p>
          </table:table-cell>
          <table:table-cell table:formula="of:=[.C35]/[.B35]" office:value-type="float" office:value="-0.0969101245312195" calcext:value-type="float">
            <text:p>-0,09691012453122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5]&lt;[.F35]" office:value-type="boolean" office:boolean-value="true" calcext:value-type="boolean">
            <text:p>WAHR</text:p>
          </table:table-cell>
          <table:table-cell table:formula="of:=[.F35]/22000" office:value-type="float" office:value="10000" calcext:value-type="float">
            <text:p>10000</text:p>
          </table:table-cell>
          <table:table-cell table:formula="of:=[.H35]/[.C35]" office:value-type="float" office:value="-0.00306239838469842" calcext:value-type="float">
            <text:p>-0,00306239838469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30745679.6616634" calcext:value-type="float">
            <text:p>30745679,7</text:p>
          </table:table-cell>
          <table:table-cell office:value-type="float" office:value="-2949607.45463321" calcext:value-type="float">
            <text:p>-2949607,5</text:p>
          </table:table-cell>
          <table:table-cell table:formula="of:=[.C36]/[.B36]" office:value-type="float" office:value="-0.0959356724942092" calcext:value-type="float">
            <text:p>-0,095935672494209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6]&lt;[.F36]" office:value-type="boolean" office:boolean-value="true" calcext:value-type="boolean">
            <text:p>WAHR</text:p>
          </table:table-cell>
          <table:table-cell table:formula="of:=[.F36]/22000" office:value-type="float" office:value="10000" calcext:value-type="float">
            <text:p>10000</text:p>
          </table:table-cell>
          <table:table-cell table:formula="of:=[.H36]/[.C36]" office:value-type="float" office:value="-0.00339028164045765" calcext:value-type="float">
            <text:p>-0,00339028164045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8078860.541878" calcext:value-type="float">
            <text:p>28078860,5</text:p>
          </table:table-cell>
          <table:table-cell office:value-type="float" office:value="-2666819.11978537" calcext:value-type="float">
            <text:p>-2666819,1</text:p>
          </table:table-cell>
          <table:table-cell table:formula="of:=[.C37]/[.B37]" office:value-type="float" office:value="-0.094976044907804" calcext:value-type="float">
            <text:p>-0,094976044907804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7]&lt;[.F37]" office:value-type="boolean" office:boolean-value="true" calcext:value-type="boolean">
            <text:p>WAHR</text:p>
          </table:table-cell>
          <table:table-cell table:formula="of:=[.F37]/22000" office:value-type="float" office:value="10000" calcext:value-type="float">
            <text:p>10000</text:p>
          </table:table-cell>
          <table:table-cell table:formula="of:=[.H37]/[.C37]" office:value-type="float" office:value="-0.00374978562505762" calcext:value-type="float">
            <text:p>-0,003749785625058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25665508.6654676" calcext:value-type="float">
            <text:p>25665508,7</text:p>
          </table:table-cell>
          <table:table-cell office:value-type="float" office:value="-2413351.87641039" calcext:value-type="float">
            <text:p>-2413351,9</text:p>
          </table:table-cell>
          <table:table-cell table:formula="of:=[.C38]/[.B38]" office:value-type="float" office:value="-0.0940309388707929" calcext:value-type="float">
            <text:p>-0,094030938870793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8]&lt;[.F38]" office:value-type="boolean" office:boolean-value="true" calcext:value-type="boolean">
            <text:p>WAHR</text:p>
          </table:table-cell>
          <table:table-cell table:formula="of:=[.F38]/22000" office:value-type="float" office:value="10000" calcext:value-type="float">
            <text:p>10000</text:p>
          </table:table-cell>
          <table:table-cell table:formula="of:=[.H38]/[.C38]" office:value-type="float" office:value="-0.00414361457098165" calcext:value-type="float">
            <text:p>-0,004143614570982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23479560.2177126" calcext:value-type="float">
            <text:p>23479560,2</text:p>
          </table:table-cell>
          <table:table-cell office:value-type="float" office:value="-2185948.44775506" calcext:value-type="float">
            <text:p>-2185948,4</text:p>
          </table:table-cell>
          <table:table-cell table:formula="of:=[.C39]/[.B39]" office:value-type="float" office:value="-0.0931000592637172" calcext:value-type="float">
            <text:p>-0,093100059263717</text:p>
          </table:table-cell>
          <table:table-cell/>
          <table:table-cell table:style-name="ce1" office:value-type="float" office:value="220000000" calcext:value-type="float">
            <text:p>220000000</text:p>
          </table:table-cell>
          <table:table-cell table:style-name="ce3" table:formula="of:=[.B39]&lt;[.F39]" office:value-type="boolean" office:boolean-value="true" calcext:value-type="boolean">
            <text:p>WAHR</text:p>
          </table:table-cell>
          <table:table-cell table:formula="of:=[.F39]/22000" office:value-type="float" office:value="10000" calcext:value-type="float">
            <text:p>10000</text:p>
          </table:table-cell>
          <table:table-cell table:formula="of:=[.H39]/[.C39]" office:value-type="float" office:value="-0.00457467330040188" calcext:value-type="float">
            <text:p>-0,004574673300402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21497823.7804937" calcext:value-type="float">
            <text:p>21497823,8</text:p>
          </table:table-cell>
          <table:table-cell office:value-type="float" office:value="-1981736.43721891" calcext:value-type="float">
            <text:p>-1981736,4</text:p>
          </table:table-cell>
          <table:table-cell table:formula="of:=[.C40]/[.B40]" office:value-type="float" office:value="-0.0921831185078865" calcext:value-type="float">
            <text:p>-0,092183118507887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0]&lt;[.F40]" office:value-type="boolean" office:boolean-value="true" calcext:value-type="boolean">
            <text:p>WAHR</text:p>
          </table:table-cell>
          <table:table-cell table:formula="of:=[.F40]/22000" office:value-type="float" office:value="1000" calcext:value-type="float">
            <text:p>1000</text:p>
          </table:table-cell>
          <table:table-cell table:formula="of:=[.H40]/[.C40]" office:value-type="float" office:value="-0.000504607969666925" calcext:value-type="float">
            <text:p>-0,000504607969667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9699643.5421443" calcext:value-type="float">
            <text:p>19699643,5</text:p>
          </table:table-cell>
          <table:table-cell office:value-type="float" office:value="-1798180.23834935" calcext:value-type="float">
            <text:p>-1798180,2</text:p>
          </table:table-cell>
          <table:table-cell table:formula="of:=[.C41]/[.B41]" office:value-type="float" office:value="-0.0912798363332019" calcext:value-type="float">
            <text:p>-0,091279836333202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1]&lt;[.F41]" office:value-type="boolean" office:boolean-value="true" calcext:value-type="boolean">
            <text:p>WAHR</text:p>
          </table:table-cell>
          <table:table-cell table:formula="of:=[.F41]/22000" office:value-type="float" office:value="1000" calcext:value-type="float">
            <text:p>1000</text:p>
          </table:table-cell>
          <table:table-cell table:formula="of:=[.H41]/[.C41]" office:value-type="float" office:value="-0.000556117778781707" calcext:value-type="float">
            <text:p>-0,000556117778782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8066604.2738786" calcext:value-type="float">
            <text:p>18066604,3</text:p>
          </table:table-cell>
          <table:table-cell office:value-type="float" office:value="-1633039.26826574" calcext:value-type="float">
            <text:p>-1633039,3</text:p>
          </table:table-cell>
          <table:table-cell table:formula="of:=[.C42]/[.B42]" office:value-type="float" office:value="-0.0903899395542112" calcext:value-type="float">
            <text:p>-0,090389939554211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2]&lt;[.F42]" office:value-type="boolean" office:boolean-value="true" calcext:value-type="boolean">
            <text:p>WAHR</text:p>
          </table:table-cell>
          <table:table-cell table:formula="of:=[.F42]/22000" office:value-type="float" office:value="1000" calcext:value-type="float">
            <text:p>1000</text:p>
          </table:table-cell>
          <table:table-cell table:formula="of:=[.H42]/[.C42]" office:value-type="float" office:value="-0.000612355146280091" calcext:value-type="float">
            <text:p>-0,00061235514628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6582272.6208547" calcext:value-type="float">
            <text:p>16582272,6</text:p>
          </table:table-cell>
          <table:table-cell office:value-type="float" office:value="-1484331.65302391" calcext:value-type="float">
            <text:p>-1484331,7</text:p>
          </table:table-cell>
          <table:table-cell table:formula="of:=[.C43]/[.B43]" office:value-type="float" office:value="-0.0895131618543733" calcext:value-type="float">
            <text:p>-0,089513161854373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3]&lt;[.F43]" office:value-type="boolean" office:boolean-value="true" calcext:value-type="boolean">
            <text:p>WAHR</text:p>
          </table:table-cell>
          <table:table-cell table:formula="of:=[.F43]/22000" office:value-type="float" office:value="1000" calcext:value-type="float">
            <text:p>1000</text:p>
          </table:table-cell>
          <table:table-cell table:formula="of:=[.H43]/[.C43]" office:value-type="float" office:value="-0.000673703884143938" calcext:value-type="float">
            <text:p>-0,000673703884144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5231970.0019791" calcext:value-type="float">
            <text:p>15231970,0</text:p>
          </table:table-cell>
          <table:table-cell office:value-type="float" office:value="-1350302.61887554" calcext:value-type="float">
            <text:p>-1350302,6</text:p>
          </table:table-cell>
          <table:table-cell table:formula="of:=[.C44]/[.B44]" office:value-type="float" office:value="-0.0886492435778231" calcext:value-type="float">
            <text:p>-0,088649243577823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4]&lt;[.F44]" office:value-type="boolean" office:boolean-value="true" calcext:value-type="boolean">
            <text:p>WAHR</text:p>
          </table:table-cell>
          <table:table-cell table:formula="of:=[.F44]/22000" office:value-type="float" office:value="1000" calcext:value-type="float">
            <text:p>1000</text:p>
          </table:table-cell>
          <table:table-cell table:formula="of:=[.H44]/[.C44]" office:value-type="float" office:value="-0.000740574731931385" calcext:value-type="float">
            <text:p>-0,00074057473193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4002573.0519399" calcext:value-type="float">
            <text:p>14002573,1</text:p>
          </table:table-cell>
          <table:table-cell office:value-type="float" office:value="-1229396.95003925" calcext:value-type="float">
            <text:p>-1229397,0</text:p>
          </table:table-cell>
          <table:table-cell table:formula="of:=[.C45]/[.B45]" office:value-type="float" office:value="-0.0877979315286579" calcext:value-type="float">
            <text:p>-0,087797931528658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5]&lt;[.F45]" office:value-type="boolean" office:boolean-value="true" calcext:value-type="boolean">
            <text:p>WAHR</text:p>
          </table:table-cell>
          <table:table-cell table:formula="of:=[.F45]/22000" office:value-type="float" office:value="1000" calcext:value-type="float">
            <text:p>1000</text:p>
          </table:table-cell>
          <table:table-cell table:formula="of:=[.H45]/[.C45]" office:value-type="float" office:value="-0.000813406930908747" calcext:value-type="float">
            <text:p>-0,000813406930909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2882338.0875806" calcext:value-type="float">
            <text:p>12882338,1</text:p>
          </table:table-cell>
          <table:table-cell office:value-type="float" office:value="-1120234.96435933" calcext:value-type="float">
            <text:p>-1120235,0</text:p>
          </table:table-cell>
          <table:table-cell table:formula="of:=[.C46]/[.B46]" office:value-type="float" office:value="-0.0869589787772538" calcext:value-type="float">
            <text:p>-0,086958978777254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6]&lt;[.F46]" office:value-type="boolean" office:boolean-value="true" calcext:value-type="boolean">
            <text:p>WAHR</text:p>
          </table:table-cell>
          <table:table-cell table:formula="of:=[.F46]/22000" office:value-type="float" office:value="1000" calcext:value-type="float">
            <text:p>1000</text:p>
          </table:table-cell>
          <table:table-cell table:formula="of:=[.H46]/[.C46]" office:value-type="float" office:value="-0.000892669869996342" calcext:value-type="float">
            <text:p>-0,000892669869996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860746.5520015" calcext:value-type="float">
            <text:p>11860746,6</text:p>
          </table:table-cell>
          <table:table-cell office:value-type="float" office:value="-1021591.53557906" calcext:value-type="float">
            <text:p>-1021591,5</text:p>
          </table:table-cell>
          <table:table-cell table:formula="of:=[.C47]/[.B47]" office:value-type="float" office:value="-0.0861321444733735" calcext:value-type="float">
            <text:p>-0,086132144473374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7]&lt;[.F47]" office:value-type="boolean" office:boolean-value="true" calcext:value-type="boolean">
            <text:p>WAHR</text:p>
          </table:table-cell>
          <table:table-cell table:formula="of:=[.F47]/22000" office:value-type="float" office:value="1000" calcext:value-type="float">
            <text:p>1000</text:p>
          </table:table-cell>
          <table:table-cell table:formula="of:=[.H47]/[.C47]" office:value-type="float" office:value="-0.000978864805720203" calcext:value-type="float">
            <text:p>-0,00097886480572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0928368.7950622" calcext:value-type="float">
            <text:p>10928368,8</text:p>
          </table:table-cell>
          <table:table-cell office:value-type="float" office:value="-932377.756939339" calcext:value-type="float">
            <text:p>-932377,8</text:p>
          </table:table-cell>
          <table:table-cell table:formula="of:=[.C48]/[.B48]" office:value-type="float" office:value="-0.0853171936657755" calcext:value-type="float">
            <text:p>-0,085317193665776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8]&lt;[.F48]" office:value-type="boolean" office:boolean-value="true" calcext:value-type="boolean">
            <text:p>WAHR</text:p>
          </table:table-cell>
          <table:table-cell table:formula="of:=[.F48]/22000" office:value-type="float" office:value="1000" calcext:value-type="float">
            <text:p>1000</text:p>
          </table:table-cell>
          <table:table-cell table:formula="of:=[.H48]/[.C48]" office:value-type="float" office:value="-0.00107252665838216" calcext:value-type="float">
            <text:p>-0,00107252665838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0076743.8978892" calcext:value-type="float">
            <text:p>10076743,9</text:p>
          </table:table-cell>
          <table:table-cell office:value-type="float" office:value="-851624.897173006" calcext:value-type="float">
            <text:p>-851624,9</text:p>
          </table:table-cell>
          <table:table-cell table:formula="of:=[.C49]/[.B49]" office:value-type="float" office:value="-0.0845138971281584" calcext:value-type="float">
            <text:p>-0,084513897128158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49]&lt;[.F49]" office:value-type="boolean" office:boolean-value="true" calcext:value-type="boolean">
            <text:p>WAHR</text:p>
          </table:table-cell>
          <table:table-cell table:formula="of:=[.F49]/22000" office:value-type="float" office:value="1000" calcext:value-type="float">
            <text:p>1000</text:p>
          </table:table-cell>
          <table:table-cell table:formula="of:=[.H49]/[.C49]" office:value-type="float" office:value="-0.00117422588667796" calcext:value-type="float">
            <text:p>-0,00117422588667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9298273.54973546" calcext:value-type="float">
            <text:p>9298273,5</text:p>
          </table:table-cell>
          <table:table-cell office:value-type="float" office:value="-778470.348153703" calcext:value-type="float">
            <text:p>-778470,3</text:p>
          </table:table-cell>
          <table:table-cell table:formula="of:=[.C50]/[.B50]" office:value-type="float" office:value="-0.0837220311910323" calcext:value-type="float">
            <text:p>-0,083722031191032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0]&lt;[.F50]" office:value-type="boolean" office:boolean-value="true" calcext:value-type="boolean">
            <text:p>WAHR</text:p>
          </table:table-cell>
          <table:table-cell table:formula="of:=[.F50]/22000" office:value-type="float" office:value="1000" calcext:value-type="float">
            <text:p>1000</text:p>
          </table:table-cell>
          <table:table-cell table:formula="of:=[.H50]/[.C50]" office:value-type="float" office:value="-0.00128457044301263" calcext:value-type="float">
            <text:p>-0,001284570443013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8586128.24502003" calcext:value-type="float">
            <text:p>8586128,2</text:p>
          </table:table-cell>
          <table:table-cell office:value-type="float" office:value="-712145.304715423" calcext:value-type="float">
            <text:p>-712145,3</text:p>
          </table:table-cell>
          <table:table-cell table:formula="of:=[.C51]/[.B51]" office:value-type="float" office:value="-0.0829413775794076" calcext:value-type="float">
            <text:p>-0,082941377579408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1]&lt;[.F51]" office:value-type="boolean" office:boolean-value="true" calcext:value-type="boolean">
            <text:p>WAHR</text:p>
          </table:table-cell>
          <table:table-cell table:formula="of:=[.F51]/22000" office:value-type="float" office:value="1000" calcext:value-type="float">
            <text:p>1000</text:p>
          </table:table-cell>
          <table:table-cell table:formula="of:=[.H51]/[.C51]" office:value-type="float" office:value="-0.0014042078117746" calcext:value-type="float">
            <text:p>-0,001404207811775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934164.29250798" calcext:value-type="float">
            <text:p>7934164,3</text:p>
          </table:table-cell>
          <table:table-cell office:value-type="float" office:value="-651963.952512051" calcext:value-type="float">
            <text:p>-651964,0</text:p>
          </table:table-cell>
          <table:table-cell table:formula="of:=[.C52]/[.B52]" office:value-type="float" office:value="-0.0821717232560565" calcext:value-type="float">
            <text:p>-0,082171723256057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2]&lt;[.F52]" office:value-type="boolean" office:boolean-value="true" calcext:value-type="boolean">
            <text:p>WAHR</text:p>
          </table:table-cell>
          <table:table-cell table:formula="of:=[.F52]/22000" office:value-type="float" office:value="1000" calcext:value-type="float">
            <text:p>1000</text:p>
          </table:table-cell>
          <table:table-cell table:formula="of:=[.H52]/[.C52]" office:value-type="float" office:value="-0.00153382713284523" calcext:value-type="float">
            <text:p>-0,00153382713284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7336850.3223892" calcext:value-type="float">
            <text:p>7336850,3</text:p>
          </table:table-cell>
          <table:table-cell office:value-type="float" office:value="-597313.970118785" calcext:value-type="float">
            <text:p>-597314,0</text:p>
          </table:table-cell>
          <table:table-cell table:formula="of:=[.C53]/[.B53]" office:value-type="float" office:value="-0.0814128602700284" calcext:value-type="float">
            <text:p>-0,081412860270029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3]&lt;[.F53]" office:value-type="boolean" office:boolean-value="true" calcext:value-type="boolean">
            <text:p>WAHR</text:p>
          </table:table-cell>
          <table:table-cell table:formula="of:=[.F53]/22000" office:value-type="float" office:value="1000" calcext:value-type="float">
            <text:p>1000</text:p>
          </table:table-cell>
          <table:table-cell table:formula="of:=[.H53]/[.C53]" office:value-type="float" office:value="-0.00167416141263385" calcext:value-type="float">
            <text:p>-0,001674161412634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6789202.14475738" calcext:value-type="float">
            <text:p>6789202,1</text:p>
          </table:table-cell>
          <table:table-cell office:value-type="float" office:value="-547648.177631815" calcext:value-type="float">
            <text:p>-547648,2</text:p>
          </table:table-cell>
          <table:table-cell table:formula="of:=[.C54]/[.B54]" office:value-type="float" office:value="-0.0806645856103591" calcext:value-type="float">
            <text:p>-0,080664585610359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4]&lt;[.F54]" office:value-type="boolean" office:boolean-value="true" calcext:value-type="boolean">
            <text:p>WAHR</text:p>
          </table:table-cell>
          <table:table-cell table:formula="of:=[.F54]/22000" office:value-type="float" office:value="1000" calcext:value-type="float">
            <text:p>1000</text:p>
          </table:table-cell>
          <table:table-cell table:formula="of:=[.H54]/[.C54]" office:value-type="float" office:value="-0.0018259898249352" calcext:value-type="float">
            <text:p>-0,00182598982493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6286724.95833646" calcext:value-type="float">
            <text:p>6286725,0</text:p>
          </table:table-cell>
          <table:table-cell office:value-type="float" office:value="-502477.186420928" calcext:value-type="float">
            <text:p>-502477,2</text:p>
          </table:table-cell>
          <table:table-cell table:formula="of:=[.C55]/[.B55]" office:value-type="float" office:value="-0.079926701064697" calcext:value-type="float">
            <text:p>-0,079926701064697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5]&lt;[.F55]" office:value-type="boolean" office:boolean-value="true" calcext:value-type="boolean">
            <text:p>WAHR</text:p>
          </table:table-cell>
          <table:table-cell table:formula="of:=[.F55]/22000" office:value-type="float" office:value="1000" calcext:value-type="float">
            <text:p>1000</text:p>
          </table:table-cell>
          <table:table-cell table:formula="of:=[.H55]/[.C55]" office:value-type="float" office:value="-0.00199014010391766" calcext:value-type="float">
            <text:p>-0,001990140103918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5825362.03436575" calcext:value-type="float">
            <text:p>5825362,0</text:p>
          </table:table-cell>
          <table:table-cell office:value-type="float" office:value="-461362.923970708" calcext:value-type="float">
            <text:p>-461362,9</text:p>
          </table:table-cell>
          <table:table-cell table:formula="of:=[.C56]/[.B56]" office:value-type="float" office:value="-0.0791990130826161" calcext:value-type="float">
            <text:p>-0,079199013082616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6]&lt;[.F56]" office:value-type="boolean" office:boolean-value="true" calcext:value-type="boolean">
            <text:p>WAHR</text:p>
          </table:table-cell>
          <table:table-cell table:formula="of:=[.F56]/22000" office:value-type="float" office:value="1000" calcext:value-type="float">
            <text:p>1000</text:p>
          </table:table-cell>
          <table:table-cell table:formula="of:=[.H56]/[.C56]" office:value-type="float" office:value="-0.00216749103155825" calcext:value-type="float">
            <text:p>-0,00216749103155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401449.11000627" calcext:value-type="float">
            <text:p>5401449,1</text:p>
          </table:table-cell>
          <table:table-cell office:value-type="float" office:value="-423912.924359477" calcext:value-type="float">
            <text:p>-423912,9</text:p>
          </table:table-cell>
          <table:table-cell table:formula="of:=[.C57]/[.B57]" office:value-type="float" office:value="-0.0784813326435255" calcext:value-type="float">
            <text:p>-0,078481332643526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7]&lt;[.F57]" office:value-type="boolean" office:boolean-value="true" calcext:value-type="boolean">
            <text:p>WAHR</text:p>
          </table:table-cell>
          <table:table-cell table:formula="of:=[.F57]/22000" office:value-type="float" office:value="1000" calcext:value-type="float">
            <text:p>1000</text:p>
          </table:table-cell>
          <table:table-cell table:formula="of:=[.H57]/[.C57]" office:value-type="float" office:value="-0.00235897502184199" calcext:value-type="float">
            <text:p>-0,002358975021842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5011673.82075346" calcext:value-type="float">
            <text:p>5011673,8</text:p>
          </table:table-cell>
          <table:table-cell office:value-type="float" office:value="-389775.289252809" calcext:value-type="float">
            <text:p>-389775,3</text:p>
          </table:table-cell>
          <table:table-cell table:formula="of:=[.C58]/[.B58]" office:value-type="float" office:value="-0.077773475128956" calcext:value-type="float">
            <text:p>-0,077773475128956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8]&lt;[.F58]" office:value-type="boolean" office:boolean-value="true" calcext:value-type="boolean">
            <text:p>WAHR</text:p>
          </table:table-cell>
          <table:table-cell table:formula="of:=[.F58]/22000" office:value-type="float" office:value="1000" calcext:value-type="float">
            <text:p>1000</text:p>
          </table:table-cell>
          <table:table-cell table:formula="of:=[.H58]/[.C58]" office:value-type="float" office:value="-0.00256558080404989" calcext:value-type="float">
            <text:p>-0,0025655808040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4653039.58409306" calcext:value-type="float">
            <text:p>4653039,6</text:p>
          </table:table-cell>
          <table:table-cell office:value-type="float" office:value="-358634.236660397" calcext:value-type="float">
            <text:p>-358634,2</text:p>
          </table:table-cell>
          <table:table-cell table:formula="of:=[.C59]/[.B59]" office:value-type="float" office:value="-0.0770752601990382" calcext:value-type="float">
            <text:p>-0,077075260199038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59]&lt;[.F59]" office:value-type="boolean" office:boolean-value="true" calcext:value-type="boolean">
            <text:p>WAHR</text:p>
          </table:table-cell>
          <table:table-cell table:formula="of:=[.F59]/22000" office:value-type="float" office:value="1000" calcext:value-type="float">
            <text:p>1000</text:p>
          </table:table-cell>
          <table:table-cell table:formula="of:=[.H59]/[.C59]" office:value-type="float" office:value="-0.00278835620746085" calcext:value-type="float">
            <text:p>-0,002788356207461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4322833.41869521" calcext:value-type="float">
            <text:p>4322833,4</text:p>
          </table:table-cell>
          <table:table-cell office:value-type="float" office:value="-330206.165397857" calcext:value-type="float">
            <text:p>-330206,2</text:p>
          </table:table-cell>
          <table:table-cell table:formula="of:=[.C60]/[.B60]" office:value-type="float" office:value="-0.0763865116730604" calcext:value-type="float">
            <text:p>-0,07638651167306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0]&lt;[.F60]" office:value-type="boolean" office:boolean-value="true" calcext:value-type="boolean">
            <text:p>WAHR</text:p>
          </table:table-cell>
          <table:table-cell table:formula="of:=[.F60]/22000" office:value-type="float" office:value="1000" calcext:value-type="float">
            <text:p>1000</text:p>
          </table:table-cell>
          <table:table-cell table:formula="of:=[.H60]/[.C60]" office:value-type="float" office:value="-0.00302841104979105" calcext:value-type="float">
            <text:p>-0,00302841104979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018597.24625002" calcext:value-type="float">
            <text:p>4018597,2</text:p>
          </table:table-cell>
          <table:table-cell office:value-type="float" office:value="-304236.172445183" calcext:value-type="float">
            <text:p>-304236,2</text:p>
          </table:table-cell>
          <table:table-cell table:formula="of:=[.C61]/[.B61]" office:value-type="float" office:value="-0.0757070574138981" calcext:value-type="float">
            <text:p>-0,075707057413898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1]&lt;[.F61]" office:value-type="boolean" office:boolean-value="true" calcext:value-type="boolean">
            <text:p>WAHR</text:p>
          </table:table-cell>
          <table:table-cell table:formula="of:=[.F61]/22000" office:value-type="float" office:value="1000" calcext:value-type="float">
            <text:p>1000</text:p>
          </table:table-cell>
          <table:table-cell table:formula="of:=[.H61]/[.C61]" office:value-type="float" office:value="-0.00328692013169532" calcext:value-type="float">
            <text:p>-0,00328692013169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738102.2778448" calcext:value-type="float">
            <text:p>3738102,3</text:p>
          </table:table-cell>
          <table:table-cell office:value-type="float" office:value="-280494.968405225" calcext:value-type="float">
            <text:p>-280495,0</text:p>
          </table:table-cell>
          <table:table-cell table:formula="of:=[.C62]/[.B62]" office:value-type="float" office:value="-0.0750367292162333" calcext:value-type="float">
            <text:p>-0,075036729216233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2]&lt;[.F62]" office:value-type="boolean" office:boolean-value="true" calcext:value-type="boolean">
            <text:p>WAHR</text:p>
          </table:table-cell>
          <table:table-cell table:formula="of:=[.F62]/22000" office:value-type="float" office:value="1000" calcext:value-type="float">
            <text:p>1000</text:p>
          </table:table-cell>
          <table:table-cell table:formula="of:=[.H62]/[.C62]" office:value-type="float" office:value="-0.00356512633964728" calcext:value-type="float">
            <text:p>-0,003565126339647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479326.13463541" calcext:value-type="float">
            <text:p>3479326,1</text:p>
          </table:table-cell>
          <table:table-cell office:value-type="float" office:value="-258776.143209388" calcext:value-type="float">
            <text:p>-258776,1</text:p>
          </table:table-cell>
          <table:table-cell table:formula="of:=[.C63]/[.B63]" office:value-type="float" office:value="-0.074375362698359" calcext:value-type="float">
            <text:p>-0,074375362698359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3]&lt;[.F63]" office:value-type="boolean" office:boolean-value="true" calcext:value-type="boolean">
            <text:p>WAHR</text:p>
          </table:table-cell>
          <table:table-cell table:formula="of:=[.F63]/22000" office:value-type="float" office:value="1000" calcext:value-type="float">
            <text:p>1000</text:p>
          </table:table-cell>
          <table:table-cell table:formula="of:=[.H63]/[.C63]" office:value-type="float" office:value="-0.00386434385951433" calcext:value-type="float">
            <text:p>-0,003864343859514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240432.39439147" calcext:value-type="float">
            <text:p>3240432,4</text:p>
          </table:table-cell>
          <table:table-cell office:value-type="float" office:value="-238893.740243939" calcext:value-type="float">
            <text:p>-238893,7</text:p>
          </table:table-cell>
          <table:table-cell table:formula="of:=[.C64]/[.B64]" office:value-type="float" office:value="-0.0737227971975023" calcext:value-type="float">
            <text:p>-0,073722797197502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4]&lt;[.F64]" office:value-type="boolean" office:boolean-value="true" calcext:value-type="boolean">
            <text:p>WAHR</text:p>
          </table:table-cell>
          <table:table-cell table:formula="of:=[.F64]/22000" office:value-type="float" office:value="1000" calcext:value-type="float">
            <text:p>1000</text:p>
          </table:table-cell>
          <table:table-cell table:formula="of:=[.H64]/[.C64]" office:value-type="float" office:value="-0.00418596150313056" calcext:value-type="float">
            <text:p>-0,00418596150313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019752.2920884" calcext:value-type="float">
            <text:p>3019752,3</text:p>
          </table:table-cell>
          <table:table-cell office:value-type="float" office:value="-220680.102303068" calcext:value-type="float">
            <text:p>-220680,1</text:p>
          </table:table-cell>
          <table:table-cell table:formula="of:=[.C65]/[.B65]" office:value-type="float" office:value="-0.0730788756684576" calcext:value-type="float">
            <text:p>-0,073078875668458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5]&lt;[.F65]" office:value-type="boolean" office:boolean-value="true" calcext:value-type="boolean">
            <text:p>WAHR</text:p>
          </table:table-cell>
          <table:table-cell table:formula="of:=[.F65]/22000" office:value-type="float" office:value="1000" calcext:value-type="float">
            <text:p>1000</text:p>
          </table:table-cell>
          <table:table-cell table:formula="of:=[.H65]/[.C65]" office:value-type="float" office:value="-0.00453144615016837" calcext:value-type="float">
            <text:p>-0,00453144615016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2815768.33476341" calcext:value-type="float">
            <text:p>2815768,3</text:p>
          </table:table-cell>
          <table:table-cell office:value-type="float" office:value="-203983.957324994" calcext:value-type="float">
            <text:p>-203984,0</text:p>
          </table:table-cell>
          <table:table-cell table:formula="of:=[.C66]/[.B66]" office:value-type="float" office:value="-0.0724434445854841" calcext:value-type="float">
            <text:p>-0,072443444585484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6]&lt;[.F66]" office:value-type="boolean" office:boolean-value="true" calcext:value-type="boolean">
            <text:p>WAHR</text:p>
          </table:table-cell>
          <table:table-cell table:formula="of:=[.F66]/22000" office:value-type="float" office:value="1000" calcext:value-type="float">
            <text:p>1000</text:p>
          </table:table-cell>
          <table:table-cell table:formula="of:=[.H66]/[.C66]" office:value-type="float" office:value="-0.00490234630759108" calcext:value-type="float">
            <text:p>-0,00490234630759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627099.61893769" calcext:value-type="float">
            <text:p>2627099,6</text:p>
          </table:table-cell>
          <table:table-cell office:value-type="float" office:value="-188668.715825725" calcext:value-type="float">
            <text:p>-188668,7</text:p>
          </table:table-cell>
          <table:table-cell table:formula="of:=[.C67]/[.B67]" office:value-type="float" office:value="-0.0718163538472958" calcext:value-type="float">
            <text:p>-0,071816353847296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7]&lt;[.F67]" office:value-type="boolean" office:boolean-value="true" calcext:value-type="boolean">
            <text:p>WAHR</text:p>
          </table:table-cell>
          <table:table-cell table:formula="of:=[.F67]/22000" office:value-type="float" office:value="1000" calcext:value-type="float">
            <text:p>1000</text:p>
          </table:table-cell>
          <table:table-cell table:formula="of:=[.H67]/[.C67]" office:value-type="float" office:value="-0.00530029578896222" calcext:value-type="float">
            <text:p>-0,005300295788962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452488.66354434" calcext:value-type="float">
            <text:p>2452488,7</text:p>
          </table:table-cell>
          <table:table-cell office:value-type="float" office:value="-174610.955393346" calcext:value-type="float">
            <text:p>-174611,0</text:p>
          </table:table-cell>
          <table:table-cell table:formula="of:=[.C68]/[.B68]" office:value-type="float" office:value="-0.0711974566850792" calcext:value-type="float">
            <text:p>-0,071197456685079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8]&lt;[.F68]" office:value-type="boolean" office:boolean-value="true" calcext:value-type="boolean">
            <text:p>WAHR</text:p>
          </table:table-cell>
          <table:table-cell table:formula="of:=[.F68]/22000" office:value-type="float" office:value="1000" calcext:value-type="float">
            <text:p>1000</text:p>
          </table:table-cell>
          <table:table-cell table:formula="of:=[.H68]/[.C68]" office:value-type="float" office:value="-0.00572701751586721" calcext:value-type="float">
            <text:p>-0,00572701751586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290789.59293324" calcext:value-type="float">
            <text:p>2290789,6</text:p>
          </table:table-cell>
          <table:table-cell office:value-type="float" office:value="-161699.070611104" calcext:value-type="float">
            <text:p>-161699,1</text:p>
          </table:table-cell>
          <table:table-cell table:formula="of:=[.C69]/[.B69]" office:value-type="float" office:value="-0.070586609573364" calcext:value-type="float">
            <text:p>-0,070586609573364</text:p>
          </table:table-cell>
          <table:table-cell/>
          <table:table-cell table:style-name="ce1" office:value-type="float" office:value="22000000" calcext:value-type="float">
            <text:p>22000000</text:p>
          </table:table-cell>
          <table:table-cell table:style-name="ce3" table:formula="of:=[.B69]&lt;[.F69]" office:value-type="boolean" office:boolean-value="true" calcext:value-type="boolean">
            <text:p>WAHR</text:p>
          </table:table-cell>
          <table:table-cell table:formula="of:=[.F69]/22000" office:value-type="float" office:value="1000" calcext:value-type="float">
            <text:p>1000</text:p>
          </table:table-cell>
          <table:table-cell table:formula="of:=[.H69]/[.C69]" office:value-type="float" office:value="-0.0061843274436936" calcext:value-type="float">
            <text:p>-0,00618432744369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2140957.5235327" calcext:value-type="float">
            <text:p>2140957,5</text:p>
          </table:table-cell>
          <table:table-cell office:value-type="float" office:value="-149832.069400531" calcext:value-type="float">
            <text:p>-149832,1</text:p>
          </table:table-cell>
          <table:table-cell table:formula="of:=[.C70]/[.B70]" office:value-type="float" office:value="-0.0699836721437143" calcext:value-type="float">
            <text:p>-0,069983672143714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0]&lt;[.F70]" office:value-type="boolean" office:boolean-value="true" calcext:value-type="boolean">
            <text:p>WAHR</text:p>
          </table:table-cell>
          <table:table-cell table:formula="of:=[.F70]/22000" office:value-type="float" office:value="100" calcext:value-type="float">
            <text:p>100</text:p>
          </table:table-cell>
          <table:table-cell table:formula="of:=[.H70]/[.C70]" office:value-type="float" office:value="-0.000667413861398924" calcext:value-type="float">
            <text:p>-0,00066741386139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002039.02446684" calcext:value-type="float">
            <text:p>2002039,0</text:p>
          </table:table-cell>
          <table:table-cell office:value-type="float" office:value="-138918.499065863" calcext:value-type="float">
            <text:p>-138918,5</text:p>
          </table:table-cell>
          <table:table-cell table:formula="of:=[.C71]/[.B71]" office:value-type="float" office:value="-0.0693885071010832" calcext:value-type="float">
            <text:p>-0,069388507101083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1]&lt;[.F71]" office:value-type="boolean" office:boolean-value="true" calcext:value-type="boolean">
            <text:p>WAHR</text:p>
          </table:table-cell>
          <table:table-cell table:formula="of:=[.F71]/22000" office:value-type="float" office:value="100" calcext:value-type="float">
            <text:p>100</text:p>
          </table:table-cell>
          <table:table-cell table:formula="of:=[.H71]/[.C71]" office:value-type="float" office:value="-0.000719846533560579" calcext:value-type="float">
            <text:p>-0,000719846533561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873163.53714364" calcext:value-type="float">
            <text:p>1873163,5</text:p>
          </table:table-cell>
          <table:table-cell office:value-type="float" office:value="-128875.487323201" calcext:value-type="float">
            <text:p>-128875,5</text:p>
          </table:table-cell>
          <table:table-cell table:formula="of:=[.C72]/[.B72]" office:value-type="float" office:value="-0.068800980142781" calcext:value-type="float">
            <text:p>-0,068800980142781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2]&lt;[.F72]" office:value-type="boolean" office:boolean-value="true" calcext:value-type="boolean">
            <text:p>WAHR</text:p>
          </table:table-cell>
          <table:table-cell table:formula="of:=[.F72]/22000" office:value-type="float" office:value="100" calcext:value-type="float">
            <text:p>100</text:p>
          </table:table-cell>
          <table:table-cell table:formula="of:=[.H72]/[.C72]" office:value-type="float" office:value="-0.000775942749680663" calcext:value-type="float">
            <text:p>-0,00077594274968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753535.65179453" calcext:value-type="float">
            <text:p>1753535,7</text:p>
          </table:table-cell>
          <table:table-cell office:value-type="float" office:value="-119627.885349115" calcext:value-type="float">
            <text:p>-119627,9</text:p>
          </table:table-cell>
          <table:table-cell table:formula="of:=[.C73]/[.B73]" office:value-type="float" office:value="-0.0682209598799377" calcext:value-type="float">
            <text:p>-0,068220959879938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3]&lt;[.F73]" office:value-type="boolean" office:boolean-value="true" calcext:value-type="boolean">
            <text:p>WAHR</text:p>
          </table:table-cell>
          <table:table-cell table:formula="of:=[.F73]/22000" office:value-type="float" office:value="100" calcext:value-type="float">
            <text:p>100</text:p>
          </table:table-cell>
          <table:table-cell table:formula="of:=[.H73]/[.C73]" office:value-type="float" office:value="-0.000835925501049909" calcext:value-type="float">
            <text:p>-0,0008359255010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642428.15037761" calcext:value-type="float">
            <text:p>1642428,2</text:p>
          </table:table-cell>
          <table:table-cell office:value-type="float" office:value="-111107.501416916" calcext:value-type="float">
            <text:p>-111107,5</text:p>
          </table:table-cell>
          <table:table-cell table:formula="of:=[.C74]/[.B74]" office:value-type="float" office:value="-0.0676483177613409" calcext:value-type="float">
            <text:p>-0,067648317761341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4]&lt;[.F74]" office:value-type="boolean" office:boolean-value="true" calcext:value-type="boolean">
            <text:p>WAHR</text:p>
          </table:table-cell>
          <table:table-cell table:formula="of:=[.F74]/22000" office:value-type="float" office:value="100" calcext:value-type="float">
            <text:p>100</text:p>
          </table:table-cell>
          <table:table-cell table:formula="of:=[.H74]/[.C74]" office:value-type="float" office:value="-0.00090002923947289" calcext:value-type="float">
            <text:p>-0,00090002923947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539175.73534464" calcext:value-type="float">
            <text:p>1539175,7</text:p>
          </table:table-cell>
          <table:table-cell office:value-type="float" office:value="-103252.415032971" calcext:value-type="float">
            <text:p>-103252,4</text:p>
          </table:table-cell>
          <table:table-cell table:formula="of:=[.C75]/[.B75]" office:value-type="float" office:value="-0.0670829279996748" calcext:value-type="float">
            <text:p>-0,067082927999675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5]&lt;[.F75]" office:value-type="boolean" office:boolean-value="true" calcext:value-type="boolean">
            <text:p>WAHR</text:p>
          </table:table-cell>
          <table:table-cell table:formula="of:=[.F75]/22000" office:value-type="float" office:value="100" calcext:value-type="float">
            <text:p>100</text:p>
          </table:table-cell>
          <table:table-cell table:formula="of:=[.H75]/[.C75]" office:value-type="float" office:value="-0.000968500349053023" calcext:value-type="float">
            <text:p>-0,00096850034905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443169.37268097" calcext:value-type="float">
            <text:p>1443169,4</text:p>
          </table:table-cell>
          <table:table-cell office:value-type="float" office:value="-96006.362663673" calcext:value-type="float">
            <text:p>-96006,4</text:p>
          </table:table-cell>
          <table:table-cell table:formula="of:=[.C76]/[.B76]" office:value-type="float" office:value="-0.0665246674999223" calcext:value-type="float">
            <text:p>-0,066524667499922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6]&lt;[.F76]" office:value-type="boolean" office:boolean-value="true" calcext:value-type="boolean">
            <text:p>WAHR</text:p>
          </table:table-cell>
          <table:table-cell table:formula="of:=[.F76]/22000" office:value-type="float" office:value="100" calcext:value-type="float">
            <text:p>100</text:p>
          </table:table-cell>
          <table:table-cell table:formula="of:=[.H76]/[.C76]" office:value-type="float" office:value="-0.00104159763192277" calcext:value-type="float">
            <text:p>-0,0010415976319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353851.18550205" calcext:value-type="float">
            <text:p>1353851,2</text:p>
          </table:table-cell>
          <table:table-cell office:value-type="float" office:value="-89318.1871789212" calcext:value-type="float">
            <text:p>-89318,2</text:p>
          </table:table-cell>
          <table:table-cell table:formula="of:=[.C77]/[.B77]" office:value-type="float" office:value="-0.0659734157900074" calcext:value-type="float">
            <text:p>-0,065973415790008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7]&lt;[.F77]" office:value-type="boolean" office:boolean-value="true" calcext:value-type="boolean">
            <text:p>WAHR</text:p>
          </table:table-cell>
          <table:table-cell table:formula="of:=[.F77]/22000" office:value-type="float" office:value="100" calcext:value-type="float">
            <text:p>100</text:p>
          </table:table-cell>
          <table:table-cell table:formula="of:=[.H77]/[.C77]" office:value-type="float" office:value="-0.00111959280812183" calcext:value-type="float">
            <text:p>-0,00111959280812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270709.84145555" calcext:value-type="float">
            <text:p>1270709,8</text:p>
          </table:table-cell>
          <table:table-cell office:value-type="float" office:value="-83141.3440464987" calcext:value-type="float">
            <text:p>-83141,3</text:p>
          </table:table-cell>
          <table:table-cell table:formula="of:=[.C78]/[.B78]" office:value-type="float" office:value="-0.0654290549534609" calcext:value-type="float">
            <text:p>-0,065429054953461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8]&lt;[.F78]" office:value-type="boolean" office:boolean-value="true" calcext:value-type="boolean">
            <text:p>WAHR</text:p>
          </table:table-cell>
          <table:table-cell table:formula="of:=[.F78]/22000" office:value-type="float" office:value="100" calcext:value-type="float">
            <text:p>100</text:p>
          </table:table-cell>
          <table:table-cell table:formula="of:=[.H78]/[.C78]" office:value-type="float" office:value="-0.0012027710298269" calcext:value-type="float">
            <text:p>-0,001202771029827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93276.38334412" calcext:value-type="float">
            <text:p>1193276,4</text:p>
          </table:table-cell>
          <table:table-cell office:value-type="float" office:value="-77433.4581114303" calcext:value-type="float">
            <text:p>-77433,5</text:p>
          </table:table-cell>
          <table:table-cell table:formula="of:=[.C79]/[.B79]" office:value-type="float" office:value="-0.0648914695641805" calcext:value-type="float">
            <text:p>-0,064891469564181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79]&lt;[.F79]" office:value-type="boolean" office:boolean-value="true" calcext:value-type="boolean">
            <text:p>WAHR</text:p>
          </table:table-cell>
          <table:table-cell table:formula="of:=[.F79]/22000" office:value-type="float" office:value="100" calcext:value-type="float">
            <text:p>100</text:p>
          </table:table-cell>
          <table:table-cell table:formula="of:=[.H79]/[.C79]" office:value-type="float" office:value="-0.00129143141012888" calcext:value-type="float">
            <text:p>-0,00129143141012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21120.45784681" calcext:value-type="float">
            <text:p>1121120,5</text:p>
          </table:table-cell>
          <table:table-cell office:value-type="float" office:value="-72155.9254973077" calcext:value-type="float">
            <text:p>-72155,9</text:p>
          </table:table-cell>
          <table:table-cell table:formula="of:=[.C80]/[.B80]" office:value-type="float" office:value="-0.0643605466230526" calcext:value-type="float">
            <text:p>-0,064360546623053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0]&lt;[.F80]" office:value-type="boolean" office:boolean-value="true" calcext:value-type="boolean">
            <text:p>WAHR</text:p>
          </table:table-cell>
          <table:table-cell table:formula="of:=[.F80]/22000" office:value-type="float" office:value="100" calcext:value-type="float">
            <text:p>100</text:p>
          </table:table-cell>
          <table:table-cell table:formula="of:=[.H80]/[.C80]" office:value-type="float" office:value="-0.00138588756655517" calcext:value-type="float">
            <text:p>-0,00138588756655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53846.90206038" calcext:value-type="float">
            <text:p>1053846,9</text:p>
          </table:table-cell>
          <table:table-cell office:value-type="float" office:value="-67273.555786429" calcext:value-type="float">
            <text:p>-67273,6</text:p>
          </table:table-cell>
          <table:table-cell table:formula="of:=[.C81]/[.B81]" office:value-type="float" office:value="-0.0638361754965567" calcext:value-type="float">
            <text:p>-0,063836175496557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1]&lt;[.F81]" office:value-type="boolean" office:boolean-value="true" calcext:value-type="boolean">
            <text:p>WAHR</text:p>
          </table:table-cell>
          <table:table-cell table:formula="of:=[.F81]/22000" office:value-type="float" office:value="100" calcext:value-type="float">
            <text:p>100</text:p>
          </table:table-cell>
          <table:table-cell table:formula="of:=[.H81]/[.C81]" office:value-type="float" office:value="-0.0014864681795246" calcext:value-type="float">
            <text:p>-0,00148646817952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991092.651879335" calcext:value-type="float">
            <text:p>991092,7</text:p>
          </table:table-cell>
          <table:table-cell office:value-type="float" office:value="-62754.2501810452" calcext:value-type="float">
            <text:p>-62754,3</text:p>
          </table:table-cell>
          <table:table-cell table:formula="of:=[.C82]/[.B82]" office:value-type="float" office:value="-0.0633182478570989" calcext:value-type="float">
            <text:p>-0,063318247857099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2]&lt;[.F82]" office:value-type="boolean" office:boolean-value="true" calcext:value-type="boolean">
            <text:p>WAHR</text:p>
          </table:table-cell>
          <table:table-cell table:formula="of:=[.F82]/22000" office:value-type="float" office:value="100" calcext:value-type="float">
            <text:p>100</text:p>
          </table:table-cell>
          <table:table-cell table:formula="of:=[.H82]/[.C82]" office:value-type="float" office:value="-0.00159351756592583" calcext:value-type="float">
            <text:p>-0,00159351756592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932523.940049376" calcext:value-type="float">
            <text:p>932523,9</text:p>
          </table:table-cell>
          <table:table-cell office:value-type="float" office:value="-58568.7118299587" calcext:value-type="float">
            <text:p>-58568,7</text:p>
          </table:table-cell>
          <table:table-cell table:formula="of:=[.C83]/[.B83]" office:value-type="float" office:value="-0.0628066576251732" calcext:value-type="float">
            <text:p>-0,062806657625173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3]&lt;[.F83]" office:value-type="boolean" office:boolean-value="true" calcext:value-type="boolean">
            <text:p>WAHR</text:p>
          </table:table-cell>
          <table:table-cell table:formula="of:=[.F83]/22000" office:value-type="float" office:value="100" calcext:value-type="float">
            <text:p>100</text:p>
          </table:table-cell>
          <table:table-cell table:formula="of:=[.H83]/[.C83]" office:value-type="float" office:value="-0.00170739626799934" calcext:value-type="float">
            <text:p>-0,00170739626799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877833.755119913" calcext:value-type="float">
            <text:p>877833,8</text:p>
          </table:table-cell>
          <table:table-cell office:value-type="float" office:value="-54690.1849294626" calcext:value-type="float">
            <text:p>-54690,2</text:p>
          </table:table-cell>
          <table:table-cell table:formula="of:=[.C84]/[.B84]" office:value-type="float" office:value="-0.0623013009131688" calcext:value-type="float">
            <text:p>-0,062301300913169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4]&lt;[.F84]" office:value-type="boolean" office:boolean-value="true" calcext:value-type="boolean">
            <text:p>WAHR</text:p>
          </table:table-cell>
          <table:table-cell table:formula="of:=[.F84]/22000" office:value-type="float" office:value="100" calcext:value-type="float">
            <text:p>100</text:p>
          </table:table-cell>
          <table:table-cell table:formula="of:=[.H84]/[.C84]" office:value-type="float" office:value="-0.00182848165770469" calcext:value-type="float">
            <text:p>-0,00182848165770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26739.535536572" calcext:value-type="float">
            <text:p>826739,5</text:p>
          </table:table-cell>
          <table:table-cell office:value-type="float" office:value="-51094.2195833416" calcext:value-type="float">
            <text:p>-51094,2</text:p>
          </table:table-cell>
          <table:table-cell table:formula="of:=[.C85]/[.B85]" office:value-type="float" office:value="-0.0618020759708562" calcext:value-type="float">
            <text:p>-0,061802075970856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5]&lt;[.F85]" office:value-type="boolean" office:boolean-value="true" calcext:value-type="boolean">
            <text:p>WAHR</text:p>
          </table:table-cell>
          <table:table-cell table:formula="of:=[.F85]/22000" office:value-type="float" office:value="100" calcext:value-type="float">
            <text:p>100</text:p>
          </table:table-cell>
          <table:table-cell table:formula="of:=[.H85]/[.C85]" office:value-type="float" office:value="-0.00195716855674616" calcext:value-type="float">
            <text:p>-0,00195716855674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78981.075798084" calcext:value-type="float">
            <text:p>778981,1</text:p>
          </table:table-cell>
          <table:table-cell office:value-type="float" office:value="-47758.459738488" calcext:value-type="float">
            <text:p>-47758,5</text:p>
          </table:table-cell>
          <table:table-cell table:formula="of:=[.C86]/[.B86]" office:value-type="float" office:value="-0.0613088831324411" calcext:value-type="float">
            <text:p>-0,061308883132441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6]&lt;[.F86]" office:value-type="boolean" office:boolean-value="true" calcext:value-type="boolean">
            <text:p>WAHR</text:p>
          </table:table-cell>
          <table:table-cell table:formula="of:=[.F86]/22000" office:value-type="float" office:value="100" calcext:value-type="float">
            <text:p>100</text:p>
          </table:table-cell>
          <table:table-cell table:formula="of:=[.H86]/[.C86]" office:value-type="float" office:value="-0.0020938698724283" calcext:value-type="float">
            <text:p>-0,00209386987242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734318.623991603" calcext:value-type="float">
            <text:p>734318,6</text:p>
          </table:table-cell>
          <table:table-cell office:value-type="float" office:value="-44662.4518064804" calcext:value-type="float">
            <text:p>-44662,5</text:p>
          </table:table-cell>
          <table:table-cell table:formula="of:=[.C87]/[.B87]" office:value-type="float" office:value="-0.0608216247651525" calcext:value-type="float">
            <text:p>-0,060821624765153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7]&lt;[.F87]" office:value-type="boolean" office:boolean-value="true" calcext:value-type="boolean">
            <text:p>WAHR</text:p>
          </table:table-cell>
          <table:table-cell table:formula="of:=[.F87]/22000" office:value-type="float" office:value="100" calcext:value-type="float">
            <text:p>100</text:p>
          </table:table-cell>
          <table:table-cell table:formula="of:=[.H87]/[.C87]" office:value-type="float" office:value="-0.00223901724950734" calcext:value-type="float">
            <text:p>-0,00223901724950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692531.152150089" calcext:value-type="float">
            <text:p>692531,2</text:p>
          </table:table-cell>
          <table:table-cell office:value-type="float" office:value="-41787.4718415143" calcext:value-type="float">
            <text:p>-41787,5</text:p>
          </table:table-cell>
          <table:table-cell table:formula="of:=[.C88]/[.B88]" office:value-type="float" office:value="-0.0603402052193284" calcext:value-type="float">
            <text:p>-0,060340205219328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8]&lt;[.F88]" office:value-type="boolean" office:boolean-value="true" calcext:value-type="boolean">
            <text:p>WAHR</text:p>
          </table:table-cell>
          <table:table-cell table:formula="of:=[.F88]/22000" office:value-type="float" office:value="100" calcext:value-type="float">
            <text:p>100</text:p>
          </table:table-cell>
          <table:table-cell table:formula="of:=[.H88]/[.C88]" office:value-type="float" office:value="-0.0023930617381991" calcext:value-type="float">
            <text:p>-0,00239306173819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53414.782774631" calcext:value-type="float">
            <text:p>653414,8</text:p>
          </table:table-cell>
          <table:table-cell office:value-type="float" office:value="-39116.3693754582" calcext:value-type="float">
            <text:p>-39116,4</text:p>
          </table:table-cell>
          <table:table-cell table:formula="of:=[.C89]/[.B89]" office:value-type="float" office:value="-0.0598645307799071" calcext:value-type="float">
            <text:p>-0,059864530779907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89]&lt;[.F89]" office:value-type="boolean" office:boolean-value="true" calcext:value-type="boolean">
            <text:p>WAHR</text:p>
          </table:table-cell>
          <table:table-cell table:formula="of:=[.F89]/22000" office:value-type="float" office:value="100" calcext:value-type="float">
            <text:p>100</text:p>
          </table:table-cell>
          <table:table-cell table:formula="of:=[.H89]/[.C89]" office:value-type="float" office:value="-0.00255647447850159" calcext:value-type="float">
            <text:p>-0,00255647447850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16781.35655943" calcext:value-type="float">
            <text:p>616781,4</text:p>
          </table:table-cell>
          <table:table-cell office:value-type="float" office:value="-36633.4262152006" calcext:value-type="float">
            <text:p>-36633,4</text:p>
          </table:table-cell>
          <table:table-cell table:formula="of:=[.C90]/[.B90]" office:value-type="float" office:value="-0.0593945096193432" calcext:value-type="float">
            <text:p>-0,059394509619343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0]&lt;[.F90]" office:value-type="boolean" office:boolean-value="true" calcext:value-type="boolean">
            <text:p>WAHR</text:p>
          </table:table-cell>
          <table:table-cell table:formula="of:=[.F90]/22000" office:value-type="float" office:value="100" calcext:value-type="float">
            <text:p>100</text:p>
          </table:table-cell>
          <table:table-cell table:formula="of:=[.H90]/[.C90]" office:value-type="float" office:value="-0.00272974740098174" calcext:value-type="float">
            <text:p>-0,00272974740098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82457.127870788" calcext:value-type="float">
            <text:p>582457,1</text:p>
          </table:table-cell>
          <table:table-cell office:value-type="float" office:value="-34324.228688642" calcext:value-type="float">
            <text:p>-34324,2</text:p>
          </table:table-cell>
          <table:table-cell table:formula="of:=[.C91]/[.B91]" office:value-type="float" office:value="-0.05893005175182" calcext:value-type="float">
            <text:p>-0,05893005175182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1]&lt;[.F91]" office:value-type="boolean" office:boolean-value="true" calcext:value-type="boolean">
            <text:p>WAHR</text:p>
          </table:table-cell>
          <table:table-cell table:formula="of:=[.F91]/22000" office:value-type="float" office:value="100" calcext:value-type="float">
            <text:p>100</text:p>
          </table:table-cell>
          <table:table-cell table:formula="of:=[.H91]/[.C91]" office:value-type="float" office:value="-0.00291339394417595" calcext:value-type="float">
            <text:p>-0,00291339394417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50281.575884002" calcext:value-type="float">
            <text:p>550281,6</text:p>
          </table:table-cell>
          <table:table-cell office:value-type="float" office:value="-32175.5519867867" calcext:value-type="float">
            <text:p>-32175,6</text:p>
          </table:table-cell>
          <table:table-cell table:formula="of:=[.C92]/[.B92]" office:value-type="float" office:value="-0.0584710689888139" calcext:value-type="float">
            <text:p>-0,058471068988814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2]&lt;[.F92]" office:value-type="boolean" office:boolean-value="true" calcext:value-type="boolean">
            <text:p>WAHR</text:p>
          </table:table-cell>
          <table:table-cell table:formula="of:=[.F92]/22000" office:value-type="float" office:value="100" calcext:value-type="float">
            <text:p>100</text:p>
          </table:table-cell>
          <table:table-cell table:formula="of:=[.H92]/[.C92]" office:value-type="float" office:value="-0.00310794978874228" calcext:value-type="float">
            <text:p>-0,00310794978874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20106.320491701" calcext:value-type="float">
            <text:p>520106,3</text:p>
          </table:table-cell>
          <table:table-cell office:value-type="float" office:value="-30175.2553923006" calcext:value-type="float">
            <text:p>-30175,3</text:p>
          </table:table-cell>
          <table:table-cell table:formula="of:=[.C93]/[.B93]" office:value-type="float" office:value="-0.0580174748958508" calcext:value-type="float">
            <text:p>-0,058017474895851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3]&lt;[.F93]" office:value-type="boolean" office:boolean-value="true" calcext:value-type="boolean">
            <text:p>WAHR</text:p>
          </table:table-cell>
          <table:table-cell table:formula="of:=[.F93]/22000" office:value-type="float" office:value="100" calcext:value-type="float">
            <text:p>100</text:p>
          </table:table-cell>
          <table:table-cell table:formula="of:=[.H93]/[.C93]" office:value-type="float" office:value="-0.00331397360850558" calcext:value-type="float">
            <text:p>-0,00331397360850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91794.13317946" calcext:value-type="float">
            <text:p>491794,1</text:p>
          </table:table-cell>
          <table:table-cell office:value-type="float" office:value="-28312.1873122412" calcext:value-type="float">
            <text:p>-28312,2</text:p>
          </table:table-cell>
          <table:table-cell table:formula="of:=[.C94]/[.B94]" office:value-type="float" office:value="-0.0575691847505424" calcext:value-type="float">
            <text:p>-0,057569184750543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4]&lt;[.F94]" office:value-type="boolean" office:boolean-value="true" calcext:value-type="boolean">
            <text:p>WAHR</text:p>
          </table:table-cell>
          <table:table-cell table:formula="of:=[.F94]/22000" office:value-type="float" office:value="100" calcext:value-type="float">
            <text:p>100</text:p>
          </table:table-cell>
          <table:table-cell table:formula="of:=[.H94]/[.C94]" office:value-type="float" office:value="-0.00353204783852089" calcext:value-type="float">
            <text:p>-0,0035320478385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65218.034033754" calcext:value-type="float">
            <text:p>465218,0</text:p>
          </table:table-cell>
          <table:table-cell office:value-type="float" office:value="-26576.0991457055" calcext:value-type="float">
            <text:p>-26576,1</text:p>
          </table:table-cell>
          <table:table-cell table:formula="of:=[.C95]/[.B95]" office:value-type="float" office:value="-0.0571261155017418" calcext:value-type="float">
            <text:p>-0,057126115501742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5]&lt;[.F95]" office:value-type="boolean" office:boolean-value="true" calcext:value-type="boolean">
            <text:p>WAHR</text:p>
          </table:table-cell>
          <table:table-cell table:formula="of:=[.F95]/22000" office:value-type="float" office:value="100" calcext:value-type="float">
            <text:p>100</text:p>
          </table:table-cell>
          <table:table-cell table:formula="of:=[.H95]/[.C95]" office:value-type="float" office:value="-0.00376277946028657" calcext:value-type="float">
            <text:p>-0,00376277946028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40260.466915716" calcext:value-type="float">
            <text:p>440260,5</text:p>
          </table:table-cell>
          <table:table-cell office:value-type="float" office:value="-24957.5671180384" calcext:value-type="float">
            <text:p>-24957,6</text:p>
          </table:table-cell>
          <table:table-cell table:formula="of:=[.C96]/[.B96]" office:value-type="float" office:value="-0.0566881857298723" calcext:value-type="float">
            <text:p>-0,056688185729872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6]&lt;[.F96]" office:value-type="boolean" office:boolean-value="true" calcext:value-type="boolean">
            <text:p>WAHR</text:p>
          </table:table-cell>
          <table:table-cell table:formula="of:=[.F96]/22000" office:value-type="float" office:value="100" calcext:value-type="float">
            <text:p>100</text:p>
          </table:table-cell>
          <table:table-cell table:formula="of:=[.H96]/[.C96]" office:value-type="float" office:value="-0.00400680080422277" calcext:value-type="float">
            <text:p>-0,00400680080422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16812.54561275" calcext:value-type="float">
            <text:p>416812,5</text:p>
          </table:table-cell>
          <table:table-cell office:value-type="float" office:value="-23447.9213029661" calcext:value-type="float">
            <text:p>-23447,9</text:p>
          </table:table-cell>
          <table:table-cell table:formula="of:=[.C97]/[.B97]" office:value-type="float" office:value="-0.0562553156083526" calcext:value-type="float">
            <text:p>-0,056255315608353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7]&lt;[.F97]" office:value-type="boolean" office:boolean-value="true" calcext:value-type="boolean">
            <text:p>WAHR</text:p>
          </table:table-cell>
          <table:table-cell table:formula="of:=[.F97]/22000" office:value-type="float" office:value="100" calcext:value-type="float">
            <text:p>100</text:p>
          </table:table-cell>
          <table:table-cell table:formula="of:=[.H97]/[.C97]" office:value-type="float" office:value="-0.00426477036953166" calcext:value-type="float">
            <text:p>-0,00426477036953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94773.364478643" calcext:value-type="float">
            <text:p>394773,4</text:p>
          </table:table-cell>
          <table:table-cell office:value-type="float" office:value="-22039.1811341067" calcext:value-type="float">
            <text:p>-22039,2</text:p>
          </table:table-cell>
          <table:table-cell table:formula="of:=[.C98]/[.B98]" office:value-type="float" office:value="-0.0558274268660773" calcext:value-type="float">
            <text:p>-0,055827426866077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8]&lt;[.F98]" office:value-type="boolean" office:boolean-value="true" calcext:value-type="boolean">
            <text:p>WAHR</text:p>
          </table:table-cell>
          <table:table-cell table:formula="of:=[.F98]/22000" office:value-type="float" office:value="100" calcext:value-type="float">
            <text:p>100</text:p>
          </table:table-cell>
          <table:table-cell table:formula="of:=[.H98]/[.C98]" office:value-type="float" office:value="-0.00453737366154885" calcext:value-type="float">
            <text:p>-0,00453737366154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74049.367699891" calcext:value-type="float">
            <text:p>374049,4</text:p>
          </table:table-cell>
          <table:table-cell office:value-type="float" office:value="-20723.9967787515" calcext:value-type="float">
            <text:p>-20724,0</text:p>
          </table:table-cell>
          <table:table-cell table:formula="of:=[.C99]/[.B99]" office:value-type="float" office:value="-0.0554044427509336" calcext:value-type="float">
            <text:p>-0,055404442750934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99]&lt;[.F99]" office:value-type="boolean" office:boolean-value="true" calcext:value-type="boolean">
            <text:p>WAHR</text:p>
          </table:table-cell>
          <table:table-cell table:formula="of:=[.F99]/22000" office:value-type="float" office:value="100" calcext:value-type="float">
            <text:p>100</text:p>
          </table:table-cell>
          <table:table-cell table:formula="of:=[.H99]/[.C99]" office:value-type="float" office:value="-0.00482532404668828" calcext:value-type="float">
            <text:p>-0,0048253240466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54553.771889308" calcext:value-type="float">
            <text:p>354553,8</text:p>
          </table:table-cell>
          <table:table-cell office:value-type="float" office:value="-19495.5958105829" calcext:value-type="float">
            <text:p>-19495,6</text:p>
          </table:table-cell>
          <table:table-cell table:formula="of:=[.C100]/[.B100]" office:value-type="float" office:value="-0.054986287994334" calcext:value-type="float">
            <text:p>-0,054986287994334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0]&lt;[.F100]" office:value-type="boolean" office:boolean-value="true" calcext:value-type="boolean">
            <text:p>WAHR</text:p>
          </table:table-cell>
          <table:table-cell table:formula="of:=[.F100]/22000" office:value-type="float" office:value="100" calcext:value-type="float">
            <text:p>100</text:p>
          </table:table-cell>
          <table:table-cell table:formula="of:=[.H100]/[.C100]" office:value-type="float" office:value="-0.00512936362507662" calcext:value-type="float">
            <text:p>-0,005129363625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206.037214357" calcext:value-type="float">
            <text:p>336206,0</text:p>
          </table:table-cell>
          <table:table-cell office:value-type="float" office:value="-18347.7346749511" calcext:value-type="float">
            <text:p>-18347,7</text:p>
          </table:table-cell>
          <table:table-cell table:formula="of:=[.C101]/[.B101]" office:value-type="float" office:value="-0.0545728887766909" calcext:value-type="float">
            <text:p>-0,054572888776691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1]&lt;[.F101]" office:value-type="boolean" office:boolean-value="true" calcext:value-type="boolean">
            <text:p>WAHR</text:p>
          </table:table-cell>
          <table:table-cell table:formula="of:=[.F101]/22000" office:value-type="float" office:value="100" calcext:value-type="float">
            <text:p>100</text:p>
          </table:table-cell>
          <table:table-cell table:formula="of:=[.H101]/[.C101]" office:value-type="float" office:value="-0.00545026412097201" calcext:value-type="float">
            <text:p>-0,005450264120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931.382723054" calcext:value-type="float">
            <text:p>318931,4</text:p>
          </table:table-cell>
          <table:table-cell office:value-type="float" office:value="-17274.6544913031" calcext:value-type="float">
            <text:p>-17274,7</text:p>
          </table:table-cell>
          <table:table-cell table:formula="of:=[.C102]/[.B102]" office:value-type="float" office:value="-0.0541641726938602" calcext:value-type="float">
            <text:p>-0,05416417269386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2]&lt;[.F102]" office:value-type="boolean" office:boolean-value="true" calcext:value-type="boolean">
            <text:p>WAHR</text:p>
          </table:table-cell>
          <table:table-cell table:formula="of:=[.F102]/22000" office:value-type="float" office:value="100" calcext:value-type="float">
            <text:p>100</text:p>
          </table:table-cell>
          <table:table-cell table:formula="of:=[.H102]/[.C102]" office:value-type="float" office:value="-0.00578882779104756" calcext:value-type="float">
            <text:p>-0,005788827791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660.34194018" calcext:value-type="float">
            <text:p>302660,3</text:p>
          </table:table-cell>
          <table:table-cell office:value-type="float" office:value="-16271.0407828748" calcext:value-type="float">
            <text:p>-16271,0</text:p>
          </table:table-cell>
          <table:table-cell table:formula="of:=[.C103]/[.B103]" office:value-type="float" office:value="-0.0537600687244671" calcext:value-type="float">
            <text:p>-0,053760068724467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3]&lt;[.F103]" office:value-type="boolean" office:boolean-value="true" calcext:value-type="boolean">
            <text:p>WAHR</text:p>
          </table:table-cell>
          <table:table-cell table:formula="of:=[.F103]/22000" office:value-type="float" office:value="100" calcext:value-type="float">
            <text:p>100</text:p>
          </table:table-cell>
          <table:table-cell table:formula="of:=[.H103]/[.C103]" office:value-type="float" office:value="-0.00614588835062411" calcext:value-type="float">
            <text:p>-0,006145888350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7328.355175606" calcext:value-type="float">
            <text:p>287328,4</text:p>
          </table:table-cell>
          <table:table-cell office:value-type="float" office:value="-15331.9867645737" calcext:value-type="float">
            <text:p>-15332,0</text:p>
          </table:table-cell>
          <table:table-cell table:formula="of:=[.C104]/[.B104]" office:value-type="float" office:value="-0.0533605071981263" calcext:value-type="float">
            <text:p>-0,053360507198126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4]&lt;[.F104]" office:value-type="boolean" office:boolean-value="true" calcext:value-type="boolean">
            <text:p>WAHR</text:p>
          </table:table-cell>
          <table:table-cell table:formula="of:=[.F104]/22000" office:value-type="float" office:value="100" calcext:value-type="float">
            <text:p>100</text:p>
          </table:table-cell>
          <table:table-cell table:formula="of:=[.H104]/[.C104]" office:value-type="float" office:value="-0.00652231191792191" calcext:value-type="float">
            <text:p>-0,006522311917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2875.395319117" calcext:value-type="float">
            <text:p>272875,4</text:p>
          </table:table-cell>
          <table:table-cell office:value-type="float" office:value="-14452.9598564885" calcext:value-type="float">
            <text:p>-14453,0</text:p>
          </table:table-cell>
          <table:table-cell table:formula="of:=[.C105]/[.B105]" office:value-type="float" office:value="-0.0529654197645278" calcext:value-type="float">
            <text:p>-0,052965419764528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5]&lt;[.F105]" office:value-type="boolean" office:boolean-value="true" calcext:value-type="boolean">
            <text:p>WAHR</text:p>
          </table:table-cell>
          <table:table-cell table:formula="of:=[.F105]/22000" office:value-type="float" office:value="100" calcext:value-type="float">
            <text:p>100</text:p>
          </table:table-cell>
          <table:table-cell table:formula="of:=[.H105]/[.C105]" office:value-type="float" office:value="-0.00691899797639762" calcext:value-type="float">
            <text:p>-0,006918997976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9245.624195935" calcext:value-type="float">
            <text:p>259245,6</text:p>
          </table:table-cell>
          <table:table-cell office:value-type="float" office:value="-13629.7711231821" calcext:value-type="float">
            <text:p>-13629,8</text:p>
          </table:table-cell>
          <table:table-cell table:formula="of:=[.C106]/[.B106]" office:value-type="float" office:value="-0.0525747393633185" calcext:value-type="float">
            <text:p>-0,052574739363319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6]&lt;[.F106]" office:value-type="boolean" office:boolean-value="true" calcext:value-type="boolean">
            <text:p>WAHR</text:p>
          </table:table-cell>
          <table:table-cell table:formula="of:=[.F106]/22000" office:value-type="float" office:value="100" calcext:value-type="float">
            <text:p>100</text:p>
          </table:table-cell>
          <table:table-cell table:formula="of:=[.H106]/[.C106]" office:value-type="float" office:value="-0.00733688035523324" calcext:value-type="float">
            <text:p>-0,0073368803552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387.076827622" calcext:value-type="float">
            <text:p>246387,1</text:p>
          </table:table-cell>
          <table:table-cell office:value-type="float" office:value="-12858.5473683133" calcext:value-type="float">
            <text:p>-12858,5</text:p>
          </table:table-cell>
          <table:table-cell table:formula="of:=[.C107]/[.B107]" office:value-type="float" office:value="-0.0521884001948261" calcext:value-type="float">
            <text:p>-0,052188400194826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7]&lt;[.F107]" office:value-type="boolean" office:boolean-value="true" calcext:value-type="boolean">
            <text:p>WAHR</text:p>
          </table:table-cell>
          <table:table-cell table:formula="of:=[.F107]/22000" office:value-type="float" office:value="100" calcext:value-type="float">
            <text:p>100</text:p>
          </table:table-cell>
          <table:table-cell table:formula="of:=[.H107]/[.C107]" office:value-type="float" office:value="-0.00777692822802249" calcext:value-type="float">
            <text:p>-0,007776928228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4251.371187197" calcext:value-type="float">
            <text:p>234251,4</text:p>
          </table:table-cell>
          <table:table-cell office:value-type="float" office:value="-12135.7056404245" calcext:value-type="float">
            <text:p>-12135,7</text:p>
          </table:table-cell>
          <table:table-cell table:formula="of:=[.C108]/[.B108]" office:value-type="float" office:value="-0.0518063376915156" calcext:value-type="float">
            <text:p>-0,051806337691516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8]&lt;[.F108]" office:value-type="boolean" office:boolean-value="true" calcext:value-type="boolean">
            <text:p>WAHR</text:p>
          </table:table-cell>
          <table:table-cell table:formula="of:=[.F108]/22000" office:value-type="float" office:value="100" calcext:value-type="float">
            <text:p>100</text:p>
          </table:table-cell>
          <table:table-cell table:formula="of:=[.H108]/[.C108]" office:value-type="float" office:value="-0.00824014712971417" calcext:value-type="float">
            <text:p>-0,008240147129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793.441257768" calcext:value-type="float">
            <text:p>222793,4</text:p>
          </table:table-cell>
          <table:table-cell office:value-type="float" office:value="-11457.9299294298" calcext:value-type="float">
            <text:p>-11457,9</text:p>
          </table:table-cell>
          <table:table-cell table:formula="of:=[.C109]/[.B109]" office:value-type="float" office:value="-0.0514284884902567" calcext:value-type="float">
            <text:p>-0,051428488490257</text:p>
          </table:table-cell>
          <table:table-cell/>
          <table:table-cell table:style-name="ce1" office:value-type="float" office:value="2200000" calcext:value-type="float">
            <text:p>2200000</text:p>
          </table:table-cell>
          <table:table-cell table:style-name="ce3" table:formula="of:=[.B109]&lt;[.F109]" office:value-type="boolean" office:boolean-value="true" calcext:value-type="boolean">
            <text:p>WAHR</text:p>
          </table:table-cell>
          <table:table-cell table:formula="of:=[.F109]/22000" office:value-type="float" office:value="100" calcext:value-type="float">
            <text:p>100</text:p>
          </table:table-cell>
          <table:table-cell table:formula="of:=[.H109]/[.C109]" office:value-type="float" office:value="-0.00872757999184033" calcext:value-type="float">
            <text:p>-0,00872757999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1971.291403242" calcext:value-type="float">
            <text:p>211971,3</text:p>
          </table:table-cell>
          <table:table-cell office:value-type="float" office:value="-10822.1498545256" calcext:value-type="float">
            <text:p>-10822,1</text:p>
          </table:table-cell>
          <table:table-cell table:formula="of:=[.C110]/[.B110]" office:value-type="float" office:value="-0.0510547904052637" calcext:value-type="float">
            <text:p>-0,051054790405264</text:p>
          </table:table-cell>
          <table:table-cell/>
          <table:table-cell table:style-name="ce1" office:value-type="float" office:value="220000" calcext:value-type="float">
            <text:p>220000</text:p>
          </table:table-cell>
          <table:table-cell table:style-name="ce3" table:formula="of:=[.B110]&lt;[.F110]" office:value-type="boolean" office:boolean-value="true" calcext:value-type="boolean">
            <text:p>WAHR</text:p>
          </table:table-cell>
          <table:table-cell table:formula="of:=[.F110]/22000" office:value-type="float" office:value="10" calcext:value-type="float">
            <text:p>10</text:p>
          </table:table-cell>
          <table:table-cell table:formula="of:=[.H110]/[.C110]" office:value-type="float" office:value="-0.000924030819608195" calcext:value-type="float">
            <text:p>-0,0009240308196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45.770239848" calcext:value-type="float">
            <text:p>201745,8</text:p>
          </table:table-cell>
          <table:table-cell office:value-type="float" office:value="-10225.5211633936" calcext:value-type="float">
            <text:p>-10225,5</text:p>
          </table:table-cell>
          <table:table-cell table:formula="of:=[.C111]/[.B111]" office:value-type="float" office:value="-0.0506851824017766" calcext:value-type="float">
            <text:p>-0,050685182401777</text:p>
          </table:table-cell>
          <table:table-cell/>
          <table:table-cell table:style-name="ce1" office:value-type="float" office:value="220000" calcext:value-type="float">
            <text:p>220000</text:p>
          </table:table-cell>
          <table:table-cell table:style-name="ce3" table:formula="of:=[.B111]&lt;[.F111]" office:value-type="boolean" office:boolean-value="true" calcext:value-type="boolean">
            <text:p>WAHR</text:p>
          </table:table-cell>
          <table:table-cell table:formula="of:=[.F111]/22000" office:value-type="float" office:value="10" calcext:value-type="float">
            <text:p>10</text:p>
          </table:table-cell>
          <table:table-cell table:formula="of:=[.H111]/[.C111]" office:value-type="float" office:value="-0.000977945264618791" calcext:value-type="float">
            <text:p>-0,000977945264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080.362360138" calcext:value-type="float">
            <text:p>192080,4</text:p>
          </table:table-cell>
          <table:table-cell office:value-type="float" office:value="-9665.40787971061" calcext:value-type="float">
            <text:p>-9665,4</text:p>
          </table:table-cell>
          <table:table-cell table:formula="of:=[.C112]/[.B112]" office:value-type="float" office:value="-0.0503196045704485" calcext:value-type="float">
            <text:p>-0,050319604570449</text:p>
          </table:table-cell>
          <table:table-cell/>
          <table:table-cell table:style-name="ce1" office:value-type="float" office:value="220000" calcext:value-type="float">
            <text:p>220000</text:p>
          </table:table-cell>
          <table:table-cell table:style-name="ce3" table:formula="of:=[.B112]&lt;[.F112]" office:value-type="boolean" office:boolean-value="true" calcext:value-type="boolean">
            <text:p>WAHR</text:p>
          </table:table-cell>
          <table:table-cell table:formula="of:=[.F112]/22000" office:value-type="float" office:value="10" calcext:value-type="float">
            <text:p>10</text:p>
          </table:table-cell>
          <table:table-cell table:formula="of:=[.H112]/[.C112]" office:value-type="float" office:value="-0.00103461748582714" calcext:value-type="float">
            <text:p>-0,0010346174858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940.996408711" calcext:value-type="float">
            <text:p>182941,0</text:p>
          </table:table-cell>
          <table:table-cell office:value-type="float" office:value="-9139.36595142708" calcext:value-type="float">
            <text:p>-9139,4</text:p>
          </table:table-cell>
          <table:table-cell table:formula="of:=[.C113]/[.B113]" office:value-type="float" office:value="-0.0499579981023428" calcext:value-type="float">
            <text:p>-0,049957998102343</text:p>
          </table:table-cell>
          <table:table-cell/>
          <table:table-cell table:style-name="ce1" office:value-type="float" office:value="220000" calcext:value-type="float">
            <text:p>220000</text:p>
          </table:table-cell>
          <table:table-cell table:style-name="ce3" table:formula="of:=[.B113]&lt;[.F113]" office:value-type="boolean" office:boolean-value="true" calcext:value-type="boolean">
            <text:p>WAHR</text:p>
          </table:table-cell>
          <table:table-cell table:formula="of:=[.F113]/22000" office:value-type="float" office:value="10" calcext:value-type="float">
            <text:p>10</text:p>
          </table:table-cell>
          <table:table-cell table:formula="of:=[.H113]/[.C113]" office:value-type="float" office:value="-0.00109416780695148" calcext:value-type="float">
            <text:p>-0,0010941678069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4295.868142478" calcext:value-type="float">
            <text:p>174295,9</text:p>
          </table:table-cell>
          <table:table-cell office:value-type="float" office:value="-8645.12826623308" calcext:value-type="float">
            <text:p>-8645,1</text:p>
          </table:table-cell>
          <table:table-cell table:formula="of:=[.C114]/[.B114]" office:value-type="float" office:value="-0.0496003052646442" calcext:value-type="float">
            <text:p>-0,049600305264644</text:p>
          </table:table-cell>
          <table:table-cell/>
          <table:table-cell table:style-name="ce1" office:value-type="float" office:value="220000" calcext:value-type="float">
            <text:p>220000</text:p>
          </table:table-cell>
          <table:table-cell table:style-name="ce3" table:formula="of:=[.B114]&lt;[.F114]" office:value-type="boolean" office:boolean-value="true" calcext:value-type="boolean">
            <text:p>WAHR</text:p>
          </table:table-cell>
          <table:table-cell table:formula="of:=[.F114]/22000" office:value-type="float" office:value="10" calcext:value-type="float">
            <text:p>10</text:p>
          </table:table-cell>
          <table:table-cell table:formula="of:=[.H114]/[.C114]" office:value-type="float" office:value="-0.00115672083652696" calcext:value-type="float">
            <text:p>-0,0011567208365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6115.27722936" calcext:value-type="float">
            <text:p>166115,3</text:p>
          </table:table-cell>
          <table:table-cell office:value-type="float" office:value="-8180.59091311821" calcext:value-type="float">
            <text:p>-8180,6</text:p>
          </table:table-cell>
          <table:table-cell table:formula="of:=[.C115]/[.B115]" office:value-type="float" office:value="-0.0492464693769438" calcext:value-type="float">
            <text:p>-0,049246469376944</text:p>
          </table:table-cell>
          <table:table-cell/>
          <table:table-cell table:style-name="ce1" office:value-type="float" office:value="220000" calcext:value-type="float">
            <text:p>220000</text:p>
          </table:table-cell>
          <table:table-cell table:style-name="ce3" table:formula="of:=[.B115]&lt;[.F115]" office:value-type="boolean" office:boolean-value="true" calcext:value-type="boolean">
            <text:p>WAHR</text:p>
          </table:table-cell>
          <table:table-cell table:formula="of:=[.F115]/22000" office:value-type="float" office:value="10" calcext:value-type="float">
            <text:p>10</text:p>
          </table:table-cell>
          <table:table-cell table:formula="of:=[.H115]/[.C115]" office:value-type="float" office:value="-0.00122240558245789" calcext:value-type="float">
            <text:p>-0,0012224055824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371.476649081" calcext:value-type="float">
            <text:p>158371,5</text:p>
          </table:table-cell>
          <table:table-cell office:value-type="float" office:value="-7743.80058027816" calcext:value-type="float">
            <text:p>-7743,8</text:p>
          </table:table-cell>
          <table:table-cell table:formula="of:=[.C116]/[.B116]" office:value-type="float" office:value="-0.0488964347881711" calcext:value-type="float">
            <text:p>-0,048896434788171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16]&lt;[.F116]" office:value-type="boolean" office:boolean-value="true" calcext:value-type="boolean">
            <text:p>WAHR</text:p>
          </table:table-cell>
          <table:table-cell table:formula="of:=[.F116]/22000" office:value-type="float" office:value="10" calcext:value-type="float">
            <text:p>10</text:p>
          </table:table-cell>
          <table:table-cell table:formula="of:=[.H116]/[.C116]" office:value-type="float" office:value="-0.00129135556841016" calcext:value-type="float">
            <text:p>-0,001291355568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1038.533659294" calcext:value-type="float">
            <text:p>151038,5</text:p>
          </table:table-cell>
          <table:table-cell office:value-type="float" office:value="-7332.94298978717" calcext:value-type="float">
            <text:p>-7332,9</text:p>
          </table:table-cell>
          <table:table-cell table:formula="of:=[.C117]/[.B117]" office:value-type="float" office:value="-0.0485501468541035" calcext:value-type="float">
            <text:p>-0,048550146854104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17]&lt;[.F117]" office:value-type="boolean" office:boolean-value="true" calcext:value-type="boolean">
            <text:p>WAHR</text:p>
          </table:table-cell>
          <table:table-cell table:formula="of:=[.F117]/22000" office:value-type="float" office:value="10" calcext:value-type="float">
            <text:p>10</text:p>
          </table:table-cell>
          <table:table-cell table:formula="of:=[.H117]/[.C117]" office:value-type="float" office:value="-0.00136370895204386" calcext:value-type="float">
            <text:p>-0,0013637089520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092.201380628" calcext:value-type="float">
            <text:p>144092,2</text:p>
          </table:table-cell>
          <table:table-cell office:value-type="float" office:value="-6946.33227866626" calcext:value-type="float">
            <text:p>-6946,3</text:p>
          </table:table-cell>
          <table:table-cell table:formula="of:=[.C118]/[.B118]" office:value-type="float" office:value="-0.0482075519154372" calcext:value-type="float">
            <text:p>-0,048207551915437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18]&lt;[.F118]" office:value-type="boolean" office:boolean-value="true" calcext:value-type="boolean">
            <text:p>WAHR</text:p>
          </table:table-cell>
          <table:table-cell table:formula="of:=[.F118]/22000" office:value-type="float" office:value="10" calcext:value-type="float">
            <text:p>10</text:p>
          </table:table-cell>
          <table:table-cell table:formula="of:=[.H118]/[.C118]" office:value-type="float" office:value="-0.00143960864508487" calcext:value-type="float">
            <text:p>-0,0014396086450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509.800136337" calcext:value-type="float">
            <text:p>137509,8</text:p>
          </table:table-cell>
          <table:table-cell office:value-type="float" office:value="-6582.40124429096" calcext:value-type="float">
            <text:p>-6582,4</text:p>
          </table:table-cell>
          <table:table-cell table:formula="of:=[.C119]/[.B119]" office:value-type="float" office:value="-0.0478685972764465" calcext:value-type="float">
            <text:p>-0,047868597276447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19]&lt;[.F119]" office:value-type="boolean" office:boolean-value="true" calcext:value-type="boolean">
            <text:p>WAHR</text:p>
          </table:table-cell>
          <table:table-cell table:formula="of:=[.F119]/22000" office:value-type="float" office:value="10" calcext:value-type="float">
            <text:p>10</text:p>
          </table:table-cell>
          <table:table-cell table:formula="of:=[.H119]/[.C119]" office:value-type="float" office:value="-0.00151920243523185" calcext:value-type="float">
            <text:p>-0,0015192024352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1270.107756765" calcext:value-type="float">
            <text:p>131270,1</text:p>
          </table:table-cell>
          <table:table-cell office:value-type="float" office:value="-6239.69237957161" calcext:value-type="float">
            <text:p>-6239,7</text:p>
          </table:table-cell>
          <table:table-cell table:formula="of:=[.C120]/[.B120]" office:value-type="float" office:value="-0.0475332311841578" calcext:value-type="float">
            <text:p>-0,047533231184158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0]&lt;[.F120]" office:value-type="boolean" office:boolean-value="true" calcext:value-type="boolean">
            <text:p>WAHR</text:p>
          </table:table-cell>
          <table:table-cell table:formula="of:=[.F120]/22000" office:value-type="float" office:value="10" calcext:value-type="float">
            <text:p>10</text:p>
          </table:table-cell>
          <table:table-cell table:formula="of:=[.H120]/[.C120]" office:value-type="float" office:value="-0.00160264310989744" calcext:value-type="float">
            <text:p>-0,0016026431098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353.258126628" calcext:value-type="float">
            <text:p>125353,3</text:p>
          </table:table-cell>
          <table:table-cell office:value-type="float" office:value="-5916.84963013727" calcext:value-type="float">
            <text:p>-5916,8</text:p>
          </table:table-cell>
          <table:table-cell table:formula="of:=[.C121]/[.B121]" office:value-type="float" office:value="-0.0472014028080567" calcext:value-type="float">
            <text:p>-0,047201402808057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1]&lt;[.F121]" office:value-type="boolean" office:boolean-value="true" calcext:value-type="boolean">
            <text:p>WAHR</text:p>
          </table:table-cell>
          <table:table-cell table:formula="of:=[.F121]/22000" office:value-type="float" office:value="10" calcext:value-type="float">
            <text:p>10</text:p>
          </table:table-cell>
          <table:table-cell table:formula="of:=[.H121]/[.C121]" office:value-type="float" office:value="-0.00169008858177929" calcext:value-type="float">
            <text:p>-0,0016900885817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740.647314743" calcext:value-type="float">
            <text:p>119740,6</text:p>
          </table:table-cell>
          <table:table-cell office:value-type="float" office:value="-5612.61081188504" calcext:value-type="float">
            <text:p>-5612,6</text:p>
          </table:table-cell>
          <table:table-cell table:formula="of:=[.C122]/[.B122]" office:value-type="float" office:value="-0.0468730622203175" calcext:value-type="float">
            <text:p>-0,046873062220318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2]&lt;[.F122]" office:value-type="boolean" office:boolean-value="true" calcext:value-type="boolean">
            <text:p>WAHR</text:p>
          </table:table-cell>
          <table:table-cell table:formula="of:=[.F122]/22000" office:value-type="float" office:value="10" calcext:value-type="float">
            <text:p>10</text:p>
          </table:table-cell>
          <table:table-cell table:formula="of:=[.H122]/[.C122]" office:value-type="float" office:value="-0.00178170201625675" calcext:value-type="float">
            <text:p>-0,0017817020162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414.846681939" calcext:value-type="float">
            <text:p>114414,8</text:p>
          </table:table-cell>
          <table:table-cell office:value-type="float" office:value="-5325.80063280423" calcext:value-type="float">
            <text:p>-5325,8</text:p>
          </table:table-cell>
          <table:table-cell table:formula="of:=[.C123]/[.B123]" office:value-type="float" office:value="-0.0465481603765059" calcext:value-type="float">
            <text:p>-0,046548160376506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3]&lt;[.F123]" office:value-type="boolean" office:boolean-value="true" calcext:value-type="boolean">
            <text:p>WAHR</text:p>
          </table:table-cell>
          <table:table-cell table:formula="of:=[.F123]/22000" office:value-type="float" office:value="10" calcext:value-type="float">
            <text:p>10</text:p>
          </table:table-cell>
          <table:table-cell table:formula="of:=[.H123]/[.C123]" office:value-type="float" office:value="-0.00187765196060947" calcext:value-type="float">
            <text:p>-0,0018776519606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359.522413918" calcext:value-type="float">
            <text:p>109359,5</text:p>
          </table:table-cell>
          <table:table-cell office:value-type="float" office:value="-5055.32426802056" calcext:value-type="float">
            <text:p>-5055,3</text:p>
          </table:table-cell>
          <table:table-cell table:formula="of:=[.C124]/[.B124]" office:value-type="float" office:value="-0.0462266490967885" calcext:value-type="float">
            <text:p>-0,046226649096789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4]&lt;[.F124]" office:value-type="boolean" office:boolean-value="true" calcext:value-type="boolean">
            <text:p>WAHR</text:p>
          </table:table-cell>
          <table:table-cell table:formula="of:=[.F124]/22000" office:value-type="float" office:value="10" calcext:value-type="float">
            <text:p>10</text:p>
          </table:table-cell>
          <table:table-cell table:formula="of:=[.H124]/[.C124]" office:value-type="float" office:value="-0.00197811247505109" calcext:value-type="float">
            <text:p>-0,0019781124750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559.360972371" calcext:value-type="float">
            <text:p>104559,4</text:p>
          </table:table-cell>
          <table:table-cell office:value-type="float" office:value="-4800.16144154774" calcext:value-type="float">
            <text:p>-4800,2</text:p>
          </table:table-cell>
          <table:table-cell table:formula="of:=[.C125]/[.B125]" office:value-type="float" office:value="-0.0459084810475855" calcext:value-type="float">
            <text:p>-0,045908481047586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5]&lt;[.F125]" office:value-type="boolean" office:boolean-value="true" calcext:value-type="boolean">
            <text:p>WAHR</text:p>
          </table:table-cell>
          <table:table-cell table:formula="of:=[.F125]/22000" office:value-type="float" office:value="10" calcext:value-type="float">
            <text:p>10</text:p>
          </table:table-cell>
          <table:table-cell table:formula="of:=[.H125]/[.C125]" office:value-type="float" office:value="-0.00208326326557376" calcext:value-type="float">
            <text:p>-0,0020832632655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,0</text:p>
          </table:table-cell>
          <table:table-cell office:value-type="float" office:value="-4559.36097237053" calcext:value-type="float">
            <text:p>-4559,4</text:p>
          </table:table-cell>
          <table:table-cell table:formula="of:=[.C126]/[.B126]" office:value-type="float" office:value="-0.0455936097237053" calcext:value-type="float">
            <text:p>-0,045593609723705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6]&lt;[.F126]" office:value-type="boolean" office:boolean-value="true" calcext:value-type="boolean">
            <text:p>WAHR</text:p>
          </table:table-cell>
          <table:table-cell table:formula="of:=[.F126]/22000" office:value-type="float" office:value="10" calcext:value-type="float">
            <text:p>10</text:p>
          </table:table-cell>
          <table:table-cell table:formula="of:=[.H126]/[.C126]" office:value-type="float" office:value="-0.00219328981859507" calcext:value-type="float">
            <text:p>-0,0021932898185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667.9642537852" calcext:value-type="float">
            <text:p>95668,0</text:p>
          </table:table-cell>
          <table:table-cell office:value-type="float" office:value="-4332.0357462148" calcext:value-type="float">
            <text:p>-4332,0</text:p>
          </table:table-cell>
          <table:table-cell table:formula="of:=[.C127]/[.B127]" office:value-type="float" office:value="-0.0452819894308914" calcext:value-type="float">
            <text:p>-0,045281989430892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7]&lt;[.F127]" office:value-type="boolean" office:boolean-value="true" calcext:value-type="boolean">
            <text:p>WAHR</text:p>
          </table:table-cell>
          <table:table-cell table:formula="of:=[.F127]/22000" office:value-type="float" office:value="10" calcext:value-type="float">
            <text:p>10</text:p>
          </table:table-cell>
          <table:table-cell table:formula="of:=[.H127]/[.C127]" office:value-type="float" office:value="-0.00230838353740218" calcext:value-type="float">
            <text:p>-0,0023083835374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550.6061760224" calcext:value-type="float">
            <text:p>91550,6</text:p>
          </table:table-cell>
          <table:table-cell office:value-type="float" office:value="-4117.35807776285" calcext:value-type="float">
            <text:p>-4117,4</text:p>
          </table:table-cell>
          <table:table-cell table:formula="of:=[.C128]/[.B128]" office:value-type="float" office:value="-0.0449735752688136" calcext:value-type="float">
            <text:p>-0,044973575268814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8]&lt;[.F128]" office:value-type="boolean" office:boolean-value="true" calcext:value-type="boolean">
            <text:p>WAHR</text:p>
          </table:table-cell>
          <table:table-cell table:formula="of:=[.F128]/22000" office:value-type="float" office:value="10" calcext:value-type="float">
            <text:p>10</text:p>
          </table:table-cell>
          <table:table-cell table:formula="of:=[.H128]/[.C128]" office:value-type="float" office:value="-0.002428741880384" calcext:value-type="float">
            <text:p>-0,0024287418803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636.0507448723" calcext:value-type="float">
            <text:p>87636,1</text:p>
          </table:table-cell>
          <table:table-cell office:value-type="float" office:value="-3914.55543115007" calcext:value-type="float">
            <text:p>-3914,6</text:p>
          </table:table-cell>
          <table:table-cell table:formula="of:=[.C129]/[.B129]" office:value-type="float" office:value="-0.0446683231144931" calcext:value-type="float">
            <text:p>-0,044668323114493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29]&lt;[.F129]" office:value-type="boolean" office:boolean-value="true" calcext:value-type="boolean">
            <text:p>WAHR</text:p>
          </table:table-cell>
          <table:table-cell table:formula="of:=[.F129]/22000" office:value-type="float" office:value="10" calcext:value-type="float">
            <text:p>10</text:p>
          </table:table-cell>
          <table:table-cell table:formula="of:=[.H129]/[.C129]" office:value-type="float" office:value="-0.00255456850104229" calcext:value-type="float">
            <text:p>-0,002554568501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3913.1442755023" calcext:value-type="float">
            <text:p>83913,1</text:p>
          </table:table-cell>
          <table:table-cell office:value-type="float" office:value="-3722.90646937001" calcext:value-type="float">
            <text:p>-3722,9</text:p>
          </table:table-cell>
          <table:table-cell table:formula="of:=[.C130]/[.B130]" office:value-type="float" office:value="-0.0443661896060887" calcext:value-type="float">
            <text:p>-0,044366189606089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0]&lt;[.F130]" office:value-type="boolean" office:boolean-value="true" calcext:value-type="boolean">
            <text:p>WAHR</text:p>
          </table:table-cell>
          <table:table-cell table:formula="of:=[.F130]/22000" office:value-type="float" office:value="10" calcext:value-type="float">
            <text:p>10</text:p>
          </table:table-cell>
          <table:table-cell table:formula="of:=[.H130]/[.C130]" office:value-type="float" office:value="-0.00268607338977608" calcext:value-type="float">
            <text:p>-0,0026860733897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371.4068697314" calcext:value-type="float">
            <text:p>80371,4</text:p>
          </table:table-cell>
          <table:table-cell office:value-type="float" office:value="-3541.73740577089" calcext:value-type="float">
            <text:p>-3541,7</text:p>
          </table:table-cell>
          <table:table-cell table:formula="of:=[.C131]/[.B131]" office:value-type="float" office:value="-0.044067132127119" calcext:value-type="float">
            <text:p>-0,044067132127119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1]&lt;[.F131]" office:value-type="boolean" office:boolean-value="true" calcext:value-type="boolean">
            <text:p>WAHR</text:p>
          </table:table-cell>
          <table:table-cell table:formula="of:=[.F131]/22000" office:value-type="float" office:value="10" calcext:value-type="float">
            <text:p>10</text:p>
          </table:table-cell>
          <table:table-cell table:formula="of:=[.H131]/[.C131]" office:value-type="float" office:value="-0.0028234730174253" calcext:value-type="float">
            <text:p>-0,002823473017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000.9882366077" calcext:value-type="float">
            <text:p>77001,0</text:p>
          </table:table-cell>
          <table:table-cell office:value-type="float" office:value="-3370.41863312367" calcext:value-type="float">
            <text:p>-3370,4</text:p>
          </table:table-cell>
          <table:table-cell table:formula="of:=[.C132]/[.B132]" office:value-type="float" office:value="-0.0437711087910598" calcext:value-type="float">
            <text:p>-0,04377110879106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2]&lt;[.F132]" office:value-type="boolean" office:boolean-value="true" calcext:value-type="boolean">
            <text:p>WAHR</text:p>
          </table:table-cell>
          <table:table-cell table:formula="of:=[.F132]/22000" office:value-type="float" office:value="10" calcext:value-type="float">
            <text:p>10</text:p>
          </table:table-cell>
          <table:table-cell table:formula="of:=[.H132]/[.C132]" office:value-type="float" office:value="-0.00296699048056594" calcext:value-type="float">
            <text:p>-0,0029669904805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792.6266287611" calcext:value-type="float">
            <text:p>73792,6</text:p>
          </table:table-cell>
          <table:table-cell office:value-type="float" office:value="-3208.36160784656" calcext:value-type="float">
            <text:p>-3208,4</text:p>
          </table:table-cell>
          <table:table-cell table:formula="of:=[.C133]/[.B133]" office:value-type="float" office:value="-0.0434780784262812" calcext:value-type="float">
            <text:p>-0,043478078426281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3]&lt;[.F133]" office:value-type="boolean" office:boolean-value="true" calcext:value-type="boolean">
            <text:p>WAHR</text:p>
          </table:table-cell>
          <table:table-cell table:formula="of:=[.F133]/22000" office:value-type="float" office:value="10" calcext:value-type="float">
            <text:p>10</text:p>
          </table:table-cell>
          <table:table-cell table:formula="of:=[.H133]/[.C133]" office:value-type="float" office:value="-0.00311685564854766" calcext:value-type="float">
            <text:p>-0,0031168556485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737.610659871" calcext:value-type="float">
            <text:p>70737,6</text:p>
          </table:table-cell>
          <table:table-cell office:value-type="float" office:value="-3055.01596889019" calcext:value-type="float">
            <text:p>-3055,0</text:p>
          </table:table-cell>
          <table:table-cell table:formula="of:=[.C134]/[.B134]" office:value-type="float" office:value="-0.0431880005613942" calcext:value-type="float">
            <text:p>-0,043188000561394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4]&lt;[.F134]" office:value-type="boolean" office:boolean-value="true" calcext:value-type="boolean">
            <text:p>WAHR</text:p>
          </table:table-cell>
          <table:table-cell table:formula="of:=[.F134]/22000" office:value-type="float" office:value="10" calcext:value-type="float">
            <text:p>10</text:p>
          </table:table-cell>
          <table:table-cell table:formula="of:=[.H134]/[.C134]" office:value-type="float" office:value="-0.00327330531225758" calcext:value-type="float">
            <text:p>-0,0032733053122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827.7437873553" calcext:value-type="float">
            <text:p>67827,7</text:p>
          </table:table-cell>
          <table:table-cell office:value-type="float" office:value="-2909.86687251563" calcext:value-type="float">
            <text:p>-2909,9</text:p>
          </table:table-cell>
          <table:table-cell table:formula="of:=[.C135]/[.B135]" office:value-type="float" office:value="-0.0429008354109237" calcext:value-type="float">
            <text:p>-0,042900835410924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5]&lt;[.F135]" office:value-type="boolean" office:boolean-value="true" calcext:value-type="boolean">
            <text:p>WAHR</text:p>
          </table:table-cell>
          <table:table-cell table:formula="of:=[.F135]/22000" office:value-type="float" office:value="10" calcext:value-type="float">
            <text:p>10</text:p>
          </table:table-cell>
          <table:table-cell table:formula="of:=[.H135]/[.C135]" office:value-type="float" office:value="-0.00343658333460281" calcext:value-type="float">
            <text:p>-0,0034365833346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055.3112615657" calcext:value-type="float">
            <text:p>65055,3</text:p>
          </table:table-cell>
          <table:table-cell office:value-type="float" office:value="-2772.43252578966" calcext:value-type="float">
            <text:p>-2772,4</text:p>
          </table:table-cell>
          <table:table-cell table:formula="of:=[.C136]/[.B136]" office:value-type="float" office:value="-0.0426165438613096" calcext:value-type="float">
            <text:p>-0,04261654386131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6]&lt;[.F136]" office:value-type="boolean" office:boolean-value="true" calcext:value-type="boolean">
            <text:p>WAHR</text:p>
          </table:table-cell>
          <table:table-cell table:formula="of:=[.F136]/22000" office:value-type="float" office:value="10" calcext:value-type="float">
            <text:p>10</text:p>
          </table:table-cell>
          <table:table-cell table:formula="of:=[.H136]/[.C136]" office:value-type="float" office:value="-0.00360694080269879" calcext:value-type="float">
            <text:p>-0,0036069408026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413.0493584977" calcext:value-type="float">
            <text:p>62413,0</text:p>
          </table:table-cell>
          <table:table-cell office:value-type="float" office:value="-2642.26190306796" calcext:value-type="float">
            <text:p>-2642,3</text:p>
          </table:table-cell>
          <table:table-cell table:formula="of:=[.C137]/[.B137]" office:value-type="float" office:value="-0.0423350874572868" calcext:value-type="float">
            <text:p>-0,042335087457287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7]&lt;[.F137]" office:value-type="boolean" office:boolean-value="true" calcext:value-type="boolean">
            <text:p>WAHR</text:p>
          </table:table-cell>
          <table:table-cell table:formula="of:=[.F137]/22000" office:value-type="float" office:value="10" calcext:value-type="float">
            <text:p>10</text:p>
          </table:table-cell>
          <table:table-cell table:formula="of:=[.H137]/[.C137]" office:value-type="float" office:value="-0.00378463618174598" calcext:value-type="float">
            <text:p>-0,0037846361817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894.1167274551" calcext:value-type="float">
            <text:p>59894,1</text:p>
          </table:table-cell>
          <table:table-cell office:value-type="float" office:value="-2518.93263104265" calcext:value-type="float">
            <text:p>-2518,9</text:p>
          </table:table-cell>
          <table:table-cell table:formula="of:=[.C138]/[.B138]" office:value-type="float" office:value="-0.042056428388533" calcext:value-type="float">
            <text:p>-0,042056428388533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8]&lt;[.F138]" office:value-type="boolean" office:boolean-value="true" calcext:value-type="boolean">
            <text:p>WAHR</text:p>
          </table:table-cell>
          <table:table-cell table:formula="of:=[.F138]/22000" office:value-type="float" office:value="10" calcext:value-type="float">
            <text:p>10</text:p>
          </table:table-cell>
          <table:table-cell table:formula="of:=[.H138]/[.C138]" office:value-type="float" office:value="-0.00396993547058888" calcext:value-type="float">
            <text:p>-0,0039699354705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492.0676983105" calcext:value-type="float">
            <text:p>57492,1</text:p>
          </table:table-cell>
          <table:table-cell office:value-type="float" office:value="-2402.0490291446" calcext:value-type="float">
            <text:p>-2402,0</text:p>
          </table:table-cell>
          <table:table-cell table:formula="of:=[.C139]/[.B139]" office:value-type="float" office:value="-0.041780529476681" calcext:value-type="float">
            <text:p>-0,041780529476681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39]&lt;[.F139]" office:value-type="boolean" office:boolean-value="true" calcext:value-type="boolean">
            <text:p>WAHR</text:p>
          </table:table-cell>
          <table:table-cell table:formula="of:=[.F139]/22000" office:value-type="float" office:value="10" calcext:value-type="float">
            <text:p>10</text:p>
          </table:table-cell>
          <table:table-cell table:formula="of:=[.H139]/[.C139]" office:value-type="float" office:value="-0.00416311235893512" calcext:value-type="float">
            <text:p>-0,0041631123589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200.8274051365" calcext:value-type="float">
            <text:p>55200,8</text:p>
          </table:table-cell>
          <table:table-cell office:value-type="float" office:value="-2291.24029317399" calcext:value-type="float">
            <text:p>-2291,2</text:p>
          </table:table-cell>
          <table:table-cell table:formula="of:=[.C140]/[.B140]" office:value-type="float" office:value="-0.0415073541626079" calcext:value-type="float">
            <text:p>-0,041507354162608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0]&lt;[.F140]" office:value-type="boolean" office:boolean-value="true" calcext:value-type="boolean">
            <text:p>WAHR</text:p>
          </table:table-cell>
          <table:table-cell table:formula="of:=[.F140]/22000" office:value-type="float" office:value="10" calcext:value-type="float">
            <text:p>10</text:p>
          </table:table-cell>
          <table:table-cell table:formula="of:=[.H140]/[.C140]" office:value-type="float" office:value="-0.00436444838622635" calcext:value-type="float">
            <text:p>-0,0043644483862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014.6685940967" calcext:value-type="float">
            <text:p>53014,7</text:p>
          </table:table-cell>
          <table:table-cell office:value-type="float" office:value="-2186.1588110398" calcext:value-type="float">
            <text:p>-2186,2</text:p>
          </table:table-cell>
          <table:table-cell table:formula="of:=[.C141]/[.B141]" office:value-type="float" office:value="-0.041236866494026" calcext:value-type="float">
            <text:p>-0,041236866494026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1]&lt;[.F141]" office:value-type="boolean" office:boolean-value="true" calcext:value-type="boolean">
            <text:p>WAHR</text:p>
          </table:table-cell>
          <table:table-cell table:formula="of:=[.F141]/22000" office:value-type="float" office:value="10" calcext:value-type="float">
            <text:p>10</text:p>
          </table:table-cell>
          <table:table-cell table:formula="of:=[.H141]/[.C141]" office:value-type="float" office:value="-0.00457423310214307" calcext:value-type="float">
            <text:p>-0,0045742331021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928.1899936968" calcext:value-type="float">
            <text:p>50928,2</text:p>
          </table:table-cell>
          <table:table-cell office:value-type="float" office:value="-2086.47860039984" calcext:value-type="float">
            <text:p>-2086,5</text:p>
          </table:table-cell>
          <table:table-cell table:formula="of:=[.C142]/[.B142]" office:value-type="float" office:value="-0.040969031113379" calcext:value-type="float">
            <text:p>-0,040969031113379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2]&lt;[.F142]" office:value-type="boolean" office:boolean-value="true" calcext:value-type="boolean">
            <text:p>WAHR</text:p>
          </table:table-cell>
          <table:table-cell table:formula="of:=[.F142]/22000" office:value-type="float" office:value="10" calcext:value-type="float">
            <text:p>10</text:p>
          </table:table-cell>
          <table:table-cell table:formula="of:=[.H142]/[.C142]" office:value-type="float" office:value="-0.00479276422872665" calcext:value-type="float">
            <text:p>-0,0047927642287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936.2961348718" calcext:value-type="float">
            <text:p>48936,3</text:p>
          </table:table-cell>
          <table:table-cell office:value-type="float" office:value="-1991.89385882504" calcext:value-type="float">
            <text:p>-1991,9</text:p>
          </table:table-cell>
          <table:table-cell table:formula="of:=[.C143]/[.B143]" office:value-type="float" office:value="-0.0407038132460055" calcext:value-type="float">
            <text:p>-0,040703813246006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3]&lt;[.F143]" office:value-type="boolean" office:boolean-value="true" calcext:value-type="boolean">
            <text:p>WAHR</text:p>
          </table:table-cell>
          <table:table-cell table:formula="of:=[.F143]/22000" office:value-type="float" office:value="10" calcext:value-type="float">
            <text:p>10</text:p>
          </table:table-cell>
          <table:table-cell table:formula="of:=[.H143]/[.C143]" office:value-type="float" office:value="-0.0050203478241048" calcext:value-type="float">
            <text:p>-0,0050203478241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034.178516995" calcext:value-type="float">
            <text:p>47034,2</text:p>
          </table:table-cell>
          <table:table-cell office:value-type="float" office:value="-1902.11761787676" calcext:value-type="float">
            <text:p>-1902,1</text:p>
          </table:table-cell>
          <table:table-cell table:formula="of:=[.C144]/[.B144]" office:value-type="float" office:value="-0.0404411786885884" calcext:value-type="float">
            <text:p>-0,040441178688588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4]&lt;[.F144]" office:value-type="boolean" office:boolean-value="true" calcext:value-type="boolean">
            <text:p>WAHR</text:p>
          </table:table-cell>
          <table:table-cell table:formula="of:=[.F144]/22000" office:value-type="float" office:value="10" calcext:value-type="float">
            <text:p>10</text:p>
          </table:table-cell>
          <table:table-cell table:formula="of:=[.H144]/[.C144]" office:value-type="float" office:value="-0.00525729844780183" calcext:value-type="float">
            <text:p>-0,0052572984478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217.2980238146" calcext:value-type="float">
            <text:p>45217,3</text:p>
          </table:table-cell>
          <table:table-cell office:value-type="float" office:value="-1816.88049318048" calcext:value-type="float">
            <text:p>-1816,9</text:p>
          </table:table-cell>
          <table:table-cell table:formula="of:=[.C145]/[.B145]" office:value-type="float" office:value="-0.0401810937978555" calcext:value-type="float">
            <text:p>-0,040181093797856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5]&lt;[.F145]" office:value-type="boolean" office:boolean-value="true" calcext:value-type="boolean">
            <text:p>WAHR</text:p>
          </table:table-cell>
          <table:table-cell table:formula="of:=[.F145]/22000" office:value-type="float" office:value="10" calcext:value-type="float">
            <text:p>10</text:p>
          </table:table-cell>
          <table:table-cell table:formula="of:=[.H145]/[.C145]" office:value-type="float" office:value="-0.00550393932761908" calcext:value-type="float">
            <text:p>-0,005503939327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481.3685005947" calcext:value-type="float">
            <text:p>43481,4</text:p>
          </table:table-cell>
          <table:table-cell office:value-type="float" office:value="-1735.92952321985" calcext:value-type="float">
            <text:p>-1735,9</text:p>
          </table:table-cell>
          <table:table-cell table:formula="of:=[.C146]/[.B146]" office:value-type="float" office:value="-0.0399235254795651" calcext:value-type="float">
            <text:p>-0,039923525479565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6]&lt;[.F146]" office:value-type="boolean" office:boolean-value="true" calcext:value-type="boolean">
            <text:p>WAHR</text:p>
          </table:table-cell>
          <table:table-cell table:formula="of:=[.F146]/22000" office:value-type="float" office:value="10" calcext:value-type="float">
            <text:p>10</text:p>
          </table:table-cell>
          <table:table-cell table:formula="of:=[.H146]/[.C146]" office:value-type="float" office:value="-0.00576060252806331" calcext:value-type="float">
            <text:p>-0,0057606025280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822.3414104399" calcext:value-type="float">
            <text:p>41822,3</text:p>
          </table:table-cell>
          <table:table-cell office:value-type="float" office:value="-1659.02709015476" calcext:value-type="float">
            <text:p>-1659,0</text:p>
          </table:table-cell>
          <table:table-cell table:formula="of:=[.C147]/[.B147]" office:value-type="float" office:value="-0.0396684411777248" calcext:value-type="float">
            <text:p>-0,039668441177725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7]&lt;[.F147]" office:value-type="boolean" office:boolean-value="true" calcext:value-type="boolean">
            <text:p>WAHR</text:p>
          </table:table-cell>
          <table:table-cell table:formula="of:=[.F147]/22000" office:value-type="float" office:value="10" calcext:value-type="float">
            <text:p>10</text:p>
          </table:table-cell>
          <table:table-cell table:formula="of:=[.H147]/[.C147]" office:value-type="float" office:value="-0.00602762912031" calcext:value-type="float">
            <text:p>-0,006027629120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236.3914939353" calcext:value-type="float">
            <text:p>40236,4</text:p>
          </table:table-cell>
          <table:table-cell office:value-type="float" office:value="-1585.94991650464" calcext:value-type="float">
            <text:p>-1585,9</text:p>
          </table:table-cell>
          <table:table-cell table:formula="of:=[.C148]/[.B148]" office:value-type="float" office:value="-0.0394158088640649" calcext:value-type="float">
            <text:p>-0,039415808864065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8]&lt;[.F148]" office:value-type="boolean" office:boolean-value="true" calcext:value-type="boolean">
            <text:p>WAHR</text:p>
          </table:table-cell>
          <table:table-cell table:formula="of:=[.F148]/22000" office:value-type="float" office:value="10" calcext:value-type="float">
            <text:p>10</text:p>
          </table:table-cell>
          <table:table-cell table:formula="of:=[.H148]/[.C148]" office:value-type="float" office:value="-0.00630536935368018" calcext:value-type="float">
            <text:p>-0,006305369353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719.9033619089" calcext:value-type="float">
            <text:p>38719,9</text:p>
          </table:table-cell>
          <table:table-cell office:value-type="float" office:value="-1516.48813202637" calcext:value-type="float">
            <text:p>-1516,5</text:p>
          </table:table-cell>
          <table:table-cell table:formula="of:=[.C149]/[.B149]" office:value-type="float" office:value="-0.0391655970277609" calcext:value-type="float">
            <text:p>-0,039165597027761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49]&lt;[.F149]" office:value-type="boolean" office:boolean-value="true" calcext:value-type="boolean">
            <text:p>WAHR</text:p>
          </table:table-cell>
          <table:table-cell table:formula="of:=[.F149]/22000" office:value-type="float" office:value="10" calcext:value-type="float">
            <text:p>10</text:p>
          </table:table-cell>
          <table:table-cell table:formula="of:=[.H149]/[.C149]" office:value-type="float" office:value="-0.00659418282861056" calcext:value-type="float">
            <text:p>-0,0065941828286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269.458956346" calcext:value-type="float">
            <text:p>37269,5</text:p>
          </table:table-cell>
          <table:table-cell office:value-type="float" office:value="-1450.44440556297" calcext:value-type="float">
            <text:p>-1450,4</text:p>
          </table:table-cell>
          <table:table-cell table:formula="of:=[.C150]/[.B150]" office:value-type="float" office:value="-0.0389177746653603" calcext:value-type="float">
            <text:p>-0,03891777466536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0]&lt;[.F150]" office:value-type="boolean" office:boolean-value="true" calcext:value-type="boolean">
            <text:p>WAHR</text:p>
          </table:table-cell>
          <table:table-cell table:formula="of:=[.F150]/22000" office:value-type="float" office:value="10" calcext:value-type="float">
            <text:p>10</text:p>
          </table:table-cell>
          <table:table-cell table:formula="of:=[.H150]/[.C150]" office:value-type="float" office:value="-0.00689443867110414" calcext:value-type="float">
            <text:p>-0,006894438671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881.8258192908" calcext:value-type="float">
            <text:p>35881,8</text:p>
          </table:table-cell>
          <table:table-cell office:value-type="float" office:value="-1387.63313705513" calcext:value-type="float">
            <text:p>-1387,6</text:p>
          </table:table-cell>
          <table:table-cell table:formula="of:=[.C151]/[.B151]" office:value-type="float" office:value="-0.038672311270992" calcext:value-type="float">
            <text:p>-0,038672311270992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1]&lt;[.F151]" office:value-type="boolean" office:boolean-value="true" calcext:value-type="boolean">
            <text:p>WAHR</text:p>
          </table:table-cell>
          <table:table-cell table:formula="of:=[.F151]/22000" office:value-type="float" office:value="10" calcext:value-type="float">
            <text:p>10</text:p>
          </table:table-cell>
          <table:table-cell table:formula="of:=[.H151]/[.C151]" office:value-type="float" office:value="-0.00720651570862761" calcext:value-type="float">
            <text:p>-0,0072065157086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553.9461140141" calcext:value-type="float">
            <text:p>34553,9</text:p>
          </table:table-cell>
          <table:table-cell office:value-type="float" office:value="-1327.87970527672" calcext:value-type="float">
            <text:p>-1327,9</text:p>
          </table:table-cell>
          <table:table-cell table:formula="of:=[.C152]/[.B152]" office:value-type="float" office:value="-0.0384291768267292" calcext:value-type="float">
            <text:p>-0,038429176826729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2]&lt;[.F152]" office:value-type="boolean" office:boolean-value="true" calcext:value-type="boolean">
            <text:p>WAHR</text:p>
          </table:table-cell>
          <table:table-cell table:formula="of:=[.F152]/22000" office:value-type="float" office:value="10" calcext:value-type="float">
            <text:p>10</text:p>
          </table:table-cell>
          <table:table-cell table:formula="of:=[.H152]/[.C152]" office:value-type="float" office:value="-0.00753080264745524" calcext:value-type="float">
            <text:p>-0,0075308026474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282.9263468033" calcext:value-type="float">
            <text:p>33282,9</text:p>
          </table:table-cell>
          <table:table-cell office:value-type="float" office:value="-1271.0197672108" calcext:value-type="float">
            <text:p>-1271,0</text:p>
          </table:table-cell>
          <table:table-cell table:formula="of:=[.C153]/[.B153]" office:value-type="float" office:value="-0.0381883417932353" calcext:value-type="float">
            <text:p>-0,038188341793235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3]&lt;[.F153]" office:value-type="boolean" office:boolean-value="true" calcext:value-type="boolean">
            <text:p>WAHR</text:p>
          </table:table-cell>
          <table:table-cell table:formula="of:=[.F153]/22000" office:value-type="float" office:value="10" calcext:value-type="float">
            <text:p>10</text:p>
          </table:table-cell>
          <table:table-cell table:formula="of:=[.H153]/[.C153]" office:value-type="float" office:value="-0.00786769825141633" calcext:value-type="float">
            <text:p>-0,0078676982514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066.0277415123" calcext:value-type="float">
            <text:p>32066,0</text:p>
          </table:table-cell>
          <table:table-cell office:value-type="float" office:value="-1216.89860529104" calcext:value-type="float">
            <text:p>-1216,9</text:p>
          </table:table-cell>
          <table:table-cell table:formula="of:=[.C154]/[.B154]" office:value-type="float" office:value="-0.0379497771005686" calcext:value-type="float">
            <text:p>-0,037949777100569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4]&lt;[.F154]" office:value-type="boolean" office:boolean-value="true" calcext:value-type="boolean">
            <text:p>WAHR</text:p>
          </table:table-cell>
          <table:table-cell table:formula="of:=[.F154]/22000" office:value-type="float" office:value="10" calcext:value-type="float">
            <text:p>10</text:p>
          </table:table-cell>
          <table:table-cell table:formula="of:=[.H154]/[.C154]" office:value-type="float" office:value="-0.00821761152204488" calcext:value-type="float">
            <text:p>-0,0082176115220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900.6572224804" calcext:value-type="float">
            <text:p>30900,7</text:p>
          </table:table-cell>
          <table:table-cell office:value-type="float" office:value="-1165.37051903185" calcext:value-type="float">
            <text:p>-1165,4</text:p>
          </table:table-cell>
          <table:table-cell table:formula="of:=[.C155]/[.B155]" office:value-type="float" office:value="-0.0377134541392225" calcext:value-type="float">
            <text:p>-0,037713454139223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5]&lt;[.F155]" office:value-type="boolean" office:boolean-value="true" calcext:value-type="boolean">
            <text:p>WAHR</text:p>
          </table:table-cell>
          <table:table-cell table:formula="of:=[.F155]/22000" office:value-type="float" office:value="10" calcext:value-type="float">
            <text:p>10</text:p>
          </table:table-cell>
          <table:table-cell table:formula="of:=[.H155]/[.C155]" office:value-type="float" office:value="-0.008580961880096" calcext:value-type="float">
            <text:p>-0,0085809618800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784.3589646463" calcext:value-type="float">
            <text:p>29784,4</text:p>
          </table:table-cell>
          <table:table-cell office:value-type="float" office:value="-1116.29825783416" calcext:value-type="float">
            <text:p>-1116,3</text:p>
          </table:table-cell>
          <table:table-cell table:formula="of:=[.C156]/[.B156]" office:value-type="float" office:value="-0.0374793447513574" calcext:value-type="float">
            <text:p>-0,037479344751357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6]&lt;[.F156]" office:value-type="boolean" office:boolean-value="true" calcext:value-type="boolean">
            <text:p>WAHR</text:p>
          </table:table-cell>
          <table:table-cell table:formula="of:=[.F156]/22000" office:value-type="float" office:value="10" calcext:value-type="float">
            <text:p>10</text:p>
          </table:table-cell>
          <table:table-cell table:formula="of:=[.H156]/[.C156]" office:value-type="float" office:value="-0.00895817934841355" calcext:value-type="float">
            <text:p>-0,0089581793484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714.8064726449" calcext:value-type="float">
            <text:p>28714,8</text:p>
          </table:table-cell>
          <table:table-cell office:value-type="float" office:value="-1069.55249200137" calcext:value-type="float">
            <text:p>-1069,6</text:p>
          </table:table-cell>
          <table:table-cell table:formula="of:=[.C157]/[.B157]" office:value-type="float" office:value="-0.0372474212222282" calcext:value-type="float">
            <text:p>-0,037247421222228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7]&lt;[.F157]" office:value-type="boolean" office:boolean-value="true" calcext:value-type="boolean">
            <text:p>WAHR</text:p>
          </table:table-cell>
          <table:table-cell table:formula="of:=[.F157]/22000" office:value-type="float" office:value="10" calcext:value-type="float">
            <text:p>10</text:p>
          </table:table-cell>
          <table:table-cell table:formula="of:=[.H157]/[.C157]" office:value-type="float" office:value="-0.00934970473612546" calcext:value-type="float">
            <text:p>-0,0093497047361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689.7951534191" calcext:value-type="float">
            <text:p>27689,8</text:p>
          </table:table-cell>
          <table:table-cell office:value-type="float" office:value="-1025.01131922576" calcext:value-type="float">
            <text:p>-1025,0</text:p>
          </table:table-cell>
          <table:table-cell table:formula="of:=[.C158]/[.B158]" office:value-type="float" office:value="-0.0370176562717978" calcext:value-type="float">
            <text:p>-0,037017656271798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8]&lt;[.F158]" office:value-type="boolean" office:boolean-value="true" calcext:value-type="boolean">
            <text:p>WAHR</text:p>
          </table:table-cell>
          <table:table-cell table:formula="of:=[.F158]/22000" office:value-type="float" office:value="10" calcext:value-type="float">
            <text:p>10</text:p>
          </table:table-cell>
          <table:table-cell table:formula="of:=[.H158]/[.C158]" office:value-type="float" office:value="-0.00975598982414504" calcext:value-type="float">
            <text:p>-0,0097559898241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707.2353494051" calcext:value-type="float">
            <text:p>26707,2</text:p>
          </table:table-cell>
          <table:table-cell office:value-type="float" office:value="-982.559804014069" calcext:value-type="float">
            <text:p>-982,6</text:p>
          </table:table-cell>
          <table:table-cell table:formula="of:=[.C159]/[.B159]" office:value-type="float" office:value="-0.0367900230465433" calcext:value-type="float">
            <text:p>-0,036790023046543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59]&lt;[.F159]" office:value-type="boolean" office:boolean-value="true" calcext:value-type="boolean">
            <text:p>WAHR</text:p>
          </table:table-cell>
          <table:table-cell table:formula="of:=[.F159]/22000" office:value-type="float" office:value="10" calcext:value-type="float">
            <text:p>10</text:p>
          </table:table-cell>
          <table:table-cell table:formula="of:=[.H159]/[.C159]" office:value-type="float" office:value="-0.0101774975519524" calcext:value-type="float">
            <text:p>-0,0101774975519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765.1458016937" calcext:value-type="float">
            <text:p>25765,1</text:p>
          </table:table-cell>
          <table:table-cell office:value-type="float" office:value="-942.089547711388" calcext:value-type="float">
            <text:p>-942,1</text:p>
          </table:table-cell>
          <table:table-cell table:formula="of:=[.C160]/[.B160]" office:value-type="float" office:value="-0.036564495111433" calcext:value-type="float">
            <text:p>-0,036564495111433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60]&lt;[.F160]" office:value-type="boolean" office:boolean-value="true" calcext:value-type="boolean">
            <text:p>WAHR</text:p>
          </table:table-cell>
          <table:table-cell table:formula="of:=[.F160]/22000" office:value-type="float" office:value="10" calcext:value-type="float">
            <text:p>10</text:p>
          </table:table-cell>
          <table:table-cell table:formula="of:=[.H160]/[.C160]" office:value-type="float" office:value="-0.0106147022056374" calcext:value-type="float">
            <text:p>-0,0106147022056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61.6475147338" calcext:value-type="float">
            <text:p>24861,6</text:p>
          </table:table-cell>
          <table:table-cell office:value-type="float" office:value="-903.498286959872" calcext:value-type="float">
            <text:p>-903,5</text:p>
          </table:table-cell>
          <table:table-cell table:formula="of:=[.C161]/[.B161]" office:value-type="float" office:value="-0.0363410464420924" calcext:value-type="float">
            <text:p>-0,036341046442092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61]&lt;[.F161]" office:value-type="boolean" office:boolean-value="true" calcext:value-type="boolean">
            <text:p>WAHR</text:p>
          </table:table-cell>
          <table:table-cell table:formula="of:=[.F161]/22000" office:value-type="float" office:value="10" calcext:value-type="float">
            <text:p>10</text:p>
          </table:table-cell>
          <table:table-cell table:formula="of:=[.H161]/[.C161]" office:value-type="float" office:value="-0.0110680896071739" calcext:value-type="float">
            <text:p>-0,0110680896071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994.9579961443" calcext:value-type="float">
            <text:p>23995,0</text:p>
          </table:table-cell>
          <table:table-cell office:value-type="float" office:value="-866.689518589552" calcext:value-type="float">
            <text:p>-866,7</text:p>
          </table:table-cell>
          <table:table-cell table:formula="of:=[.C162]/[.B162]" office:value-type="float" office:value="-0.036119651417136" calcext:value-type="float">
            <text:p>-0,036119651417136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62]&lt;[.F162]" office:value-type="boolean" office:boolean-value="true" calcext:value-type="boolean">
            <text:p>WAHR</text:p>
          </table:table-cell>
          <table:table-cell table:formula="of:=[.F162]/22000" office:value-type="float" office:value="10" calcext:value-type="float">
            <text:p>10</text:p>
          </table:table-cell>
          <table:table-cell table:formula="of:=[.H162]/[.C162]" office:value-type="float" office:value="-0.0115381573049066" calcext:value-type="float">
            <text:p>-0,0115381573049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163.3858470559" calcext:value-type="float">
            <text:p>23163,4</text:p>
          </table:table-cell>
          <table:table-cell office:value-type="float" office:value="-831.572149088399" calcext:value-type="float">
            <text:p>-831,6</text:p>
          </table:table-cell>
          <table:table-cell table:formula="of:=[.C163]/[.B163]" office:value-type="float" office:value="-0.0359002848106549" calcext:value-type="float">
            <text:p>-0,035900284810655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63]&lt;[.F163]" office:value-type="boolean" office:boolean-value="true" calcext:value-type="boolean">
            <text:p>WAHR</text:p>
          </table:table-cell>
          <table:table-cell table:formula="of:=[.F163]/22000" office:value-type="float" office:value="10" calcext:value-type="float">
            <text:p>10</text:p>
          </table:table-cell>
          <table:table-cell table:formula="of:=[.H163]/[.C163]" office:value-type="float" office:value="-0.012025414765228" calcext:value-type="float">
            <text:p>-0,0120254147652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365.3256801187" calcext:value-type="float">
            <text:p>22365,3</text:p>
          </table:table-cell>
          <table:table-cell office:value-type="float" office:value="-798.060166937157" calcext:value-type="float">
            <text:p>-798,1</text:p>
          </table:table-cell>
          <table:table-cell table:formula="of:=[.C164]/[.B164]" office:value-type="float" office:value="-0.0356829217848851" calcext:value-type="float">
            <text:p>-0,035682921784885</text:p>
          </table:table-cell>
          <table:table-cell/>
          <table:table-cell office:value-type="float" office:value="220000" calcext:value-type="float">
            <text:p>220000</text:p>
          </table:table-cell>
          <table:table-cell table:style-name="ce3" table:formula="of:=[.B164]&lt;[.F164]" office:value-type="boolean" office:boolean-value="true" calcext:value-type="boolean">
            <text:p>WAHR</text:p>
          </table:table-cell>
          <table:table-cell table:formula="of:=[.F164]/22000" office:value-type="float" office:value="10" calcext:value-type="float">
            <text:p>10</text:p>
          </table:table-cell>
          <table:table-cell table:formula="of:=[.H164]/[.C164]" office:value-type="float" office:value="-0.0125303835654129" calcext:value-type="float">
            <text:p>-0,0125303835654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99.2533438987" calcext:value-type="float">
            <text:p>21599,3</text:p>
          </table:table-cell>
          <table:table-cell office:value-type="float" office:value="-766.072336220019" calcext:value-type="float">
            <text:p>-766,1</text:p>
          </table:table-cell>
          <table:table-cell table:formula="of:=[.C165]/[.B165]" office:value-type="float" office:value="-0.035467537883036" calcext:value-type="float">
            <text:p>-0,03546753788303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65]&lt;[.F165]" office:value-type="boolean" office:boolean-value="true" calcext:value-type="boolean">
            <text:p>WAHR</text:p>
          </table:table-cell>
          <table:table-cell table:formula="of:=[.F165]/22000" office:value-type="float" office:value="1" calcext:value-type="float">
            <text:p>1</text:p>
          </table:table-cell>
          <table:table-cell table:formula="of:=[.H165]/[.C165]" office:value-type="float" office:value="-0.00130535975875886" calcext:value-type="float">
            <text:p>-0,0013053597587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63.7214338597" calcext:value-type="float">
            <text:p>20863,7</text:p>
          </table:table-cell>
          <table:table-cell office:value-type="float" office:value="-735.531910039023" calcext:value-type="float">
            <text:p>-735,5</text:p>
          </table:table-cell>
          <table:table-cell table:formula="of:=[.C166]/[.B166]" office:value-type="float" office:value="-0.0352541090222442" calcext:value-type="float">
            <text:p>-0,03525410902224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66]&lt;[.F166]" office:value-type="boolean" office:boolean-value="true" calcext:value-type="boolean">
            <text:p>WAHR</text:p>
          </table:table-cell>
          <table:table-cell table:formula="of:=[.F166]/22000" office:value-type="float" office:value="1" calcext:value-type="float">
            <text:p>1</text:p>
          </table:table-cell>
          <table:table-cell table:formula="of:=[.H166]/[.C166]" office:value-type="float" office:value="-0.00135956032138286" calcext:value-type="float">
            <text:p>-0,0013595603213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57.3550714895" calcext:value-type="float">
            <text:p>20157,4</text:p>
          </table:table-cell>
          <table:table-cell office:value-type="float" office:value="-706.366362370129" calcext:value-type="float">
            <text:p>-706,4</text:p>
          </table:table-cell>
          <table:table-cell table:formula="of:=[.C167]/[.B167]" office:value-type="float" office:value="-0.0350426114867229" calcext:value-type="float">
            <text:p>-0,03504261148672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67]&lt;[.F167]" office:value-type="boolean" office:boolean-value="true" calcext:value-type="boolean">
            <text:p>WAHR</text:p>
          </table:table-cell>
          <table:table-cell table:formula="of:=[.F167]/22000" office:value-type="float" office:value="1" calcext:value-type="float">
            <text:p>1</text:p>
          </table:table-cell>
          <table:table-cell table:formula="of:=[.H167]/[.C167]" office:value-type="float" office:value="-0.00141569595223167" calcext:value-type="float">
            <text:p>-0,0014156959522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478.8479343944" calcext:value-type="float">
            <text:p>19478,8</text:p>
          </table:table-cell>
          <table:table-cell office:value-type="float" office:value="-678.507137095097" calcext:value-type="float">
            <text:p>-678,5</text:p>
          </table:table-cell>
          <table:table-cell table:formula="of:=[.C168]/[.B168]" office:value-type="float" office:value="-0.0348330219210262" calcext:value-type="float">
            <text:p>-0,03483302192102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68]&lt;[.F168]" office:value-type="boolean" office:boolean-value="true" calcext:value-type="boolean">
            <text:p>WAHR</text:p>
          </table:table-cell>
          <table:table-cell table:formula="of:=[.F168]/22000" office:value-type="float" office:value="1" calcext:value-type="float">
            <text:p>1</text:p>
          </table:table-cell>
          <table:table-cell table:formula="of:=[.H168]/[.C168]" office:value-type="float" office:value="-0.00147382384845842" calcext:value-type="float">
            <text:p>-0,0014738238484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826.9585213568" calcext:value-type="float">
            <text:p>18827,0</text:p>
          </table:table-cell>
          <table:table-cell office:value-type="float" office:value="-651.889413037687" calcext:value-type="float">
            <text:p>-651,9</text:p>
          </table:table-cell>
          <table:table-cell table:formula="of:=[.C169]/[.B169]" office:value-type="float" office:value="-0.0346253173234647" calcext:value-type="float">
            <text:p>-0,034625317323465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69]&lt;[.F169]" office:value-type="boolean" office:boolean-value="true" calcext:value-type="boolean">
            <text:p>WAHR</text:p>
          </table:table-cell>
          <table:table-cell table:formula="of:=[.F169]/22000" office:value-type="float" office:value="1" calcext:value-type="float">
            <text:p>1</text:p>
          </table:table-cell>
          <table:table-cell table:formula="of:=[.H169]/[.C169]" office:value-type="float" office:value="-0.00153400251637802" calcext:value-type="float">
            <text:p>-0,0015340025163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200.5066374401" calcext:value-type="float">
            <text:p>18200,5</text:p>
          </table:table-cell>
          <table:table-cell office:value-type="float" office:value="-626.45188391666" calcext:value-type="float">
            <text:p>-626,5</text:p>
          </table:table-cell>
          <table:table-cell table:formula="of:=[.C170]/[.B170]" office:value-type="float" office:value="-0.0344194750396668" calcext:value-type="float">
            <text:p>-0,03441947503966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0]&lt;[.F170]" office:value-type="boolean" office:boolean-value="true" calcext:value-type="boolean">
            <text:p>WAHR</text:p>
          </table:table-cell>
          <table:table-cell table:formula="of:=[.F170]/22000" office:value-type="float" office:value="1" calcext:value-type="float">
            <text:p>1</text:p>
          </table:table-cell>
          <table:table-cell table:formula="of:=[.H170]/[.C170]" office:value-type="float" office:value="-0.00159629179139484" calcext:value-type="float">
            <text:p>-0,0015962917913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98.3700852338" calcext:value-type="float">
            <text:p>17598,4</text:p>
          </table:table-cell>
          <table:table-cell office:value-type="float" office:value="-602.136552206288" calcext:value-type="float">
            <text:p>-602,1</text:p>
          </table:table-cell>
          <table:table-cell table:formula="of:=[.C171]/[.B171]" office:value-type="float" office:value="-0.0342154727562822" calcext:value-type="float">
            <text:p>-0,034215472756282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1]&lt;[.F171]" office:value-type="boolean" office:boolean-value="true" calcext:value-type="boolean">
            <text:p>WAHR</text:p>
          </table:table-cell>
          <table:table-cell table:formula="of:=[.F171]/22000" office:value-type="float" office:value="1" calcext:value-type="float">
            <text:p>1</text:p>
          </table:table-cell>
          <table:table-cell table:formula="of:=[.H171]/[.C171]" office:value-type="float" office:value="-0.00166075285802847" calcext:value-type="float">
            <text:p>-0,0016607528580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019.4815492666" calcext:value-type="float">
            <text:p>17019,5</text:p>
          </table:table-cell>
          <table:table-cell office:value-type="float" office:value="-578.888535967166" calcext:value-type="float">
            <text:p>-578,9</text:p>
          </table:table-cell>
          <table:table-cell table:formula="of:=[.C172]/[.B172]" office:value-type="float" office:value="-0.0340132884948021" calcext:value-type="float">
            <text:p>-0,034013288494802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2]&lt;[.F172]" office:value-type="boolean" office:boolean-value="true" calcext:value-type="boolean">
            <text:p>WAHR</text:p>
          </table:table-cell>
          <table:table-cell table:formula="of:=[.F172]/22000" office:value-type="float" office:value="1" calcext:value-type="float">
            <text:p>1</text:p>
          </table:table-cell>
          <table:table-cell table:formula="of:=[.H172]/[.C172]" office:value-type="float" office:value="-0.00172744827003573" calcext:value-type="float">
            <text:p>-0,0017274482700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462.8256614888" calcext:value-type="float">
            <text:p>16462,8</text:p>
          </table:table-cell>
          <table:table-cell office:value-type="float" office:value="-556.655887777881" calcext:value-type="float">
            <text:p>-556,7</text:p>
          </table:table-cell>
          <table:table-cell table:formula="of:=[.C173]/[.B173]" office:value-type="float" office:value="-0.0338129006055173" calcext:value-type="float">
            <text:p>-0,03381290060551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3]&lt;[.F173]" office:value-type="boolean" office:boolean-value="true" calcext:value-type="boolean">
            <text:p>WAHR</text:p>
          </table:table-cell>
          <table:table-cell table:formula="of:=[.F173]/22000" office:value-type="float" office:value="1" calcext:value-type="float">
            <text:p>1</text:p>
          </table:table-cell>
          <table:table-cell table:formula="of:=[.H173]/[.C173]" office:value-type="float" office:value="-0.00179644197062553" calcext:value-type="float">
            <text:p>-0,0017964419706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927.4362365293" calcext:value-type="float">
            <text:p>15927,4</text:p>
          </table:table-cell>
          <table:table-cell office:value-type="float" office:value="-535.38942495948" calcext:value-type="float">
            <text:p>-535,4</text:p>
          </table:table-cell>
          <table:table-cell table:formula="of:=[.C174]/[.B174]" office:value-type="float" office:value="-0.0336142877616156" calcext:value-type="float">
            <text:p>-0,03361428776161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4]&lt;[.F174]" office:value-type="boolean" office:boolean-value="true" calcext:value-type="boolean">
            <text:p>WAHR</text:p>
          </table:table-cell>
          <table:table-cell table:formula="of:=[.F174]/22000" office:value-type="float" office:value="1" calcext:value-type="float">
            <text:p>1</text:p>
          </table:table-cell>
          <table:table-cell table:formula="of:=[.H174]/[.C174]" office:value-type="float" office:value="-0.0018677993127632" calcext:value-type="float">
            <text:p>-0,0018677993127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412.3936661878" calcext:value-type="float">
            <text:p>15412,4</text:p>
          </table:table-cell>
          <table:table-cell office:value-type="float" office:value="-515.042570341528" calcext:value-type="float">
            <text:p>-515,0</text:p>
          </table:table-cell>
          <table:table-cell table:formula="of:=[.C175]/[.B175]" office:value-type="float" office:value="-0.0334174289533912" calcext:value-type="float">
            <text:p>-0,03341742895339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5]&lt;[.F175]" office:value-type="boolean" office:boolean-value="true" calcext:value-type="boolean">
            <text:p>WAHR</text:p>
          </table:table-cell>
          <table:table-cell table:formula="of:=[.F175]/22000" office:value-type="float" office:value="1" calcext:value-type="float">
            <text:p>1</text:p>
          </table:table-cell>
          <table:table-cell table:formula="of:=[.H175]/[.C175]" office:value-type="float" office:value="-0.00194158707956295" calcext:value-type="float">
            <text:p>-0,0019415870795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916.822463316" calcext:value-type="float">
            <text:p>14916,8</text:p>
          </table:table-cell>
          <table:table-cell office:value-type="float" office:value="-495.571202871803" calcext:value-type="float">
            <text:p>-495,6</text:p>
          </table:table-cell>
          <table:table-cell table:formula="of:=[.C176]/[.B176]" office:value-type="float" office:value="-0.0332223034825634" calcext:value-type="float">
            <text:p>-0,03322230348256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6]&lt;[.F176]" office:value-type="boolean" office:boolean-value="true" calcext:value-type="boolean">
            <text:p>WAHR</text:p>
          </table:table-cell>
          <table:table-cell table:formula="of:=[.F176]/22000" office:value-type="float" office:value="1" calcext:value-type="float">
            <text:p>1</text:p>
          </table:table-cell>
          <table:table-cell table:formula="of:=[.H176]/[.C176]" office:value-type="float" office:value="-0.00201787350476594" calcext:value-type="float">
            <text:p>-0,0020178735047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9.8889458944" calcext:value-type="float">
            <text:p>14439,9</text:p>
          </table:table-cell>
          <table:table-cell office:value-type="float" office:value="-476.933517421536" calcext:value-type="float">
            <text:p>-476,9</text:p>
          </table:table-cell>
          <table:table-cell table:formula="of:=[.C177]/[.B177]" office:value-type="float" office:value="-0.0330288909567507" calcext:value-type="float">
            <text:p>-0,03302889095675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7]&lt;[.F177]" office:value-type="boolean" office:boolean-value="true" calcext:value-type="boolean">
            <text:p>WAHR</text:p>
          </table:table-cell>
          <table:table-cell table:formula="of:=[.F177]/22000" office:value-type="float" office:value="1" calcext:value-type="float">
            <text:p>1</text:p>
          </table:table-cell>
          <table:table-cell table:formula="of:=[.H177]/[.C177]" office:value-type="float" office:value="-0.00209672829329827" calcext:value-type="float">
            <text:p>-0,0020967282932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980.7990527131" calcext:value-type="float">
            <text:p>13980,8</text:p>
          </table:table-cell>
          <table:table-cell office:value-type="float" office:value="-459.089893181326" calcext:value-type="float">
            <text:p>-459,1</text:p>
          </table:table-cell>
          <table:table-cell table:formula="of:=[.C178]/[.B178]" office:value-type="float" office:value="-0.0328371712840144" calcext:value-type="float">
            <text:p>-0,03283717128401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8]&lt;[.F178]" office:value-type="boolean" office:boolean-value="true" calcext:value-type="boolean">
            <text:p>WAHR</text:p>
          </table:table-cell>
          <table:table-cell table:formula="of:=[.F178]/22000" office:value-type="float" office:value="1" calcext:value-type="float">
            <text:p>1</text:p>
          </table:table-cell>
          <table:table-cell table:formula="of:=[.H178]/[.C178]" office:value-type="float" office:value="-0.00217822264191085" calcext:value-type="float">
            <text:p>-0,0021782226419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538.7962826255" calcext:value-type="float">
            <text:p>13538,8</text:p>
          </table:table-cell>
          <table:table-cell office:value-type="float" office:value="-442.002770087553" calcext:value-type="float">
            <text:p>-442,0</text:p>
          </table:table-cell>
          <table:table-cell table:formula="of:=[.C179]/[.B179]" office:value-type="float" office:value="-0.0326471246675585" calcext:value-type="float">
            <text:p>-0,032647124667559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79]&lt;[.F179]" office:value-type="boolean" office:boolean-value="true" calcext:value-type="boolean">
            <text:p>WAHR</text:p>
          </table:table-cell>
          <table:table-cell table:formula="of:=[.F179]/22000" office:value-type="float" office:value="1" calcext:value-type="float">
            <text:p>1</text:p>
          </table:table-cell>
          <table:table-cell table:formula="of:=[.H179]/[.C179]" office:value-type="float" office:value="-0.00226242925989337" calcext:value-type="float">
            <text:p>-0,0022624292598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113.15974987" calcext:value-type="float">
            <text:p>13113,2</text:p>
          </table:table-cell>
          <table:table-cell office:value-type="float" office:value="-425.636532755516" calcext:value-type="float">
            <text:p>-425,6</text:p>
          </table:table-cell>
          <table:table-cell table:formula="of:=[.C180]/[.B180]" office:value-type="float" office:value="-0.0324587316005005" calcext:value-type="float">
            <text:p>-0,03245873160050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0]&lt;[.F180]" office:value-type="boolean" office:boolean-value="true" calcext:value-type="boolean">
            <text:p>WAHR</text:p>
          </table:table-cell>
          <table:table-cell table:formula="of:=[.F180]/22000" office:value-type="float" office:value="1" calcext:value-type="float">
            <text:p>1</text:p>
          </table:table-cell>
          <table:table-cell table:formula="of:=[.H180]/[.C180]" office:value-type="float" office:value="-0.00234942238986426" calcext:value-type="float">
            <text:p>-0,0023494223898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703.2023484362" calcext:value-type="float">
            <text:p>12703,2</text:p>
          </table:table-cell>
          <table:table-cell office:value-type="float" office:value="-409.957401433816" calcext:value-type="float">
            <text:p>-410,0</text:p>
          </table:table-cell>
          <table:table-cell table:formula="of:=[.C181]/[.B181]" office:value-type="float" office:value="-0.0322719728607868" calcext:value-type="float">
            <text:p>-0,03227197286078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1]&lt;[.F181]" office:value-type="boolean" office:boolean-value="true" calcext:value-type="boolean">
            <text:p>WAHR</text:p>
          </table:table-cell>
          <table:table-cell table:formula="of:=[.F181]/22000" office:value-type="float" office:value="1" calcext:value-type="float">
            <text:p>1</text:p>
          </table:table-cell>
          <table:table-cell table:formula="of:=[.H181]/[.C181]" office:value-type="float" office:value="-0.00243927782862933" calcext:value-type="float">
            <text:p>-0,0024392778286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308.2690189103" calcext:value-type="float">
            <text:p>12308,3</text:p>
          </table:table-cell>
          <table:table-cell office:value-type="float" office:value="-394.933329525917" calcext:value-type="float">
            <text:p>-394,9</text:p>
          </table:table-cell>
          <table:table-cell table:formula="of:=[.C182]/[.B182]" office:value-type="float" office:value="-0.0320868295061755" calcext:value-type="float">
            <text:p>-0,03208682950617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2]&lt;[.F182]" office:value-type="boolean" office:boolean-value="true" calcext:value-type="boolean">
            <text:p>WAHR</text:p>
          </table:table-cell>
          <table:table-cell table:formula="of:=[.F182]/22000" office:value-type="float" office:value="1" calcext:value-type="float">
            <text:p>1</text:p>
          </table:table-cell>
          <table:table-cell table:formula="of:=[.H182]/[.C182]" office:value-type="float" office:value="-0.00253207294811105" calcext:value-type="float">
            <text:p>-0,0025320729481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927.7351116525" calcext:value-type="float">
            <text:p>11927,7</text:p>
          </table:table-cell>
          <table:table-cell office:value-type="float" office:value="-380.533907257768" calcext:value-type="float">
            <text:p>-380,5</text:p>
          </table:table-cell>
          <table:table-cell table:formula="of:=[.C183]/[.B183]" office:value-type="float" office:value="-0.0319032828693534" calcext:value-type="float">
            <text:p>-0,03190328286935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3]&lt;[.F183]" office:value-type="boolean" office:boolean-value="true" calcext:value-type="boolean">
            <text:p>WAHR</text:p>
          </table:table-cell>
          <table:table-cell table:formula="of:=[.F183]/22000" office:value-type="float" office:value="1" calcext:value-type="float">
            <text:p>1</text:p>
          </table:table-cell>
          <table:table-cell table:formula="of:=[.H183]/[.C183]" office:value-type="float" office:value="-0.00262788671634093" calcext:value-type="float">
            <text:p>-0,0026278867163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561.0048405549" calcext:value-type="float">
            <text:p>11561,0</text:p>
          </table:table-cell>
          <table:table-cell office:value-type="float" office:value="-366.730271097606" calcext:value-type="float">
            <text:p>-366,7</text:p>
          </table:table-cell>
          <table:table-cell table:formula="of:=[.C184]/[.B184]" office:value-type="float" office:value="-0.0317213145531391" calcext:value-type="float">
            <text:p>-0,031721314553139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4]&lt;[.F184]" office:value-type="boolean" office:boolean-value="true" calcext:value-type="boolean">
            <text:p>WAHR</text:p>
          </table:table-cell>
          <table:table-cell table:formula="of:=[.F184]/22000" office:value-type="float" office:value="1" calcext:value-type="float">
            <text:p>1</text:p>
          </table:table-cell>
          <table:table-cell table:formula="of:=[.H184]/[.C184]" office:value-type="float" office:value="-0.00272679971851532" calcext:value-type="float">
            <text:p>-0,0027267997185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207.5098219934" calcext:value-type="float">
            <text:p>11207,5</text:p>
          </table:table-cell>
          <table:table-cell office:value-type="float" office:value="-353.495018561536" calcext:value-type="float">
            <text:p>-353,5</text:p>
          </table:table-cell>
          <table:table-cell table:formula="of:=[.C185]/[.B185]" office:value-type="float" office:value="-0.0315409064257828" calcext:value-type="float">
            <text:p>-0,03154090642578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5]&lt;[.F185]" office:value-type="boolean" office:boolean-value="true" calcext:value-type="boolean">
            <text:p>WAHR</text:p>
          </table:table-cell>
          <table:table-cell table:formula="of:=[.F185]/22000" office:value-type="float" office:value="1" calcext:value-type="float">
            <text:p>1</text:p>
          </table:table-cell>
          <table:table-cell table:formula="of:=[.H185]/[.C185]" office:value-type="float" office:value="-0.00282889417811109" calcext:value-type="float">
            <text:p>-0,0028288941781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866.7076939303" calcext:value-type="float">
            <text:p>10866,7</text:p>
          </table:table-cell>
          <table:table-cell office:value-type="float" office:value="-340.802128063126" calcext:value-type="float">
            <text:p>-340,8</text:p>
          </table:table-cell>
          <table:table-cell table:formula="of:=[.C186]/[.B186]" office:value-type="float" office:value="-0.0313620406163574" calcext:value-type="float">
            <text:p>-0,031362040616358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6]&lt;[.F186]" office:value-type="boolean" office:boolean-value="true" calcext:value-type="boolean">
            <text:p>WAHR</text:p>
          </table:table-cell>
          <table:table-cell table:formula="of:=[.F186]/22000" office:value-type="float" office:value="1" calcext:value-type="float">
            <text:p>1</text:p>
          </table:table-cell>
          <table:table-cell table:formula="of:=[.H186]/[.C186]" office:value-type="float" office:value="-0.00293425397805841" calcext:value-type="float">
            <text:p>-0,0029342539780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538.0808104417" calcext:value-type="float">
            <text:p>10538,1</text:p>
          </table:table-cell>
          <table:table-cell office:value-type="float" office:value="-328.626883488529" calcext:value-type="float">
            <text:p>-328,6</text:p>
          </table:table-cell>
          <table:table-cell table:formula="of:=[.C187]/[.B187]" office:value-type="float" office:value="-0.0311846995102664" calcext:value-type="float">
            <text:p>-0,03118469951026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7]&lt;[.F187]" office:value-type="boolean" office:boolean-value="true" calcext:value-type="boolean">
            <text:p>WAHR</text:p>
          </table:table-cell>
          <table:table-cell table:formula="of:=[.F187]/22000" office:value-type="float" office:value="1" calcext:value-type="float">
            <text:p>1</text:p>
          </table:table-cell>
          <table:table-cell table:formula="of:=[.H187]/[.C187]" office:value-type="float" office:value="-0.00304296468196555" calcext:value-type="float">
            <text:p>-0,0030429646819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221.1350072426" calcext:value-type="float">
            <text:p>10221,1</text:p>
          </table:table-cell>
          <table:table-cell office:value-type="float" office:value="-316.945803199113" calcext:value-type="float">
            <text:p>-316,9</text:p>
          </table:table-cell>
          <table:table-cell table:formula="of:=[.C188]/[.B188]" office:value-type="float" office:value="-0.0310088657448051" calcext:value-type="float">
            <text:p>-0,031008865744805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8]&lt;[.F188]" office:value-type="boolean" office:boolean-value="true" calcext:value-type="boolean">
            <text:p>WAHR</text:p>
          </table:table-cell>
          <table:table-cell table:formula="of:=[.F188]/22000" office:value-type="float" office:value="1" calcext:value-type="float">
            <text:p>1</text:p>
          </table:table-cell>
          <table:table-cell table:formula="of:=[.H188]/[.C188]" office:value-type="float" office:value="-0.00315511355539791" calcext:value-type="float">
            <text:p>-0,0031551135553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15.39843405781" calcext:value-type="float">
            <text:p>9915,4</text:p>
          </table:table-cell>
          <table:table-cell office:value-type="float" office:value="-305.736573184802" calcext:value-type="float">
            <text:p>-305,7</text:p>
          </table:table-cell>
          <table:table-cell table:formula="of:=[.C189]/[.B189]" office:value-type="float" office:value="-0.0308345222048411" calcext:value-type="float">
            <text:p>-0,03083452220484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89]&lt;[.F189]" office:value-type="boolean" office:boolean-value="true" calcext:value-type="boolean">
            <text:p>WAHR</text:p>
          </table:table-cell>
          <table:table-cell table:formula="of:=[.F189]/22000" office:value-type="float" office:value="1" calcext:value-type="float">
            <text:p>1</text:p>
          </table:table-cell>
          <table:table-cell table:formula="of:=[.H189]/[.C189]" office:value-type="float" office:value="-0.00327078958720307" calcext:value-type="float">
            <text:p>-0,0032707895872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20.420449949" calcext:value-type="float">
            <text:p>9620,4</text:p>
          </table:table-cell>
          <table:table-cell office:value-type="float" office:value="-294.977984108809" calcext:value-type="float">
            <text:p>-295,0</text:p>
          </table:table-cell>
          <table:table-cell table:formula="of:=[.C190]/[.B190]" office:value-type="float" office:value="-0.0306616520185843" calcext:value-type="float">
            <text:p>-0,03066165201858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0]&lt;[.F190]" office:value-type="boolean" office:boolean-value="true" calcext:value-type="boolean">
            <text:p>WAHR</text:p>
          </table:table-cell>
          <table:table-cell table:formula="of:=[.F190]/22000" office:value-type="float" office:value="1" calcext:value-type="float">
            <text:p>1</text:p>
          </table:table-cell>
          <table:table-cell table:formula="of:=[.H190]/[.C190]" office:value-type="float" office:value="-0.00339008351088035" calcext:value-type="float">
            <text:p>-0,003390083510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35.77057794756" calcext:value-type="float">
            <text:p>9335,8</text:p>
          </table:table-cell>
          <table:table-cell office:value-type="float" office:value="-284.649872001444" calcext:value-type="float">
            <text:p>-284,6</text:p>
          </table:table-cell>
          <table:table-cell table:formula="of:=[.C191]/[.B191]" office:value-type="float" office:value="-0.0304902385534011" calcext:value-type="float">
            <text:p>-0,03049023855340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1]&lt;[.F191]" office:value-type="boolean" office:boolean-value="true" calcext:value-type="boolean">
            <text:p>WAHR</text:p>
          </table:table-cell>
          <table:table-cell table:formula="of:=[.F191]/22000" office:value-type="float" office:value="1" calcext:value-type="float">
            <text:p>1</text:p>
          </table:table-cell>
          <table:table-cell table:formula="of:=[.H191]/[.C191]" office:value-type="float" office:value="-0.00351308782599743" calcext:value-type="float">
            <text:p>-0,0035130878259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61.03751556951" calcext:value-type="float">
            <text:p>9061,0</text:p>
          </table:table-cell>
          <table:table-cell office:value-type="float" office:value="-274.733062378049" calcext:value-type="float">
            <text:p>-274,7</text:p>
          </table:table-cell>
          <table:table-cell table:formula="of:=[.C192]/[.B192]" office:value-type="float" office:value="-0.0303202654117674" calcext:value-type="float">
            <text:p>-0,03032026541176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2]&lt;[.F192]" office:value-type="boolean" office:boolean-value="true" calcext:value-type="boolean">
            <text:p>WAHR</text:p>
          </table:table-cell>
          <table:table-cell table:formula="of:=[.F192]/22000" office:value-type="float" office:value="1" calcext:value-type="float">
            <text:p>1</text:p>
          </table:table-cell>
          <table:table-cell table:formula="of:=[.H192]/[.C192]" office:value-type="float" office:value="-0.00363989681964066" calcext:value-type="float">
            <text:p>-0,0036398968196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795.82819800053" calcext:value-type="float">
            <text:p>8795,8</text:p>
          </table:table-cell>
          <table:table-cell office:value-type="float" office:value="-265.209317568981" calcext:value-type="float">
            <text:p>-265,2</text:p>
          </table:table-cell>
          <table:table-cell table:formula="of:=[.C193]/[.B193]" office:value-type="float" office:value="-0.0301517164272568" calcext:value-type="float">
            <text:p>-0,03015171642725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3]&lt;[.F193]" office:value-type="boolean" office:boolean-value="true" calcext:value-type="boolean">
            <text:p>WAHR</text:p>
          </table:table-cell>
          <table:table-cell table:formula="of:=[.F193]/22000" office:value-type="float" office:value="1" calcext:value-type="float">
            <text:p>1</text:p>
          </table:table-cell>
          <table:table-cell table:formula="of:=[.H193]/[.C193]" office:value-type="float" office:value="-0.0037706065879073" calcext:value-type="float">
            <text:p>-0,0037706065879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539.76691093536" calcext:value-type="float">
            <text:p>8539,8</text:p>
          </table:table-cell>
          <table:table-cell office:value-type="float" office:value="-256.061287065168" calcext:value-type="float">
            <text:p>-256,1</text:p>
          </table:table-cell>
          <table:table-cell table:formula="of:=[.C194]/[.B194]" office:value-type="float" office:value="-0.0299845756606396" calcext:value-type="float">
            <text:p>-0,0299845756606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4]&lt;[.F194]" office:value-type="boolean" office:boolean-value="true" calcext:value-type="boolean">
            <text:p>WAHR</text:p>
          </table:table-cell>
          <table:table-cell table:formula="of:=[.F194]/22000" office:value-type="float" office:value="1" calcext:value-type="float">
            <text:p>1</text:p>
          </table:table-cell>
          <table:table-cell table:formula="of:=[.H194]/[.C194]" office:value-type="float" office:value="-0.00390531505742802" calcext:value-type="float">
            <text:p>-0,0039053150574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292.49445024107" calcext:value-type="float">
            <text:p>8292,5</text:p>
          </table:table-cell>
          <table:table-cell office:value-type="float" office:value="-247.272460694285" calcext:value-type="float">
            <text:p>-247,3</text:p>
          </table:table-cell>
          <table:table-cell table:formula="of:=[.C195]/[.B195]" office:value-type="float" office:value="-0.0298188273960312" calcext:value-type="float">
            <text:p>-0,02981882739603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5]&lt;[.F195]" office:value-type="boolean" office:boolean-value="true" calcext:value-type="boolean">
            <text:p>WAHR</text:p>
          </table:table-cell>
          <table:table-cell table:formula="of:=[.F195]/22000" office:value-type="float" office:value="1" calcext:value-type="float">
            <text:p>1</text:p>
          </table:table-cell>
          <table:table-cell table:formula="of:=[.H195]/[.C195]" office:value-type="float" office:value="-0.00404412200692397" calcext:value-type="float">
            <text:p>-0,0040441220069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53.66732578538" calcext:value-type="float">
            <text:p>8053,7</text:p>
          </table:table-cell>
          <table:table-cell office:value-type="float" office:value="-238.827124455692" calcext:value-type="float">
            <text:p>-238,8</text:p>
          </table:table-cell>
          <table:table-cell table:formula="of:=[.C196]/[.B196]" office:value-type="float" office:value="-0.0296544561371489" calcext:value-type="float">
            <text:p>-0,029654456137149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6]&lt;[.F196]" office:value-type="boolean" office:boolean-value="true" calcext:value-type="boolean">
            <text:p>WAHR</text:p>
          </table:table-cell>
          <table:table-cell table:formula="of:=[.F196]/22000" office:value-type="float" office:value="1" calcext:value-type="float">
            <text:p>1</text:p>
          </table:table-cell>
          <table:table-cell table:formula="of:=[.H196]/[.C196]" office:value-type="float" office:value="-0.00418712908878792" calcext:value-type="float">
            <text:p>-0,0041871290887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22.95700693306" calcext:value-type="float">
            <text:p>7823,0</text:p>
          </table:table-cell>
          <table:table-cell office:value-type="float" office:value="-230.710318852324" calcext:value-type="float">
            <text:p>-230,7</text:p>
          </table:table-cell>
          <table:table-cell table:formula="of:=[.C197]/[.B197]" office:value-type="float" office:value="-0.0294914466036127" calcext:value-type="float">
            <text:p>-0,02949144660361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7]&lt;[.F197]" office:value-type="boolean" office:boolean-value="true" calcext:value-type="boolean">
            <text:p>WAHR</text:p>
          </table:table-cell>
          <table:table-cell table:formula="of:=[.F197]/22000" office:value-type="float" office:value="1" calcext:value-type="float">
            <text:p>1</text:p>
          </table:table-cell>
          <table:table-cell table:formula="of:=[.H197]/[.C197]" office:value-type="float" office:value="-0.00433443985069473" calcext:value-type="float">
            <text:p>-0,0043344398506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600.04920736403" calcext:value-type="float">
            <text:p>7600,0</text:p>
          </table:table-cell>
          <table:table-cell office:value-type="float" office:value="-222.907799569025" calcext:value-type="float">
            <text:p>-222,9</text:p>
          </table:table-cell>
          <table:table-cell table:formula="of:=[.C198]/[.B198]" office:value-type="float" office:value="-0.0293297837273263" calcext:value-type="float">
            <text:p>-0,02932978372732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8]&lt;[.F198]" office:value-type="boolean" office:boolean-value="true" calcext:value-type="boolean">
            <text:p>WAHR</text:p>
          </table:table-cell>
          <table:table-cell table:formula="of:=[.F198]/22000" office:value-type="float" office:value="1" calcext:value-type="float">
            <text:p>1</text:p>
          </table:table-cell>
          <table:table-cell table:formula="of:=[.H198]/[.C198]" office:value-type="float" office:value="-0.00448615975723336" calcext:value-type="float">
            <text:p>-0,0044861597572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84.64320700781" calcext:value-type="float">
            <text:p>7384,6</text:p>
          </table:table-cell>
          <table:table-cell office:value-type="float" office:value="-215.406000356219" calcext:value-type="float">
            <text:p>-215,4</text:p>
          </table:table-cell>
          <table:table-cell table:formula="of:=[.C199]/[.B199]" office:value-type="float" office:value="-0.029169452648952" calcext:value-type="float">
            <text:p>-0,029169452648952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199]&lt;[.F199]" office:value-type="boolean" office:boolean-value="true" calcext:value-type="boolean">
            <text:p>WAHR</text:p>
          </table:table-cell>
          <table:table-cell table:formula="of:=[.F199]/22000" office:value-type="float" office:value="1" calcext:value-type="float">
            <text:p>1</text:p>
          </table:table-cell>
          <table:table-cell table:formula="of:=[.H199]/[.C199]" office:value-type="float" office:value="-0.00464239621155534" calcext:value-type="float">
            <text:p>-0,0046423962115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176.45120902149" calcext:value-type="float">
            <text:p>7176,5</text:p>
          </table:table-cell>
          <table:table-cell office:value-type="float" office:value="-208.191997986325" calcext:value-type="float">
            <text:p>-208,2</text:p>
          </table:table-cell>
          <table:table-cell table:formula="of:=[.C200]/[.B200]" office:value-type="float" office:value="-0.0290104387144175" calcext:value-type="float">
            <text:p>-0,029010438714418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0]&lt;[.F200]" office:value-type="boolean" office:boolean-value="true" calcext:value-type="boolean">
            <text:p>WAHR</text:p>
          </table:table-cell>
          <table:table-cell table:formula="of:=[.F200]/22000" office:value-type="float" office:value="1" calcext:value-type="float">
            <text:p>1</text:p>
          </table:table-cell>
          <table:table-cell table:formula="of:=[.H200]/[.C200]" office:value-type="float" office:value="-0.00480325857704524" calcext:value-type="float">
            <text:p>-0,0048032585770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75.19772986188" calcext:value-type="float">
            <text:p>6975,2</text:p>
          </table:table-cell>
          <table:table-cell office:value-type="float" office:value="-201.253479159609" calcext:value-type="float">
            <text:p>-201,3</text:p>
          </table:table-cell>
          <table:table-cell table:formula="of:=[.C201]/[.B201]" office:value-type="float" office:value="-0.0288527274715113" calcext:value-type="float">
            <text:p>-0,02885272747151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1]&lt;[.F201]" office:value-type="boolean" office:boolean-value="true" calcext:value-type="boolean">
            <text:p>WAHR</text:p>
          </table:table-cell>
          <table:table-cell table:formula="of:=[.F201]/22000" office:value-type="float" office:value="1" calcext:value-type="float">
            <text:p>1</text:p>
          </table:table-cell>
          <table:table-cell table:formula="of:=[.H201]/[.C201]" office:value-type="float" office:value="-0.00496885819900249" calcext:value-type="float">
            <text:p>-0,0049688581990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80.6190206184" calcext:value-type="float">
            <text:p>6780,6</text:p>
          </table:table-cell>
          <table:table-cell office:value-type="float" office:value="-194.578709243481" calcext:value-type="float">
            <text:p>-194,6</text:p>
          </table:table-cell>
          <table:table-cell table:formula="of:=[.C202]/[.B202]" office:value-type="float" office:value="-0.0286963046665517" calcext:value-type="float">
            <text:p>-0,028696304666552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2]&lt;[.F202]" office:value-type="boolean" office:boolean-value="true" calcext:value-type="boolean">
            <text:p>WAHR</text:p>
          </table:table-cell>
          <table:table-cell table:formula="of:=[.F202]/22000" office:value-type="float" office:value="1" calcext:value-type="float">
            <text:p>1</text:p>
          </table:table-cell>
          <table:table-cell table:formula="of:=[.H202]/[.C202]" office:value-type="float" office:value="-0.00513930842633289" calcext:value-type="float">
            <text:p>-0,0051393084263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592.46251788191" calcext:value-type="float">
            <text:p>6592,5</text:p>
          </table:table-cell>
          <table:table-cell office:value-type="float" office:value="-188.156502736487" calcext:value-type="float">
            <text:p>-188,2</text:p>
          </table:table-cell>
          <table:table-cell table:formula="of:=[.C203]/[.B203]" office:value-type="float" office:value="-0.0285411562411036" calcext:value-type="float">
            <text:p>-0,02854115624110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3]&lt;[.F203]" office:value-type="boolean" office:boolean-value="true" calcext:value-type="boolean">
            <text:p>WAHR</text:p>
          </table:table-cell>
          <table:table-cell table:formula="of:=[.F203]/22000" office:value-type="float" office:value="1" calcext:value-type="float">
            <text:p>1</text:p>
          </table:table-cell>
          <table:table-cell table:formula="of:=[.H203]/[.C203]" office:value-type="float" office:value="-0.00531472463325118" calcext:value-type="float">
            <text:p>-0,0053147246332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10.48632252655" calcext:value-type="float">
            <text:p>6410,5</text:p>
          </table:table-cell>
          <table:table-cell office:value-type="float" office:value="-181.976195355368" calcext:value-type="float">
            <text:p>-182,0</text:p>
          </table:table-cell>
          <table:table-cell table:formula="of:=[.C204]/[.B204]" office:value-type="float" office:value="-0.0283872683287539" calcext:value-type="float">
            <text:p>-0,02838726832875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4]&lt;[.F204]" office:value-type="boolean" office:boolean-value="true" calcext:value-type="boolean">
            <text:p>WAHR</text:p>
          </table:table-cell>
          <table:table-cell table:formula="of:=[.F204]/22000" office:value-type="float" office:value="1" calcext:value-type="float">
            <text:p>1</text:p>
          </table:table-cell>
          <table:table-cell table:formula="of:=[.H204]/[.C204]" office:value-type="float" office:value="-0.00549522424099027" calcext:value-type="float">
            <text:p>-0,005495224240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34.45870487646" calcext:value-type="float">
            <text:p>6234,5</text:p>
          </table:table-cell>
          <table:table-cell office:value-type="float" office:value="-176.027617650089" calcext:value-type="float">
            <text:p>-176,0</text:p>
          </table:table-cell>
          <table:table-cell table:formula="of:=[.C205]/[.B205]" office:value-type="float" office:value="-0.0282346272519864" calcext:value-type="float">
            <text:p>-0,02823462725198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5]&lt;[.F205]" office:value-type="boolean" office:boolean-value="true" calcext:value-type="boolean">
            <text:p>WAHR</text:p>
          </table:table-cell>
          <table:table-cell table:formula="of:=[.F205]/22000" office:value-type="float" office:value="1" calcext:value-type="float">
            <text:p>1</text:p>
          </table:table-cell>
          <table:table-cell table:formula="of:=[.H205]/[.C205]" office:value-type="float" office:value="-0.0056809267395064" calcext:value-type="float">
            <text:p>-0,0056809267395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064.15763481962" calcext:value-type="float">
            <text:p>6064,2</text:p>
          </table:table-cell>
          <table:table-cell office:value-type="float" office:value="-170.301070056834" calcext:value-type="float">
            <text:p>-170,3</text:p>
          </table:table-cell>
          <table:table-cell table:formula="of:=[.C206]/[.B206]" office:value-type="float" office:value="-0.0280832195190618" calcext:value-type="float">
            <text:p>-0,028083219519062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6]&lt;[.F206]" office:value-type="boolean" office:boolean-value="true" calcext:value-type="boolean">
            <text:p>WAHR</text:p>
          </table:table-cell>
          <table:table-cell table:formula="of:=[.F206]/22000" office:value-type="float" office:value="1" calcext:value-type="float">
            <text:p>1</text:p>
          </table:table-cell>
          <table:table-cell table:formula="of:=[.H206]/[.C206]" office:value-type="float" office:value="-0.00587195370919439" calcext:value-type="float">
            <text:p>-0,0058719537091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99.37033551383" calcext:value-type="float">
            <text:p>5899,4</text:p>
          </table:table-cell>
          <table:table-cell office:value-type="float" office:value="-164.787299305789" calcext:value-type="float">
            <text:p>-164,8</text:p>
          </table:table-cell>
          <table:table-cell table:formula="of:=[.C207]/[.B207]" office:value-type="float" office:value="-0.027933031821003" calcext:value-type="float">
            <text:p>-0,02793303182100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7]&lt;[.F207]" office:value-type="boolean" office:boolean-value="true" calcext:value-type="boolean">
            <text:p>WAHR</text:p>
          </table:table-cell>
          <table:table-cell table:formula="of:=[.F207]/22000" office:value-type="float" office:value="1" calcext:value-type="float">
            <text:p>1</text:p>
          </table:table-cell>
          <table:table-cell table:formula="of:=[.H207]/[.C207]" office:value-type="float" office:value="-0.00606842884259145" calcext:value-type="float">
            <text:p>-0,0060684288425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39.89285940923" calcext:value-type="float">
            <text:p>5739,9</text:p>
          </table:table-cell>
          <table:table-cell office:value-type="float" office:value="-159.4774761046" calcext:value-type="float">
            <text:p>-159,5</text:p>
          </table:table-cell>
          <table:table-cell table:formula="of:=[.C208]/[.B208]" office:value-type="float" office:value="-0.0277840510286134" calcext:value-type="float">
            <text:p>-0,02778405102861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8]&lt;[.F208]" office:value-type="boolean" office:boolean-value="true" calcext:value-type="boolean">
            <text:p>WAHR</text:p>
          </table:table-cell>
          <table:table-cell table:formula="of:=[.F208]/22000" office:value-type="float" office:value="1" calcext:value-type="float">
            <text:p>1</text:p>
          </table:table-cell>
          <table:table-cell table:formula="of:=[.H208]/[.C208]" office:value-type="float" office:value="-0.00627047796608035" calcext:value-type="float">
            <text:p>-0,006270477966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85.52968538526" calcext:value-type="float">
            <text:p>5585,5</text:p>
          </table:table-cell>
          <table:table-cell office:value-type="float" office:value="-154.363174023969" calcext:value-type="float">
            <text:p>-154,4</text:p>
          </table:table-cell>
          <table:table-cell table:formula="of:=[.C209]/[.B209]" office:value-type="float" office:value="-0.0276362641895657" calcext:value-type="float">
            <text:p>-0,02763626418956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09]&lt;[.F209]" office:value-type="boolean" office:boolean-value="true" calcext:value-type="boolean">
            <text:p>WAHR</text:p>
          </table:table-cell>
          <table:table-cell table:formula="of:=[.F209]/22000" office:value-type="float" office:value="1" calcext:value-type="float">
            <text:p>1</text:p>
          </table:table-cell>
          <table:table-cell table:formula="of:=[.H209]/[.C209]" office:value-type="float" office:value="-0.00647822906158125" calcext:value-type="float">
            <text:p>-0,0064782290615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36.09333586931" calcext:value-type="float">
            <text:p>5436,1</text:p>
          </table:table-cell>
          <table:table-cell office:value-type="float" office:value="-149.436349515957" calcext:value-type="float">
            <text:p>-149,4</text:p>
          </table:table-cell>
          <table:table-cell table:formula="of:=[.C210]/[.B210]" office:value-type="float" office:value="-0.0274896585255301" calcext:value-type="float">
            <text:p>-0,0274896585255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0]&lt;[.F210]" office:value-type="boolean" office:boolean-value="true" calcext:value-type="boolean">
            <text:p>WAHR</text:p>
          </table:table-cell>
          <table:table-cell table:formula="of:=[.F210]/22000" office:value-type="float" office:value="1" calcext:value-type="float">
            <text:p>1</text:p>
          </table:table-cell>
          <table:table-cell table:formula="of:=[.H210]/[.C210]" office:value-type="float" office:value="-0.00669181228823593" calcext:value-type="float">
            <text:p>-0,0066918122882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91.40401286916" calcext:value-type="float">
            <text:p>5291,4</text:p>
          </table:table-cell>
          <table:table-cell office:value-type="float" office:value="-144.689323000151" calcext:value-type="float">
            <text:p>-144,7</text:p>
          </table:table-cell>
          <table:table-cell table:formula="of:=[.C211]/[.B211]" office:value-type="float" office:value="-0.0273442214293699" calcext:value-type="float">
            <text:p>-0,0273442214293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1]&lt;[.F211]" office:value-type="boolean" office:boolean-value="true" calcext:value-type="boolean">
            <text:p>WAHR</text:p>
          </table:table-cell>
          <table:table-cell table:formula="of:=[.F211]/22000" office:value-type="float" office:value="1" calcext:value-type="float">
            <text:p>1</text:p>
          </table:table-cell>
          <table:table-cell table:formula="of:=[.H211]/[.C211]" office:value-type="float" office:value="-0.00691136000407547" calcext:value-type="float">
            <text:p>-0,0069113600040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51.28925191257" calcext:value-type="float">
            <text:p>5151,3</text:p>
          </table:table-cell>
          <table:table-cell office:value-type="float" office:value="-140.114760956582" calcext:value-type="float">
            <text:p>-140,1</text:p>
          </table:table-cell>
          <table:table-cell table:formula="of:=[.C212]/[.B212]" office:value-type="float" office:value="-0.0271999404623921" calcext:value-type="float">
            <text:p>-0,027199940462392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2]&lt;[.F212]" office:value-type="boolean" office:boolean-value="true" calcext:value-type="boolean">
            <text:p>WAHR</text:p>
          </table:table-cell>
          <table:table-cell table:formula="of:=[.F212]/22000" office:value-type="float" office:value="1" calcext:value-type="float">
            <text:p>1</text:p>
          </table:table-cell>
          <table:table-cell table:formula="of:=[.H212]/[.C212]" office:value-type="float" office:value="-0.00713700678767082" calcext:value-type="float">
            <text:p>-0,0071370067876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15.5835929446" calcext:value-type="float">
            <text:p>5015,6</text:p>
          </table:table-cell>
          <table:table-cell office:value-type="float" office:value="-135.705658967976" calcext:value-type="float">
            <text:p>-135,7</text:p>
          </table:table-cell>
          <table:table-cell table:formula="of:=[.C213]/[.B213]" office:value-type="float" office:value="-0.0270568033516324" calcext:value-type="float">
            <text:p>-0,02705680335163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3]&lt;[.F213]" office:value-type="boolean" office:boolean-value="true" calcext:value-type="boolean">
            <text:p>WAHR</text:p>
          </table:table-cell>
          <table:table-cell table:formula="of:=[.F213]/22000" office:value-type="float" office:value="1" calcext:value-type="float">
            <text:p>1</text:p>
          </table:table-cell>
          <table:table-cell table:formula="of:=[.H213]/[.C213]" office:value-type="float" office:value="-0.00736888945976808" calcext:value-type="float">
            <text:p>-0,0073688894597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84.12826728696" calcext:value-type="float">
            <text:p>4884,1</text:p>
          </table:table-cell>
          <table:table-cell office:value-type="float" office:value="-131.455325657633" calcext:value-type="float">
            <text:p>-131,5</text:p>
          </table:table-cell>
          <table:table-cell table:formula="of:=[.C214]/[.B214]" office:value-type="float" office:value="-0.0269147979872064" calcext:value-type="float">
            <text:p>-0,02691479798720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4]&lt;[.F214]" office:value-type="boolean" office:boolean-value="true" calcext:value-type="boolean">
            <text:p>WAHR</text:p>
          </table:table-cell>
          <table:table-cell table:formula="of:=[.F214]/22000" office:value-type="float" office:value="1" calcext:value-type="float">
            <text:p>1</text:p>
          </table:table-cell>
          <table:table-cell table:formula="of:=[.H214]/[.C214]" office:value-type="float" office:value="-0.00760714710489886" calcext:value-type="float">
            <text:p>-0,0076071471048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56.77089981467" calcext:value-type="float">
            <text:p>4756,8</text:p>
          </table:table-cell>
          <table:table-cell office:value-type="float" office:value="-127.357367472294" calcext:value-type="float">
            <text:p>-127,4</text:p>
          </table:table-cell>
          <table:table-cell table:formula="of:=[.C215]/[.B215]" office:value-type="float" office:value="-0.0267739124197165" calcext:value-type="float">
            <text:p>-0,02677391241971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5]&lt;[.F215]" office:value-type="boolean" office:boolean-value="true" calcext:value-type="boolean">
            <text:p>WAHR</text:p>
          </table:table-cell>
          <table:table-cell table:formula="of:=[.F215]/22000" office:value-type="float" office:value="1" calcext:value-type="float">
            <text:p>1</text:p>
          </table:table-cell>
          <table:table-cell table:formula="of:=[.H215]/[.C215]" office:value-type="float" office:value="-0.00785192109296343" calcext:value-type="float">
            <text:p>-0,0078519210929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633.36522555244" calcext:value-type="float">
            <text:p>4633,4</text:p>
          </table:table-cell>
          <table:table-cell office:value-type="float" office:value="-123.405674262229" calcext:value-type="float">
            <text:p>-123,4</text:p>
          </table:table-cell>
          <table:table-cell table:formula="of:=[.C216]/[.B216]" office:value-type="float" office:value="-0.0266341348576758" calcext:value-type="float">
            <text:p>-0,02663413485767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6]&lt;[.F216]" office:value-type="boolean" office:boolean-value="true" calcext:value-type="boolean">
            <text:p>WAHR</text:p>
          </table:table-cell>
          <table:table-cell table:formula="of:=[.F216]/22000" office:value-type="float" office:value="1" calcext:value-type="float">
            <text:p>1</text:p>
          </table:table-cell>
          <table:table-cell table:formula="of:=[.H216]/[.C216]" office:value-type="float" office:value="-0.00810335510079598" calcext:value-type="float">
            <text:p>-0,0081033551007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13.77081993824" calcext:value-type="float">
            <text:p>4513,8</text:p>
          </table:table-cell>
          <table:table-cell office:value-type="float" office:value="-119.5944056142" calcext:value-type="float">
            <text:p>-119,6</text:p>
          </table:table-cell>
          <table:table-cell table:formula="of:=[.C217]/[.B217]" office:value-type="float" office:value="-0.0264954536650216" calcext:value-type="float">
            <text:p>-0,026495453665022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7]&lt;[.F217]" office:value-type="boolean" office:boolean-value="true" calcext:value-type="boolean">
            <text:p>WAHR</text:p>
          </table:table-cell>
          <table:table-cell table:formula="of:=[.F217]/22000" office:value-type="float" office:value="1" calcext:value-type="float">
            <text:p>1</text:p>
          </table:table-cell>
          <table:table-cell table:formula="of:=[.H217]/[.C217]" office:value-type="float" office:value="-0.00836159513368797" calcext:value-type="float">
            <text:p>-0,0083615951336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97.85284204339" calcext:value-type="float">
            <text:p>4397,9</text:p>
          </table:table-cell>
          <table:table-cell office:value-type="float" office:value="-115.917977894856" calcext:value-type="float">
            <text:p>-115,9</text:p>
          </table:table-cell>
          <table:table-cell table:formula="of:=[.C218]/[.B218]" office:value-type="float" office:value="-0.026357857358637" calcext:value-type="float">
            <text:p>-0,02635785735863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8]&lt;[.F218]" office:value-type="boolean" office:boolean-value="true" calcext:value-type="boolean">
            <text:p>WAHR</text:p>
          </table:table-cell>
          <table:table-cell table:formula="of:=[.F218]/22000" office:value-type="float" office:value="1" calcext:value-type="float">
            <text:p>1</text:p>
          </table:table-cell>
          <table:table-cell table:formula="of:=[.H218]/[.C218]" office:value-type="float" office:value="-0.00862678954689026" calcext:value-type="float">
            <text:p>-0,0086267895468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85.48179007802" calcext:value-type="float">
            <text:p>4285,5</text:p>
          </table:table-cell>
          <table:table-cell office:value-type="float" office:value="-112.371051965362" calcext:value-type="float">
            <text:p>-112,4</text:p>
          </table:table-cell>
          <table:table-cell table:formula="of:=[.C219]/[.B219]" office:value-type="float" office:value="-0.0262213346059548" calcext:value-type="float">
            <text:p>-0,026221334605955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19]&lt;[.F219]" office:value-type="boolean" office:boolean-value="true" calcext:value-type="boolean">
            <text:p>WAHR</text:p>
          </table:table-cell>
          <table:table-cell table:formula="of:=[.F219]/22000" office:value-type="float" office:value="1" calcext:value-type="float">
            <text:p>1</text:p>
          </table:table-cell>
          <table:table-cell table:formula="of:=[.H219]/[.C219]" office:value-type="float" office:value="-0.00889908906706904" calcext:value-type="float">
            <text:p>-0,0088990890670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76.53326854832" calcext:value-type="float">
            <text:p>4176,5</text:p>
          </table:table-cell>
          <table:table-cell office:value-type="float" office:value="-108.948521529706" calcext:value-type="float">
            <text:p>-108,9</text:p>
          </table:table-cell>
          <table:table-cell table:formula="of:=[.C220]/[.B220]" office:value-type="float" office:value="-0.0260858742225641" calcext:value-type="float">
            <text:p>-0,02608587422256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0]&lt;[.F220]" office:value-type="boolean" office:boolean-value="true" calcext:value-type="boolean">
            <text:p>WAHR</text:p>
          </table:table-cell>
          <table:table-cell table:formula="of:=[.F220]/22000" office:value-type="float" office:value="1" calcext:value-type="float">
            <text:p>1</text:p>
          </table:table-cell>
          <table:table-cell table:formula="of:=[.H220]/[.C220]" office:value-type="float" office:value="-0.00917864681373706" calcext:value-type="float">
            <text:p>-0,0091786468137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70.88776646628" calcext:value-type="float">
            <text:p>4070,9</text:p>
          </table:table-cell>
          <table:table-cell office:value-type="float" office:value="-105.64550208204" calcext:value-type="float">
            <text:p>-105,6</text:p>
          </table:table-cell>
          <table:table-cell table:formula="of:=[.C221]/[.B221]" office:value-type="float" office:value="-0.0259514651699045" calcext:value-type="float">
            <text:p>-0,025951465169905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1]&lt;[.F221]" office:value-type="boolean" office:boolean-value="true" calcext:value-type="boolean">
            <text:p>WAHR</text:p>
          </table:table-cell>
          <table:table-cell table:formula="of:=[.F221]/22000" office:value-type="float" office:value="1" calcext:value-type="float">
            <text:p>1</text:p>
          </table:table-cell>
          <table:table-cell table:formula="of:=[.H221]/[.C221]" office:value-type="float" office:value="-0.00946561832063083" calcext:value-type="float">
            <text:p>-0,0094656183206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68.43044604654" calcext:value-type="float">
            <text:p>3968,4</text:p>
          </table:table-cell>
          <table:table-cell office:value-type="float" office:value="-102.457320419738" calcext:value-type="float">
            <text:p>-102,5</text:p>
          </table:table-cell>
          <table:table-cell table:formula="of:=[.C222]/[.B222]" office:value-type="float" office:value="-0.0258180965529606" calcext:value-type="float">
            <text:p>-0,02581809655296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2]&lt;[.F222]" office:value-type="boolean" office:boolean-value="true" calcext:value-type="boolean">
            <text:p>WAHR</text:p>
          </table:table-cell>
          <table:table-cell table:formula="of:=[.F222]/22000" office:value-type="float" office:value="1" calcext:value-type="float">
            <text:p>1</text:p>
          </table:table-cell>
          <table:table-cell table:formula="of:=[.H222]/[.C222]" office:value-type="float" office:value="-0.00976016155705897" calcext:value-type="float">
            <text:p>-0,0097601615570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69.05094135503" calcext:value-type="float">
            <text:p>3869,1</text:p>
          </table:table-cell>
          <table:table-cell office:value-type="float" office:value="-99.3795046915066" calcext:value-type="float">
            <text:p>-99,4</text:p>
          </table:table-cell>
          <table:table-cell table:formula="of:=[.C223]/[.B223]" office:value-type="float" office:value="-0.025685757618043" calcext:value-type="float">
            <text:p>-0,02568575761804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3]&lt;[.F223]" office:value-type="boolean" office:boolean-value="true" calcext:value-type="boolean">
            <text:p>WAHR</text:p>
          </table:table-cell>
          <table:table-cell table:formula="of:=[.F223]/22000" office:value-type="float" office:value="1" calcext:value-type="float">
            <text:p>1</text:p>
          </table:table-cell>
          <table:table-cell table:formula="of:=[.H223]/[.C223]" office:value-type="float" office:value="-0.0100624369491898" calcext:value-type="float">
            <text:p>-0,010062436949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72.64316640408" calcext:value-type="float">
            <text:p>3772,6</text:p>
          </table:table-cell>
          <table:table-cell office:value-type="float" office:value="-96.4077749509561" calcext:value-type="float">
            <text:p>-96,4</text:p>
          </table:table-cell>
          <table:table-cell table:formula="of:=[.C224]/[.B224]" office:value-type="float" office:value="-0.025554437750562" calcext:value-type="float">
            <text:p>-0,025554437750562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4]&lt;[.F224]" office:value-type="boolean" office:boolean-value="true" calcext:value-type="boolean">
            <text:p>WAHR</text:p>
          </table:table-cell>
          <table:table-cell table:formula="of:=[.F224]/22000" office:value-type="float" office:value="1" calcext:value-type="float">
            <text:p>1</text:p>
          </table:table-cell>
          <table:table-cell table:formula="of:=[.H224]/[.C224]" office:value-type="float" office:value="-0.0103726074013088" calcext:value-type="float">
            <text:p>-0,0103726074013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79.1051322156" calcext:value-type="float">
            <text:p>3679,1</text:p>
          </table:table-cell>
          <table:table-cell office:value-type="float" office:value="-93.5380341884797" calcext:value-type="float">
            <text:p>-93,5</text:p>
          </table:table-cell>
          <table:table-cell table:formula="of:=[.C225]/[.B225]" office:value-type="float" office:value="-0.0254241264728823" calcext:value-type="float">
            <text:p>-0,025424126472882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5]&lt;[.F225]" office:value-type="boolean" office:boolean-value="true" calcext:value-type="boolean">
            <text:p>WAHR</text:p>
          </table:table-cell>
          <table:table-cell table:formula="of:=[.F225]/22000" office:value-type="float" office:value="1" calcext:value-type="float">
            <text:p>1</text:p>
          </table:table-cell>
          <table:table-cell table:formula="of:=[.H225]/[.C225]" office:value-type="float" office:value="-0.0106908383170101" calcext:value-type="float">
            <text:p>-0,010690838317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88.33877240034" calcext:value-type="float">
            <text:p>3588,3</text:p>
          </table:table-cell>
          <table:table-cell office:value-type="float" office:value="-90.7663598152599" calcext:value-type="float">
            <text:p>-90,8</text:p>
          </table:table-cell>
          <table:table-cell table:formula="of:=[.C226]/[.B226]" office:value-type="float" office:value="-0.0252948134421945" calcext:value-type="float">
            <text:p>-0,025294813442195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6]&lt;[.F226]" office:value-type="boolean" office:boolean-value="true" calcext:value-type="boolean">
            <text:p>WAHR</text:p>
          </table:table-cell>
          <table:table-cell table:formula="of:=[.F226]/22000" office:value-type="float" office:value="1" calcext:value-type="float">
            <text:p>1</text:p>
          </table:table-cell>
          <table:table-cell table:formula="of:=[.H226]/[.C226]" office:value-type="float" office:value="-0.0110172976203445" calcext:value-type="float">
            <text:p>-0,0110172976203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500.24977682523" calcext:value-type="float">
            <text:p>3500,2</text:p>
          </table:table-cell>
          <table:table-cell office:value-type="float" office:value="-88.0889955751127" calcext:value-type="float">
            <text:p>-88,1</text:p>
          </table:table-cell>
          <table:table-cell table:formula="of:=[.C227]/[.B227]" office:value-type="float" office:value="-0.025166488448436" calcext:value-type="float">
            <text:p>-0,02516648844843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7]&lt;[.F227]" office:value-type="boolean" office:boolean-value="true" calcext:value-type="boolean">
            <text:p>WAHR</text:p>
          </table:table-cell>
          <table:table-cell table:formula="of:=[.F227]/22000" office:value-type="float" office:value="1" calcext:value-type="float">
            <text:p>1</text:p>
          </table:table-cell>
          <table:table-cell table:formula="of:=[.H227]/[.C227]" office:value-type="float" office:value="-0.0113521557769076" calcext:value-type="float">
            <text:p>-0,0113521557769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14.74743296419" calcext:value-type="float">
            <text:p>3414,7</text:p>
          </table:table-cell>
          <table:table-cell office:value-type="float" office:value="-85.5023438610333" calcext:value-type="float">
            <text:p>-85,5</text:p>
          </table:table-cell>
          <table:table-cell table:formula="of:=[.C228]/[.B228]" office:value-type="float" office:value="-0.0250391414122281" calcext:value-type="float">
            <text:p>-0,025039141412228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8]&lt;[.F228]" office:value-type="boolean" office:boolean-value="true" calcext:value-type="boolean">
            <text:p>WAHR</text:p>
          </table:table-cell>
          <table:table-cell table:formula="of:=[.F228]/22000" office:value-type="float" office:value="1" calcext:value-type="float">
            <text:p>1</text:p>
          </table:table-cell>
          <table:table-cell table:formula="of:=[.H228]/[.C228]" office:value-type="float" office:value="-0.0116955858148789" calcext:value-type="float">
            <text:p>-0,0116955858148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31.74447454924" calcext:value-type="float">
            <text:p>3331,7</text:p>
          </table:table-cell>
          <table:table-cell office:value-type="float" office:value="-83.0029584149565" calcext:value-type="float">
            <text:p>-83,0</text:p>
          </table:table-cell>
          <table:table-cell table:formula="of:=[.C229]/[.B229]" office:value-type="float" office:value="-0.0249127623828914" calcext:value-type="float">
            <text:p>-0,02491276238289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29]&lt;[.F229]" office:value-type="boolean" office:boolean-value="true" calcext:value-type="boolean">
            <text:p>WAHR</text:p>
          </table:table-cell>
          <table:table-cell table:formula="of:=[.F229]/22000" office:value-type="float" office:value="1" calcext:value-type="float">
            <text:p>1</text:p>
          </table:table-cell>
          <table:table-cell table:formula="of:=[.H229]/[.C229]" office:value-type="float" office:value="-0.0120477633459846" calcext:value-type="float">
            <text:p>-0,0120477633459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51.15693715926" calcext:value-type="float">
            <text:p>3251,2</text:p>
          </table:table-cell>
          <table:table-cell office:value-type="float" office:value="-80.5875373899776" calcext:value-type="float">
            <text:p>-80,6</text:p>
          </table:table-cell>
          <table:table-cell table:formula="of:=[.C230]/[.B230]" office:value-type="float" office:value="-0.0247873415364538" calcext:value-type="float">
            <text:p>-0,02478734153645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0]&lt;[.F230]" office:value-type="boolean" office:boolean-value="true" calcext:value-type="boolean">
            <text:p>WAHR</text:p>
          </table:table-cell>
          <table:table-cell table:formula="of:=[.F230]/22000" office:value-type="float" office:value="1" calcext:value-type="float">
            <text:p>1</text:p>
          </table:table-cell>
          <table:table-cell table:formula="of:=[.H230]/[.C230]" office:value-type="float" office:value="-0.0124088665864155" calcext:value-type="float">
            <text:p>-0,0124088665864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72.9040204033" calcext:value-type="float">
            <text:p>3172,9</text:p>
          </table:table-cell>
          <table:table-cell office:value-type="float" office:value="-78.2529167559542" calcext:value-type="float">
            <text:p>-78,3</text:p>
          </table:table-cell>
          <table:table-cell table:formula="of:=[.C231]/[.B231]" office:value-type="float" office:value="-0.0246628691737129" calcext:value-type="float">
            <text:p>-0,02466286917371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1]&lt;[.F231]" office:value-type="boolean" office:boolean-value="true" calcext:value-type="boolean">
            <text:p>WAHR</text:p>
          </table:table-cell>
          <table:table-cell table:formula="of:=[.F231]/22000" office:value-type="float" office:value="1" calcext:value-type="float">
            <text:p>1</text:p>
          </table:table-cell>
          <table:table-cell table:formula="of:=[.H231]/[.C231]" office:value-type="float" office:value="-0.0127790763776727" calcext:value-type="float">
            <text:p>-0,0127790763776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96.90795637305" calcext:value-type="float">
            <text:p>3096,9</text:p>
          </table:table-cell>
          <table:table-cell office:value-type="float" office:value="-75.9960640302584" calcext:value-type="float">
            <text:p>-76,0</text:p>
          </table:table-cell>
          <table:table-cell table:formula="of:=[.C232]/[.B232]" office:value-type="float" office:value="-0.0245393357183471" calcext:value-type="float">
            <text:p>-0,02453933571834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2]&lt;[.F232]" office:value-type="boolean" office:boolean-value="true" calcext:value-type="boolean">
            <text:p>WAHR</text:p>
          </table:table-cell>
          <table:table-cell table:formula="of:=[.F232]/22000" office:value-type="float" office:value="1" calcext:value-type="float">
            <text:p>1</text:p>
          </table:table-cell>
          <table:table-cell table:formula="of:=[.H232]/[.C232]" office:value-type="float" office:value="-0.0131585762073394" calcext:value-type="float">
            <text:p>-0,0131585762073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23.0938840567" calcext:value-type="float">
            <text:p>3023,1</text:p>
          </table:table-cell>
          <table:table-cell office:value-type="float" office:value="-73.8140723163419" calcext:value-type="float">
            <text:p>-73,8</text:p>
          </table:table-cell>
          <table:table-cell table:formula="of:=[.C233]/[.B233]" office:value-type="float" office:value="-0.0244167317150239" calcext:value-type="float">
            <text:p>-0,02441673171502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3]&lt;[.F233]" office:value-type="boolean" office:boolean-value="true" calcext:value-type="boolean">
            <text:p>WAHR</text:p>
          </table:table-cell>
          <table:table-cell table:formula="of:=[.F233]/22000" office:value-type="float" office:value="1" calcext:value-type="float">
            <text:p>1</text:p>
          </table:table-cell>
          <table:table-cell table:formula="of:=[.H233]/[.C233]" office:value-type="float" office:value="-0.0135475522298017" calcext:value-type="float">
            <text:p>-0,0135475522298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51.38972942254" calcext:value-type="float">
            <text:p>2951,4</text:p>
          </table:table-cell>
          <table:table-cell office:value-type="float" office:value="-71.7041546341607" calcext:value-type="float">
            <text:p>-71,7</text:p>
          </table:table-cell>
          <table:table-cell table:formula="of:=[.C234]/[.B234]" office:value-type="float" office:value="-0.024295047827584" calcext:value-type="float">
            <text:p>-0,02429504782758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4]&lt;[.F234]" office:value-type="boolean" office:boolean-value="true" calcext:value-type="boolean">
            <text:p>WAHR</text:p>
          </table:table-cell>
          <table:table-cell table:formula="of:=[.F234]/22000" office:value-type="float" office:value="1" calcext:value-type="float">
            <text:p>1</text:p>
          </table:table-cell>
          <table:table-cell table:formula="of:=[.H234]/[.C234]" office:value-type="float" office:value="-0.0139461932868753" calcext:value-type="float">
            <text:p>-0,0139461932868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81.72609089563" calcext:value-type="float">
            <text:p>2881,7</text:p>
          </table:table-cell>
          <table:table-cell office:value-type="float" office:value="-69.6636385269107" calcext:value-type="float">
            <text:p>-69,7</text:p>
          </table:table-cell>
          <table:table-cell table:formula="of:=[.C235]/[.B235]" office:value-type="float" office:value="-0.0241742748372242" calcext:value-type="float">
            <text:p>-0,024174274837224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5]&lt;[.F235]" office:value-type="boolean" office:boolean-value="true" calcext:value-type="boolean">
            <text:p>WAHR</text:p>
          </table:table-cell>
          <table:table-cell table:formula="of:=[.F235]/22000" office:value-type="float" office:value="1" calcext:value-type="float">
            <text:p>1</text:p>
          </table:table-cell>
          <table:table-cell table:formula="of:=[.H235]/[.C235]" office:value-type="float" office:value="-0.0143546909283773" calcext:value-type="float">
            <text:p>-0,0143546909283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14.03612996583" calcext:value-type="float">
            <text:p>2814,0</text:p>
          </table:table-cell>
          <table:table-cell office:value-type="float" office:value="-67.6899609297975" calcext:value-type="float">
            <text:p>-67,7</text:p>
          </table:table-cell>
          <table:table-cell table:formula="of:=[.C236]/[.B236]" office:value-type="float" office:value="-0.0240544036407306" calcext:value-type="float">
            <text:p>-0,02405440364073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6]&lt;[.F236]" office:value-type="boolean" office:boolean-value="true" calcext:value-type="boolean">
            <text:p>WAHR</text:p>
          </table:table-cell>
          <table:table-cell table:formula="of:=[.F236]/22000" office:value-type="float" office:value="1" calcext:value-type="float">
            <text:p>1</text:p>
          </table:table-cell>
          <table:table-cell table:formula="of:=[.H236]/[.C236]" office:value-type="float" office:value="-0.0147732394326113" calcext:value-type="float">
            <text:p>-0,0147732394326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48.25546667872" calcext:value-type="float">
            <text:p>2748,3</text:p>
          </table:table-cell>
          <table:table-cell office:value-type="float" office:value="-65.7806632871111" calcext:value-type="float">
            <text:p>-65,8</text:p>
          </table:table-cell>
          <table:table-cell table:formula="of:=[.C237]/[.B237]" office:value-type="float" office:value="-0.0239354252487333" calcext:value-type="float">
            <text:p>-0,02393542524873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7]&lt;[.F237]" office:value-type="boolean" office:boolean-value="true" calcext:value-type="boolean">
            <text:p>WAHR</text:p>
          </table:table-cell>
          <table:table-cell table:formula="of:=[.F237]/22000" office:value-type="float" office:value="1" calcext:value-type="float">
            <text:p>1</text:p>
          </table:table-cell>
          <table:table-cell table:formula="of:=[.H237]/[.C237]" office:value-type="float" office:value="-0.0152020358267798" calcext:value-type="float">
            <text:p>-0,015202035826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84.32207977393" calcext:value-type="float">
            <text:p>2684,3</text:p>
          </table:table-cell>
          <table:table-cell office:value-type="float" office:value="-63.9333869047941" calcext:value-type="float">
            <text:p>-63,9</text:p>
          </table:table-cell>
          <table:table-cell table:formula="of:=[.C238]/[.B238]" office:value-type="float" office:value="-0.0238173307840088" calcext:value-type="float">
            <text:p>-0,023817330784009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8]&lt;[.F238]" office:value-type="boolean" office:boolean-value="true" calcext:value-type="boolean">
            <text:p>WAHR</text:p>
          </table:table-cell>
          <table:table-cell table:formula="of:=[.F238]/22000" office:value-type="float" office:value="1" calcext:value-type="float">
            <text:p>1</text:p>
          </table:table-cell>
          <table:table-cell table:formula="of:=[.H238]/[.C238]" office:value-type="float" office:value="-0.0156412799073064" calcext:value-type="float">
            <text:p>-0,0156412799073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22.17621124774" calcext:value-type="float">
            <text:p>2622,2</text:p>
          </table:table-cell>
          <table:table-cell office:value-type="float" office:value="-62.1458685261891" calcext:value-type="float">
            <text:p>-62,1</text:p>
          </table:table-cell>
          <table:table-cell table:formula="of:=[.C239]/[.B239]" office:value-type="float" office:value="-0.0237001114797764" calcext:value-type="float">
            <text:p>-0,023700111479776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39]&lt;[.F239]" office:value-type="boolean" office:boolean-value="true" calcext:value-type="boolean">
            <text:p>WAHR</text:p>
          </table:table-cell>
          <table:table-cell table:formula="of:=[.F239]/22000" office:value-type="float" office:value="1" calcext:value-type="float">
            <text:p>1</text:p>
          </table:table-cell>
          <table:table-cell table:formula="of:=[.H239]/[.C239]" office:value-type="float" office:value="-0.0160911742600972" calcext:value-type="float">
            <text:p>-0,01609117426009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61.76027512804" calcext:value-type="float">
            <text:p>2561,8</text:p>
          </table:table-cell>
          <table:table-cell office:value-type="float" office:value="-60.4159361196976" calcext:value-type="float">
            <text:p>-60,4</text:p>
          </table:table-cell>
          <table:table-cell table:formula="of:=[.C240]/[.B240]" office:value-type="float" office:value="-0.0235837586780746" calcext:value-type="float">
            <text:p>-0,023583758678075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40]&lt;[.F240]" office:value-type="boolean" office:boolean-value="true" calcext:value-type="boolean">
            <text:p>WAHR</text:p>
          </table:table-cell>
          <table:table-cell table:formula="of:=[.F240]/22000" office:value-type="float" office:value="1" calcext:value-type="float">
            <text:p>1</text:p>
          </table:table-cell>
          <table:table-cell table:formula="of:=[.H240]/[.C240]" office:value-type="float" office:value="-0.0165519242806861" calcext:value-type="float">
            <text:p>-0,0165519242806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3.01877026083" calcext:value-type="float">
            <text:p>2503,0</text:p>
          </table:table-cell>
          <table:table-cell office:value-type="float" office:value="-58.741504867211" calcext:value-type="float">
            <text:p>-58,7</text:p>
          </table:table-cell>
          <table:table-cell table:formula="of:=[.C241]/[.B241]" office:value-type="float" office:value="-0.0234682638281173" calcext:value-type="float">
            <text:p>-0,023468263828117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41]&lt;[.F241]" office:value-type="boolean" office:boolean-value="true" calcext:value-type="boolean">
            <text:p>WAHR</text:p>
          </table:table-cell>
          <table:table-cell table:formula="of:=[.F241]/22000" office:value-type="float" office:value="1" calcext:value-type="float">
            <text:p>1</text:p>
          </table:table-cell>
          <table:table-cell table:formula="of:=[.H241]/[.C241]" office:value-type="float" office:value="-0.0170237381943238" calcext:value-type="float">
            <text:p>-0,0170237381943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45.89819691757" calcext:value-type="float">
            <text:p>2445,9</text:p>
          </table:table-cell>
          <table:table-cell office:value-type="float" office:value="-57.1205733432607" calcext:value-type="float">
            <text:p>-57,1</text:p>
          </table:table-cell>
          <table:table-cell table:formula="of:=[.C242]/[.B242]" office:value-type="float" office:value="-0.0233536184847131" calcext:value-type="float">
            <text:p>-0,02335361848471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42]&lt;[.F242]" office:value-type="boolean" office:boolean-value="true" calcext:value-type="boolean">
            <text:p>WAHR</text:p>
          </table:table-cell>
          <table:table-cell table:formula="of:=[.F242]/22000" office:value-type="float" office:value="1" calcext:value-type="float">
            <text:p>1</text:p>
          </table:table-cell>
          <table:table-cell table:formula="of:=[.H242]/[.C242]" office:value-type="float" office:value="-0.0175068270759573" calcext:value-type="float">
            <text:p>-0,0175068270759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90.34697704255" calcext:value-type="float">
            <text:p>2390,3</text:p>
          </table:table-cell>
          <table:table-cell office:value-type="float" office:value="-55.5512198750221" calcext:value-type="float">
            <text:p>-55,6</text:p>
          </table:table-cell>
          <table:table-cell table:formula="of:=[.C243]/[.B243]" office:value-type="float" office:value="-0.0232398143066881" calcext:value-type="float">
            <text:p>-0,023239814306688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43]&lt;[.F243]" office:value-type="boolean" office:boolean-value="true" calcext:value-type="boolean">
            <text:p>WAHR</text:p>
          </table:table-cell>
          <table:table-cell table:formula="of:=[.F243]/22000" office:value-type="float" office:value="1" calcext:value-type="float">
            <text:p>1</text:p>
          </table:table-cell>
          <table:table-cell table:formula="of:=[.H243]/[.C243]" office:value-type="float" office:value="-0.0180014048701321" calcext:value-type="float">
            <text:p>-0,0180014048701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36.31537796844" calcext:value-type="float">
            <text:p>2336,3</text:p>
          </table:table-cell>
          <table:table-cell office:value-type="float" office:value="-54.0315990741069" calcext:value-type="float">
            <text:p>-54,0</text:p>
          </table:table-cell>
          <table:table-cell table:formula="of:=[.C244]/[.B244]" office:value-type="float" office:value="-0.0231268430553629" calcext:value-type="float">
            <text:p>-0,02312684305536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44]&lt;[.F244]" office:value-type="boolean" office:boolean-value="true" calcext:value-type="boolean">
            <text:p>WAHR</text:p>
          </table:table-cell>
          <table:table-cell table:formula="of:=[.F244]/22000" office:value-type="float" office:value="1" calcext:value-type="float">
            <text:p>1</text:p>
          </table:table-cell>
          <table:table-cell table:formula="of:=[.H244]/[.C244]" office:value-type="float" office:value="-0.0185076884107844" calcext:value-type="float">
            <text:p>-0,0185076884107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83.75543943713" calcext:value-type="float">
            <text:p>2283,8</text:p>
          </table:table-cell>
          <table:table-cell office:value-type="float" office:value="-52.5599385313117" calcext:value-type="float">
            <text:p>-52,6</text:p>
          </table:table-cell>
          <table:table-cell table:formula="of:=[.C245]/[.B245]" office:value-type="float" office:value="-0.0230146965930231" calcext:value-type="float">
            <text:p>-0,02301469659302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45]&lt;[.F245]" office:value-type="boolean" office:boolean-value="true" calcext:value-type="boolean">
            <text:p>WAHR</text:p>
          </table:table-cell>
          <table:table-cell table:formula="of:=[.F245]/22000" office:value-type="float" office:value="1" calcext:value-type="float">
            <text:p>1</text:p>
          </table:table-cell>
          <table:table-cell table:formula="of:=[.H245]/[.C245]" office:value-type="float" office:value="-0.0190258974409619" calcext:value-type="float">
            <text:p>-0,0190258974409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32.62090377089" calcext:value-type="float">
            <text:p>2232,6</text:p>
          </table:table-cell>
          <table:table-cell office:value-type="float" office:value="-51.1345356662437" calcext:value-type="float">
            <text:p>-51,1</text:p>
          </table:table-cell>
          <table:table-cell table:formula="of:=[.C246]/[.B246]" office:value-type="float" office:value="-0.0229033668814431" calcext:value-type="float">
            <text:p>-0,022903366881443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" table:formula="of:=[.B246]&lt;[.F246]" office:value-type="boolean" office:boolean-value="true" calcext:value-type="boolean">
            <text:p>WAHR</text:p>
          </table:table-cell>
          <table:table-cell table:formula="of:=[.F246]/22000" office:value-type="float" office:value="1" calcext:value-type="float">
            <text:p>1</text:p>
          </table:table-cell>
          <table:table-cell table:formula="of:=[.H246]/[.C246]" office:value-type="float" office:value="-0.0195562546324274" calcext:value-type="float">
            <text:p>-0,0195562546324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82.86714904693" calcext:value-type="float">
            <text:p>2182,9</text:p>
          </table:table-cell>
          <table:table-cell office:value-type="float" office:value="-49.7537547239554" calcext:value-type="float">
            <text:p>-49,8</text:p>
          </table:table-cell>
          <table:table-cell table:formula="of:=[.C247]/[.B247]" office:value-type="float" office:value="-0.0227928459804247" calcext:value-type="float">
            <text:p>-0,022792845980425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47]&lt;[.F247]" office:value-type="boolean" office:boolean-value="true" calcext:value-type="boolean">
            <text:p>WAHR</text:p>
          </table:table-cell>
          <table:table-cell table:formula="of:=[.F247]/22000" office:value-type="float" office:value="0.1" calcext:value-type="float">
            <text:p>0,1</text:p>
          </table:table-cell>
          <table:table-cell table:formula="of:=[.H247]/[.C247]" office:value-type="float" office:value="-0.00200989856051712" calcext:value-type="float">
            <text:p>-0,0020098985605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34.4511251357" calcext:value-type="float">
            <text:p>2134,5</text:p>
          </table:table-cell>
          <table:table-cell office:value-type="float" office:value="-48.4160239112334" calcext:value-type="float">
            <text:p>-48,4</text:p>
          </table:table-cell>
          <table:table-cell table:formula="of:=[.C248]/[.B248]" office:value-type="float" office:value="-0.0226831260463532" calcext:value-type="float">
            <text:p>-0,02268312604635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48]&lt;[.F248]" office:value-type="boolean" office:boolean-value="true" calcext:value-type="boolean">
            <text:p>WAHR</text:p>
          </table:table-cell>
          <table:table-cell table:formula="of:=[.F248]/22000" office:value-type="float" office:value="0.1" calcext:value-type="float">
            <text:p>0,1</text:p>
          </table:table-cell>
          <table:table-cell table:formula="of:=[.H248]/[.C248]" office:value-type="float" office:value="-0.00206543189468308" calcext:value-type="float">
            <text:p>-0,0020654318946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87.33129247007" calcext:value-type="float">
            <text:p>2087,3</text:p>
          </table:table-cell>
          <table:table-cell office:value-type="float" office:value="-47.1198326656318" calcext:value-type="float">
            <text:p>-47,1</text:p>
          </table:table-cell>
          <table:table-cell table:formula="of:=[.C249]/[.B249]" office:value-type="float" office:value="-0.0225741993307981" calcext:value-type="float">
            <text:p>-0,02257419933079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49]&lt;[.F249]" office:value-type="boolean" office:boolean-value="true" calcext:value-type="boolean">
            <text:p>WAHR</text:p>
          </table:table-cell>
          <table:table-cell table:formula="of:=[.F249]/22000" office:value-type="float" office:value="0.1" calcext:value-type="float">
            <text:p>0,1</text:p>
          </table:table-cell>
          <table:table-cell table:formula="of:=[.H249]/[.C249]" office:value-type="float" office:value="-0.00212224862319891" calcext:value-type="float">
            <text:p>-0,0021222486231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41.4675634195" calcext:value-type="float">
            <text:p>2041,5</text:p>
          </table:table-cell>
          <table:table-cell office:value-type="float" office:value="-45.8637290505653" calcext:value-type="float">
            <text:p>-45,9</text:p>
          </table:table-cell>
          <table:table-cell table:formula="of:=[.C250]/[.B250]" office:value-type="float" office:value="-0.0224660581791183" calcext:value-type="float">
            <text:p>-0,02246605817911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0]&lt;[.F250]" office:value-type="boolean" office:boolean-value="true" calcext:value-type="boolean">
            <text:p>WAHR</text:p>
          </table:table-cell>
          <table:table-cell table:formula="of:=[.F250]/22000" office:value-type="float" office:value="0.1" calcext:value-type="float">
            <text:p>0,1</text:p>
          </table:table-cell>
          <table:table-cell table:formula="of:=[.H250]/[.C250]" office:value-type="float" office:value="-0.00218037220413867" calcext:value-type="float">
            <text:p>-0,002180372204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96.82124614923" calcext:value-type="float">
            <text:p>1996,8</text:p>
          </table:table-cell>
          <table:table-cell office:value-type="float" office:value="-44.6463172702736" calcext:value-type="float">
            <text:p>-44,6</text:p>
          </table:table-cell>
          <table:table-cell table:formula="of:=[.C251]/[.B251]" office:value-type="float" office:value="-0.0223586950290978" calcext:value-type="float">
            <text:p>-0,02235869502909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1]&lt;[.F251]" office:value-type="boolean" office:boolean-value="true" calcext:value-type="boolean">
            <text:p>WAHR</text:p>
          </table:table-cell>
          <table:table-cell table:formula="of:=[.F251]/22000" office:value-type="float" office:value="0.1" calcext:value-type="float">
            <text:p>0,1</text:p>
          </table:table-cell>
          <table:table-cell table:formula="of:=[.H251]/[.C251]" office:value-type="float" office:value="-0.00223982639810209" calcext:value-type="float">
            <text:p>-0,0022398263981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53.3549908505" calcext:value-type="float">
            <text:p>1953,4</text:p>
          </table:table-cell>
          <table:table-cell office:value-type="float" office:value="-43.4662552987272" calcext:value-type="float">
            <text:p>-43,5</text:p>
          </table:table-cell>
          <table:table-cell table:formula="of:=[.C252]/[.B252]" office:value-type="float" office:value="-0.0222521024096095" calcext:value-type="float">
            <text:p>-0,0222521024096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2]&lt;[.F252]" office:value-type="boolean" office:boolean-value="true" calcext:value-type="boolean">
            <text:p>WAHR</text:p>
          </table:table-cell>
          <table:table-cell table:formula="of:=[.F252]/22000" office:value-type="float" office:value="0.1" calcext:value-type="float">
            <text:p>0,1</text:p>
          </table:table-cell>
          <table:table-cell table:formula="of:=[.H252]/[.C252]" office:value-type="float" office:value="-0.00230063527011328" calcext:value-type="float">
            <text:p>-0,0023006352701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11.03273823364" calcext:value-type="float">
            <text:p>1911,0</text:p>
          </table:table-cell>
          <table:table-cell office:value-type="float" office:value="-42.3222526168624" calcext:value-type="float">
            <text:p>-42,3</text:p>
          </table:table-cell>
          <table:table-cell table:formula="of:=[.C253]/[.B253]" office:value-type="float" office:value="-0.0221462729393012" calcext:value-type="float">
            <text:p>-0,02214627293930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3]&lt;[.F253]" office:value-type="boolean" office:boolean-value="true" calcext:value-type="boolean">
            <text:p>WAHR</text:p>
          </table:table-cell>
          <table:table-cell table:formula="of:=[.F253]/22000" office:value-type="float" office:value="0.1" calcext:value-type="float">
            <text:p>0,1</text:p>
          </table:table-cell>
          <table:table-cell table:formula="of:=[.H253]/[.C253]" office:value-type="float" office:value="-0.00236282319150841" calcext:value-type="float">
            <text:p>-0,0023628231915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69.81967018085" calcext:value-type="float">
            <text:p>1869,8</text:p>
          </table:table-cell>
          <table:table-cell office:value-type="float" office:value="-41.2130680527926" calcext:value-type="float">
            <text:p>-41,2</text:p>
          </table:table-cell>
          <table:table-cell table:formula="of:=[.C254]/[.B254]" office:value-type="float" office:value="-0.0220411993252838" calcext:value-type="float">
            <text:p>-0,02204119932528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4]&lt;[.F254]" office:value-type="boolean" office:boolean-value="true" calcext:value-type="boolean">
            <text:p>WAHR</text:p>
          </table:table-cell>
          <table:table-cell table:formula="of:=[.F254]/22000" office:value-type="float" office:value="0.1" calcext:value-type="float">
            <text:p>0,1</text:p>
          </table:table-cell>
          <table:table-cell table:formula="of:=[.H254]/[.C254]" office:value-type="float" office:value="-0.00242641484181433" calcext:value-type="float">
            <text:p>-0,0024264148418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29.68216246078" calcext:value-type="float">
            <text:p>1829,7</text:p>
          </table:table-cell>
          <table:table-cell office:value-type="float" office:value="-40.1375077200678" calcext:value-type="float">
            <text:p>-40,1</text:p>
          </table:table-cell>
          <table:table-cell table:formula="of:=[.C255]/[.B255]" office:value-type="float" office:value="-0.021936874361876" calcext:value-type="float">
            <text:p>-0,02193687436187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5]&lt;[.F255]" office:value-type="boolean" office:boolean-value="true" calcext:value-type="boolean">
            <text:p>WAHR</text:p>
          </table:table-cell>
          <table:table-cell table:formula="of:=[.F255]/22000" office:value-type="float" office:value="0.1" calcext:value-type="float">
            <text:p>0,1</text:p>
          </table:table-cell>
          <table:table-cell table:formula="of:=[.H255]/[.C255]" office:value-type="float" office:value="-0.0024914352106123" calcext:value-type="float">
            <text:p>-0,0024914352106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90.58773941168" calcext:value-type="float">
            <text:p>1790,6</text:p>
          </table:table-cell>
          <table:table-cell office:value-type="float" office:value="-39.094423049095" calcext:value-type="float">
            <text:p>-39,1</text:p>
          </table:table-cell>
          <table:table-cell table:formula="of:=[.C256]/[.B256]" office:value-type="float" office:value="-0.0218332909293459" calcext:value-type="float">
            <text:p>-0,02183329092934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6]&lt;[.F256]" office:value-type="boolean" office:boolean-value="true" calcext:value-type="boolean">
            <text:p>WAHR</text:p>
          </table:table-cell>
          <table:table-cell table:formula="of:=[.F256]/22000" office:value-type="float" office:value="0.1" calcext:value-type="float">
            <text:p>0,1</text:p>
          </table:table-cell>
          <table:table-cell table:formula="of:=[.H256]/[.C256]" office:value-type="float" office:value="-0.00255790959939272" calcext:value-type="float">
            <text:p>-0,0025579095993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52.50503050444" calcext:value-type="float">
            <text:p>1752,5</text:p>
          </table:table-cell>
          <table:table-cell office:value-type="float" office:value="-38.0827089072379" calcext:value-type="float">
            <text:p>-38,1</text:p>
          </table:table-cell>
          <table:table-cell table:formula="of:=[.C257]/[.B257]" office:value-type="float" office:value="-0.0217304419926693" calcext:value-type="float">
            <text:p>-0,02173044199266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7]&lt;[.F257]" office:value-type="boolean" office:boolean-value="true" calcext:value-type="boolean">
            <text:p>WAHR</text:p>
          </table:table-cell>
          <table:table-cell table:formula="of:=[.F257]/22000" office:value-type="float" office:value="0.1" calcext:value-type="float">
            <text:p>0,1</text:p>
          </table:table-cell>
          <table:table-cell table:formula="of:=[.H257]/[.C257]" office:value-type="float" office:value="-0.00262586362339876" calcext:value-type="float">
            <text:p>-0,0026258636233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15.40372870107" calcext:value-type="float">
            <text:p>1715,4</text:p>
          </table:table-cell>
          <table:table-cell office:value-type="float" office:value="-37.1013018033736" calcext:value-type="float">
            <text:p>-37,1</text:p>
          </table:table-cell>
          <table:table-cell table:formula="of:=[.C258]/[.B258]" office:value-type="float" office:value="-0.0216283206003448" calcext:value-type="float">
            <text:p>-0,021628320600345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8]&lt;[.F258]" office:value-type="boolean" office:boolean-value="true" calcext:value-type="boolean">
            <text:p>WAHR</text:p>
          </table:table-cell>
          <table:table-cell table:formula="of:=[.F258]/22000" office:value-type="float" office:value="0.1" calcext:value-type="float">
            <text:p>0,1</text:p>
          </table:table-cell>
          <table:table-cell table:formula="of:=[.H258]/[.C258]" office:value-type="float" office:value="-0.00269532321345412" calcext:value-type="float">
            <text:p>-0,0026953232134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79.25455052841" calcext:value-type="float">
            <text:p>1679,3</text:p>
          </table:table-cell>
          <table:table-cell office:value-type="float" office:value="-36.149178172664" calcext:value-type="float">
            <text:p>-36,1</text:p>
          </table:table-cell>
          <table:table-cell table:formula="of:=[.C259]/[.B259]" office:value-type="float" office:value="-0.0215269198831642" calcext:value-type="float">
            <text:p>-0,02152691988316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59]&lt;[.F259]" office:value-type="boolean" office:boolean-value="true" calcext:value-type="boolean">
            <text:p>WAHR</text:p>
          </table:table-cell>
          <table:table-cell table:formula="of:=[.F259]/22000" office:value-type="float" office:value="0.1" calcext:value-type="float">
            <text:p>0,1</text:p>
          </table:table-cell>
          <table:table-cell table:formula="of:=[.H259]/[.C259]" office:value-type="float" office:value="-0.00276631461778625" calcext:value-type="float">
            <text:p>-0,0027663146177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44.02919779047" calcext:value-type="float">
            <text:p>1644,0</text:p>
          </table:table-cell>
          <table:table-cell office:value-type="float" office:value="-35.2253527379387" calcext:value-type="float">
            <text:p>-35,2</text:p>
          </table:table-cell>
          <table:table-cell table:formula="of:=[.C260]/[.B260]" office:value-type="float" office:value="-0.0214262330530873" calcext:value-type="float">
            <text:p>-0,02142623305308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0]&lt;[.F260]" office:value-type="boolean" office:boolean-value="true" calcext:value-type="boolean">
            <text:p>WAHR</text:p>
          </table:table-cell>
          <table:table-cell table:formula="of:=[.F260]/22000" office:value-type="float" office:value="0.1" calcext:value-type="float">
            <text:p>0,1</text:p>
          </table:table-cell>
          <table:table-cell table:formula="of:=[.H260]/[.C260]" office:value-type="float" office:value="-0.00283886440382745" calcext:value-type="float">
            <text:p>-0,0028388644038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9.70032084672" calcext:value-type="float">
            <text:p>1609,7</text:p>
          </table:table-cell>
          <table:table-cell office:value-type="float" office:value="-34.3288769437456" calcext:value-type="float">
            <text:p>-34,3</text:p>
          </table:table-cell>
          <table:table-cell table:formula="of:=[.C261]/[.B261]" office:value-type="float" office:value="-0.0213262534020545" calcext:value-type="float">
            <text:p>-0,021326253402055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1]&lt;[.F261]" office:value-type="boolean" office:boolean-value="true" calcext:value-type="boolean">
            <text:p>WAHR</text:p>
          </table:table-cell>
          <table:table-cell table:formula="of:=[.F261]/22000" office:value-type="float" office:value="0.1" calcext:value-type="float">
            <text:p>0,1</text:p>
          </table:table-cell>
          <table:table-cell table:formula="of:=[.H261]/[.C261]" office:value-type="float" office:value="-0.00291299946001348" calcext:value-type="float">
            <text:p>-0,0029129994600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76.2414833869" calcext:value-type="float">
            <text:p>1576,2</text:p>
          </table:table-cell>
          <table:table-cell office:value-type="float" office:value="-33.4588374598179" calcext:value-type="float">
            <text:p>-33,5</text:p>
          </table:table-cell>
          <table:table-cell table:formula="of:=[.C262]/[.B262]" office:value-type="float" office:value="-0.0212269743008693" calcext:value-type="float">
            <text:p>-0,02122697430086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2]&lt;[.F262]" office:value-type="boolean" office:boolean-value="true" calcext:value-type="boolean">
            <text:p>WAHR</text:p>
          </table:table-cell>
          <table:table-cell table:formula="of:=[.F262]/22000" office:value-type="float" office:value="0.1" calcext:value-type="float">
            <text:p>0,1</text:p>
          </table:table-cell>
          <table:table-cell table:formula="of:=[.H262]/[.C262]" office:value-type="float" office:value="-0.00298874699756362" calcext:value-type="float">
            <text:p>-0,0029887469975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43.62712863635" calcext:value-type="float">
            <text:p>1543,6</text:p>
          </table:table-cell>
          <table:table-cell office:value-type="float" office:value="-32.6143547505571" calcext:value-type="float">
            <text:p>-32,6</text:p>
          </table:table-cell>
          <table:table-cell table:formula="of:=[.C263]/[.B263]" office:value-type="float" office:value="-0.0211283891980888" calcext:value-type="float">
            <text:p>-0,02112838919808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3]&lt;[.F263]" office:value-type="boolean" office:boolean-value="true" calcext:value-type="boolean">
            <text:p>WAHR</text:p>
          </table:table-cell>
          <table:table-cell table:formula="of:=[.F263]/22000" office:value-type="float" office:value="0.1" calcext:value-type="float">
            <text:p>0,1</text:p>
          </table:table-cell>
          <table:table-cell table:formula="of:=[.H263]/[.C263]" office:value-type="float" office:value="-0.00306613455224932" calcext:value-type="float">
            <text:p>-0,0030661345522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11.83254692895" calcext:value-type="float">
            <text:p>1511,8</text:p>
          </table:table-cell>
          <table:table-cell office:value-type="float" office:value="-31.7945817073958" calcext:value-type="float">
            <text:p>-31,8</text:p>
          </table:table-cell>
          <table:table-cell table:formula="of:=[.C264]/[.B264]" office:value-type="float" office:value="-0.0210304916189174" calcext:value-type="float">
            <text:p>-0,02103049161891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4]&lt;[.F264]" office:value-type="boolean" office:boolean-value="true" calcext:value-type="boolean">
            <text:p>WAHR</text:p>
          </table:table-cell>
          <table:table-cell table:formula="of:=[.F264]/22000" office:value-type="float" office:value="0.1" calcext:value-type="float">
            <text:p>0,1</text:p>
          </table:table-cell>
          <table:table-cell table:formula="of:=[.H264]/[.C264]" office:value-type="float" office:value="-0.00314518998615223" calcext:value-type="float">
            <text:p>-0,0031451899861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80.83384458782" calcext:value-type="float">
            <text:p>1480,8</text:p>
          </table:table-cell>
          <table:table-cell office:value-type="float" office:value="-30.9987023411293" calcext:value-type="float">
            <text:p>-31,0</text:p>
          </table:table-cell>
          <table:table-cell table:formula="of:=[.C265]/[.B265]" office:value-type="float" office:value="-0.0209332751641408" calcext:value-type="float">
            <text:p>-0,02093327516414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5]&lt;[.F265]" office:value-type="boolean" office:boolean-value="true" calcext:value-type="boolean">
            <text:p>WAHR</text:p>
          </table:table-cell>
          <table:table-cell table:formula="of:=[.F265]/22000" office:value-type="float" office:value="0.1" calcext:value-type="float">
            <text:p>0,1</text:p>
          </table:table-cell>
          <table:table-cell table:formula="of:=[.H265]/[.C265]" office:value-type="float" office:value="-0.00322594148940613" calcext:value-type="float">
            <text:p>-0,0032259414894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0.6079140565" calcext:value-type="float">
            <text:p>1450,6</text:p>
          </table:table-cell>
          <table:table-cell office:value-type="float" office:value="-30.2259305313257" calcext:value-type="float">
            <text:p>-30,2</text:p>
          </table:table-cell>
          <table:table-cell table:formula="of:=[.C266]/[.B266]" office:value-type="float" office:value="-0.0208367335090579" calcext:value-type="float">
            <text:p>-0,02083673350905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6]&lt;[.F266]" office:value-type="boolean" office:boolean-value="true" calcext:value-type="boolean">
            <text:p>WAHR</text:p>
          </table:table-cell>
          <table:table-cell table:formula="of:=[.F266]/22000" office:value-type="float" office:value="0.1" calcext:value-type="float">
            <text:p>0,1</text:p>
          </table:table-cell>
          <table:table-cell table:formula="of:=[.H266]/[.C266]" office:value-type="float" office:value="-0.00330841758192892" calcext:value-type="float">
            <text:p>-0,0033084175819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21.1324052263" calcext:value-type="float">
            <text:p>1421,1</text:p>
          </table:table-cell>
          <table:table-cell office:value-type="float" office:value="-29.4755088301956" calcext:value-type="float">
            <text:p>-29,5</text:p>
          </table:table-cell>
          <table:table-cell table:formula="of:=[.C267]/[.B267]" office:value-type="float" office:value="-0.0207408604024492" calcext:value-type="float">
            <text:p>-0,02074086040244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7]&lt;[.F267]" office:value-type="boolean" office:boolean-value="true" calcext:value-type="boolean">
            <text:p>WAHR</text:p>
          </table:table-cell>
          <table:table-cell table:formula="of:=[.F267]/22000" office:value-type="float" office:value="0.1" calcext:value-type="float">
            <text:p>0,1</text:p>
          </table:table-cell>
          <table:table-cell table:formula="of:=[.H267]/[.C267]" office:value-type="float" office:value="-0.00339264711513842" calcext:value-type="float">
            <text:p>-0,0033926471151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92.38569790799" calcext:value-type="float">
            <text:p>1392,4</text:p>
          </table:table-cell>
          <table:table-cell office:value-type="float" office:value="-28.7467073183082" calcext:value-type="float">
            <text:p>-28,7</text:p>
          </table:table-cell>
          <table:table-cell table:formula="of:=[.C268]/[.B268]" office:value-type="float" office:value="-0.0206456496655338" calcext:value-type="float">
            <text:p>-0,02064564966553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8]&lt;[.F268]" office:value-type="boolean" office:boolean-value="true" calcext:value-type="boolean">
            <text:p>WAHR</text:p>
          </table:table-cell>
          <table:table-cell table:formula="of:=[.F268]/22000" office:value-type="float" office:value="0.1" calcext:value-type="float">
            <text:p>0,1</text:p>
          </table:table-cell>
          <table:table-cell table:formula="of:=[.H268]/[.C268]" office:value-type="float" office:value="-0.00347865927365921" calcext:value-type="float">
            <text:p>-0,0034786592736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64.34687539816" calcext:value-type="float">
            <text:p>1364,3</text:p>
          </table:table-cell>
          <table:table-cell office:value-type="float" office:value="-28.0388225098295" calcext:value-type="float">
            <text:p>-28,0</text:p>
          </table:table-cell>
          <table:table-cell table:formula="of:=[.C269]/[.B269]" office:value-type="float" office:value="-0.0205510951909842" calcext:value-type="float">
            <text:p>-0,02055109519098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69]&lt;[.F269]" office:value-type="boolean" office:boolean-value="true" calcext:value-type="boolean">
            <text:p>WAHR</text:p>
          </table:table-cell>
          <table:table-cell table:formula="of:=[.F269]/22000" office:value-type="float" office:value="0.1" calcext:value-type="float">
            <text:p>0,1</text:p>
          </table:table-cell>
          <table:table-cell table:formula="of:=[.H269]/[.C269]" office:value-type="float" office:value="-0.00356648357700981" calcext:value-type="float">
            <text:p>-0,003566483577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36.9956990933" calcext:value-type="float">
            <text:p>1337,0</text:p>
          </table:table-cell>
          <table:table-cell office:value-type="float" office:value="-27.3511763048657" calcext:value-type="float">
            <text:p>-27,4</text:p>
          </table:table-cell>
          <table:table-cell table:formula="of:=[.C270]/[.B270]" office:value-type="float" office:value="-0.0204571909419112" calcext:value-type="float">
            <text:p>-0,02045719094191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0]&lt;[.F270]" office:value-type="boolean" office:boolean-value="true" calcext:value-type="boolean">
            <text:p>WAHR</text:p>
          </table:table-cell>
          <table:table-cell table:formula="of:=[.F270]/22000" office:value-type="float" office:value="0.1" calcext:value-type="float">
            <text:p>0,1</text:p>
          </table:table-cell>
          <table:table-cell table:formula="of:=[.H270]/[.C270]" office:value-type="float" office:value="-0.00365614988128354" calcext:value-type="float">
            <text:p>-0,0036561498812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10.31258410644" calcext:value-type="float">
            <text:p>1310,3</text:p>
          </table:table-cell>
          <table:table-cell office:value-type="float" office:value="-26.6831149868533" calcext:value-type="float">
            <text:p>-26,7</text:p>
          </table:table-cell>
          <table:table-cell table:formula="of:=[.C271]/[.B271]" office:value-type="float" office:value="-0.020363930950911" calcext:value-type="float">
            <text:p>-0,02036393095091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1]&lt;[.F271]" office:value-type="boolean" office:boolean-value="true" calcext:value-type="boolean">
            <text:p>WAHR</text:p>
          </table:table-cell>
          <table:table-cell table:formula="of:=[.F271]/22000" office:value-type="float" office:value="0.1" calcext:value-type="float">
            <text:p>0,1</text:p>
          </table:table-cell>
          <table:table-cell table:formula="of:=[.H271]/[.C271]" office:value-type="float" office:value="-0.00374768838080823" calcext:value-type="float">
            <text:p>-0,0037476883808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84.27857584365" calcext:value-type="float">
            <text:p>1284,3</text:p>
          </table:table-cell>
          <table:table-cell office:value-type="float" office:value="-26.0340082627979" calcext:value-type="float">
            <text:p>-26,0</text:p>
          </table:table-cell>
          <table:table-cell table:formula="of:=[.C272]/[.B272]" office:value-type="float" office:value="-0.0202713093190829" calcext:value-type="float">
            <text:p>-0,02027130931908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2]&lt;[.F272]" office:value-type="boolean" office:boolean-value="true" calcext:value-type="boolean">
            <text:p>WAHR</text:p>
          </table:table-cell>
          <table:table-cell table:formula="of:=[.F272]/22000" office:value-type="float" office:value="0.1" calcext:value-type="float">
            <text:p>0,1</text:p>
          </table:table-cell>
          <table:table-cell table:formula="of:=[.H272]/[.C272]" office:value-type="float" office:value="-0.00384112960979958" calcext:value-type="float">
            <text:p>-0,00384112960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8.87532749915" calcext:value-type="float">
            <text:p>1258,9</text:p>
          </table:table-cell>
          <table:table-cell office:value-type="float" office:value="-25.4032483444962" calcext:value-type="float">
            <text:p>-25,4</text:p>
          </table:table-cell>
          <table:table-cell table:formula="of:=[.C273]/[.B273]" office:value-type="float" office:value="-0.0201793202151016" calcext:value-type="float">
            <text:p>-0,02017932021510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3]&lt;[.F273]" office:value-type="boolean" office:boolean-value="true" calcext:value-type="boolean">
            <text:p>WAHR</text:p>
          </table:table-cell>
          <table:table-cell table:formula="of:=[.F273]/22000" office:value-type="float" office:value="0.1" calcext:value-type="float">
            <text:p>0,1</text:p>
          </table:table-cell>
          <table:table-cell table:formula="of:=[.H273]/[.C273]" office:value-type="float" office:value="-0.00393650444399429" calcext:value-type="float">
            <text:p>-0,0039365044439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34.08507843037" calcext:value-type="float">
            <text:p>1234,1</text:p>
          </table:table-cell>
          <table:table-cell office:value-type="float" office:value="-24.7902490687834" calcext:value-type="float">
            <text:p>-24,8</text:p>
          </table:table-cell>
          <table:table-cell table:formula="of:=[.C274]/[.B274]" office:value-type="float" office:value="-0.0200879578742772" calcext:value-type="float">
            <text:p>-0,02008795787427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4]&lt;[.F274]" office:value-type="boolean" office:boolean-value="true" calcext:value-type="boolean">
            <text:p>WAHR</text:p>
          </table:table-cell>
          <table:table-cell table:formula="of:=[.F274]/22000" office:value-type="float" office:value="0.1" calcext:value-type="float">
            <text:p>0,1</text:p>
          </table:table-cell>
          <table:table-cell table:formula="of:=[.H274]/[.C274]" office:value-type="float" office:value="-0.00403384410227338" calcext:value-type="float">
            <text:p>-0,0040338441022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09.89063337529" calcext:value-type="float">
            <text:p>1209,9</text:p>
          </table:table-cell>
          <table:table-cell office:value-type="float" office:value="-24.194445055072" calcext:value-type="float">
            <text:p>-24,2</text:p>
          </table:table-cell>
          <table:table-cell table:formula="of:=[.C275]/[.B275]" office:value-type="float" office:value="-0.0199972165976487" calcext:value-type="float">
            <text:p>-0,01999721659764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5]&lt;[.F275]" office:value-type="boolean" office:boolean-value="true" calcext:value-type="boolean">
            <text:p>WAHR</text:p>
          </table:table-cell>
          <table:table-cell table:formula="of:=[.F275]/22000" office:value-type="float" office:value="0.1" calcext:value-type="float">
            <text:p>0,1</text:p>
          </table:table-cell>
          <table:table-cell table:formula="of:=[.H275]/[.C275]" office:value-type="float" office:value="-0.00413318014826864" calcext:value-type="float">
            <text:p>-0,0041331801482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86.27534247684" calcext:value-type="float">
            <text:p>1186,3</text:p>
          </table:table-cell>
          <table:table-cell office:value-type="float" office:value="-23.6152908984516" calcext:value-type="float">
            <text:p>-23,6</text:p>
          </table:table-cell>
          <table:table-cell table:formula="of:=[.C276]/[.B276]" office:value-type="float" office:value="-0.0199070907510772" calcext:value-type="float">
            <text:p>-0,01990709075107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6]&lt;[.F276]" office:value-type="boolean" office:boolean-value="true" calcext:value-type="boolean">
            <text:p>WAHR</text:p>
          </table:table-cell>
          <table:table-cell table:formula="of:=[.F276]/22000" office:value-type="float" office:value="0.1" calcext:value-type="float">
            <text:p>0,1</text:p>
          </table:table-cell>
          <table:table-cell table:formula="of:=[.H276]/[.C276]" office:value-type="float" office:value="-0.00423454449195698" calcext:value-type="float">
            <text:p>-0,0042345444919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63.22308208008" calcext:value-type="float">
            <text:p>1163,2</text:p>
          </table:table-cell>
          <table:table-cell office:value-type="float" office:value="-23.0522603967595" calcext:value-type="float">
            <text:p>-23,1</text:p>
          </table:table-cell>
          <table:table-cell table:formula="of:=[.C277]/[.B277]" office:value-type="float" office:value="-0.0198175747643671" calcext:value-type="float">
            <text:p>-0,01981757476436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7]&lt;[.F277]" office:value-type="boolean" office:boolean-value="true" calcext:value-type="boolean">
            <text:p>WAHR</text:p>
          </table:table-cell>
          <table:table-cell table:formula="of:=[.F277]/22000" office:value-type="float" office:value="0.1" calcext:value-type="float">
            <text:p>0,1</text:p>
          </table:table-cell>
          <table:table-cell table:formula="of:=[.H277]/[.C277]" office:value-type="float" office:value="-0.00433796939123841" calcext:value-type="float">
            <text:p>-0,0043379693912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40.71823627003" calcext:value-type="float">
            <text:p>1140,7</text:p>
          </table:table-cell>
          <table:table-cell office:value-type="float" office:value="-22.5048458100553" calcext:value-type="float">
            <text:p>-22,5</text:p>
          </table:table-cell>
          <table:table-cell table:formula="of:=[.C278]/[.B278]" office:value-type="float" office:value="-0.0197286631303823" calcext:value-type="float">
            <text:p>-0,01972866313038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8]&lt;[.F278]" office:value-type="boolean" office:boolean-value="true" calcext:value-type="boolean">
            <text:p>WAHR</text:p>
          </table:table-cell>
          <table:table-cell table:formula="of:=[.F278]/22000" office:value-type="float" office:value="0.1" calcext:value-type="float">
            <text:p>0,1</text:p>
          </table:table-cell>
          <table:table-cell table:formula="of:=[.H278]/[.C278]" office:value-type="float" office:value="-0.00444348745350299" calcext:value-type="float">
            <text:p>-0,0044434874535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18.74567911894" calcext:value-type="float">
            <text:p>1118,7</text:p>
          </table:table-cell>
          <table:table-cell office:value-type="float" office:value="-21.9725571510935" calcext:value-type="float">
            <text:p>-22,0</text:p>
          </table:table-cell>
          <table:table-cell table:formula="of:=[.C279]/[.B279]" office:value-type="float" office:value="-0.0196403504042115" calcext:value-type="float">
            <text:p>-0,01964035040421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79]&lt;[.F279]" office:value-type="boolean" office:boolean-value="true" calcext:value-type="boolean">
            <text:p>WAHR</text:p>
          </table:table-cell>
          <table:table-cell table:formula="of:=[.F279]/22000" office:value-type="float" office:value="0.1" calcext:value-type="float">
            <text:p>0,1</text:p>
          </table:table-cell>
          <table:table-cell table:formula="of:=[.H279]/[.C279]" office:value-type="float" office:value="-0.00455113163717603" calcext:value-type="float">
            <text:p>-0,0045511316371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97.29075761363" calcext:value-type="float">
            <text:p>1097,3</text:p>
          </table:table-cell>
          <table:table-cell office:value-type="float" office:value="-21.4549215053089" calcext:value-type="float">
            <text:p>-21,5</text:p>
          </table:table-cell>
          <table:table-cell table:formula="of:=[.C280]/[.B280]" office:value-type="float" office:value="-0.0195526312022975" calcext:value-type="float">
            <text:p>-0,01955263120229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0]&lt;[.F280]" office:value-type="boolean" office:boolean-value="true" calcext:value-type="boolean">
            <text:p>WAHR</text:p>
          </table:table-cell>
          <table:table-cell table:formula="of:=[.F280]/22000" office:value-type="float" office:value="0.1" calcext:value-type="float">
            <text:p>0,1</text:p>
          </table:table-cell>
          <table:table-cell table:formula="of:=[.H280]/[.C280]" office:value-type="float" office:value="-0.00466093525325905" calcext:value-type="float">
            <text:p>-0,0046609352532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76.33927523453" calcext:value-type="float">
            <text:p>1076,3</text:p>
          </table:table-cell>
          <table:table-cell office:value-type="float" office:value="-20.9514823790953" calcext:value-type="float">
            <text:p>-21,0</text:p>
          </table:table-cell>
          <table:table-cell table:formula="of:=[.C281]/[.B281]" office:value-type="float" office:value="-0.0194655002016256" calcext:value-type="float">
            <text:p>-0,01946550020162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1]&lt;[.F281]" office:value-type="boolean" office:boolean-value="true" calcext:value-type="boolean">
            <text:p>WAHR</text:p>
          </table:table-cell>
          <table:table-cell table:formula="of:=[.F281]/22000" office:value-type="float" office:value="0.1" calcext:value-type="float">
            <text:p>0,1</text:p>
          </table:table-cell>
          <table:table-cell table:formula="of:=[.H281]/[.C281]" office:value-type="float" office:value="-0.00477293196684626" calcext:value-type="float">
            <text:p>-0,0047729319668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55.87747615949" calcext:value-type="float">
            <text:p>1055,9</text:p>
          </table:table-cell>
          <table:table-cell office:value-type="float" office:value="-20.4617990750403" calcext:value-type="float">
            <text:p>-20,5</text:p>
          </table:table-cell>
          <table:table-cell table:formula="of:=[.C282]/[.B282]" office:value-type="float" office:value="-0.0193789521389029" calcext:value-type="float">
            <text:p>-0,01937895213890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2]&lt;[.F282]" office:value-type="boolean" office:boolean-value="true" calcext:value-type="boolean">
            <text:p>WAHR</text:p>
          </table:table-cell>
          <table:table-cell table:formula="of:=[.F282]/22000" office:value-type="float" office:value="0.1" calcext:value-type="float">
            <text:p>0,1</text:p>
          </table:table-cell>
          <table:table-cell table:formula="of:=[.H282]/[.C282]" office:value-type="float" office:value="-0.00488715579863073" calcext:value-type="float">
            <text:p>-0,0048871557986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35.89203006656" calcext:value-type="float">
            <text:p>1035,9</text:p>
          </table:table-cell>
          <table:table-cell office:value-type="float" office:value="-19.9854460929328" calcext:value-type="float">
            <text:p>-20,0</text:p>
          </table:table-cell>
          <table:table-cell table:formula="of:=[.C283]/[.B283]" office:value-type="float" office:value="-0.0192929818097439" calcext:value-type="float">
            <text:p>-0,01929298180974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3]&lt;[.F283]" office:value-type="boolean" office:boolean-value="true" calcext:value-type="boolean">
            <text:p>WAHR</text:p>
          </table:table-cell>
          <table:table-cell table:formula="of:=[.F283]/22000" office:value-type="float" office:value="0.1" calcext:value-type="float">
            <text:p>0,1</text:p>
          </table:table-cell>
          <table:table-cell table:formula="of:=[.H283]/[.C283]" office:value-type="float" office:value="-0.00500364112639756" calcext:value-type="float">
            <text:p>-0,0050036411263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16.37001751113" calcext:value-type="float">
            <text:p>1016,4</text:p>
          </table:table-cell>
          <table:table-cell office:value-type="float" office:value="-19.5220125554274" calcext:value-type="float">
            <text:p>-19,5</text:p>
          </table:table-cell>
          <table:table-cell table:formula="of:=[.C284]/[.B284]" office:value-type="float" office:value="-0.0192075840678895" calcext:value-type="float">
            <text:p>-0,0192075840678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4]&lt;[.F284]" office:value-type="boolean" office:boolean-value="true" calcext:value-type="boolean">
            <text:p>WAHR</text:p>
          </table:table-cell>
          <table:table-cell table:formula="of:=[.F284]/22000" office:value-type="float" office:value="0.1" calcext:value-type="float">
            <text:p>0,1</text:p>
          </table:table-cell>
          <table:table-cell table:formula="of:=[.H284]/[.C284]" office:value-type="float" office:value="-0.00512242268649697" calcext:value-type="float">
            <text:p>-0,0051224226864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97.298915853892" calcext:value-type="float">
            <text:p>997,3</text:p>
          </table:table-cell>
          <table:table-cell office:value-type="float" office:value="-19.0711016572379" calcext:value-type="float">
            <text:p>-19,1</text:p>
          </table:table-cell>
          <table:table-cell table:formula="of:=[.C285]/[.B285]" office:value-type="float" office:value="-0.019122753824423" calcext:value-type="float">
            <text:p>-0,01912275382442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5]&lt;[.F285]" office:value-type="boolean" office:boolean-value="true" calcext:value-type="boolean">
            <text:p>WAHR</text:p>
          </table:table-cell>
          <table:table-cell table:formula="of:=[.F285]/22000" office:value-type="float" office:value="0.1" calcext:value-type="float">
            <text:p>0,1</text:p>
          </table:table-cell>
          <table:table-cell table:formula="of:=[.H285]/[.C285]" office:value-type="float" office:value="-0.00524353557530578" calcext:value-type="float">
            <text:p>-0,0052435355753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78.666585717043" calcext:value-type="float">
            <text:p>978,7</text:p>
          </table:table-cell>
          <table:table-cell office:value-type="float" office:value="-18.632330136849" calcext:value-type="float">
            <text:p>-18,6</text:p>
          </table:table-cell>
          <table:table-cell table:formula="of:=[.C286]/[.B286]" office:value-type="float" office:value="-0.0190384860470102" calcext:value-type="float">
            <text:p>-0,0190384860470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6]&lt;[.F286]" office:value-type="boolean" office:boolean-value="true" calcext:value-type="boolean">
            <text:p>WAHR</text:p>
          </table:table-cell>
          <table:table-cell table:formula="of:=[.F286]/22000" office:value-type="float" office:value="0.1" calcext:value-type="float">
            <text:p>0,1</text:p>
          </table:table-cell>
          <table:table-cell table:formula="of:=[.H286]/[.C286]" office:value-type="float" office:value="-0.00536701525067071" calcext:value-type="float">
            <text:p>-0,00536701525067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.461257947324" calcext:value-type="float">
            <text:p>960,5</text:p>
          </table:table-cell>
          <table:table-cell office:value-type="float" office:value="-18.2053277697197" calcext:value-type="float">
            <text:p>-18,2</text:p>
          </table:table-cell>
          <table:table-cell table:formula="of:=[.C287]/[.B287]" office:value-type="float" office:value="-0.0189547757591261" calcext:value-type="float">
            <text:p>-0,01895477575912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7]&lt;[.F287]" office:value-type="boolean" office:boolean-value="true" calcext:value-type="boolean">
            <text:p>WAHR</text:p>
          </table:table-cell>
          <table:table-cell table:formula="of:=[.F287]/22000" office:value-type="float" office:value="0.1" calcext:value-type="float">
            <text:p>0,1</text:p>
          </table:table-cell>
          <table:table-cell table:formula="of:=[.H287]/[.C287]" office:value-type="float" office:value="-0.00549289753334332" calcext:value-type="float">
            <text:p>-0,0054928975333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42.671521065228" calcext:value-type="float">
            <text:p>942,7</text:p>
          </table:table-cell>
          <table:table-cell office:value-type="float" office:value="-17.789736882096" calcext:value-type="float">
            <text:p>-17,8</text:p>
          </table:table-cell>
          <table:table-cell table:formula="of:=[.C288]/[.B288]" office:value-type="float" office:value="-0.0188716180393287" calcext:value-type="float">
            <text:p>-0,01887161803932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8]&lt;[.F288]" office:value-type="boolean" office:boolean-value="true" calcext:value-type="boolean">
            <text:p>WAHR</text:p>
          </table:table-cell>
          <table:table-cell table:formula="of:=[.F288]/22000" office:value-type="float" office:value="0.1" calcext:value-type="float">
            <text:p>0,1</text:p>
          </table:table-cell>
          <table:table-cell table:formula="of:=[.H288]/[.C288]" office:value-type="float" office:value="-0.00562121860839" calcext:value-type="float">
            <text:p>-0,005621218608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25.286309180747" calcext:value-type="float">
            <text:p>925,3</text:p>
          </table:table-cell>
          <table:table-cell office:value-type="float" office:value="-17.3852118844806" calcext:value-type="float">
            <text:p>-17,4</text:p>
          </table:table-cell>
          <table:table-cell table:formula="of:=[.C289]/[.B289]" office:value-type="float" office:value="-0.0187890080205267" calcext:value-type="float">
            <text:p>-0,01878900802052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89]&lt;[.F289]" office:value-type="boolean" office:boolean-value="true" calcext:value-type="boolean">
            <text:p>WAHR</text:p>
          </table:table-cell>
          <table:table-cell table:formula="of:=[.F289]/22000" office:value-type="float" office:value="0.1" calcext:value-type="float">
            <text:p>0,1</text:p>
          </table:table-cell>
          <table:table-cell table:formula="of:=[.H289]/[.C289]" office:value-type="float" office:value="-0.00575201502659095" calcext:value-type="float">
            <text:p>-0,0057520150265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8.294890356839" calcext:value-type="float">
            <text:p>908,3</text:p>
          </table:table-cell>
          <table:table-cell office:value-type="float" office:value="-16.9914188239079" calcext:value-type="float">
            <text:p>-17,0</text:p>
          </table:table-cell>
          <table:table-cell table:formula="of:=[.C290]/[.B290]" office:value-type="float" office:value="-0.0187069408892442" calcext:value-type="float">
            <text:p>-0,01870694088924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0]&lt;[.F290]" office:value-type="boolean" office:boolean-value="true" calcext:value-type="boolean">
            <text:p>WAHR</text:p>
          </table:table-cell>
          <table:table-cell table:formula="of:=[.F290]/22000" office:value-type="float" office:value="0.1" calcext:value-type="float">
            <text:p>0,1</text:p>
          </table:table-cell>
          <table:table-cell table:formula="of:=[.H290]/[.C290]" office:value-type="float" office:value="-0.00588532370582816" calcext:value-type="float">
            <text:p>-0,0058853237058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1.686855402591" calcext:value-type="float">
            <text:p>891,7</text:p>
          </table:table-cell>
          <table:table-cell office:value-type="float" office:value="-16.6080349542488" calcext:value-type="float">
            <text:p>-16,6</text:p>
          </table:table-cell>
          <table:table-cell table:formula="of:=[.C291]/[.B291]" office:value-type="float" office:value="-0.0186254118849272" calcext:value-type="float">
            <text:p>-0,01862541188492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1]&lt;[.F291]" office:value-type="boolean" office:boolean-value="true" calcext:value-type="boolean">
            <text:p>WAHR</text:p>
          </table:table-cell>
          <table:table-cell table:formula="of:=[.F291]/22000" office:value-type="float" office:value="0.1" calcext:value-type="float">
            <text:p>0,1</text:p>
          </table:table-cell>
          <table:table-cell table:formula="of:=[.H291]/[.C291]" office:value-type="float" office:value="-0.00602118193244874" calcext:value-type="float">
            <text:p>-0,00602118193244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5.452107078879" calcext:value-type="float">
            <text:p>875,5</text:p>
          </table:table-cell>
          <table:table-cell office:value-type="float" office:value="-16.2347483237119" calcext:value-type="float">
            <text:p>-16,2</text:p>
          </table:table-cell>
          <table:table-cell table:formula="of:=[.C292]/[.B292]" office:value-type="float" office:value="-0.0185444162992335" calcext:value-type="float">
            <text:p>-0,01854441629923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2]&lt;[.F292]" office:value-type="boolean" office:boolean-value="true" calcext:value-type="boolean">
            <text:p>WAHR</text:p>
          </table:table-cell>
          <table:table-cell table:formula="of:=[.F292]/22000" office:value-type="float" office:value="0.1" calcext:value-type="float">
            <text:p>0,1</text:p>
          </table:table-cell>
          <table:table-cell table:formula="of:=[.H292]/[.C292]" office:value-type="float" office:value="-0.00615962736262092" calcext:value-type="float">
            <text:p>-0,0061596273626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59.580849700032" calcext:value-type="float">
            <text:p>859,6</text:p>
          </table:table-cell>
          <table:table-cell office:value-type="float" office:value="-15.8712573788468" calcext:value-type="float">
            <text:p>-15,9</text:p>
          </table:table-cell>
          <table:table-cell table:formula="of:=[.C293]/[.B293]" office:value-type="float" office:value="-0.0184639494753581" calcext:value-type="float">
            <text:p>-0,01846394947535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3]&lt;[.F293]" office:value-type="boolean" office:boolean-value="true" calcext:value-type="boolean">
            <text:p>WAHR</text:p>
          </table:table-cell>
          <table:table-cell table:formula="of:=[.F293]/22000" office:value-type="float" office:value="0.1" calcext:value-type="float">
            <text:p>0,1</text:p>
          </table:table-cell>
          <table:table-cell table:formula="of:=[.H293]/[.C293]" office:value-type="float" office:value="-0.00630069802366635" calcext:value-type="float">
            <text:p>-0,0063006980236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44.063579115741" calcext:value-type="float">
            <text:p>844,1</text:p>
          </table:table-cell>
          <table:table-cell office:value-type="float" office:value="-15.5172705842911" calcext:value-type="float">
            <text:p>-15,5</text:p>
          </table:table-cell>
          <table:table-cell table:formula="of:=[.C294]/[.B294]" office:value-type="float" office:value="-0.0183840068073395" calcext:value-type="float">
            <text:p>-0,0183840068073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4]&lt;[.F294]" office:value-type="boolean" office:boolean-value="true" calcext:value-type="boolean">
            <text:p>WAHR</text:p>
          </table:table-cell>
          <table:table-cell table:formula="of:=[.F294]/22000" office:value-type="float" office:value="0.1" calcext:value-type="float">
            <text:p>0,1</text:p>
          </table:table-cell>
          <table:table-cell table:formula="of:=[.H294]/[.C294]" office:value-type="float" office:value="-0.00644443231538638" calcext:value-type="float">
            <text:p>-0,0064444323153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28.891073058106" calcext:value-type="float">
            <text:p>828,9</text:p>
          </table:table-cell>
          <table:table-cell office:value-type="float" office:value="-15.1725060576348" calcext:value-type="float">
            <text:p>-15,2</text:p>
          </table:table-cell>
          <table:table-cell table:formula="of:=[.C295]/[.B295]" office:value-type="float" office:value="-0.0183045837394019" calcext:value-type="float">
            <text:p>-0,01830458373940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5]&lt;[.F295]" office:value-type="boolean" office:boolean-value="true" calcext:value-type="boolean">
            <text:p>WAHR</text:p>
          </table:table-cell>
          <table:table-cell table:formula="of:=[.F295]/22000" office:value-type="float" office:value="0.1" calcext:value-type="float">
            <text:p>0,1</text:p>
          </table:table-cell>
          <table:table-cell table:formula="of:=[.H295]/[.C295]" office:value-type="float" office:value="-0.00659086901136415" calcext:value-type="float">
            <text:p>-0,0065908690113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14.054381839372" calcext:value-type="float">
            <text:p>814,1</text:p>
          </table:table-cell>
          <table:table-cell office:value-type="float" office:value="-14.8366912187344" calcext:value-type="float">
            <text:p>-14,8</text:p>
          </table:table-cell>
          <table:table-cell table:formula="of:=[.C296]/[.B296]" office:value-type="float" office:value="-0.0182256757653102" calcext:value-type="float">
            <text:p>-0,0182256757653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6]&lt;[.F296]" office:value-type="boolean" office:boolean-value="true" calcext:value-type="boolean">
            <text:p>WAHR</text:p>
          </table:table-cell>
          <table:table-cell table:formula="of:=[.F296]/22000" office:value-type="float" office:value="0.1" calcext:value-type="float">
            <text:p>0,1</text:p>
          </table:table-cell>
          <table:table-cell table:formula="of:=[.H296]/[.C296]" office:value-type="float" office:value="-0.00674004726024959" calcext:value-type="float">
            <text:p>-0,006740047260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99.544819386542" calcext:value-type="float">
            <text:p>799,5</text:p>
          </table:table-cell>
          <table:table-cell office:value-type="float" office:value="-14.5095624528299" calcext:value-type="float">
            <text:p>-14,5</text:p>
          </table:table-cell>
          <table:table-cell table:formula="of:=[.C297]/[.B297]" office:value-type="float" office:value="-0.0181472784276965" calcext:value-type="float">
            <text:p>-0,01814727842769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7]&lt;[.F297]" office:value-type="boolean" office:boolean-value="true" calcext:value-type="boolean">
            <text:p>WAHR</text:p>
          </table:table-cell>
          <table:table-cell table:formula="of:=[.F297]/22000" office:value-type="float" office:value="0.1" calcext:value-type="float">
            <text:p>0,1</text:p>
          </table:table-cell>
          <table:table-cell table:formula="of:=[.H297]/[.C297]" office:value-type="float" office:value="-0.00689200658704193" calcext:value-type="float">
            <text:p>-0,0068920065870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85.353954599595" calcext:value-type="float">
            <text:p>785,4</text:p>
          </table:table-cell>
          <table:table-cell office:value-type="float" office:value="-14.190864786947" calcext:value-type="float">
            <text:p>-14,2</text:p>
          </table:table-cell>
          <table:table-cell table:formula="of:=[.C298]/[.B298]" office:value-type="float" office:value="-0.0180693873174447" calcext:value-type="float">
            <text:p>-0,018069387317445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8]&lt;[.F298]" office:value-type="boolean" office:boolean-value="true" calcext:value-type="boolean">
            <text:p>WAHR</text:p>
          </table:table-cell>
          <table:table-cell table:formula="of:=[.F298]/22000" office:value-type="float" office:value="0.1" calcext:value-type="float">
            <text:p>0,1</text:p>
          </table:table-cell>
          <table:table-cell table:formula="of:=[.H298]/[.C298]" office:value-type="float" office:value="-0.00704678689433936" calcext:value-type="float">
            <text:p>-0,0070467868943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71.47360302063" calcext:value-type="float">
            <text:p>771,5</text:p>
          </table:table-cell>
          <table:table-cell office:value-type="float" office:value="-13.8803515789645" calcext:value-type="float">
            <text:p>-13,9</text:p>
          </table:table-cell>
          <table:table-cell table:formula="of:=[.C299]/[.B299]" office:value-type="float" office:value="-0.0179919980730609" calcext:value-type="float">
            <text:p>-0,01799199807306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299]&lt;[.F299]" office:value-type="boolean" office:boolean-value="true" calcext:value-type="boolean">
            <text:p>WAHR</text:p>
          </table:table-cell>
          <table:table-cell table:formula="of:=[.F299]/22000" office:value-type="float" office:value="0.1" calcext:value-type="float">
            <text:p>0,1</text:p>
          </table:table-cell>
          <table:table-cell table:formula="of:=[.H299]/[.C299]" office:value-type="float" office:value="-0.00720442846358076" calcext:value-type="float">
            <text:p>-0,0072044284635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57.895818801804" calcext:value-type="float">
            <text:p>757,9</text:p>
          </table:table-cell>
          <table:table-cell office:value-type="float" office:value="-13.5777842188262" calcext:value-type="float">
            <text:p>-13,6</text:p>
          </table:table-cell>
          <table:table-cell table:formula="of:=[.C300]/[.B300]" office:value-type="float" office:value="-0.0179151063800458" calcext:value-type="float">
            <text:p>-0,01791510638004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0]&lt;[.F300]" office:value-type="boolean" office:boolean-value="true" calcext:value-type="boolean">
            <text:p>WAHR</text:p>
          </table:table-cell>
          <table:table-cell table:formula="of:=[.F300]/22000" office:value-type="float" office:value="0.1" calcext:value-type="float">
            <text:p>0,1</text:p>
          </table:table-cell>
          <table:table-cell table:formula="of:=[.H300]/[.C300]" office:value-type="float" office:value="-0.0073649719562744" calcext:value-type="float">
            <text:p>-0,0073649719562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44.612886960395" calcext:value-type="float">
            <text:p>744,6</text:p>
          </table:table-cell>
          <table:table-cell office:value-type="float" office:value="-13.2829318414092" calcext:value-type="float">
            <text:p>-13,3</text:p>
          </table:table-cell>
          <table:table-cell table:formula="of:=[.C301]/[.B301]" office:value-type="float" office:value="-0.0178387079703009" calcext:value-type="float">
            <text:p>-0,01783870797030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1]&lt;[.F301]" office:value-type="boolean" office:boolean-value="true" calcext:value-type="boolean">
            <text:p>WAHR</text:p>
          </table:table-cell>
          <table:table-cell table:formula="of:=[.F301]/22000" office:value-type="float" office:value="0.1" calcext:value-type="float">
            <text:p>0,1</text:p>
          </table:table-cell>
          <table:table-cell table:formula="of:=[.H301]/[.C301]" office:value-type="float" office:value="-0.00752845841520112" calcext:value-type="float">
            <text:p>-0,0075284584152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31.617315909877" calcext:value-type="float">
            <text:p>731,6</text:p>
          </table:table-cell>
          <table:table-cell office:value-type="float" office:value="-12.9955710505179" calcext:value-type="float">
            <text:p>-13,0</text:p>
          </table:table-cell>
          <table:table-cell table:formula="of:=[.C302]/[.B302]" office:value-type="float" office:value="-0.0177627986215115" calcext:value-type="float">
            <text:p>-0,01776279862151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2]&lt;[.F302]" office:value-type="boolean" office:boolean-value="true" calcext:value-type="boolean">
            <text:p>WAHR</text:p>
          </table:table-cell>
          <table:table-cell table:formula="of:=[.F302]/22000" office:value-type="float" office:value="0.1" calcext:value-type="float">
            <text:p>0,1</text:p>
          </table:table-cell>
          <table:table-cell table:formula="of:=[.H302]/[.C302]" office:value-type="float" office:value="-0.00769492926561429" calcext:value-type="float">
            <text:p>-0,0076949292656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8.901830256286" calcext:value-type="float">
            <text:p>718,9</text:p>
          </table:table-cell>
          <table:table-cell office:value-type="float" office:value="-12.715485653591" calcext:value-type="float">
            <text:p>-12,7</text:p>
          </table:table-cell>
          <table:table-cell table:formula="of:=[.C303]/[.B303]" office:value-type="float" office:value="-0.0176873741565771" calcext:value-type="float">
            <text:p>-0,01768737415657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3]&lt;[.F303]" office:value-type="boolean" office:boolean-value="true" calcext:value-type="boolean">
            <text:p>WAHR</text:p>
          </table:table-cell>
          <table:table-cell table:formula="of:=[.F303]/22000" office:value-type="float" office:value="0.1" calcext:value-type="float">
            <text:p>0,1</text:p>
          </table:table-cell>
          <table:table-cell table:formula="of:=[.H303]/[.C303]" office:value-type="float" office:value="-0.00786442631640726" calcext:value-type="float">
            <text:p>-0,0078644263164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06.459363849667" calcext:value-type="float">
            <text:p>706,5</text:p>
          </table:table-cell>
          <table:table-cell office:value-type="float" office:value="-12.442466406619" calcext:value-type="float">
            <text:p>-12,4</text:p>
          </table:table-cell>
          <table:table-cell table:formula="of:=[.C304]/[.B304]" office:value-type="float" office:value="-0.0176124304430152" calcext:value-type="float">
            <text:p>-0,017612430443015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4]&lt;[.F304]" office:value-type="boolean" office:boolean-value="true" calcext:value-type="boolean">
            <text:p>WAHR</text:p>
          </table:table-cell>
          <table:table-cell table:formula="of:=[.F304]/22000" office:value-type="float" office:value="0.1" calcext:value-type="float">
            <text:p>0,1</text:p>
          </table:table-cell>
          <table:table-cell table:formula="of:=[.H304]/[.C304]" office:value-type="float" office:value="-0.00803699176128" calcext:value-type="float">
            <text:p>-0,008036991761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94.283053080778" calcext:value-type="float">
            <text:p>694,3</text:p>
          </table:table-cell>
          <table:table-cell office:value-type="float" office:value="-12.1763107688889" calcext:value-type="float">
            <text:p>-12,2</text:p>
          </table:table-cell>
          <table:table-cell table:formula="of:=[.C305]/[.B305]" office:value-type="float" office:value="-0.0175379633923921" calcext:value-type="float">
            <text:p>-0,01753796339239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5]&lt;[.F305]" office:value-type="boolean" office:boolean-value="true" calcext:value-type="boolean">
            <text:p>WAHR</text:p>
          </table:table-cell>
          <table:table-cell table:formula="of:=[.F305]/22000" office:value-type="float" office:value="0.1" calcext:value-type="float">
            <text:p>0,1</text:p>
          </table:table-cell>
          <table:table-cell table:formula="of:=[.H305]/[.C305]" office:value-type="float" office:value="-0.00821266817988131" calcext:value-type="float">
            <text:p>-0,00821266817988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82.36623041364" calcext:value-type="float">
            <text:p>682,4</text:p>
          </table:table-cell>
          <table:table-cell office:value-type="float" office:value="-11.9168226671383" calcext:value-type="float">
            <text:p>-11,9</text:p>
          </table:table-cell>
          <table:table-cell table:formula="of:=[.C306]/[.B306]" office:value-type="float" office:value="-0.0174639689597689" calcext:value-type="float">
            <text:p>-0,01746396895976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6]&lt;[.F306]" office:value-type="boolean" office:boolean-value="true" calcext:value-type="boolean">
            <text:p>WAHR</text:p>
          </table:table-cell>
          <table:table-cell table:formula="of:=[.F306]/22000" office:value-type="float" office:value="0.1" calcext:value-type="float">
            <text:p>0,1</text:p>
          </table:table-cell>
          <table:table-cell table:formula="of:=[.H306]/[.C306]" office:value-type="float" office:value="-0.00839149853893177" calcext:value-type="float">
            <text:p>-0,0083914985389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70.702418144932" calcext:value-type="float">
            <text:p>670,7</text:p>
          </table:table-cell>
          <table:table-cell office:value-type="float" office:value="-11.6638122687081" calcext:value-type="float">
            <text:p>-11,7</text:p>
          </table:table-cell>
          <table:table-cell table:formula="of:=[.C307]/[.B307]" office:value-type="float" office:value="-0.0173904431431283" calcext:value-type="float">
            <text:p>-0,01739044314312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7]&lt;[.F307]" office:value-type="boolean" office:boolean-value="true" calcext:value-type="boolean">
            <text:p>WAHR</text:p>
          </table:table-cell>
          <table:table-cell table:formula="of:=[.F307]/22000" office:value-type="float" office:value="0.1" calcext:value-type="float">
            <text:p>0,1</text:p>
          </table:table-cell>
          <table:table-cell table:formula="of:=[.H307]/[.C307]" office:value-type="float" office:value="-0.00857352619334263" calcext:value-type="float">
            <text:p>-0,00857352619334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59.285322381567" calcext:value-type="float">
            <text:p>659,3</text:p>
          </table:table-cell>
          <table:table-cell office:value-type="float" office:value="-11.4170957633643" calcext:value-type="float">
            <text:p>-11,4</text:p>
          </table:table-cell>
          <table:table-cell table:formula="of:=[.C308]/[.B308]" office:value-type="float" office:value="-0.0173173819828444" calcext:value-type="float">
            <text:p>-0,01731738198284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8]&lt;[.F308]" office:value-type="boolean" office:boolean-value="true" calcext:value-type="boolean">
            <text:p>WAHR</text:p>
          </table:table-cell>
          <table:table-cell table:formula="of:=[.F308]/22000" office:value-type="float" office:value="0.1" calcext:value-type="float">
            <text:p>0,1</text:p>
          </table:table-cell>
          <table:table-cell table:formula="of:=[.H308]/[.C308]" office:value-type="float" office:value="-0.00875879488730265" calcext:value-type="float">
            <text:p>-0,00875879488730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48.108827228171" calcext:value-type="float">
            <text:p>648,1</text:p>
          </table:table-cell>
          <table:table-cell office:value-type="float" office:value="-11.1764951533966" calcext:value-type="float">
            <text:p>-11,2</text:p>
          </table:table-cell>
          <table:table-cell table:formula="of:=[.C309]/[.B309]" office:value-type="float" office:value="-0.0172447815611403" calcext:value-type="float">
            <text:p>-0,0172447815611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09]&lt;[.F309]" office:value-type="boolean" office:boolean-value="true" calcext:value-type="boolean">
            <text:p>WAHR</text:p>
          </table:table-cell>
          <table:table-cell table:formula="of:=[.F309]/22000" office:value-type="float" office:value="0.1" calcext:value-type="float">
            <text:p>0,1</text:p>
          </table:table-cell>
          <table:table-cell table:formula="of:=[.H309]/[.C309]" office:value-type="float" office:value="-0.0089473487553573" calcext:value-type="float">
            <text:p>-0,0089473487553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37.166989176513" calcext:value-type="float">
            <text:p>637,2</text:p>
          </table:table-cell>
          <table:table-cell office:value-type="float" office:value="-10.941838051658" calcext:value-type="float">
            <text:p>-10,9</text:p>
          </table:table-cell>
          <table:table-cell table:formula="of:=[.C310]/[.B310]" office:value-type="float" office:value="-0.0171726380015378" calcext:value-type="float">
            <text:p>-0,01717263800153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0]&lt;[.F310]" office:value-type="boolean" office:boolean-value="true" calcext:value-type="boolean">
            <text:p>WAHR</text:p>
          </table:table-cell>
          <table:table-cell table:formula="of:=[.F310]/22000" office:value-type="float" office:value="0.1" calcext:value-type="float">
            <text:p>0,1</text:p>
          </table:table-cell>
          <table:table-cell table:formula="of:=[.H310]/[.C310]" office:value-type="float" office:value="-0.00913923232348035" calcext:value-type="float">
            <text:p>-0,009139232323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26.454031689245" calcext:value-type="float">
            <text:p>626,5</text:p>
          </table:table-cell>
          <table:table-cell office:value-type="float" office:value="-10.712957487268" calcext:value-type="float">
            <text:p>-10,7</text:p>
          </table:table-cell>
          <table:table-cell table:formula="of:=[.C311]/[.B311]" office:value-type="float" office:value="-0.0171009474683726" calcext:value-type="float">
            <text:p>-0,01710094746837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1]&lt;[.F311]" office:value-type="boolean" office:boolean-value="true" calcext:value-type="boolean">
            <text:p>WAHR</text:p>
          </table:table-cell>
          <table:table-cell table:formula="of:=[.F311]/22000" office:value-type="float" office:value="0.1" calcext:value-type="float">
            <text:p>0,1</text:p>
          </table:table-cell>
          <table:table-cell table:formula="of:=[.H311]/[.C311]" office:value-type="float" office:value="-0.00933449051009926" calcext:value-type="float">
            <text:p>-0,00933449051009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15.964339970663" calcext:value-type="float">
            <text:p>616,0</text:p>
          </table:table-cell>
          <table:table-cell office:value-type="float" office:value="-10.4896917185819" calcext:value-type="float">
            <text:p>-10,5</text:p>
          </table:table-cell>
          <table:table-cell table:formula="of:=[.C312]/[.B312]" office:value-type="float" office:value="-0.0170297061662393" calcext:value-type="float">
            <text:p>-0,01702970616623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2]&lt;[.F312]" office:value-type="boolean" office:boolean-value="true" calcext:value-type="boolean">
            <text:p>WAHR</text:p>
          </table:table-cell>
          <table:table-cell table:formula="of:=[.F312]/22000" office:value-type="float" office:value="0.1" calcext:value-type="float">
            <text:p>0,1</text:p>
          </table:table-cell>
          <table:table-cell table:formula="of:=[.H312]/[.C312]" office:value-type="float" office:value="-0.00953316862714427" calcext:value-type="float">
            <text:p>-0,0095331686271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05.692455917444" calcext:value-type="float">
            <text:p>605,7</text:p>
          </table:table-cell>
          <table:table-cell office:value-type="float" office:value="-10.2718840532191" calcext:value-type="float">
            <text:p>-10,3</text:p>
          </table:table-cell>
          <table:table-cell table:formula="of:=[.C313]/[.B313]" office:value-type="float" office:value="-0.016958910339506" calcext:value-type="float">
            <text:p>-0,01695891033950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3]&lt;[.F313]" office:value-type="boolean" office:boolean-value="true" calcext:value-type="boolean">
            <text:p>WAHR</text:p>
          </table:table-cell>
          <table:table-cell table:formula="of:=[.F313]/22000" office:value-type="float" office:value="0.1" calcext:value-type="float">
            <text:p>0,1</text:p>
          </table:table-cell>
          <table:table-cell table:formula="of:=[.H313]/[.C313]" office:value-type="float" office:value="-0.00973531238104864" calcext:value-type="float">
            <text:p>-0,0097353123810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95.633073242631" calcext:value-type="float">
            <text:p>595,6</text:p>
          </table:table-cell>
          <table:table-cell office:value-type="float" office:value="-10.059382674813" calcext:value-type="float">
            <text:p>-10,1</text:p>
          </table:table-cell>
          <table:table-cell table:formula="of:=[.C314]/[.B314]" office:value-type="float" office:value="-0.0168885562718162" calcext:value-type="float">
            <text:p>-0,01688855627181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4]&lt;[.F314]" office:value-type="boolean" office:boolean-value="true" calcext:value-type="boolean">
            <text:p>WAHR</text:p>
          </table:table-cell>
          <table:table-cell table:formula="of:=[.F314]/22000" office:value-type="float" office:value="0.1" calcext:value-type="float">
            <text:p>0,1</text:p>
          </table:table-cell>
          <table:table-cell table:formula="of:=[.H314]/[.C314]" office:value-type="float" office:value="-0.00994096787374271" calcext:value-type="float">
            <text:p>-0,00994096787374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85.781032766418" calcext:value-type="float">
            <text:p>585,8</text:p>
          </table:table-cell>
          <table:table-cell office:value-type="float" office:value="-9.85204047621289" calcext:value-type="float">
            <text:p>-9,9</text:p>
          </table:table-cell>
          <table:table-cell table:formula="of:=[.C315]/[.B315]" office:value-type="float" office:value="-0.0168186402855782" calcext:value-type="float">
            <text:p>-0,01681864028557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5]&lt;[.F315]" office:value-type="boolean" office:boolean-value="true" calcext:value-type="boolean">
            <text:p>WAHR</text:p>
          </table:table-cell>
          <table:table-cell table:formula="of:=[.F315]/22000" office:value-type="float" office:value="0.1" calcext:value-type="float">
            <text:p>0,1</text:p>
          </table:table-cell>
          <table:table-cell table:formula="of:=[.H315]/[.C315]" office:value-type="float" office:value="-0.0101501816036428" calcext:value-type="float">
            <text:p>-0,0101501816036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76.131317867508" calcext:value-type="float">
            <text:p>576,1</text:p>
          </table:table-cell>
          <table:table-cell office:value-type="float" office:value="-9.64971489891025" calcext:value-type="float">
            <text:p>-9,6</text:p>
          </table:table-cell>
          <table:table-cell table:formula="of:=[.C316]/[.B316]" office:value-type="float" office:value="-0.0167491587414961" calcext:value-type="float">
            <text:p>-0,01674915874149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6]&lt;[.F316]" office:value-type="boolean" office:boolean-value="true" calcext:value-type="boolean">
            <text:p>WAHR</text:p>
          </table:table-cell>
          <table:table-cell table:formula="of:=[.F316]/22000" office:value-type="float" office:value="0.1" calcext:value-type="float">
            <text:p>0,1</text:p>
          </table:table-cell>
          <table:table-cell table:formula="of:=[.H316]/[.C316]" office:value-type="float" office:value="-0.0103630004666037" calcext:value-type="float">
            <text:p>-0,0103630004666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66.679050089103" calcext:value-type="float">
            <text:p>566,7</text:p>
          </table:table-cell>
          <table:table-cell office:value-type="float" office:value="-9.45226777840446" calcext:value-type="float">
            <text:p>-9,5</text:p>
          </table:table-cell>
          <table:table-cell table:formula="of:=[.C317]/[.B317]" office:value-type="float" office:value="-0.016680108038083" calcext:value-type="float">
            <text:p>-0,01668010803808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7]&lt;[.F317]" office:value-type="boolean" office:boolean-value="true" calcext:value-type="boolean">
            <text:p>WAHR</text:p>
          </table:table-cell>
          <table:table-cell table:formula="of:=[.F317]/22000" office:value-type="float" office:value="0.1" calcext:value-type="float">
            <text:p>0,1</text:p>
          </table:table-cell>
          <table:table-cell table:formula="of:=[.H317]/[.C317]" office:value-type="float" office:value="-0.0105794717568698" calcext:value-type="float">
            <text:p>-0,010579471756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57.419484893811" calcext:value-type="float">
            <text:p>557,4</text:p>
          </table:table-cell>
          <table:table-cell office:value-type="float" office:value="-9.25956519529245" calcext:value-type="float">
            <text:p>-9,3</text:p>
          </table:table-cell>
          <table:table-cell table:formula="of:=[.C318]/[.B318]" office:value-type="float" office:value="-0.0166114846111926" calcext:value-type="float">
            <text:p>-0,01661148461119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8]&lt;[.F318]" office:value-type="boolean" office:boolean-value="true" calcext:value-type="boolean">
            <text:p>WAHR</text:p>
          </table:table-cell>
          <table:table-cell table:formula="of:=[.F318]/22000" office:value-type="float" office:value="0.1" calcext:value-type="float">
            <text:p>0,1</text:p>
          </table:table-cell>
          <table:table-cell table:formula="of:=[.H318]/[.C318]" office:value-type="float" office:value="-0.010799643168001" calcext:value-type="float">
            <text:p>-0,010799643168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8.348007561966" calcext:value-type="float">
            <text:p>548,3</text:p>
          </table:table-cell>
          <table:table-cell office:value-type="float" office:value="-9.07147733184434" calcext:value-type="float">
            <text:p>-9,1</text:p>
          </table:table-cell>
          <table:table-cell table:formula="of:=[.C319]/[.B319]" office:value-type="float" office:value="-0.0165432849335542" calcext:value-type="float">
            <text:p>-0,01654328493355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19]&lt;[.F319]" office:value-type="boolean" office:boolean-value="true" calcext:value-type="boolean">
            <text:p>WAHR</text:p>
          </table:table-cell>
          <table:table-cell table:formula="of:=[.F319]/22000" office:value-type="float" office:value="0.1" calcext:value-type="float">
            <text:p>0,1</text:p>
          </table:table-cell>
          <table:table-cell table:formula="of:=[.H319]/[.C319]" office:value-type="float" office:value="-0.0110235627937868" calcext:value-type="float">
            <text:p>-0,01102356279378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39.46012922812" calcext:value-type="float">
            <text:p>539,5</text:p>
          </table:table-cell>
          <table:table-cell office:value-type="float" office:value="-8.88787833384686" calcext:value-type="float">
            <text:p>-8,9</text:p>
          </table:table-cell>
          <table:table-cell table:formula="of:=[.C320]/[.B320]" office:value-type="float" office:value="-0.0164755055143074" calcext:value-type="float">
            <text:p>-0,01647550551430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0]&lt;[.F320]" office:value-type="boolean" office:boolean-value="true" calcext:value-type="boolean">
            <text:p>WAHR</text:p>
          </table:table-cell>
          <table:table-cell table:formula="of:=[.F320]/22000" office:value-type="float" office:value="0.1" calcext:value-type="float">
            <text:p>0,1</text:p>
          </table:table-cell>
          <table:table-cell table:formula="of:=[.H320]/[.C320]" office:value-type="float" office:value="-0.011251279129146" calcext:value-type="float">
            <text:p>-0,0112512791291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30.751483050599" calcext:value-type="float">
            <text:p>530,8</text:p>
          </table:table-cell>
          <table:table-cell office:value-type="float" office:value="-8.70864617752056" calcext:value-type="float">
            <text:p>-8,7</text:p>
          </table:table-cell>
          <table:table-cell table:formula="of:=[.C321]/[.B321]" office:value-type="float" office:value="-0.0164081428985669" calcext:value-type="float">
            <text:p>-0,01640814289856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1]&lt;[.F321]" office:value-type="boolean" office:boolean-value="true" calcext:value-type="boolean">
            <text:p>WAHR</text:p>
          </table:table-cell>
          <table:table-cell table:formula="of:=[.F321]/22000" office:value-type="float" office:value="0.1" calcext:value-type="float">
            <text:p>0,1</text:p>
          </table:table-cell>
          <table:table-cell table:formula="of:=[.H321]/[.C321]" office:value-type="float" office:value="-0.0114828410709954" calcext:value-type="float">
            <text:p>-0,0114828410709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22.217820509318" calcext:value-type="float">
            <text:p>522,2</text:p>
          </table:table-cell>
          <table:table-cell office:value-type="float" office:value="-8.53366254128139" calcext:value-type="float">
            <text:p>-8,5</text:p>
          </table:table-cell>
          <table:table-cell table:formula="of:=[.C322]/[.B322]" office:value-type="float" office:value="-0.0163411936669617" calcext:value-type="float">
            <text:p>-0,01634119366696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2]&lt;[.F322]" office:value-type="boolean" office:boolean-value="true" calcext:value-type="boolean">
            <text:p>WAHR</text:p>
          </table:table-cell>
          <table:table-cell table:formula="of:=[.F322]/22000" office:value-type="float" office:value="0.1" calcext:value-type="float">
            <text:p>0,1</text:p>
          </table:table-cell>
          <table:table-cell table:formula="of:=[.H322]/[.C322]" office:value-type="float" office:value="-0.0117182979191235" calcext:value-type="float">
            <text:p>-0,0117182979191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13.855007827132" calcext:value-type="float">
            <text:p>513,9</text:p>
          </table:table-cell>
          <table:table-cell office:value-type="float" office:value="-8.3628126821859" calcext:value-type="float">
            <text:p>-8,4</text:p>
          </table:table-cell>
          <table:table-cell table:formula="of:=[.C323]/[.B323]" office:value-type="float" office:value="-0.0162746544352045" calcext:value-type="float">
            <text:p>-0,016274654435205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3]&lt;[.F323]" office:value-type="boolean" office:boolean-value="true" calcext:value-type="boolean">
            <text:p>WAHR</text:p>
          </table:table-cell>
          <table:table-cell table:formula="of:=[.F323]/22000" office:value-type="float" office:value="0.1" calcext:value-type="float">
            <text:p>0,1</text:p>
          </table:table-cell>
          <table:table-cell table:formula="of:=[.H323]/[.C323]" office:value-type="float" office:value="-0.0119576993770308" calcext:value-type="float">
            <text:p>-0,0119576993770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5.659022510277" calcext:value-type="float">
            <text:p>505,7</text:p>
          </table:table-cell>
          <table:table-cell office:value-type="float" office:value="-8.19598531685517" calcext:value-type="float">
            <text:p>-8,2</text:p>
          </table:table-cell>
          <table:table-cell table:formula="of:=[.C324]/[.B324]" office:value-type="float" office:value="-0.0162085218536541" calcext:value-type="float">
            <text:p>-0,01620852185365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4]&lt;[.F324]" office:value-type="boolean" office:boolean-value="true" calcext:value-type="boolean">
            <text:p>WAHR</text:p>
          </table:table-cell>
          <table:table-cell table:formula="of:=[.F324]/22000" office:value-type="float" office:value="0.1" calcext:value-type="float">
            <text:p>0,1</text:p>
          </table:table-cell>
          <table:table-cell table:formula="of:=[.H324]/[.C324]" office:value-type="float" office:value="-0.0122010955527639" calcext:value-type="float">
            <text:p>-0,0122010955527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97.625950003557" calcext:value-type="float">
            <text:p>497,6</text:p>
          </table:table-cell>
          <table:table-cell office:value-type="float" office:value="-8.03307250671935" calcext:value-type="float">
            <text:p>-8,0</text:p>
          </table:table-cell>
          <table:table-cell table:formula="of:=[.C325]/[.B325]" office:value-type="float" office:value="-0.0161427926069007" calcext:value-type="float">
            <text:p>-0,016142792606901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5]&lt;[.F325]" office:value-type="boolean" office:boolean-value="true" calcext:value-type="boolean">
            <text:p>WAHR</text:p>
          </table:table-cell>
          <table:table-cell table:formula="of:=[.F325]/22000" office:value-type="float" office:value="0.1" calcext:value-type="float">
            <text:p>0,1</text:p>
          </table:table-cell>
          <table:table-cell table:formula="of:=[.H325]/[.C325]" office:value-type="float" office:value="-0.0124485369597192" calcext:value-type="float">
            <text:p>-0,0124485369597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9.751980456166" calcext:value-type="float">
            <text:p>489,8</text:p>
          </table:table-cell>
          <table:table-cell office:value-type="float" office:value="-7.87396954739126" calcext:value-type="float">
            <text:p>-7,9</text:p>
          </table:table-cell>
          <table:table-cell table:formula="of:=[.C326]/[.B326]" office:value-type="float" office:value="-0.0160774634133327" calcext:value-type="float">
            <text:p>-0,01607746341333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6]&lt;[.F326]" office:value-type="boolean" office:boolean-value="true" calcext:value-type="boolean">
            <text:p>WAHR</text:p>
          </table:table-cell>
          <table:table-cell table:formula="of:=[.F326]/22000" office:value-type="float" office:value="0.1" calcext:value-type="float">
            <text:p>0,1</text:p>
          </table:table-cell>
          <table:table-cell table:formula="of:=[.H326]/[.C326]" office:value-type="float" office:value="-0.0127000745174499" calcext:value-type="float">
            <text:p>-0,0127000745174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2.033405594132" calcext:value-type="float">
            <text:p>482,0</text:p>
          </table:table-cell>
          <table:table-cell office:value-type="float" office:value="-7.7185748620339" calcext:value-type="float">
            <text:p>-7,7</text:p>
          </table:table-cell>
          <table:table-cell table:formula="of:=[.C327]/[.B327]" office:value-type="float" office:value="-0.0160125310247333" calcext:value-type="float">
            <text:p>-0,01601253102473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7]&lt;[.F327]" office:value-type="boolean" office:boolean-value="true" calcext:value-type="boolean">
            <text:p>WAHR</text:p>
          </table:table-cell>
          <table:table-cell table:formula="of:=[.F327]/22000" office:value-type="float" office:value="0.1" calcext:value-type="float">
            <text:p>0,1</text:p>
          </table:table-cell>
          <table:table-cell table:formula="of:=[.H327]/[.C327]" office:value-type="float" office:value="-0.0129557595524375" calcext:value-type="float">
            <text:p>-0,0129557595524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74.466615695587" calcext:value-type="float">
            <text:p>474,5</text:p>
          </table:table-cell>
          <table:table-cell office:value-type="float" office:value="-7.56678989854515" calcext:value-type="float">
            <text:p>-7,6</text:p>
          </table:table-cell>
          <table:table-cell table:formula="of:=[.C328]/[.B328]" office:value-type="float" office:value="-0.0159479922258638" calcext:value-type="float">
            <text:p>-0,01594799222586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8]&lt;[.F328]" office:value-type="boolean" office:boolean-value="true" calcext:value-type="boolean">
            <text:p>WAHR</text:p>
          </table:table-cell>
          <table:table-cell table:formula="of:=[.F328]/22000" office:value-type="float" office:value="0.1" calcext:value-type="float">
            <text:p>0,1</text:p>
          </table:table-cell>
          <table:table-cell table:formula="of:=[.H328]/[.C328]" office:value-type="float" office:value="-0.013215643798862" calcext:value-type="float">
            <text:p>-0,01321564379886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7.048096665159" calcext:value-type="float">
            <text:p>467,0</text:p>
          </table:table-cell>
          <table:table-cell office:value-type="float" office:value="-7.41851903042812" calcext:value-type="float">
            <text:p>-7,4</text:p>
          </table:table-cell>
          <table:table-cell table:formula="of:=[.C329]/[.B329]" office:value-type="float" office:value="-0.0158838438340681" calcext:value-type="float">
            <text:p>-0,01588384383406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29]&lt;[.F329]" office:value-type="boolean" office:boolean-value="true" calcext:value-type="boolean">
            <text:p>WAHR</text:p>
          </table:table-cell>
          <table:table-cell table:formula="of:=[.F329]/22000" office:value-type="float" office:value="0.1" calcext:value-type="float">
            <text:p>0,1</text:p>
          </table:table-cell>
          <table:table-cell table:formula="of:=[.H329]/[.C329]" office:value-type="float" office:value="-0.0134797793993431" calcext:value-type="float">
            <text:p>-0,01347977939934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59.774427203962" calcext:value-type="float">
            <text:p>459,8</text:p>
          </table:table-cell>
          <table:table-cell office:value-type="float" office:value="-7.27366946119662" calcext:value-type="float">
            <text:p>-7,3</text:p>
          </table:table-cell>
          <table:table-cell table:formula="of:=[.C330]/[.B330]" office:value-type="float" office:value="-0.0158200826988795" calcext:value-type="float">
            <text:p>-0,0158200826988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0]&lt;[.F330]" office:value-type="boolean" office:boolean-value="true" calcext:value-type="boolean">
            <text:p>WAHR</text:p>
          </table:table-cell>
          <table:table-cell table:formula="of:=[.F330]/22000" office:value-type="float" office:value="0.1" calcext:value-type="float">
            <text:p>0,1</text:p>
          </table:table-cell>
          <table:table-cell table:formula="of:=[.H330]/[.C330]" office:value-type="float" office:value="-0.0137482189056675" calcext:value-type="float">
            <text:p>-0,0137482189056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2.642276071791" calcext:value-type="float">
            <text:p>452,6</text:p>
          </table:table-cell>
          <table:table-cell office:value-type="float" office:value="-7.13215113217143" calcext:value-type="float">
            <text:p>-7,1</text:p>
          </table:table-cell>
          <table:table-cell table:formula="of:=[.C331]/[.B331]" office:value-type="float" office:value="-0.0157567057016129" calcext:value-type="float">
            <text:p>-0,01575670570161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1]&lt;[.F331]" office:value-type="boolean" office:boolean-value="true" calcext:value-type="boolean">
            <text:p>WAHR</text:p>
          </table:table-cell>
          <table:table-cell table:formula="of:=[.F331]/22000" office:value-type="float" office:value="0.1" calcext:value-type="float">
            <text:p>0,1</text:p>
          </table:table-cell>
          <table:table-cell table:formula="of:=[.H331]/[.C331]" office:value-type="float" office:value="-0.014021015279517" calcext:value-type="float">
            <text:p>-0,0140210152795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5.648399438225" calcext:value-type="float">
            <text:p>445,6</text:p>
          </table:table-cell>
          <table:table-cell office:value-type="float" office:value="-6.99387663356583" calcext:value-type="float">
            <text:p>-7,0</text:p>
          </table:table-cell>
          <table:table-cell table:formula="of:=[.C332]/[.B332]" office:value-type="float" office:value="-0.0156937097550045" calcext:value-type="float">
            <text:p>-0,015693709755005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2]&lt;[.F332]" office:value-type="boolean" office:boolean-value="true" calcext:value-type="boolean">
            <text:p>WAHR</text:p>
          </table:table-cell>
          <table:table-cell table:formula="of:=[.F332]/22000" office:value-type="float" office:value="0.1" calcext:value-type="float">
            <text:p>0,1</text:p>
          </table:table-cell>
          <table:table-cell table:formula="of:=[.H332]/[.C332]" office:value-type="float" office:value="-0.0142982218931441" calcext:value-type="float">
            <text:p>-0,0142982218931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38.789638319529" calcext:value-type="float">
            <text:p>438,8</text:p>
          </table:table-cell>
          <table:table-cell office:value-type="float" office:value="-6.85876111869555" calcext:value-type="float">
            <text:p>-6,9</text:p>
          </table:table-cell>
          <table:table-cell table:formula="of:=[.C333]/[.B333]" office:value-type="float" office:value="-0.0156310918028127" calcext:value-type="float">
            <text:p>-0,01563109180281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3]&lt;[.F333]" office:value-type="boolean" office:boolean-value="true" calcext:value-type="boolean">
            <text:p>WAHR</text:p>
          </table:table-cell>
          <table:table-cell table:formula="of:=[.F333]/22000" office:value-type="float" office:value="0.1" calcext:value-type="float">
            <text:p>0,1</text:p>
          </table:table-cell>
          <table:table-cell table:formula="of:=[.H333]/[.C333]" office:value-type="float" office:value="-0.0145798925300694" calcext:value-type="float">
            <text:p>-0,014579892530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32.062916098306" calcext:value-type="float">
            <text:p>432,1</text:p>
          </table:table-cell>
          <table:table-cell office:value-type="float" office:value="-6.72672222122355" calcext:value-type="float">
            <text:p>-6,7</text:p>
          </table:table-cell>
          <table:table-cell table:formula="of:=[.C334]/[.B334]" office:value-type="float" office:value="-0.0155688488194461" calcext:value-type="float">
            <text:p>-0,01556884881944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4]&lt;[.F334]" office:value-type="boolean" office:boolean-value="true" calcext:value-type="boolean">
            <text:p>WAHR</text:p>
          </table:table-cell>
          <table:table-cell table:formula="of:=[.F334]/22000" office:value-type="float" office:value="0.1" calcext:value-type="float">
            <text:p>0,1</text:p>
          </table:table-cell>
          <table:table-cell table:formula="of:=[.H334]/[.C334]" office:value-type="float" office:value="-0.0148660813857437" calcext:value-type="float">
            <text:p>-0,0148660813857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25.465236122987" calcext:value-type="float">
            <text:p>425,5</text:p>
          </table:table-cell>
          <table:table-cell office:value-type="float" office:value="-6.5976799753189" calcext:value-type="float">
            <text:p>-6,6</text:p>
          </table:table-cell>
          <table:table-cell table:formula="of:=[.C335]/[.B335]" office:value-type="float" office:value="-0.0155069778096083" calcext:value-type="float">
            <text:p>-0,01550697780960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5]&lt;[.F335]" office:value-type="boolean" office:boolean-value="true" calcext:value-type="boolean">
            <text:p>WAHR</text:p>
          </table:table-cell>
          <table:table-cell table:formula="of:=[.F335]/22000" office:value-type="float" office:value="0.1" calcext:value-type="float">
            <text:p>0,1</text:p>
          </table:table-cell>
          <table:table-cell table:formula="of:=[.H335]/[.C335]" office:value-type="float" office:value="-0.0151568430681827" calcext:value-type="float">
            <text:p>-0,0151568430681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8.993679384385" calcext:value-type="float">
            <text:p>419,0</text:p>
          </table:table-cell>
          <table:table-cell office:value-type="float" office:value="-6.47155673860163" calcext:value-type="float">
            <text:p>-6,5</text:p>
          </table:table-cell>
          <table:table-cell table:formula="of:=[.C336]/[.B336]" office:value-type="float" office:value="-0.015445475807917" calcext:value-type="float">
            <text:p>-0,01544547580791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6]&lt;[.F336]" office:value-type="boolean" office:boolean-value="true" calcext:value-type="boolean">
            <text:p>WAHR</text:p>
          </table:table-cell>
          <table:table-cell table:formula="of:=[.F336]/22000" office:value-type="float" office:value="0.1" calcext:value-type="float">
            <text:p>0,1</text:p>
          </table:table-cell>
          <table:table-cell table:formula="of:=[.H336]/[.C336]" office:value-type="float" office:value="-0.015452232598614" calcext:value-type="float">
            <text:p>-0,0154522325986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12.645402266592" calcext:value-type="float">
            <text:p>412,6</text:p>
          </table:table-cell>
          <table:table-cell office:value-type="float" office:value="-6.34827711779332" calcext:value-type="float">
            <text:p>-6,3</text:p>
          </table:table-cell>
          <table:table-cell table:formula="of:=[.C337]/[.B337]" office:value-type="float" office:value="-0.0153843398785575" calcext:value-type="float">
            <text:p>-0,01538433987855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7]&lt;[.F337]" office:value-type="boolean" office:boolean-value="true" calcext:value-type="boolean">
            <text:p>WAHR</text:p>
          </table:table-cell>
          <table:table-cell table:formula="of:=[.F337]/22000" office:value-type="float" office:value="0.1" calcext:value-type="float">
            <text:p>0,1</text:p>
          </table:table-cell>
          <table:table-cell table:formula="of:=[.H337]/[.C337]" office:value-type="float" office:value="-0.0157523054120801" calcext:value-type="float">
            <text:p>-0,015752305412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06.417634369643" calcext:value-type="float">
            <text:p>406,4</text:p>
          </table:table-cell>
          <table:table-cell office:value-type="float" office:value="-6.22776789694865" calcext:value-type="float">
            <text:p>-6,2</text:p>
          </table:table-cell>
          <table:table-cell table:formula="of:=[.C338]/[.B338]" office:value-type="float" office:value="-0.0153235671149161" calcext:value-type="float">
            <text:p>-0,015323567114916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8]&lt;[.F338]" office:value-type="boolean" office:boolean-value="true" calcext:value-type="boolean">
            <text:p>WAHR</text:p>
          </table:table-cell>
          <table:table-cell table:formula="of:=[.F338]/22000" office:value-type="float" office:value="0.1" calcext:value-type="float">
            <text:p>0,1</text:p>
          </table:table-cell>
          <table:table-cell table:formula="of:=[.H338]/[.C338]" office:value-type="float" office:value="-0.0160571173580499" calcext:value-type="float">
            <text:p>-0,016057117358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00.307676401449" calcext:value-type="float">
            <text:p>400,3</text:p>
          </table:table-cell>
          <table:table-cell office:value-type="float" office:value="-6.1099579681939" calcext:value-type="float">
            <text:p>-6,1</text:p>
          </table:table-cell>
          <table:table-cell table:formula="of:=[.C339]/[.B339]" office:value-type="float" office:value="-0.0152631546392493" calcext:value-type="float">
            <text:p>-0,01526315463924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39]&lt;[.F339]" office:value-type="boolean" office:boolean-value="true" calcext:value-type="boolean">
            <text:p>WAHR</text:p>
          </table:table-cell>
          <table:table-cell table:formula="of:=[.F339]/22000" office:value-type="float" office:value="0.1" calcext:value-type="float">
            <text:p>0,1</text:p>
          </table:table-cell>
          <table:table-cell table:formula="of:=[.H339]/[.C339]" office:value-type="float" office:value="-0.0163667247009819" calcext:value-type="float">
            <text:p>-0,01636672470098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94.3128981366" calcext:value-type="float">
            <text:p>394,3</text:p>
          </table:table-cell>
          <table:table-cell office:value-type="float" office:value="-5.99477826484963" calcext:value-type="float">
            <text:p>-6,0</text:p>
          </table:table-cell>
          <table:table-cell table:formula="of:=[.C340]/[.B340]" office:value-type="float" office:value="-0.0152030996023186" calcext:value-type="float">
            <text:p>-0,01520309960231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0]&lt;[.F340]" office:value-type="boolean" office:boolean-value="true" calcext:value-type="boolean">
            <text:p>WAHR</text:p>
          </table:table-cell>
          <table:table-cell table:formula="of:=[.F340]/22000" office:value-type="float" office:value="0.1" calcext:value-type="float">
            <text:p>0,1</text:p>
          </table:table-cell>
          <table:table-cell table:formula="of:=[.H340]/[.C340]" office:value-type="float" office:value="-0.0166811841209123" calcext:value-type="float">
            <text:p>-0,0166811841209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8.430736439718" calcext:value-type="float">
            <text:p>388,4</text:p>
          </table:table-cell>
          <table:table-cell office:value-type="float" office:value="-5.88216169688127" calcext:value-type="float">
            <text:p>-5,9</text:p>
          </table:table-cell>
          <table:table-cell table:formula="of:=[.C341]/[.B341]" office:value-type="float" office:value="-0.015143399183072" calcext:value-type="float">
            <text:p>-0,01514339918307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1]&lt;[.F341]" office:value-type="boolean" office:boolean-value="true" calcext:value-type="boolean">
            <text:p>WAHR</text:p>
          </table:table-cell>
          <table:table-cell table:formula="of:=[.F341]/22000" office:value-type="float" office:value="0.1" calcext:value-type="float">
            <text:p>0,1</text:p>
          </table:table-cell>
          <table:table-cell table:formula="of:=[.H341]/[.C341]" office:value-type="float" office:value="-0.0170005527139827" calcext:value-type="float">
            <text:p>-0,01700055271398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82.658693351159" calcext:value-type="float">
            <text:p>382,7</text:p>
          </table:table-cell>
          <table:table-cell office:value-type="float" office:value="-5.77204308855892" calcext:value-type="float">
            <text:p>-5,8</text:p>
          </table:table-cell>
          <table:table-cell table:formula="of:=[.C342]/[.B342]" office:value-type="float" office:value="-0.0150840505882928" calcext:value-type="float">
            <text:p>-0,015084050588293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2]&lt;[.F342]" office:value-type="boolean" office:boolean-value="true" calcext:value-type="boolean">
            <text:p>WAHR</text:p>
          </table:table-cell>
          <table:table-cell table:formula="of:=[.F342]/22000" office:value-type="float" office:value="0.1" calcext:value-type="float">
            <text:p>0,1</text:p>
          </table:table-cell>
          <table:table-cell table:formula="of:=[.H342]/[.C342]" office:value-type="float" office:value="-0.0173248879929908" calcext:value-type="float">
            <text:p>-0,01732488799299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76.99433423289" calcext:value-type="float">
            <text:p>377,0</text:p>
          </table:table-cell>
          <table:table-cell office:value-type="float" office:value="-5.66435911826954" calcext:value-type="float">
            <text:p>-5,7</text:p>
          </table:table-cell>
          <table:table-cell table:formula="of:=[.C343]/[.B343]" office:value-type="float" office:value="-0.0150250510522802" calcext:value-type="float">
            <text:p>-0,01502505105228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3]&lt;[.F343]" office:value-type="boolean" office:boolean-value="true" calcext:value-type="boolean">
            <text:p>WAHR</text:p>
          </table:table-cell>
          <table:table-cell table:formula="of:=[.F343]/22000" office:value-type="float" office:value="0.1" calcext:value-type="float">
            <text:p>0,1</text:p>
          </table:table-cell>
          <table:table-cell table:formula="of:=[.H343]/[.C343]" office:value-type="float" office:value="-0.017654247887897" calcext:value-type="float">
            <text:p>-0,01765424788789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1.435285972504" calcext:value-type="float">
            <text:p>371,4</text:p>
          </table:table-cell>
          <table:table-cell office:value-type="float" office:value="-5.55904826038619" calcext:value-type="float">
            <text:p>-5,6</text:p>
          </table:table-cell>
          <table:table-cell table:formula="of:=[.C344]/[.B344]" office:value-type="float" office:value="-0.0149663978365203" calcext:value-type="float">
            <text:p>-0,0149663978365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4]&lt;[.F344]" office:value-type="boolean" office:boolean-value="true" calcext:value-type="boolean">
            <text:p>WAHR</text:p>
          </table:table-cell>
          <table:table-cell table:formula="of:=[.F344]/22000" office:value-type="float" office:value="0.1" calcext:value-type="float">
            <text:p>0,1</text:p>
          </table:table-cell>
          <table:table-cell table:formula="of:=[.H344]/[.C344]" office:value-type="float" office:value="-0.017988690746328" calcext:value-type="float">
            <text:p>-0,0179886907463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5.979235243381" calcext:value-type="float">
            <text:p>366,0</text:p>
          </table:table-cell>
          <table:table-cell office:value-type="float" office:value="-5.45605072912258" calcext:value-type="float">
            <text:p>-5,5</text:p>
          </table:table-cell>
          <table:table-cell table:formula="of:=[.C345]/[.B345]" office:value-type="float" office:value="-0.0149080882293615" calcext:value-type="float">
            <text:p>-0,01490808822936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5]&lt;[.F345]" office:value-type="boolean" office:boolean-value="true" calcext:value-type="boolean">
            <text:p>WAHR</text:p>
          </table:table-cell>
          <table:table-cell table:formula="of:=[.F345]/22000" office:value-type="float" office:value="0.1" calcext:value-type="float">
            <text:p>0,1</text:p>
          </table:table-cell>
          <table:table-cell table:formula="of:=[.H345]/[.C345]" office:value-type="float" office:value="-0.0183282753340678" calcext:value-type="float">
            <text:p>-0,01832827533406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0.623926819075" calcext:value-type="float">
            <text:p>360,6</text:p>
          </table:table-cell>
          <table:table-cell office:value-type="float" office:value="-5.35530842430626" calcext:value-type="float">
            <text:p>-5,4</text:p>
          </table:table-cell>
          <table:table-cell table:formula="of:=[.C346]/[.B346]" office:value-type="float" office:value="-0.014850119545709" calcext:value-type="float">
            <text:p>-0,014850119545709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6]&lt;[.F346]" office:value-type="boolean" office:boolean-value="true" calcext:value-type="boolean">
            <text:p>WAHR</text:p>
          </table:table-cell>
          <table:table-cell table:formula="of:=[.F346]/22000" office:value-type="float" office:value="0.1" calcext:value-type="float">
            <text:p>0,1</text:p>
          </table:table-cell>
          <table:table-cell table:formula="of:=[.H346]/[.C346]" office:value-type="float" office:value="-0.0186730608355119" calcext:value-type="float">
            <text:p>-0,0186730608355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55.36716194009" calcext:value-type="float">
            <text:p>355,4</text:p>
          </table:table-cell>
          <table:table-cell office:value-type="float" office:value="-5.25676487898488" calcext:value-type="float">
            <text:p>-5,3</text:p>
          </table:table-cell>
          <table:table-cell table:formula="of:=[.C347]/[.B347]" office:value-type="float" office:value="-0.0147924891266996" calcext:value-type="float">
            <text:p>-0,014792489126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7]&lt;[.F347]" office:value-type="boolean" office:boolean-value="true" calcext:value-type="boolean">
            <text:p>WAHR</text:p>
          </table:table-cell>
          <table:table-cell table:formula="of:=[.F347]/22000" office:value-type="float" office:value="0.1" calcext:value-type="float">
            <text:p>0,1</text:p>
          </table:table-cell>
          <table:table-cell table:formula="of:=[.H347]/[.C347]" office:value-type="float" office:value="-0.0190231068541363" calcext:value-type="float">
            <text:p>-0,0190231068541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50.206796731275" calcext:value-type="float">
            <text:p>350,2</text:p>
          </table:table-cell>
          <table:table-cell office:value-type="float" office:value="-5.16036520881545" calcext:value-type="float">
            <text:p>-5,2</text:p>
          </table:table-cell>
          <table:table-cell table:formula="of:=[.C348]/[.B348]" office:value-type="float" office:value="-0.0147351943394039" calcext:value-type="float">
            <text:p>-0,014735194339404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8]&lt;[.F348]" office:value-type="boolean" office:boolean-value="true" calcext:value-type="boolean">
            <text:p>WAHR</text:p>
          </table:table-cell>
          <table:table-cell table:formula="of:=[.F348]/22000" office:value-type="float" office:value="0.1" calcext:value-type="float">
            <text:p>0,1</text:p>
          </table:table-cell>
          <table:table-cell table:formula="of:=[.H348]/[.C348]" office:value-type="float" office:value="-0.0193784734129224" calcext:value-type="float">
            <text:p>-0,0193784734129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5.140740668117" calcext:value-type="float">
            <text:p>345,1</text:p>
          </table:table-cell>
          <table:table-cell office:value-type="float" office:value="-5.06605606315804" calcext:value-type="float">
            <text:p>-5,1</text:p>
          </table:table-cell>
          <table:table-cell table:formula="of:=[.C349]/[.B349]" office:value-type="float" office:value="-0.0146782325765172" calcext:value-type="float">
            <text:p>-0,014678232576517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49]&lt;[.F349]" office:value-type="boolean" office:boolean-value="true" calcext:value-type="boolean">
            <text:p>WAHR</text:p>
          </table:table-cell>
          <table:table-cell table:formula="of:=[.F349]/22000" office:value-type="float" office:value="0.1" calcext:value-type="float">
            <text:p>0,1</text:p>
          </table:table-cell>
          <table:table-cell table:formula="of:=[.H349]/[.C349]" office:value-type="float" office:value="-0.0197392209547841" calcext:value-type="float">
            <text:p>-0,0197392209547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40.166955090297" calcext:value-type="float">
            <text:p>340,2</text:p>
          </table:table-cell>
          <table:table-cell office:value-type="float" office:value="-4.97378557781917" calcext:value-type="float">
            <text:p>-5,0</text:p>
          </table:table-cell>
          <table:table-cell table:formula="of:=[.C350]/[.B350]" office:value-type="float" office:value="-0.0146216012560623" calcext:value-type="float">
            <text:p>-0,014621601256062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3" table:formula="of:=[.B350]&lt;[.F350]" office:value-type="boolean" office:boolean-value="true" calcext:value-type="boolean">
            <text:p>WAHR</text:p>
          </table:table-cell>
          <table:table-cell table:formula="of:=[.F350]/22000" office:value-type="float" office:value="0.1" calcext:value-type="float">
            <text:p>0,1</text:p>
          </table:table-cell>
          <table:table-cell table:formula="of:=[.H350]/[.C350]" office:value-type="float" office:value="-0.0201054103429699" calcext:value-type="float">
            <text:p>-0,02010541034297</text:p>
          </table:table-cell>
        </table:table-row>
        <table:table-row table:style-name="ro1" table:number-rows-repeated="10482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0" number:min-decimal-places="0" number:min-integer-digits="1">
        <number:embedded-text number:position="3"> </number:embedded-text>
      </number:number>
    </number:number-style>
    <number:number-style style:name="N109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0">
      <number:number number:min-integer-digits="1"/>
      <number:text> °C</number:text>
    </number:number-style>
    <number:number-style style:name="N111">
      <number:scientific-number number:decimal-places="0" number:min-decimal-places="0" number:min-integer-digits="1" number:min-exponent-digits="2" number:exponent-interval="1" number:forced-exponent-sign="true"/>
      <number:text> Ω</number:text>
    </number:number-style>
    <number:number-style style:name="N112">
      <number:number number:min-integer-digits="1"/>
      <number:text> K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.00.0000</text:date>, <text:time style:data-style-name="N2" text:time-value="13:14:40.595172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2T13:46:47.784691690</dc:date>
    <meta:editing-duration>PT16M14S</meta:editing-duration>
    <meta:editing-cycles>5</meta:editing-cycles>
    <meta:generator>LibreOffice/7.1.1.2$Linux_X86_64 LibreOffice_project/10$Build-2</meta:generator>
    <meta:document-statistic meta:table-count="1" meta:cell-count="2785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min-integer-digits="1"/>
      <number:text> °C</number:text>
    </number:number-style>
    <number:number-style style:name="N111">
      <number:scientific-number number:decimal-places="0" number:min-decimal-places="0" number:min-integer-digits="1" number:min-exponent-digits="2" number:exponent-interval="1" number:forced-exponent-sign="true"/>
      <number:text> Ω</number:text>
    </number:number-style>
    <number:number-style style:name="N112">
      <number:number number:min-integer-digits="1"/>
      <number:text> K</number:text>
    </number:number-style>
    <style:style style:name="ch1" style:family="chart">
      <style:graphic-properties draw:stroke="none" draw:fill-image-name="ChartBitmap_20_1" draw:fill-image-ref-point="center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0">
      <style:chart-properties chart:display-label="true" chart:logarithmic="false" chart:minimum="-100" chart:maximum="250" chart:interval-major="50" chart:interval-minor-divisor="1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2">
      <style:chart-properties chart:display-label="true" chart:logarithmic="false" chart:minimum="-0.03" chart:origin="0" chart:interval-minor-divisor="5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tick-marks-minor-inner="false" chart:tick-marks-minor-outer="true" chart:logarithmic="tru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5cm" svg:stroke-color="#43c330" draw:fill-color="#43c33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321cm" svg:height="12.845cm" xlink:href=".." xlink:type="simple" chart:class="chart:scatter" chart:column-mapping="2 0 1" chart:style-name="ch1">
        <chart:title svg:x="10.989cm" svg:y="0.392cm" chart:style-name="ch2">
          <text:p>UT61E Thermistor Autoranging</text:p>
        </chart:title>
        <chart:legend chart:legend-position="end" svg:x="25.585cm" svg:y="5.584cm" style:legend-expansion="high" chart:style-name="ch3"/>
        <chart:plot-area chart:style-name="ch4" table:cell-range-address="t.A2:t.B350 t.I1:t.I350 t.A1:t.B1 t.F1:t.F350" chart:data-source-has-labels="both" svg:x="1.608cm" svg:y="1.453cm" svg:width="23.391cm" svg:height="11.136cm">
          <chart:coordinate-region svg:x="3.363cm" svg:y="2.128cm" svg:width="19.775cm" svg:height="10.249cm"/>
          <chart:axis chart:dimension="x" chart:name="primary-x" chart:style-name="ch5" chartooo:axis-type="auto">
            <chart:categories table:cell-range-address="t.A2:t.A350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914cm" chart:style-name="ch9">
              <text:p>Resolution</text:p>
            </chart:title>
            <chart:grid chart:style-name="ch6" chart:class="major"/>
            <chart:grid chart:style-name="ch7" chart:class="minor"/>
          </chart:axis>
          <chart:axis chart:dimension="y" chart:name="secondary-y" chart:style-name="ch10"/>
          <chart:series chart:attached-axis="primary-y" chart:style-name="ch11" chart:values-cell-range-address="t.I2:t.I350" chart:label-cell-address="t.I1:t.I1" chart:class="chart:scatter">
            <chart:domain table:cell-range-address="t.A2:t.A350"/>
            <chart:data-point chart:repeated="349"/>
          </chart:series>
          <chart:series chart:attached-axis="secondary-y" chart:style-name="ch12" chart:values-cell-range-address="t.B2:t.B350" chart:label-cell-address="t.B1:t.B1" chart:class="chart:scatter">
            <chart:data-point chart:repeated="349"/>
          </chart:series>
          <chart:series chart:attached-axis="secondary-y" chart:style-name="ch13" chart:values-cell-range-address="t.F2:t.F350" chart:label-cell-address="t.F1:t.F1" chart:class="chart:scatter">
            <chart:data-point chart:repeated="3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resolution</text:p>
                <draw:g>
                  <svg:desc>t.I1:t.I1</svg:desc>
                </draw:g>
              </table:table-cell>
              <table:table-cell office:value-type="string">
                <text:p>R thermistor</text:p>
                <draw:g>
                  <svg:desc>t.B1:t.B1</svg:desc>
                </draw:g>
              </table:table-cell>
              <table:table-cell office:value-type="string">
                <text:p>R max. range</text:p>
                <draw:g>
                  <svg:desc>t.F1:t.F1</svg:desc>
                </draw:g>
              </table:table-cell>
            </table:table-row>
          </table:table-header-rows>
          <table:table-rows>
            <table:table-row>
              <table:table-cell office:value-type="float" office:value="-99">
                <text:p>-99</text:p>
                <draw:g>
                  <svg:desc>t.A2:t.A350</svg:desc>
                </draw:g>
              </table:table-cell>
              <table:table-cell office:value-type="float" office:value="-99">
                <text:p>-99</text:p>
                <draw:g>
                  <svg:desc>t.A2:t.A350</svg:desc>
                </draw:g>
              </table:table-cell>
              <table:table-cell office:value-type="float" office:value="NaN">
                <text:p>NaN</text:p>
                <draw:g>
                  <svg:desc>t.I2:t.I350</svg:desc>
                </draw:g>
              </table:table-cell>
              <table:table-cell office:value-type="float" office:value="1249684395.75999">
                <text:p>1249684395.75999</text:p>
                <draw:g>
                  <svg:desc>t.B2:t.B350</svg:desc>
                </draw:g>
              </table:table-cell>
              <table:table-cell office:value-type="float" office:value="220000000">
                <text:p>220000000</text:p>
                <draw:g>
                  <svg:desc>t.F2:t.F350</svg:desc>
                </draw:g>
              </table:table-cell>
            </table:table-row>
            <table:table-row>
              <table:table-cell office:value-type="float" office:value="-98">
                <text:p>-98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1097893026.51126">
                <text:p>1097893026.51126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965958028.555187">
                <text:p>965958028.555187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96">
                <text:p>-96</text:p>
              </table:table-cell>
              <table:table-cell office:value-type="float" office:value="-96">
                <text:p>-96</text:p>
              </table:table-cell>
              <table:table-cell office:value-type="float" office:value="NaN">
                <text:p>NaN</text:p>
              </table:table-cell>
              <table:table-cell office:value-type="float" office:value="851107118.673486">
                <text:p>851107118.673486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  <table:table-cell office:value-type="float" office:value="NaN">
                <text:p>NaN</text:p>
              </table:table-cell>
              <table:table-cell office:value-type="float" office:value="750978243.27775">
                <text:p>750978243.27775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  <table:table-cell office:value-type="float" office:value="NaN">
                <text:p>NaN</text:p>
              </table:table-cell>
              <table:table-cell office:value-type="float" office:value="663555599.1421">
                <text:p>663555599.1421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  <table:table-cell office:value-type="float" office:value="NaN">
                <text:p>NaN</text:p>
              </table:table-cell>
              <table:table-cell office:value-type="float" office:value="587116122.494565">
                <text:p>587116122.494565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NaN">
                <text:p>NaN</text:p>
              </table:table-cell>
              <table:table-cell office:value-type="float" office:value="520184656.388567">
                <text:p>520184656.388567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NaN">
                <text:p>NaN</text:p>
              </table:table-cell>
              <table:table-cell office:value-type="float" office:value="461496325.131944">
                <text:p>461496325.131944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409964904.412">
                <text:p>409964904.412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364656187.930748">
                <text:p>364656187.930748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324765524.923529">
                <text:p>324765524.923529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289598845.161198">
                <text:p>289598845.161198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258556604.794907">
                <text:p>258556604.794907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231120182.421788">
                <text:p>231120182.421788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  <table:table-cell office:value-type="float" office:value="-0.000411864183185238">
                <text:p>-0.000411864183185238</text:p>
              </table:table-cell>
              <table:table-cell office:value-type="float" office:value="206840333.849711">
                <text:p>206840333.849711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0.00046483619823301">
                <text:p>-0.00046483619823301</text:p>
              </table:table-cell>
              <table:table-cell office:value-type="float" office:value="185327379.312149">
                <text:p>185327379.312149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0.000523984651395501">
                <text:p>-0.000523984651395501</text:p>
              </table:table-cell>
              <table:table-cell office:value-type="float" office:value="166242850.837187">
                <text:p>166242850.837187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-81">
                <text:p>-81</text:p>
              </table:table-cell>
              <table:table-cell office:value-type="float" office:value="-0.000589953840329582">
                <text:p>-0.000589953840329582</text:p>
              </table:table-cell>
              <table:table-cell office:value-type="float" office:value="149292372.144798">
                <text:p>149292372.144798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-0.000663447105861292">
                <text:p>-0.000663447105861292</text:p>
              </table:table-cell>
              <table:table-cell office:value-type="float" office:value="134219580.490943">
                <text:p>134219580.490943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-79">
                <text:p>-79</text:p>
              </table:table-cell>
              <table:table-cell office:value-type="float" office:value="-0.000745231458926594">
                <text:p>-0.000745231458926594</text:p>
              </table:table-cell>
              <table:table-cell office:value-type="float" office:value="120800930.647036">
                <text:p>120800930.647036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0.000836142504217687">
                <text:p>-0.000836142504217687</text:p>
              </table:table-cell>
              <table:table-cell office:value-type="float" office:value="108841246.801809">
                <text:p>108841246.801809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0.000937089674821894">
                <text:p>-0.000937089674821894</text:p>
              </table:table-cell>
              <table:table-cell office:value-type="float" office:value="98169909.5022058">
                <text:p>98169909.5022058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0.00104906179254511">
                <text:p>-0.00104906179254511</text:p>
              </table:table-cell>
              <table:table-cell office:value-type="float" office:value="88637582.5496255">
                <text:p>88637582.5496255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0.00117313296901285">
                <text:p>-0.00117313296901285</text:p>
              </table:table-cell>
              <table:table-cell office:value-type="float" office:value="80113399.6444135">
                <text:p>80113399.6444135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0.00131046886304452">
                <text:p>-0.00131046886304452</text:p>
              </table:table-cell>
              <table:table-cell office:value-type="float" office:value="72482543.023549">
                <text:p>72482543.023549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0.00146233331018961">
                <text:p>-0.00146233331018961</text:p>
              </table:table-cell>
              <table:table-cell office:value-type="float" office:value="65644156.77445">
                <text:p>65644156.77445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0.00163009534070821">
                <text:p>-0.00163009534070821</text:p>
              </table:table-cell>
              <table:table-cell office:value-type="float" office:value="59509546.2702231">
                <text:p>59509546.2702231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0.00181523660266506">
                <text:p>-0.00181523660266506</text:p>
              </table:table-cell>
              <table:table-cell office:value-type="float" office:value="54000622.5380118">
                <text:p>54000622.5380118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0.00201935920718871">
                <text:p>-0.00201935920718871</text:p>
              </table:table-cell>
              <table:table-cell office:value-type="float" office:value="49048556.5735212">
                <text:p>49048556.5735212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0.00224419401331972">
                <text:p>-0.00224419401331972</text:p>
              </table:table-cell>
              <table:table-cell office:value-type="float" office:value="44592613.8427911">
                <text:p>44592613.8427911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0.00249160937024657">
                <text:p>-0.00249160937024657</text:p>
              </table:table-cell>
              <table:table-cell office:value-type="float" office:value="40579143.6257441">
                <text:p>40579143.6257441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  <table:table-cell office:value-type="float" office:value="-0.00276362033508274">
                <text:p>-0.00276362033508274</text:p>
              </table:table-cell>
              <table:table-cell office:value-type="float" office:value="36960701.5868521">
                <text:p>36960701.5868521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0.00306239838469842">
                <text:p>-0.00306239838469842</text:p>
              </table:table-cell>
              <table:table-cell office:value-type="float" office:value="33695287.1162966">
                <text:p>33695287.1162966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-0.00339028164045765">
                <text:p>-0.00339028164045765</text:p>
              </table:table-cell>
              <table:table-cell office:value-type="float" office:value="30745679.6616634">
                <text:p>30745679.6616634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  <table:table-cell office:value-type="float" office:value="-0.00374978562505762">
                <text:p>-0.00374978562505762</text:p>
              </table:table-cell>
              <table:table-cell office:value-type="float" office:value="28078860.541878">
                <text:p>28078860.541878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0.00414361457098165">
                <text:p>-0.00414361457098165</text:p>
              </table:table-cell>
              <table:table-cell office:value-type="float" office:value="25665508.6654676">
                <text:p>25665508.6654676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0.00457467330040188">
                <text:p>-0.00457467330040188</text:p>
              </table:table-cell>
              <table:table-cell office:value-type="float" office:value="23479560.2177126">
                <text:p>23479560.2177126</text:p>
              </table:table-cell>
              <table:table-cell office:value-type="float" office:value="220000000">
                <text:p>220000000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0.000504607969666925">
                <text:p>-0.000504607969666925</text:p>
              </table:table-cell>
              <table:table-cell office:value-type="float" office:value="21497823.7804937">
                <text:p>21497823.7804937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0.000556117778781707">
                <text:p>-0.000556117778781707</text:p>
              </table:table-cell>
              <table:table-cell office:value-type="float" office:value="19699643.5421443">
                <text:p>19699643.5421443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0.000612355146280091">
                <text:p>-0.000612355146280091</text:p>
              </table:table-cell>
              <table:table-cell office:value-type="float" office:value="18066604.2738786">
                <text:p>18066604.2738786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-58">
                <text:p>-58</text:p>
              </table:table-cell>
              <table:table-cell office:value-type="float" office:value="-0.000673703884143938">
                <text:p>-0.000673703884143938</text:p>
              </table:table-cell>
              <table:table-cell office:value-type="float" office:value="16582272.6208547">
                <text:p>16582272.6208547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-0.000740574731931385">
                <text:p>-0.000740574731931385</text:p>
              </table:table-cell>
              <table:table-cell office:value-type="float" office:value="15231970.0019791">
                <text:p>15231970.0019791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-56">
                <text:p>-56</text:p>
              </table:table-cell>
              <table:table-cell office:value-type="float" office:value="-0.000813406930908747">
                <text:p>-0.000813406930908747</text:p>
              </table:table-cell>
              <table:table-cell office:value-type="float" office:value="14002573.0519399">
                <text:p>14002573.0519399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0.000892669869996342">
                <text:p>-0.000892669869996342</text:p>
              </table:table-cell>
              <table:table-cell office:value-type="float" office:value="12882338.0875806">
                <text:p>12882338.0875806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0.000978864805720203">
                <text:p>-0.000978864805720203</text:p>
              </table:table-cell>
              <table:table-cell office:value-type="float" office:value="11860746.5520015">
                <text:p>11860746.5520015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0.00107252665838216">
                <text:p>-0.00107252665838216</text:p>
              </table:table-cell>
              <table:table-cell office:value-type="float" office:value="10928368.7950622">
                <text:p>10928368.7950622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-52">
                <text:p>-52</text:p>
              </table:table-cell>
              <table:table-cell office:value-type="float" office:value="-0.00117422588667796">
                <text:p>-0.00117422588667796</text:p>
              </table:table-cell>
              <table:table-cell office:value-type="float" office:value="10076743.8978892">
                <text:p>10076743.8978892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0.00128457044301263">
                <text:p>-0.00128457044301263</text:p>
              </table:table-cell>
              <table:table-cell office:value-type="float" office:value="9298273.54973546">
                <text:p>9298273.54973546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-0.0014042078117746">
                <text:p>-0.0014042078117746</text:p>
              </table:table-cell>
              <table:table-cell office:value-type="float" office:value="8586128.24502003">
                <text:p>8586128.24502003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0.00153382713284523">
                <text:p>-0.00153382713284523</text:p>
              </table:table-cell>
              <table:table-cell office:value-type="float" office:value="7934164.29250798">
                <text:p>7934164.29250798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  <table:table-cell office:value-type="float" office:value="-0.00167416141263385">
                <text:p>-0.00167416141263385</text:p>
              </table:table-cell>
              <table:table-cell office:value-type="float" office:value="7336850.3223892">
                <text:p>7336850.3223892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-47">
                <text:p>-47</text:p>
              </table:table-cell>
              <table:table-cell office:value-type="float" office:value="-0.0018259898249352">
                <text:p>-0.0018259898249352</text:p>
              </table:table-cell>
              <table:table-cell office:value-type="float" office:value="6789202.14475738">
                <text:p>6789202.14475738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0.00199014010391766">
                <text:p>-0.00199014010391766</text:p>
              </table:table-cell>
              <table:table-cell office:value-type="float" office:value="6286724.95833646">
                <text:p>6286724.95833646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0.00216749103155825">
                <text:p>-0.00216749103155825</text:p>
              </table:table-cell>
              <table:table-cell office:value-type="float" office:value="5825362.03436575">
                <text:p>5825362.03436575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0.00235897502184199">
                <text:p>-0.00235897502184199</text:p>
              </table:table-cell>
              <table:table-cell office:value-type="float" office:value="5401449.11000627">
                <text:p>5401449.11000627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  <table:table-cell office:value-type="float" office:value="-0.00256558080404989">
                <text:p>-0.00256558080404989</text:p>
              </table:table-cell>
              <table:table-cell office:value-type="float" office:value="5011673.82075346">
                <text:p>5011673.82075346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  <table:table-cell office:value-type="float" office:value="-0.00278835620746085">
                <text:p>-0.00278835620746085</text:p>
              </table:table-cell>
              <table:table-cell office:value-type="float" office:value="4653039.58409306">
                <text:p>4653039.58409306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  <table:table-cell office:value-type="float" office:value="-0.00302841104979105">
                <text:p>-0.00302841104979105</text:p>
              </table:table-cell>
              <table:table-cell office:value-type="float" office:value="4322833.41869521">
                <text:p>4322833.41869521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-0.00328692013169532">
                <text:p>-0.00328692013169532</text:p>
              </table:table-cell>
              <table:table-cell office:value-type="float" office:value="4018597.24625002">
                <text:p>4018597.24625002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  <table:table-cell office:value-type="float" office:value="-0.00356512633964728">
                <text:p>-0.00356512633964728</text:p>
              </table:table-cell>
              <table:table-cell office:value-type="float" office:value="3738102.2778448">
                <text:p>3738102.2778448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  <table:table-cell office:value-type="float" office:value="-0.00386434385951433">
                <text:p>-0.00386434385951433</text:p>
              </table:table-cell>
              <table:table-cell office:value-type="float" office:value="3479326.13463541">
                <text:p>3479326.13463541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  <table:table-cell office:value-type="float" office:value="-0.00418596150313056">
                <text:p>-0.00418596150313056</text:p>
              </table:table-cell>
              <table:table-cell office:value-type="float" office:value="3240432.39439147">
                <text:p>3240432.39439147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0.00453144615016837">
                <text:p>-0.00453144615016837</text:p>
              </table:table-cell>
              <table:table-cell office:value-type="float" office:value="3019752.2920884">
                <text:p>3019752.2920884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-0.00490234630759108">
                <text:p>-0.00490234630759108</text:p>
              </table:table-cell>
              <table:table-cell office:value-type="float" office:value="2815768.33476341">
                <text:p>2815768.33476341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-0.00530029578896222">
                <text:p>-0.00530029578896222</text:p>
              </table:table-cell>
              <table:table-cell office:value-type="float" office:value="2627099.61893769">
                <text:p>2627099.61893769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-0.00572701751586721">
                <text:p>-0.00572701751586721</text:p>
              </table:table-cell>
              <table:table-cell office:value-type="float" office:value="2452488.66354434">
                <text:p>2452488.66354434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-0.0061843274436936">
                <text:p>-0.0061843274436936</text:p>
              </table:table-cell>
              <table:table-cell office:value-type="float" office:value="2290789.59293324">
                <text:p>2290789.59293324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  <table:table-cell office:value-type="float" office:value="-0.000667413861398924">
                <text:p>-0.000667413861398924</text:p>
              </table:table-cell>
              <table:table-cell office:value-type="float" office:value="2140957.5235327">
                <text:p>2140957.5235327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-0.000719846533560579">
                <text:p>-0.000719846533560579</text:p>
              </table:table-cell>
              <table:table-cell office:value-type="float" office:value="2002039.02446684">
                <text:p>2002039.02446684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-29">
                <text:p>-29</text:p>
              </table:table-cell>
              <table:table-cell office:value-type="float" office:value="-0.000775942749680663">
                <text:p>-0.000775942749680663</text:p>
              </table:table-cell>
              <table:table-cell office:value-type="float" office:value="1873163.53714364">
                <text:p>1873163.53714364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-28">
                <text:p>-28</text:p>
              </table:table-cell>
              <table:table-cell office:value-type="float" office:value="-0.000835925501049909">
                <text:p>-0.000835925501049909</text:p>
              </table:table-cell>
              <table:table-cell office:value-type="float" office:value="1753535.65179453">
                <text:p>1753535.65179453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  <table:table-cell office:value-type="float" office:value="-0.00090002923947289">
                <text:p>-0.00090002923947289</text:p>
              </table:table-cell>
              <table:table-cell office:value-type="float" office:value="1642428.15037761">
                <text:p>1642428.15037761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  <table:table-cell office:value-type="float" office:value="-0.000968500349053023">
                <text:p>-0.000968500349053023</text:p>
              </table:table-cell>
              <table:table-cell office:value-type="float" office:value="1539175.73534464">
                <text:p>1539175.73534464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-0.00104159763192277">
                <text:p>-0.00104159763192277</text:p>
              </table:table-cell>
              <table:table-cell office:value-type="float" office:value="1443169.37268097">
                <text:p>1443169.37268097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  <table:table-cell office:value-type="float" office:value="-0.00111959280812183">
                <text:p>-0.00111959280812183</text:p>
              </table:table-cell>
              <table:table-cell office:value-type="float" office:value="1353851.18550205">
                <text:p>1353851.18550205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0.0012027710298269">
                <text:p>-0.0012027710298269</text:p>
              </table:table-cell>
              <table:table-cell office:value-type="float" office:value="1270709.84145555">
                <text:p>1270709.84145555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  <table:table-cell office:value-type="float" office:value="-0.00129143141012888">
                <text:p>-0.00129143141012888</text:p>
              </table:table-cell>
              <table:table-cell office:value-type="float" office:value="1193276.38334412">
                <text:p>1193276.38334412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0.00138588756655517">
                <text:p>-0.00138588756655517</text:p>
              </table:table-cell>
              <table:table-cell office:value-type="float" office:value="1121120.45784681">
                <text:p>1121120.45784681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0.0014864681795246">
                <text:p>-0.0014864681795246</text:p>
              </table:table-cell>
              <table:table-cell office:value-type="float" office:value="1053846.90206038">
                <text:p>1053846.90206038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  <table:table-cell office:value-type="float" office:value="-0.00159351756592583">
                <text:p>-0.00159351756592583</text:p>
              </table:table-cell>
              <table:table-cell office:value-type="float" office:value="991092.651879335">
                <text:p>991092.651879335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  <table:table-cell office:value-type="float" office:value="-0.00170739626799934">
                <text:p>-0.00170739626799934</text:p>
              </table:table-cell>
              <table:table-cell office:value-type="float" office:value="932523.940049376">
                <text:p>932523.940049376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  <table:table-cell office:value-type="float" office:value="-0.00182848165770469">
                <text:p>-0.00182848165770469</text:p>
              </table:table-cell>
              <table:table-cell office:value-type="float" office:value="877833.755119913">
                <text:p>877833.755119913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0.00195716855674616">
                <text:p>-0.00195716855674616</text:p>
              </table:table-cell>
              <table:table-cell office:value-type="float" office:value="826739.535536572">
                <text:p>826739.535536572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0.0020938698724283">
                <text:p>-0.0020938698724283</text:p>
              </table:table-cell>
              <table:table-cell office:value-type="float" office:value="778981.075798084">
                <text:p>778981.075798084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  <table:table-cell office:value-type="float" office:value="-0.00223901724950734">
                <text:p>-0.00223901724950734</text:p>
              </table:table-cell>
              <table:table-cell office:value-type="float" office:value="734318.623991603">
                <text:p>734318.623991603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  <table:table-cell office:value-type="float" office:value="-0.0023930617381991">
                <text:p>-0.0023930617381991</text:p>
              </table:table-cell>
              <table:table-cell office:value-type="float" office:value="692531.152150089">
                <text:p>692531.152150089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0.00255647447850159">
                <text:p>-0.00255647447850159</text:p>
              </table:table-cell>
              <table:table-cell office:value-type="float" office:value="653414.782774631">
                <text:p>653414.782774631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0.00272974740098174">
                <text:p>-0.00272974740098174</text:p>
              </table:table-cell>
              <table:table-cell office:value-type="float" office:value="616781.35655943">
                <text:p>616781.35655943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0.00291339394417595">
                <text:p>-0.00291339394417595</text:p>
              </table:table-cell>
              <table:table-cell office:value-type="float" office:value="582457.127870788">
                <text:p>582457.127870788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0.00310794978874228">
                <text:p>-0.00310794978874228</text:p>
              </table:table-cell>
              <table:table-cell office:value-type="float" office:value="550281.575884002">
                <text:p>550281.575884002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0.00331397360850558">
                <text:p>-0.00331397360850558</text:p>
              </table:table-cell>
              <table:table-cell office:value-type="float" office:value="520106.320491701">
                <text:p>520106.320491701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0.00353204783852089">
                <text:p>-0.00353204783852089</text:p>
              </table:table-cell>
              <table:table-cell office:value-type="float" office:value="491794.13317946">
                <text:p>491794.13317946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0.00376277946028657">
                <text:p>-0.00376277946028657</text:p>
              </table:table-cell>
              <table:table-cell office:value-type="float" office:value="465218.034033754">
                <text:p>465218.034033754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0.00400680080422277">
                <text:p>-0.00400680080422277</text:p>
              </table:table-cell>
              <table:table-cell office:value-type="float" office:value="440260.466915716">
                <text:p>440260.466915716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0.00426477036953166">
                <text:p>-0.00426477036953166</text:p>
              </table:table-cell>
              <table:table-cell office:value-type="float" office:value="416812.54561275">
                <text:p>416812.54561275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0.00453737366154885">
                <text:p>-0.00453737366154885</text:p>
              </table:table-cell>
              <table:table-cell office:value-type="float" office:value="394773.364478643">
                <text:p>394773.364478643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0.00482532404668828">
                <text:p>-0.00482532404668828</text:p>
              </table:table-cell>
              <table:table-cell office:value-type="float" office:value="374049.367699891">
                <text:p>374049.367699891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00512936362507662">
                <text:p>-0.00512936362507662</text:p>
              </table:table-cell>
              <table:table-cell office:value-type="float" office:value="354553.771889308">
                <text:p>354553.771889308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545026412097201">
                <text:p>-0.00545026412097201</text:p>
              </table:table-cell>
              <table:table-cell office:value-type="float" office:value="336206.037214357">
                <text:p>336206.037214357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00578882779104756">
                <text:p>-0.00578882779104756</text:p>
              </table:table-cell>
              <table:table-cell office:value-type="float" office:value="318931.382723054">
                <text:p>318931.382723054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00614588835062411">
                <text:p>-0.00614588835062411</text:p>
              </table:table-cell>
              <table:table-cell office:value-type="float" office:value="302660.34194018">
                <text:p>302660.34194018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00652231191792191">
                <text:p>-0.00652231191792191</text:p>
              </table:table-cell>
              <table:table-cell office:value-type="float" office:value="287328.355175606">
                <text:p>287328.355175606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0691899797639762">
                <text:p>-0.00691899797639762</text:p>
              </table:table-cell>
              <table:table-cell office:value-type="float" office:value="272875.395319117">
                <text:p>272875.395319117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00733688035523324">
                <text:p>-0.00733688035523324</text:p>
              </table:table-cell>
              <table:table-cell office:value-type="float" office:value="259245.624195935">
                <text:p>259245.624195935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00777692822802249">
                <text:p>-0.00777692822802249</text:p>
              </table:table-cell>
              <table:table-cell office:value-type="float" office:value="246387.076827622">
                <text:p>246387.076827622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00824014712971417">
                <text:p>-0.00824014712971417</text:p>
              </table:table-cell>
              <table:table-cell office:value-type="float" office:value="234251.371187197">
                <text:p>234251.371187197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00872757999184033">
                <text:p>-0.00872757999184033</text:p>
              </table:table-cell>
              <table:table-cell office:value-type="float" office:value="222793.441257768">
                <text:p>222793.441257768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000924030819608195">
                <text:p>-0.000924030819608195</text:p>
              </table:table-cell>
              <table:table-cell office:value-type="float" office:value="211971.291403242">
                <text:p>211971.291403242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000977945264618791">
                <text:p>-0.000977945264618791</text:p>
              </table:table-cell>
              <table:table-cell office:value-type="float" office:value="201745.770239848">
                <text:p>201745.77023984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00103461748582714">
                <text:p>-0.00103461748582714</text:p>
              </table:table-cell>
              <table:table-cell office:value-type="float" office:value="192080.362360138">
                <text:p>192080.36236013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00109416780695148">
                <text:p>-0.00109416780695148</text:p>
              </table:table-cell>
              <table:table-cell office:value-type="float" office:value="182940.996408711">
                <text:p>182940.99640871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00115672083652696">
                <text:p>-0.00115672083652696</text:p>
              </table:table-cell>
              <table:table-cell office:value-type="float" office:value="174295.868142478">
                <text:p>174295.86814247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00122240558245789">
                <text:p>-0.00122240558245789</text:p>
              </table:table-cell>
              <table:table-cell office:value-type="float" office:value="166115.27722936">
                <text:p>166115.27722936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00129135556841016">
                <text:p>-0.00129135556841016</text:p>
              </table:table-cell>
              <table:table-cell office:value-type="float" office:value="158371.476649081">
                <text:p>158371.47664908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00136370895204386">
                <text:p>-0.00136370895204386</text:p>
              </table:table-cell>
              <table:table-cell office:value-type="float" office:value="151038.533659294">
                <text:p>151038.533659294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00143960864508487">
                <text:p>-0.00143960864508487</text:p>
              </table:table-cell>
              <table:table-cell office:value-type="float" office:value="144092.201380628">
                <text:p>144092.20138062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00151920243523185">
                <text:p>-0.00151920243523185</text:p>
              </table:table-cell>
              <table:table-cell office:value-type="float" office:value="137509.800136337">
                <text:p>137509.800136337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0160264310989744">
                <text:p>-0.00160264310989744</text:p>
              </table:table-cell>
              <table:table-cell office:value-type="float" office:value="131270.107756765">
                <text:p>131270.107756765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0169008858177929">
                <text:p>-0.00169008858177929</text:p>
              </table:table-cell>
              <table:table-cell office:value-type="float" office:value="125353.258126628">
                <text:p>125353.25812662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.00178170201625675">
                <text:p>-0.00178170201625675</text:p>
              </table:table-cell>
              <table:table-cell office:value-type="float" office:value="119740.647314743">
                <text:p>119740.647314743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00187765196060947">
                <text:p>-0.00187765196060947</text:p>
              </table:table-cell>
              <table:table-cell office:value-type="float" office:value="114414.846681939">
                <text:p>114414.846681939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0.00197811247505109">
                <text:p>-0.00197811247505109</text:p>
              </table:table-cell>
              <table:table-cell office:value-type="float" office:value="109359.522413918">
                <text:p>109359.52241391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.00208326326557376">
                <text:p>-0.00208326326557376</text:p>
              </table:table-cell>
              <table:table-cell office:value-type="float" office:value="104559.360972371">
                <text:p>104559.36097237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00219328981859507">
                <text:p>-0.00219328981859507</text:p>
              </table:table-cell>
              <table:table-cell office:value-type="float" office:value="100000">
                <text:p>100000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00230838353740218">
                <text:p>-0.00230838353740218</text:p>
              </table:table-cell>
              <table:table-cell office:value-type="float" office:value="95667.9642537852">
                <text:p>95667.9642537852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002428741880384">
                <text:p>-0.002428741880384</text:p>
              </table:table-cell>
              <table:table-cell office:value-type="float" office:value="91550.6061760224">
                <text:p>91550.6061760224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0255456850104229">
                <text:p>-0.00255456850104229</text:p>
              </table:table-cell>
              <table:table-cell office:value-type="float" office:value="87636.0507448723">
                <text:p>87636.0507448723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0268607338977608">
                <text:p>-0.00268607338977608</text:p>
              </table:table-cell>
              <table:table-cell office:value-type="float" office:value="83913.1442755023">
                <text:p>83913.1442755023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0028234730174253">
                <text:p>-0.0028234730174253</text:p>
              </table:table-cell>
              <table:table-cell office:value-type="float" office:value="80371.4068697314">
                <text:p>80371.4068697314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0.00296699048056594">
                <text:p>-0.00296699048056594</text:p>
              </table:table-cell>
              <table:table-cell office:value-type="float" office:value="77000.9882366077">
                <text:p>77000.9882366077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00311685564854766">
                <text:p>-0.00311685564854766</text:p>
              </table:table-cell>
              <table:table-cell office:value-type="float" office:value="73792.6266287611">
                <text:p>73792.626628761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00327330531225758">
                <text:p>-0.00327330531225758</text:p>
              </table:table-cell>
              <table:table-cell office:value-type="float" office:value="70737.610659871">
                <text:p>70737.61065987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00343658333460281">
                <text:p>-0.00343658333460281</text:p>
              </table:table-cell>
              <table:table-cell office:value-type="float" office:value="67827.7437873553">
                <text:p>67827.7437873553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00360694080269879">
                <text:p>-0.00360694080269879</text:p>
              </table:table-cell>
              <table:table-cell office:value-type="float" office:value="65055.3112615657">
                <text:p>65055.3112615657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0.00378463618174598">
                <text:p>-0.00378463618174598</text:p>
              </table:table-cell>
              <table:table-cell office:value-type="float" office:value="62413.0493584977">
                <text:p>62413.0493584977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0.00396993547058888">
                <text:p>-0.00396993547058888</text:p>
              </table:table-cell>
              <table:table-cell office:value-type="float" office:value="59894.1167274551">
                <text:p>59894.116727455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00416311235893512">
                <text:p>-0.00416311235893512</text:p>
              </table:table-cell>
              <table:table-cell office:value-type="float" office:value="57492.0676983105">
                <text:p>57492.0676983105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0.00436444838622635">
                <text:p>-0.00436444838622635</text:p>
              </table:table-cell>
              <table:table-cell office:value-type="float" office:value="55200.8274051365">
                <text:p>55200.8274051365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0.00457423310214307">
                <text:p>-0.00457423310214307</text:p>
              </table:table-cell>
              <table:table-cell office:value-type="float" office:value="53014.6685940967">
                <text:p>53014.6685940967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0.00479276422872665">
                <text:p>-0.00479276422872665</text:p>
              </table:table-cell>
              <table:table-cell office:value-type="float" office:value="50928.1899936968">
                <text:p>50928.189993696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0050203478241048">
                <text:p>-0.0050203478241048</text:p>
              </table:table-cell>
              <table:table-cell office:value-type="float" office:value="48936.2961348718">
                <text:p>48936.296134871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0525729844780183">
                <text:p>-0.00525729844780183</text:p>
              </table:table-cell>
              <table:table-cell office:value-type="float" office:value="47034.178516995">
                <text:p>47034.178516995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0550393932761908">
                <text:p>-0.00550393932761908</text:p>
              </table:table-cell>
              <table:table-cell office:value-type="float" office:value="45217.2980238146">
                <text:p>45217.2980238146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0576060252806331">
                <text:p>-0.00576060252806331</text:p>
              </table:table-cell>
              <table:table-cell office:value-type="float" office:value="43481.3685005947">
                <text:p>43481.3685005947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0602762912031">
                <text:p>-0.00602762912031</text:p>
              </table:table-cell>
              <table:table-cell office:value-type="float" office:value="41822.3414104399">
                <text:p>41822.3414104399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00630536935368018">
                <text:p>-0.00630536935368018</text:p>
              </table:table-cell>
              <table:table-cell office:value-type="float" office:value="40236.3914939353">
                <text:p>40236.3914939353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00659418282861056">
                <text:p>-0.00659418282861056</text:p>
              </table:table-cell>
              <table:table-cell office:value-type="float" office:value="38719.9033619089">
                <text:p>38719.9033619089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00689443867110414">
                <text:p>-0.00689443867110414</text:p>
              </table:table-cell>
              <table:table-cell office:value-type="float" office:value="37269.458956346">
                <text:p>37269.458956346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0720651570862761">
                <text:p>-0.00720651570862761</text:p>
              </table:table-cell>
              <table:table-cell office:value-type="float" office:value="35881.8258192908">
                <text:p>35881.825819290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0753080264745524">
                <text:p>-0.00753080264745524</text:p>
              </table:table-cell>
              <table:table-cell office:value-type="float" office:value="34553.9461140141">
                <text:p>34553.946114014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00786769825141633">
                <text:p>-0.00786769825141633</text:p>
              </table:table-cell>
              <table:table-cell office:value-type="float" office:value="33282.9263468033">
                <text:p>33282.9263468033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00821761152204488">
                <text:p>-0.00821761152204488</text:p>
              </table:table-cell>
              <table:table-cell office:value-type="float" office:value="32066.0277415123">
                <text:p>32066.0277415123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008580961880096">
                <text:p>-0.008580961880096</text:p>
              </table:table-cell>
              <table:table-cell office:value-type="float" office:value="30900.6572224804">
                <text:p>30900.6572224804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00895817934841355">
                <text:p>-0.00895817934841355</text:p>
              </table:table-cell>
              <table:table-cell office:value-type="float" office:value="29784.3589646463">
                <text:p>29784.3589646463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0934970473612546">
                <text:p>-0.00934970473612546</text:p>
              </table:table-cell>
              <table:table-cell office:value-type="float" office:value="28714.8064726449">
                <text:p>28714.8064726449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0975598982414504">
                <text:p>-0.00975598982414504</text:p>
              </table:table-cell>
              <table:table-cell office:value-type="float" office:value="27689.7951534191">
                <text:p>27689.795153419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0101774975519524">
                <text:p>-0.0101774975519524</text:p>
              </table:table-cell>
              <table:table-cell office:value-type="float" office:value="26707.2353494051">
                <text:p>26707.235349405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0106147022056374">
                <text:p>-0.0106147022056374</text:p>
              </table:table-cell>
              <table:table-cell office:value-type="float" office:value="25765.1458016937">
                <text:p>25765.1458016937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0110680896071739">
                <text:p>-0.0110680896071739</text:p>
              </table:table-cell>
              <table:table-cell office:value-type="float" office:value="24861.6475147338">
                <text:p>24861.647514733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0115381573049066">
                <text:p>-0.0115381573049066</text:p>
              </table:table-cell>
              <table:table-cell office:value-type="float" office:value="23994.9579961443">
                <text:p>23994.9579961443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12025414765228">
                <text:p>-0.012025414765228</text:p>
              </table:table-cell>
              <table:table-cell office:value-type="float" office:value="23163.3858470559">
                <text:p>23163.3858470559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125303835654129">
                <text:p>-0.0125303835654129</text:p>
              </table:table-cell>
              <table:table-cell office:value-type="float" office:value="22365.3256801187">
                <text:p>22365.3256801187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0130535975875886">
                <text:p>-0.00130535975875886</text:p>
              </table:table-cell>
              <table:table-cell office:value-type="float" office:value="21599.2533438987">
                <text:p>21599.253343898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0135956032138286">
                <text:p>-0.00135956032138286</text:p>
              </table:table-cell>
              <table:table-cell office:value-type="float" office:value="20863.7214338597">
                <text:p>20863.721433859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00141569595223167">
                <text:p>-0.00141569595223167</text:p>
              </table:table-cell>
              <table:table-cell office:value-type="float" office:value="20157.3550714895">
                <text:p>20157.355071489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00147382384845842">
                <text:p>-0.00147382384845842</text:p>
              </table:table-cell>
              <table:table-cell office:value-type="float" office:value="19478.8479343944">
                <text:p>19478.847934394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00153400251637802">
                <text:p>-0.00153400251637802</text:p>
              </table:table-cell>
              <table:table-cell office:value-type="float" office:value="18826.9585213568">
                <text:p>18826.958521356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00159629179139484">
                <text:p>-0.00159629179139484</text:p>
              </table:table-cell>
              <table:table-cell office:value-type="float" office:value="18200.5066374401">
                <text:p>18200.5066374401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00166075285802847">
                <text:p>-0.00166075285802847</text:p>
              </table:table-cell>
              <table:table-cell office:value-type="float" office:value="17598.3700852338">
                <text:p>17598.370085233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00172744827003573">
                <text:p>-0.00172744827003573</text:p>
              </table:table-cell>
              <table:table-cell office:value-type="float" office:value="17019.4815492666">
                <text:p>17019.481549266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00179644197062553">
                <text:p>-0.00179644197062553</text:p>
              </table:table-cell>
              <table:table-cell office:value-type="float" office:value="16462.8256614888">
                <text:p>16462.825661488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0018677993127632">
                <text:p>-0.0018677993127632</text:p>
              </table:table-cell>
              <table:table-cell office:value-type="float" office:value="15927.4362365293">
                <text:p>15927.436236529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00194158707956295">
                <text:p>-0.00194158707956295</text:p>
              </table:table-cell>
              <table:table-cell office:value-type="float" office:value="15412.3936661878">
                <text:p>15412.393666187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00201787350476594">
                <text:p>-0.00201787350476594</text:p>
              </table:table-cell>
              <table:table-cell office:value-type="float" office:value="14916.822463316">
                <text:p>14916.82246331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00209672829329827">
                <text:p>-0.00209672829329827</text:p>
              </table:table-cell>
              <table:table-cell office:value-type="float" office:value="14439.8889458944">
                <text:p>14439.888945894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00217822264191085">
                <text:p>-0.00217822264191085</text:p>
              </table:table-cell>
              <table:table-cell office:value-type="float" office:value="13980.7990527131">
                <text:p>13980.7990527131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00226242925989337">
                <text:p>-0.00226242925989337</text:p>
              </table:table-cell>
              <table:table-cell office:value-type="float" office:value="13538.7962826255">
                <text:p>13538.796282625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00234942238986426">
                <text:p>-0.00234942238986426</text:p>
              </table:table-cell>
              <table:table-cell office:value-type="float" office:value="13113.15974987">
                <text:p>13113.1597498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00243927782862933">
                <text:p>-0.00243927782862933</text:p>
              </table:table-cell>
              <table:table-cell office:value-type="float" office:value="12703.2023484362">
                <text:p>12703.202348436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00253207294811105">
                <text:p>-0.00253207294811105</text:p>
              </table:table-cell>
              <table:table-cell office:value-type="float" office:value="12308.2690189103">
                <text:p>12308.269018910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00262788671634093">
                <text:p>-0.00262788671634093</text:p>
              </table:table-cell>
              <table:table-cell office:value-type="float" office:value="11927.7351116525">
                <text:p>11927.735111652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00272679971851532">
                <text:p>-0.00272679971851532</text:p>
              </table:table-cell>
              <table:table-cell office:value-type="float" office:value="11561.0048405549">
                <text:p>11561.0048405549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00282889417811109">
                <text:p>-0.00282889417811109</text:p>
              </table:table-cell>
              <table:table-cell office:value-type="float" office:value="11207.5098219934">
                <text:p>11207.509821993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00293425397805841">
                <text:p>-0.00293425397805841</text:p>
              </table:table-cell>
              <table:table-cell office:value-type="float" office:value="10866.7076939303">
                <text:p>10866.707693930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0.00304296468196555">
                <text:p>-0.00304296468196555</text:p>
              </table:table-cell>
              <table:table-cell office:value-type="float" office:value="10538.0808104417">
                <text:p>10538.080810441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0.00315511355539791">
                <text:p>-0.00315511355539791</text:p>
              </table:table-cell>
              <table:table-cell office:value-type="float" office:value="10221.1350072426">
                <text:p>10221.135007242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00327078958720307">
                <text:p>-0.00327078958720307</text:p>
              </table:table-cell>
              <table:table-cell office:value-type="float" office:value="9915.39843405781">
                <text:p>9915.39843405781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00339008351088035">
                <text:p>-0.00339008351088035</text:p>
              </table:table-cell>
              <table:table-cell office:value-type="float" office:value="9620.420449949">
                <text:p>9620.420449949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00351308782599743">
                <text:p>-0.00351308782599743</text:p>
              </table:table-cell>
              <table:table-cell office:value-type="float" office:value="9335.77057794756">
                <text:p>9335.7705779475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0.00363989681964066">
                <text:p>-0.00363989681964066</text:p>
              </table:table-cell>
              <table:table-cell office:value-type="float" office:value="9061.03751556951">
                <text:p>9061.03751556951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0.0037706065879073">
                <text:p>-0.0037706065879073</text:p>
              </table:table-cell>
              <table:table-cell office:value-type="float" office:value="8795.82819800053">
                <text:p>8795.8281980005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0.00390531505742802">
                <text:p>-0.00390531505742802</text:p>
              </table:table-cell>
              <table:table-cell office:value-type="float" office:value="8539.76691093536">
                <text:p>8539.7669109353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0.00404412200692397">
                <text:p>-0.00404412200692397</text:p>
              </table:table-cell>
              <table:table-cell office:value-type="float" office:value="8292.49445024107">
                <text:p>8292.4944502410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0.00418712908878792">
                <text:p>-0.00418712908878792</text:p>
              </table:table-cell>
              <table:table-cell office:value-type="float" office:value="8053.66732578538">
                <text:p>8053.6673257853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0.00433443985069473">
                <text:p>-0.00433443985069473</text:p>
              </table:table-cell>
              <table:table-cell office:value-type="float" office:value="7822.95700693306">
                <text:p>7822.9570069330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0.00448615975723336">
                <text:p>-0.00448615975723336</text:p>
              </table:table-cell>
              <table:table-cell office:value-type="float" office:value="7600.04920736403">
                <text:p>7600.0492073640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0.00464239621155534">
                <text:p>-0.00464239621155534</text:p>
              </table:table-cell>
              <table:table-cell office:value-type="float" office:value="7384.64320700781">
                <text:p>7384.64320700781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0.00480325857704524">
                <text:p>-0.00480325857704524</text:p>
              </table:table-cell>
              <table:table-cell office:value-type="float" office:value="7176.45120902149">
                <text:p>7176.45120902149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00496885819900249">
                <text:p>-0.00496885819900249</text:p>
              </table:table-cell>
              <table:table-cell office:value-type="float" office:value="6975.19772986188">
                <text:p>6975.1977298618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0.00513930842633289">
                <text:p>-0.00513930842633289</text:p>
              </table:table-cell>
              <table:table-cell office:value-type="float" office:value="6780.6190206184">
                <text:p>6780.619020618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0.00531472463325118">
                <text:p>-0.00531472463325118</text:p>
              </table:table-cell>
              <table:table-cell office:value-type="float" office:value="6592.46251788191">
                <text:p>6592.46251788191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0.00549522424099027">
                <text:p>-0.00549522424099027</text:p>
              </table:table-cell>
              <table:table-cell office:value-type="float" office:value="6410.48632252655">
                <text:p>6410.4863225265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0.0056809267395064">
                <text:p>-0.0056809267395064</text:p>
              </table:table-cell>
              <table:table-cell office:value-type="float" office:value="6234.45870487646">
                <text:p>6234.4587048764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0.00587195370919439">
                <text:p>-0.00587195370919439</text:p>
              </table:table-cell>
              <table:table-cell office:value-type="float" office:value="6064.15763481962">
                <text:p>6064.1576348196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0.00606842884259145">
                <text:p>-0.00606842884259145</text:p>
              </table:table-cell>
              <table:table-cell office:value-type="float" office:value="5899.37033551383">
                <text:p>5899.3703355138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0.00627047796608035">
                <text:p>-0.00627047796608035</text:p>
              </table:table-cell>
              <table:table-cell office:value-type="float" office:value="5739.89285940923">
                <text:p>5739.8928594092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0.00647822906158125">
                <text:p>-0.00647822906158125</text:p>
              </table:table-cell>
              <table:table-cell office:value-type="float" office:value="5585.52968538526">
                <text:p>5585.5296853852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0.00669181228823593">
                <text:p>-0.00669181228823593</text:p>
              </table:table-cell>
              <table:table-cell office:value-type="float" office:value="5436.09333586931">
                <text:p>5436.09333586931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00691136000407547">
                <text:p>-0.00691136000407547</text:p>
              </table:table-cell>
              <table:table-cell office:value-type="float" office:value="5291.40401286916">
                <text:p>5291.4040128691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00713700678767082">
                <text:p>-0.00713700678767082</text:p>
              </table:table-cell>
              <table:table-cell office:value-type="float" office:value="5151.28925191257">
                <text:p>5151.2892519125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00736888945976808">
                <text:p>-0.00736888945976808</text:p>
              </table:table-cell>
              <table:table-cell office:value-type="float" office:value="5015.5835929446">
                <text:p>5015.583592944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00760714710489886">
                <text:p>-0.00760714710489886</text:p>
              </table:table-cell>
              <table:table-cell office:value-type="float" office:value="4884.12826728696">
                <text:p>4884.1282672869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0.00785192109296343">
                <text:p>-0.00785192109296343</text:p>
              </table:table-cell>
              <table:table-cell office:value-type="float" office:value="4756.77089981467">
                <text:p>4756.7708998146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0.00810335510079598">
                <text:p>-0.00810335510079598</text:p>
              </table:table-cell>
              <table:table-cell office:value-type="float" office:value="4633.36522555244">
                <text:p>4633.3652255524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0.00836159513368797">
                <text:p>-0.00836159513368797</text:p>
              </table:table-cell>
              <table:table-cell office:value-type="float" office:value="4513.77081993824">
                <text:p>4513.7708199382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0.00862678954689026">
                <text:p>-0.00862678954689026</text:p>
              </table:table-cell>
              <table:table-cell office:value-type="float" office:value="4397.85284204339">
                <text:p>4397.85284204339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0.00889908906706904">
                <text:p>-0.00889908906706904</text:p>
              </table:table-cell>
              <table:table-cell office:value-type="float" office:value="4285.48179007802">
                <text:p>4285.4817900780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0.00917864681373706">
                <text:p>-0.00917864681373706</text:p>
              </table:table-cell>
              <table:table-cell office:value-type="float" office:value="4176.53326854832">
                <text:p>4176.5332685483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0.00946561832063083">
                <text:p>-0.00946561832063083</text:p>
              </table:table-cell>
              <table:table-cell office:value-type="float" office:value="4070.88776646628">
                <text:p>4070.8877664662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0.00976016155705897">
                <text:p>-0.00976016155705897</text:p>
              </table:table-cell>
              <table:table-cell office:value-type="float" office:value="3968.43044604654">
                <text:p>3968.4304460465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0.0100624369491898">
                <text:p>-0.0100624369491898</text:p>
              </table:table-cell>
              <table:table-cell office:value-type="float" office:value="3869.05094135503">
                <text:p>3869.0509413550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0103726074013088">
                <text:p>-0.0103726074013088</text:p>
              </table:table-cell>
              <table:table-cell office:value-type="float" office:value="3772.64316640408">
                <text:p>3772.6431664040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0106908383170101">
                <text:p>-0.0106908383170101</text:p>
              </table:table-cell>
              <table:table-cell office:value-type="float" office:value="3679.1051322156">
                <text:p>3679.105132215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0.0110172976203445">
                <text:p>-0.0110172976203445</text:p>
              </table:table-cell>
              <table:table-cell office:value-type="float" office:value="3588.33877240034">
                <text:p>3588.3387724003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0.0113521557769076">
                <text:p>-0.0113521557769076</text:p>
              </table:table-cell>
              <table:table-cell office:value-type="float" office:value="3500.24977682523">
                <text:p>3500.2497768252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0.0116955858148789">
                <text:p>-0.0116955858148789</text:p>
              </table:table-cell>
              <table:table-cell office:value-type="float" office:value="3414.74743296419">
                <text:p>3414.74743296419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0.0120477633459846">
                <text:p>-0.0120477633459846</text:p>
              </table:table-cell>
              <table:table-cell office:value-type="float" office:value="3331.74447454924">
                <text:p>3331.7444745492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0.0124088665864155">
                <text:p>-0.0124088665864155</text:p>
              </table:table-cell>
              <table:table-cell office:value-type="float" office:value="3251.15693715926">
                <text:p>3251.15693715926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0127790763776727">
                <text:p>-0.0127790763776727</text:p>
              </table:table-cell>
              <table:table-cell office:value-type="float" office:value="3172.9040204033">
                <text:p>3172.904020403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0.0131585762073394">
                <text:p>-0.0131585762073394</text:p>
              </table:table-cell>
              <table:table-cell office:value-type="float" office:value="3096.90795637305">
                <text:p>3096.9079563730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0.0135475522298017">
                <text:p>-0.0135475522298017</text:p>
              </table:table-cell>
              <table:table-cell office:value-type="float" office:value="3023.0938840567">
                <text:p>3023.093884056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0.0139461932868753">
                <text:p>-0.0139461932868753</text:p>
              </table:table-cell>
              <table:table-cell office:value-type="float" office:value="2951.38972942254">
                <text:p>2951.3897294225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0.0143546909283773">
                <text:p>-0.0143546909283773</text:p>
              </table:table-cell>
              <table:table-cell office:value-type="float" office:value="2881.72609089563">
                <text:p>2881.7260908956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0.0147732394326113">
                <text:p>-0.0147732394326113</text:p>
              </table:table-cell>
              <table:table-cell office:value-type="float" office:value="2814.03612996583">
                <text:p>2814.0361299658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0.0152020358267798">
                <text:p>-0.0152020358267798</text:p>
              </table:table-cell>
              <table:table-cell office:value-type="float" office:value="2748.25546667872">
                <text:p>2748.2554666787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0.0156412799073064">
                <text:p>-0.0156412799073064</text:p>
              </table:table-cell>
              <table:table-cell office:value-type="float" office:value="2684.32207977393">
                <text:p>2684.3220797739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0.0160911742600972">
                <text:p>-0.0160911742600972</text:p>
              </table:table-cell>
              <table:table-cell office:value-type="float" office:value="2622.17621124774">
                <text:p>2622.1762112477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0.0165519242806861">
                <text:p>-0.0165519242806861</text:p>
              </table:table-cell>
              <table:table-cell office:value-type="float" office:value="2561.76027512804">
                <text:p>2561.7602751280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0.0170237381943238">
                <text:p>-0.0170237381943238</text:p>
              </table:table-cell>
              <table:table-cell office:value-type="float" office:value="2503.01877026083">
                <text:p>2503.0187702608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0.0175068270759573">
                <text:p>-0.0175068270759573</text:p>
              </table:table-cell>
              <table:table-cell office:value-type="float" office:value="2445.89819691757">
                <text:p>2445.8981969175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0.0180014048701321">
                <text:p>-0.0180014048701321</text:p>
              </table:table-cell>
              <table:table-cell office:value-type="float" office:value="2390.34697704255">
                <text:p>2390.3469770425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0.0185076884107844">
                <text:p>-0.0185076884107844</text:p>
              </table:table-cell>
              <table:table-cell office:value-type="float" office:value="2336.31537796844">
                <text:p>2336.3153779684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0190258974409619">
                <text:p>-0.0190258974409619</text:p>
              </table:table-cell>
              <table:table-cell office:value-type="float" office:value="2283.75543943713">
                <text:p>2283.7554394371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0195562546324274">
                <text:p>-0.0195562546324274</text:p>
              </table:table-cell>
              <table:table-cell office:value-type="float" office:value="2232.62090377089">
                <text:p>2232.62090377089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0.00200989856051712">
                <text:p>-0.00200989856051712</text:p>
              </table:table-cell>
              <table:table-cell office:value-type="float" office:value="2182.86714904693">
                <text:p>2182.8671490469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0.00206543189468308">
                <text:p>-0.00206543189468308</text:p>
              </table:table-cell>
              <table:table-cell office:value-type="float" office:value="2134.4511251357">
                <text:p>2134.451125135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0.00212224862319891">
                <text:p>-0.00212224862319891</text:p>
              </table:table-cell>
              <table:table-cell office:value-type="float" office:value="2087.33129247007">
                <text:p>2087.3312924700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0.00218037220413867">
                <text:p>-0.00218037220413867</text:p>
              </table:table-cell>
              <table:table-cell office:value-type="float" office:value="2041.4675634195">
                <text:p>2041.467563419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0.00223982639810209">
                <text:p>-0.00223982639810209</text:p>
              </table:table-cell>
              <table:table-cell office:value-type="float" office:value="1996.82124614923">
                <text:p>1996.8212461492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0.00230063527011328">
                <text:p>-0.00230063527011328</text:p>
              </table:table-cell>
              <table:table-cell office:value-type="float" office:value="1953.3549908505">
                <text:p>1953.354990850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0.00236282319150841">
                <text:p>-0.00236282319150841</text:p>
              </table:table-cell>
              <table:table-cell office:value-type="float" office:value="1911.03273823364">
                <text:p>1911.0327382336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0.00242641484181433">
                <text:p>-0.00242641484181433</text:p>
              </table:table-cell>
              <table:table-cell office:value-type="float" office:value="1869.81967018085">
                <text:p>1869.8196701808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0.0024914352106123">
                <text:p>-0.0024914352106123</text:p>
              </table:table-cell>
              <table:table-cell office:value-type="float" office:value="1829.68216246078">
                <text:p>1829.6821624607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0.00255790959939272">
                <text:p>-0.00255790959939272</text:p>
              </table:table-cell>
              <table:table-cell office:value-type="float" office:value="1790.58773941168">
                <text:p>1790.5877394116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0.00262586362339876">
                <text:p>-0.00262586362339876</text:p>
              </table:table-cell>
              <table:table-cell office:value-type="float" office:value="1752.50503050444">
                <text:p>1752.5050305044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0.00269532321345412">
                <text:p>-0.00269532321345412</text:p>
              </table:table-cell>
              <table:table-cell office:value-type="float" office:value="1715.40372870107">
                <text:p>1715.4037287010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0.00276631461778625">
                <text:p>-0.00276631461778625</text:p>
              </table:table-cell>
              <table:table-cell office:value-type="float" office:value="1679.25455052841">
                <text:p>1679.2545505284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0.00283886440382745">
                <text:p>-0.00283886440382745</text:p>
              </table:table-cell>
              <table:table-cell office:value-type="float" office:value="1644.02919779047">
                <text:p>1644.0291977904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0.00291299946001348">
                <text:p>-0.00291299946001348</text:p>
              </table:table-cell>
              <table:table-cell office:value-type="float" office:value="1609.70032084672">
                <text:p>1609.7003208467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0.00298874699756362">
                <text:p>-0.00298874699756362</text:p>
              </table:table-cell>
              <table:table-cell office:value-type="float" office:value="1576.2414833869">
                <text:p>1576.241483386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0.00306613455224932">
                <text:p>-0.00306613455224932</text:p>
              </table:table-cell>
              <table:table-cell office:value-type="float" office:value="1543.62712863635">
                <text:p>1543.6271286363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0.00314518998615223">
                <text:p>-0.00314518998615223</text:p>
              </table:table-cell>
              <table:table-cell office:value-type="float" office:value="1511.83254692895">
                <text:p>1511.8325469289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0.00322594148940613">
                <text:p>-0.00322594148940613</text:p>
              </table:table-cell>
              <table:table-cell office:value-type="float" office:value="1480.83384458782">
                <text:p>1480.8338445878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0.00330841758192892">
                <text:p>-0.00330841758192892</text:p>
              </table:table-cell>
              <table:table-cell office:value-type="float" office:value="1450.6079140565">
                <text:p>1450.607914056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0.00339264711513842">
                <text:p>-0.00339264711513842</text:p>
              </table:table-cell>
              <table:table-cell office:value-type="float" office:value="1421.1324052263">
                <text:p>1421.132405226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0.00347865927365921">
                <text:p>-0.00347865927365921</text:p>
              </table:table-cell>
              <table:table-cell office:value-type="float" office:value="1392.38569790799">
                <text:p>1392.3856979079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0.00356648357700981">
                <text:p>-0.00356648357700981</text:p>
              </table:table-cell>
              <table:table-cell office:value-type="float" office:value="1364.34687539816">
                <text:p>1364.3468753981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0.00365614988128354">
                <text:p>-0.00365614988128354</text:p>
              </table:table-cell>
              <table:table-cell office:value-type="float" office:value="1336.9956990933">
                <text:p>1336.995699093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0.00374768838080823">
                <text:p>-0.00374768838080823</text:p>
              </table:table-cell>
              <table:table-cell office:value-type="float" office:value="1310.31258410644">
                <text:p>1310.3125841064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0.00384112960979958">
                <text:p>-0.00384112960979958</text:p>
              </table:table-cell>
              <table:table-cell office:value-type="float" office:value="1284.27857584365">
                <text:p>1284.2785758436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0.00393650444399429">
                <text:p>-0.00393650444399429</text:p>
              </table:table-cell>
              <table:table-cell office:value-type="float" office:value="1258.87532749915">
                <text:p>1258.8753274991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0.00403384410227338">
                <text:p>-0.00403384410227338</text:p>
              </table:table-cell>
              <table:table-cell office:value-type="float" office:value="1234.08507843037">
                <text:p>1234.0850784303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0.00413318014826864">
                <text:p>-0.00413318014826864</text:p>
              </table:table-cell>
              <table:table-cell office:value-type="float" office:value="1209.89063337529">
                <text:p>1209.8906333752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0.00423454449195698">
                <text:p>-0.00423454449195698</text:p>
              </table:table-cell>
              <table:table-cell office:value-type="float" office:value="1186.27534247684">
                <text:p>1186.2753424768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0.00433796939123841">
                <text:p>-0.00433796939123841</text:p>
              </table:table-cell>
              <table:table-cell office:value-type="float" office:value="1163.22308208008">
                <text:p>1163.2230820800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0.00444348745350299">
                <text:p>-0.00444348745350299</text:p>
              </table:table-cell>
              <table:table-cell office:value-type="float" office:value="1140.71823627003">
                <text:p>1140.7182362700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0.00455113163717603">
                <text:p>-0.00455113163717603</text:p>
              </table:table-cell>
              <table:table-cell office:value-type="float" office:value="1118.74567911894">
                <text:p>1118.7456791189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0.00466093525325905">
                <text:p>-0.00466093525325905</text:p>
              </table:table-cell>
              <table:table-cell office:value-type="float" office:value="1097.29075761363">
                <text:p>1097.2907576136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0.00477293196684626">
                <text:p>-0.00477293196684626</text:p>
              </table:table-cell>
              <table:table-cell office:value-type="float" office:value="1076.33927523453">
                <text:p>1076.3392752345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0.00488715579863073">
                <text:p>-0.00488715579863073</text:p>
              </table:table-cell>
              <table:table-cell office:value-type="float" office:value="1055.87747615949">
                <text:p>1055.8774761594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0.00500364112639756">
                <text:p>-0.00500364112639756</text:p>
              </table:table-cell>
              <table:table-cell office:value-type="float" office:value="1035.89203006656">
                <text:p>1035.8920300665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0.00512242268649697">
                <text:p>-0.00512242268649697</text:p>
              </table:table-cell>
              <table:table-cell office:value-type="float" office:value="1016.37001751113">
                <text:p>1016.3700175111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0.00524353557530578">
                <text:p>-0.00524353557530578</text:p>
              </table:table-cell>
              <table:table-cell office:value-type="float" office:value="997.298915853892">
                <text:p>997.29891585389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0.00536701525067071">
                <text:p>-0.00536701525067071</text:p>
              </table:table-cell>
              <table:table-cell office:value-type="float" office:value="978.666585717043">
                <text:p>978.66658571704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0.00549289753334332">
                <text:p>-0.00549289753334332</text:p>
              </table:table-cell>
              <table:table-cell office:value-type="float" office:value="960.461257947324">
                <text:p>960.46125794732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0.00562121860839">
                <text:p>-0.00562121860839</text:p>
              </table:table-cell>
              <table:table-cell office:value-type="float" office:value="942.671521065228">
                <text:p>942.67152106522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0.00575201502659095">
                <text:p>-0.00575201502659095</text:p>
              </table:table-cell>
              <table:table-cell office:value-type="float" office:value="925.286309180747">
                <text:p>925.28630918074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.00588532370582816">
                <text:p>-0.00588532370582816</text:p>
              </table:table-cell>
              <table:table-cell office:value-type="float" office:value="908.294890356839">
                <text:p>908.29489035683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0.00602118193244874">
                <text:p>-0.00602118193244874</text:p>
              </table:table-cell>
              <table:table-cell office:value-type="float" office:value="891.686855402591">
                <text:p>891.68685540259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0.00615962736262092">
                <text:p>-0.00615962736262092</text:p>
              </table:table-cell>
              <table:table-cell office:value-type="float" office:value="875.452107078879">
                <text:p>875.45210707887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0.00630069802366635">
                <text:p>-0.00630069802366635</text:p>
              </table:table-cell>
              <table:table-cell office:value-type="float" office:value="859.580849700032">
                <text:p>859.58084970003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0.00644443231538638">
                <text:p>-0.00644443231538638</text:p>
              </table:table-cell>
              <table:table-cell office:value-type="float" office:value="844.063579115741">
                <text:p>844.06357911574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0.00659086901136415">
                <text:p>-0.00659086901136415</text:p>
              </table:table-cell>
              <table:table-cell office:value-type="float" office:value="828.891073058106">
                <text:p>828.89107305810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0.00674004726024959">
                <text:p>-0.00674004726024959</text:p>
              </table:table-cell>
              <table:table-cell office:value-type="float" office:value="814.054381839372">
                <text:p>814.05438183937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0.00689200658704193">
                <text:p>-0.00689200658704193</text:p>
              </table:table-cell>
              <table:table-cell office:value-type="float" office:value="799.544819386542">
                <text:p>799.54481938654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0.00704678689433936">
                <text:p>-0.00704678689433936</text:p>
              </table:table-cell>
              <table:table-cell office:value-type="float" office:value="785.353954599595">
                <text:p>785.35395459959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0.00720442846358076">
                <text:p>-0.00720442846358076</text:p>
              </table:table-cell>
              <table:table-cell office:value-type="float" office:value="771.47360302063">
                <text:p>771.4736030206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0073649719562744">
                <text:p>-0.0073649719562744</text:p>
              </table:table-cell>
              <table:table-cell office:value-type="float" office:value="757.895818801804">
                <text:p>757.89581880180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00752845841520112">
                <text:p>-0.00752845841520112</text:p>
              </table:table-cell>
              <table:table-cell office:value-type="float" office:value="744.612886960395">
                <text:p>744.61288696039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00769492926561429">
                <text:p>-0.00769492926561429</text:p>
              </table:table-cell>
              <table:table-cell office:value-type="float" office:value="731.617315909877">
                <text:p>731.61731590987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0.00786442631640726">
                <text:p>-0.00786442631640726</text:p>
              </table:table-cell>
              <table:table-cell office:value-type="float" office:value="718.901830256286">
                <text:p>718.90183025628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.00803699176128">
                <text:p>-0.00803699176128</text:p>
              </table:table-cell>
              <table:table-cell office:value-type="float" office:value="706.459363849667">
                <text:p>706.45936384966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.00821266817988131">
                <text:p>-0.00821266817988131</text:p>
              </table:table-cell>
              <table:table-cell office:value-type="float" office:value="694.283053080778">
                <text:p>694.28305308077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.00839149853893177">
                <text:p>-0.00839149853893177</text:p>
              </table:table-cell>
              <table:table-cell office:value-type="float" office:value="682.36623041364">
                <text:p>682.3662304136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00857352619334263">
                <text:p>-0.00857352619334263</text:p>
              </table:table-cell>
              <table:table-cell office:value-type="float" office:value="670.702418144932">
                <text:p>670.70241814493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.00875879488730265">
                <text:p>-0.00875879488730265</text:p>
              </table:table-cell>
              <table:table-cell office:value-type="float" office:value="659.285322381567">
                <text:p>659.28532238156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089473487553573">
                <text:p>-0.0089473487553573</text:p>
              </table:table-cell>
              <table:table-cell office:value-type="float" office:value="648.108827228171">
                <text:p>648.10882722817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0913923232348035">
                <text:p>-0.00913923232348035</text:p>
              </table:table-cell>
              <table:table-cell office:value-type="float" office:value="637.166989176513">
                <text:p>637.16698917651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0933449051009926">
                <text:p>-0.00933449051009926</text:p>
              </table:table-cell>
              <table:table-cell office:value-type="float" office:value="626.454031689245">
                <text:p>626.45403168924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0953316862714427">
                <text:p>-0.00953316862714427</text:p>
              </table:table-cell>
              <table:table-cell office:value-type="float" office:value="615.964339970663">
                <text:p>615.96433997066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0973531238104864">
                <text:p>-0.00973531238104864</text:p>
              </table:table-cell>
              <table:table-cell office:value-type="float" office:value="605.692455917444">
                <text:p>605.69245591744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.00994096787374271">
                <text:p>-0.00994096787374271</text:p>
              </table:table-cell>
              <table:table-cell office:value-type="float" office:value="595.633073242631">
                <text:p>595.63307324263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.0101501816036428">
                <text:p>-0.0101501816036428</text:p>
              </table:table-cell>
              <table:table-cell office:value-type="float" office:value="585.781032766418">
                <text:p>585.78103276641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.0103630004666037">
                <text:p>-0.0103630004666037</text:p>
              </table:table-cell>
              <table:table-cell office:value-type="float" office:value="576.131317867508">
                <text:p>576.13131786750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0.0105794717568698">
                <text:p>-0.0105794717568698</text:p>
              </table:table-cell>
              <table:table-cell office:value-type="float" office:value="566.679050089103">
                <text:p>566.67905008910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10799643168001">
                <text:p>-0.010799643168001</text:p>
              </table:table-cell>
              <table:table-cell office:value-type="float" office:value="557.419484893811">
                <text:p>557.41948489381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110235627937868">
                <text:p>-0.0110235627937868</text:p>
              </table:table-cell>
              <table:table-cell office:value-type="float" office:value="548.348007561966">
                <text:p>548.34800756196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0.011251279129146">
                <text:p>-0.011251279129146</text:p>
              </table:table-cell>
              <table:table-cell office:value-type="float" office:value="539.46012922812">
                <text:p>539.4601292281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114828410709954">
                <text:p>-0.0114828410709954</text:p>
              </table:table-cell>
              <table:table-cell office:value-type="float" office:value="530.751483050599">
                <text:p>530.75148305059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0.0117182979191235">
                <text:p>-0.0117182979191235</text:p>
              </table:table-cell>
              <table:table-cell office:value-type="float" office:value="522.217820509318">
                <text:p>522.21782050931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0.0119576993770308">
                <text:p>-0.0119576993770308</text:p>
              </table:table-cell>
              <table:table-cell office:value-type="float" office:value="513.855007827132">
                <text:p>513.85500782713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0.0122010955527639">
                <text:p>-0.0122010955527639</text:p>
              </table:table-cell>
              <table:table-cell office:value-type="float" office:value="505.659022510277">
                <text:p>505.65902251027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0.0124485369597192">
                <text:p>-0.0124485369597192</text:p>
              </table:table-cell>
              <table:table-cell office:value-type="float" office:value="497.625950003557">
                <text:p>497.62595000355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0.0127000745174499">
                <text:p>-0.0127000745174499</text:p>
              </table:table-cell>
              <table:table-cell office:value-type="float" office:value="489.751980456166">
                <text:p>489.75198045616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129557595524375">
                <text:p>-0.0129557595524375</text:p>
              </table:table-cell>
              <table:table-cell office:value-type="float" office:value="482.033405594132">
                <text:p>482.03340559413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0.013215643798862">
                <text:p>-0.013215643798862</text:p>
              </table:table-cell>
              <table:table-cell office:value-type="float" office:value="474.466615695587">
                <text:p>474.46661569558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0.0134797793993431">
                <text:p>-0.0134797793993431</text:p>
              </table:table-cell>
              <table:table-cell office:value-type="float" office:value="467.048096665159">
                <text:p>467.04809666515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0.0137482189056675">
                <text:p>-0.0137482189056675</text:p>
              </table:table-cell>
              <table:table-cell office:value-type="float" office:value="459.774427203962">
                <text:p>459.77442720396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14021015279517">
                <text:p>-0.014021015279517</text:p>
              </table:table-cell>
              <table:table-cell office:value-type="float" office:value="452.642276071791">
                <text:p>452.64227607179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0.0142982218931441">
                <text:p>-0.0142982218931441</text:p>
              </table:table-cell>
              <table:table-cell office:value-type="float" office:value="445.648399438225">
                <text:p>445.64839943822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0.0145798925300694">
                <text:p>-0.0145798925300694</text:p>
              </table:table-cell>
              <table:table-cell office:value-type="float" office:value="438.789638319529">
                <text:p>438.78963831952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0.0148660813857437">
                <text:p>-0.0148660813857437</text:p>
              </table:table-cell>
              <table:table-cell office:value-type="float" office:value="432.062916098306">
                <text:p>432.06291609830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0.0151568430681827">
                <text:p>-0.0151568430681827</text:p>
              </table:table-cell>
              <table:table-cell office:value-type="float" office:value="425.465236122987">
                <text:p>425.46523612298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0.015452232598614">
                <text:p>-0.015452232598614</text:p>
              </table:table-cell>
              <table:table-cell office:value-type="float" office:value="418.993679384385">
                <text:p>418.99367938438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0.0157523054120801">
                <text:p>-0.0157523054120801</text:p>
              </table:table-cell>
              <table:table-cell office:value-type="float" office:value="412.645402266592">
                <text:p>412.64540226659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0.0160571173580499">
                <text:p>-0.0160571173580499</text:p>
              </table:table-cell>
              <table:table-cell office:value-type="float" office:value="406.417634369643">
                <text:p>406.41763436964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0.0163667247009819">
                <text:p>-0.0163667247009819</text:p>
              </table:table-cell>
              <table:table-cell office:value-type="float" office:value="400.307676401449">
                <text:p>400.30767640144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0.0166811841209123">
                <text:p>-0.0166811841209123</text:p>
              </table:table-cell>
              <table:table-cell office:value-type="float" office:value="394.3128981366">
                <text:p>394.312898136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0170005527139827">
                <text:p>-0.0170005527139827</text:p>
              </table:table-cell>
              <table:table-cell office:value-type="float" office:value="388.430736439718">
                <text:p>388.43073643971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0.0173248879929908">
                <text:p>-0.0173248879929908</text:p>
              </table:table-cell>
              <table:table-cell office:value-type="float" office:value="382.658693351159">
                <text:p>382.65869335115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0.017654247887897">
                <text:p>-0.017654247887897</text:p>
              </table:table-cell>
              <table:table-cell office:value-type="float" office:value="376.99433423289">
                <text:p>376.9943342328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017988690746328">
                <text:p>-0.017988690746328</text:p>
              </table:table-cell>
              <table:table-cell office:value-type="float" office:value="371.435285972504">
                <text:p>371.43528597250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0.0183282753340678">
                <text:p>-0.0183282753340678</text:p>
              </table:table-cell>
              <table:table-cell office:value-type="float" office:value="365.979235243381">
                <text:p>365.97923524338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0.0186730608355119">
                <text:p>-0.0186730608355119</text:p>
              </table:table-cell>
              <table:table-cell office:value-type="float" office:value="360.623926819075">
                <text:p>360.62392681907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190231068541363">
                <text:p>-0.0190231068541363</text:p>
              </table:table-cell>
              <table:table-cell office:value-type="float" office:value="355.36716194009">
                <text:p>355.3671619400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193784734129224">
                <text:p>-0.0193784734129224</text:p>
              </table:table-cell>
              <table:table-cell office:value-type="float" office:value="350.206796731275">
                <text:p>350.20679673127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.0197392209547841">
                <text:p>-0.0197392209547841</text:p>
              </table:table-cell>
              <table:table-cell office:value-type="float" office:value="345.140740668117">
                <text:p>345.14074066811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0.0201054103429699">
                <text:p>-0.0201054103429699</text:p>
              </table:table-cell>
              <table:table-cell office:value-type="float" office:value="340.166955090297">
                <text:p>340.166955090297</text:p>
              </table:table-cell>
              <table:table-cell office:value-type="float" office:value="2200">
                <text:p>2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fill-image draw:name="ChartBitmap_20_1" draw:display-name="ChartBitmap 1" xlink:href="Pictures/100000000000005E0000005E5FBDFD39DF1AB59D.png" xlink:type="simple" xlink:show="embed" xlink:actuate="onLoad"/>
    <draw:stroke-dash draw:name="Dashed_20__28_var_29__20_2" draw:display-name="Dashed (var) 2" draw:style="rect" draw:dots1="1" draw:dots1-length="0.02cm" draw:dots2="1" draw:dots2-length="0.02cm" draw:distance="0.02cm"/>
  </office:styles>
</office:document-styles>
</file>